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face style:name="Arial1" svg:font-family="Arial" style:font-family-generic="swiss"/>
    <style:font-face style:name="Times New Roman1" svg:font-family="'Times New Roman'" style:font-family-generic="roman" style:font-pitch="variable"/>
    <style:font-face style:name="Arial" svg:font-family="Arial" style:font-family-generic="swiss" style:font-pitch="variable"/>
    <style:font-face style:name="Lucidasans1" svg:font-family="Lucidasans"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166cm"/>
    </style:style>
    <style:style style:name="co3" style:family="table-column">
      <style:table-column-properties fo:break-before="auto" style:column-width="1.614cm"/>
    </style:style>
    <style:style style:name="co4" style:family="table-column">
      <style:table-column-properties fo:break-before="auto" style:column-width="5.001cm"/>
    </style:style>
    <style:style style:name="co5" style:family="table-column">
      <style:table-column-properties fo:break-before="auto" style:column-width="7.999cm"/>
    </style:style>
    <style:style style:name="ro1" style:family="table-row">
      <style:table-row-properties style:row-height="0.453cm" fo:break-before="auto" style:use-optimal-row-height="true"/>
    </style:style>
    <style:style style:name="ro2" style:family="table-row">
      <style:table-row-properties style:row-height="0.788cm" fo:break-before="auto" style:use-optimal-row-height="true"/>
    </style:style>
    <style:style style:name="ro3" style:family="table-row">
      <style:table-row-properties style:row-height="1.157cm" fo:break-before="auto" style:use-optimal-row-height="true"/>
    </style:style>
    <style:style style:name="ro4" style:family="table-row">
      <style:table-row-properties style:row-height="1.526cm" fo:break-before="auto" style:use-optimal-row-height="true"/>
    </style:style>
    <style:style style:name="ro5" style:family="table-row">
      <style:table-row-properties style:row-height="1.894cm" fo:break-before="auto" style:use-optimal-row-height="true"/>
    </style:style>
    <style:style style:name="ro6" style:family="table-row">
      <style:table-row-properties style:row-height="2.263cm" fo:break-before="auto" style:use-optimal-row-height="true"/>
    </style:style>
    <style:style style:name="ro7" style:family="table-row">
      <style:table-row-properties style:row-height="10.266cm" fo:break-before="auto" style:use-optimal-row-height="true"/>
    </style:style>
    <style:style style:name="ro8" style:family="table-row">
      <style:table-row-properties style:row-height="2.632cm" fo:break-before="auto" style:use-optimal-row-height="true"/>
    </style:style>
    <style:style style:name="ro9" style:family="table-row">
      <style:table-row-properties style:row-height="5.212cm" fo:break-before="auto" style:use-optimal-row-height="true"/>
    </style:style>
    <style:style style:name="ro10" style:family="table-row">
      <style:table-row-properties style:row-height="6.318cm" fo:break-before="auto" style:use-optimal-row-height="true"/>
    </style:style>
    <style:style style:name="ro11" style:family="table-row">
      <style:table-row-properties style:row-height="3.369cm" fo:break-before="auto" style:use-optimal-row-height="true"/>
    </style:style>
    <style:style style:name="ro12" style:family="table-row">
      <style:table-row-properties style:row-height="5.581cm" fo:break-before="auto" style:use-optimal-row-height="true"/>
    </style:style>
    <style:style style:name="ro13" style:family="table-row">
      <style:table-row-properties style:row-height="4.844cm" fo:break-before="auto" style:use-optimal-row-height="true"/>
    </style:style>
    <style:style style:name="ro14" style:family="table-row">
      <style:table-row-properties style:row-height="8.16cm" fo:break-before="auto" style:use-optimal-row-height="true"/>
    </style:style>
    <style:style style:name="ro15" style:family="table-row">
      <style:table-row-properties style:row-height="3cm" fo:break-before="auto" style:use-optimal-row-height="true"/>
    </style:style>
    <style:style style:name="ro16" style:family="table-row">
      <style:table-row-properties style:row-height="3.738cm" fo:break-before="auto" style:use-optimal-row-height="true"/>
    </style:style>
    <style:style style:name="ro17" style:family="table-row">
      <style:table-row-properties style:row-height="12.188cm" fo:break-before="auto" style:use-optimal-row-height="true"/>
    </style:style>
    <style:style style:name="ro18" style:family="table-row">
      <style:table-row-properties style:row-height="14.4cm" fo:break-before="auto" style:use-optimal-row-height="true"/>
    </style:style>
    <style:style style:name="ro19" style:family="table-row">
      <style:table-row-properties style:row-height="11.109cm" fo:break-before="auto" style:use-optimal-row-height="true"/>
    </style:style>
    <style:style style:name="ro20" style:family="table-row">
      <style:table-row-properties style:row-height="23.246cm" fo:break-before="auto" style:use-optimal-row-height="true"/>
    </style:style>
    <style:style style:name="ro21" style:family="table-row">
      <style:table-row-properties style:row-height="22.35cm" fo:break-before="auto" style:use-optimal-row-height="true"/>
    </style:style>
    <style:style style:name="ro22" style:family="table-row">
      <style:table-row-properties style:row-height="7.422cm" fo:break-before="auto" style:use-optimal-row-height="true"/>
    </style:style>
    <style:style style:name="ro23" style:family="table-row">
      <style:table-row-properties style:row-height="27.3cm" fo:break-before="auto" style:use-optimal-row-height="true"/>
    </style:style>
    <style:style style:name="ro24" style:family="table-row">
      <style:table-row-properties style:row-height="21.403cm" fo:break-before="auto" style:use-optimal-row-height="true"/>
    </style:style>
    <style:style style:name="ro25" style:family="table-row">
      <style:table-row-properties style:row-height="22.509cm" fo:break-before="auto" style:use-optimal-row-height="true"/>
    </style:style>
    <style:style style:name="ro26" style:family="table-row">
      <style:table-row-properties style:row-height="16.611cm" fo:break-before="auto" style:use-optimal-row-height="true"/>
    </style:style>
    <style:style style:name="ro27" style:family="table-row">
      <style:table-row-properties style:row-height="7.054cm" fo:break-before="auto" style:use-optimal-row-height="true"/>
    </style:style>
    <style:style style:name="ro28" style:family="table-row">
      <style:table-row-properties style:row-height="10.74cm" fo:break-before="auto" style:use-optimal-row-height="true"/>
    </style:style>
    <style:style style:name="ro29" style:family="table-row">
      <style:table-row-properties style:row-height="26.931cm" fo:break-before="auto" style:use-optimal-row-height="true"/>
    </style:style>
    <style:style style:name="ro30" style:family="table-row">
      <style:table-row-properties style:row-height="21.034cm" fo:break-before="auto" style:use-optimal-row-height="true"/>
    </style:style>
    <style:style style:name="ro31" style:family="table-row">
      <style:table-row-properties style:row-height="15.138cm" fo:break-before="auto" style:use-optimal-row-height="true"/>
    </style:style>
    <style:style style:name="ro32" style:family="table-row">
      <style:table-row-properties style:row-height="8.897cm" fo:break-before="auto" style:use-optimal-row-height="true"/>
    </style:style>
    <style:style style:name="ro33" style:family="table-row">
      <style:table-row-properties style:row-height="5.95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0">
      <style:table-cell-properties style:text-align-source="fix" style:repeat-content="false" fo:wrap-option="wrap" style:vertical-align="top"/>
      <style:paragraph-properties fo:text-align="justify" fo:margin-left="0cm"/>
      <style:text-properties style:font-name="Arial" fo:font-size="8pt" fo:font-weight="bold" style:font-size-asian="8pt" style:font-weight-asian="bold" style:font-size-complex="8pt" style:font-weight-complex="bold"/>
    </style:style>
    <style:style style:name="ce2" style:family="table-cell" style:parent-style-name="Default" style:data-style-name="N0">
      <style:table-cell-properties style:text-align-source="fix" style:repeat-content="false" fo:wrap-option="wrap" style:vertical-align="top"/>
      <style:paragraph-properties fo:text-align="justify"/>
      <style:text-properties style:font-name="Arial" fo:font-size="8pt" style:font-size-asian="8pt" style:font-size-complex="8pt"/>
    </style:style>
    <style:style style:name="ce3" style:family="table-cell" style:parent-style-name="Default" style:data-style-name="N100">
      <style:table-cell-properties style:text-align-source="fix" style:repeat-content="false" fo:wrap-option="wrap" style:vertical-align="top"/>
      <style:paragraph-properties fo:text-align="justify"/>
      <style:text-properties style:font-name="Arial" fo:font-size="8pt" style:font-size-asian="8pt" style:font-size-complex="8pt"/>
    </style:style>
    <style:style style:name="ce4" style:family="table-cell" style:parent-style-name="Default" style:data-style-name="N100">
      <style:table-cell-properties style:text-align-source="fix" style:repeat-content="false" fo:wrap-option="wrap" style:vertical-align="top"/>
      <style:paragraph-properties fo:text-align="justify" fo:margin-left="0cm"/>
      <style:text-properties style:font-name="Arial" fo:font-size="8pt" fo:font-weight="bold" style:font-size-asian="8pt" style:font-weight-asian="bold" style:font-size-complex="8pt" style:font-weight-complex="bold"/>
    </style:style>
    <style:style style:name="ce5" style:family="table-cell" style:parent-style-name="Default">
      <style:table-cell-properties style:text-align-source="fix" style:repeat-content="false" fo:wrap-option="wrap" style:vertical-align="top"/>
      <style:paragraph-properties fo:text-align="justify"/>
      <style:text-properties style:font-name="Arial" fo:font-size="8pt" style:font-size-asian="8pt" style:font-size-complex="8pt"/>
    </style:style>
    <style:style style:name="ce6" style:family="table-cell" style:parent-style-name="Default" style:data-style-name="N100">
      <style:table-cell-properties style:text-align-source="fix" style:repeat-content="false" fo:wrap-option="wrap" style:vertical-align="top"/>
      <style:paragraph-properties fo:text-align="center" fo:margin-left="0cm"/>
      <style:text-properties style:font-name="Arial" fo:font-size="8pt" fo:font-weight="bold" style:font-size-asian="8pt" style:font-weight-asian="bold" style:font-size-complex="8pt" style:font-weight-complex="bold"/>
    </style:style>
    <style:style style:name="ce7" style:family="table-cell" style:parent-style-name="Default" style:data-style-name="N100">
      <style:table-cell-properties style:text-align-source="fix" style:repeat-content="false" fo:wrap-option="wrap" style:vertical-align="top"/>
      <style:paragraph-properties fo:text-align="center" fo:margin-left="0cm"/>
      <style:text-properties style:font-name="Arial" fo:font-size="8pt" style:font-size-asian="8pt" style:font-size-complex="8pt"/>
    </style:style>
    <style:style style:name="ce8" style:family="table-cell" style:parent-style-name="Default">
      <style:table-cell-properties style:text-align-source="fix" style:repeat-content="false" fo:wrap-option="wrap" style:vertical-align="top"/>
      <style:paragraph-properties fo:text-align="center" fo:margin-left="0cm"/>
      <style:text-properties style:font-name="Arial" fo:font-size="8pt" style:font-size-asian="8pt" style:font-size-complex="8pt"/>
    </style:style>
    <style:style style:name="ce9"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justify"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n" fo:country="GB" fo:font-style="normal" fo:text-shadow="none" style:text-underline-style="none" fo:font-weight="normal" style:text-underline-mode="continuous" style:text-overline-mode="continuous" style:text-line-through-mode="continuous" style:font-name-asian="Arial" style:font-size-asian="8pt" style:language-asian="en" style:country-asian="GB"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11"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s" fo:country="ES" fo:font-style="normal" fo:text-shadow="none" style:text-underline-style="none" fo:font-weight="normal" style:text-underline-mode="continuous" style:text-overline-mode="continuous" style:text-line-through-mode="continuous" style:font-name-asian="Arial" style:font-size-asian="8pt" style:language-asian="en" style:country-asian="GB"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12"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n" fo:country="GB" fo:font-style="normal" fo:text-shadow="none" style:text-underline-style="none" fo:font-weight="normal"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13"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s" fo:country="CO" fo:font-style="normal" fo:text-shadow="none" style:text-underline-style="none" fo:font-weight="normal"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14" style:family="table-cell" style:parent-style-name="Default">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n" fo:country="GB" fo:font-style="normal" fo:text-shadow="none" style:text-underline-style="none" fo:font-weight="normal" style:text-underline-mode="continuous" style:text-overline-mode="continuous" style:text-line-through-mode="continuous" style:font-name-asian="Arial" style:font-size-asian="8pt" style:language-asian="en" style:country-asian="GB"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15" style:family="table-cell" style:parent-style-name="Default">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s" fo:country="CO" fo:font-style="normal" fo:text-shadow="none" style:text-underline-style="none" fo:font-weight="normal" style:text-underline-mode="continuous" style:text-overline-mode="continuous" style:text-line-through-mode="continuous" style:font-name-asian="Arial2" style:font-size-asian="8pt" style:language-asian="zxx" style:country-asian="none" style:font-style-asian="normal" style:font-weight-asian="normal" style:font-name-complex="Lucidasans" style:font-size-complex="8pt" style:language-complex="zxx" style:country-complex="none" style:font-style-complex="normal" style:font-weight-complex="normal" style:text-emphasize="none" style:font-relief="none"/>
    </style:style>
    <style:style style:name="ce16" style:family="table-cell" style:parent-style-name="Default" style:data-style-name="N100">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s" fo:country="CO" fo:font-style="normal" fo:text-shadow="none" style:text-underline-style="none" fo:font-weight="normal" style:text-underline-mode="continuous" style:text-overline-mode="continuous" style:text-line-through-mode="continuous" style:font-name-asian="Arial" style:font-size-asian="8pt" style:language-asian="zxx" style:country-asian="none" style:font-style-asian="normal" style:font-weight-asian="normal" style:font-name-complex="Times New Roman1" style:font-size-complex="8pt" style:language-complex="en" style:country-complex="US" style:font-style-complex="normal" style:font-weight-complex="normal" style:text-emphasize="none" style:font-relief="none"/>
    </style:style>
    <style:style style:name="ce17"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font-style="normal" fo:text-shadow="none" style:text-underline-style="none" fo:font-weight="normal"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18"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1" fo:font-size="8pt" fo:font-style="normal" fo:text-shadow="none" style:text-underline-style="none" fo:font-weight="normal"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19" style:family="table-cell" style:parent-style-name="Default" style:data-style-name="N100">
      <style:table-cell-properties style:text-align-source="fix" style:repeat-content="false" fo:wrap-option="wrap" style:vertical-align="top"/>
      <style:paragraph-properties fo:text-align="justify"/>
      <style:text-properties style:font-name="Arial" fo:font-size="8pt" style:font-name-asian="Arial" style:font-size-asian="8pt" style:font-name-complex="Lucidasans1" style:font-size-complex="8pt" style:language-complex="en" style:country-complex="US"/>
    </style:style>
    <style:style style:name="ce20" style:family="table-cell" style:parent-style-name="Default">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s" fo:country="CO" fo:font-style="normal" fo:text-shadow="none" style:text-underline-style="none" fo:font-weight="normal"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21" style:family="table-cell" style:parent-style-name="Default">
      <style:table-cell-properties style:text-align-source="fix" style:repeat-content="false" fo:wrap-option="wrap" style:vertical-align="top"/>
      <style:paragraph-properties fo:text-align="justify"/>
      <style:text-properties fo:color="#000000"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Times New Roman" style:font-size-asian="8pt" style:language-asian="es" style:country-asian="ES" style:font-style-asian="normal" style:font-weight-asian="normal" style:font-name-complex="Times New Roman" style:font-size-complex="8pt" style:language-complex="en" style:country-complex="US" style:font-style-complex="normal" style:font-weight-complex="normal" style:text-emphasize="none" style:font-relief="none"/>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justify" fo:margin-left="0cm" style:writing-mode="page"/>
      <style:text-properties fo:color="#000000" style:text-outline="false" style:text-line-through-style="none" style:font-name="Arial"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justify"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justify" fo:margin-left="0cm" style:writing-mode="page"/>
      <style:text-properties fo:color="#000000" style:text-outline="false" style:text-line-through-style="none" style:font-name="Arial"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25"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justify"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26" style:family="table-cell" style:parent-style-name="Default" style:data-style-name="N100">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s" fo:country="PE" fo:font-style="normal" fo:text-shadow="none" style:text-underline-style="none" fo:font-weight="normal"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27" style:family="table-cell" style:parent-style-name="Default">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s" fo:country="CO" fo:font-style="normal" fo:text-shadow="none" style:text-underline-style="none" fo:font-weight="normal" style:text-underline-mode="continuous" style:text-overline-mode="continuous" style:text-line-through-mode="continuous" style:font-name-asian="Times New Roman1" style:font-size-asian="8pt" style:language-asian="zxx" style:country-asian="none" style:font-style-asian="normal" style:font-weight-asian="normal" style:font-name-complex="Times New Roman1" style:font-size-complex="8pt" style:language-complex="en" style:country-complex="US" style:font-style-complex="normal" style:font-weight-complex="normal" style:text-emphasize="none" style:font-relief="none"/>
    </style:style>
    <style:style style:name="ce28" style:family="table-cell" style:parent-style-name="Default" style:data-style-name="N100">
      <style:table-cell-properties style:text-align-source="fix" style:repeat-content="false" fo:wrap-option="wrap" style:vertical-align="top"/>
      <style:paragraph-properties fo:text-align="justify"/>
      <style:text-properties style:font-name="Arial" fo:font-size="8pt" fo:language="en" fo:country="US" style:font-size-asian="8pt" style:language-asian="en" style:country-asian="US" style:font-size-complex="8pt" style:language-complex="en" style:country-complex="US"/>
    </style:style>
    <style:style style:name="ce29" style:family="table-cell" style:parent-style-name="Default" style:data-style-name="N100">
      <style:table-cell-properties style:text-align-source="fix" style:repeat-content="false" fo:wrap-option="wrap" style:vertical-align="top"/>
      <style:paragraph-properties fo:text-align="justify"/>
      <style:text-properties style:font-name="Arial" fo:font-size="8pt" fo:language="en" fo:country="US" style:font-name-asian="Times New Roman1" style:font-size-asian="8pt" style:language-asian="en" style:country-asian="US" style:font-size-complex="8pt" style:language-complex="en" style:country-complex="US"/>
    </style:style>
    <style:style style:name="ce30" style:family="table-cell" style:parent-style-name="Default">
      <style:table-cell-properties style:text-align-source="fix" style:repeat-content="false" fo:wrap-option="wrap" style:vertical-align="top"/>
      <style:paragraph-properties fo:text-align="justify"/>
      <style:text-properties style:text-outline="false" style:text-line-through-style="none" style:font-name="Arial" fo:font-size="8pt" fo:text-shadow="none" style:text-underline-style="none" style:text-underline-mode="continuous" style:text-overline-mode="continuous" style:text-line-through-mode="continuous" style:font-size-asian="8pt" style:font-style-asian="normal" style:font-weight-asian="normal" style:font-size-complex="8pt" style:language-complex="en" style:country-complex="US" style:font-style-complex="normal" style:text-emphasize="none" style:font-relief="none"/>
    </style:style>
    <style:style style:name="ce31" style:family="table-cell" style:parent-style-name="Default">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s" fo:country="CO" fo:font-style="normal" fo:text-shadow="none" style:text-underline-style="none" fo:font-weight="normal" style:text-underline-mode="continuous" style:text-overline-mode="continuous" style:text-line-through-mode="continuous" style:font-name-asian="Arial" style:font-size-asian="8pt" style:language-asian="zxx" style:country-asian="none" style:font-style-asian="normal" style:font-weight-asian="normal" style:font-name-complex="Times New Roman1" style:font-size-complex="8pt" style:language-complex="en" style:country-complex="US" style:font-style-complex="normal" style:font-weight-complex="normal" style:text-emphasize="none" style:font-relief="none"/>
    </style:style>
    <style:style style:name="ce32" style:family="table-cell" style:parent-style-name="Default">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n" fo:country="GB" fo:font-style="normal" fo:text-shadow="none" style:text-underline-style="none" fo:font-weight="normal"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33" style:family="table-cell" style:parent-style-name="Default">
      <style:table-cell-properties style:text-align-source="fix" style:repeat-content="false" fo:wrap-option="wrap" fo:border="none" style:vertical-align="top"/>
      <style:paragraph-properties fo:text-align="justify"/>
      <style:text-properties style:text-outline="false" style:text-line-through-style="none" style:font-name="Arial1" fo:font-size="8pt" fo:text-shadow="none" style:text-underline-style="none" style:text-underline-mode="continuous" style:text-overline-mode="continuous" style:text-line-through-mode="continuous" style:font-name-asian="Arial" style:font-size-asian="8pt"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34"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n" fo:country="GB" fo:text-shadow="none" style:text-underline-style="none"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35"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n" fo:country="GB" fo:text-shadow="none" style:text-underline-style="none" fo:font-weight="normal"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weight-complex="normal" style:text-emphasize="none" style:font-relief="none"/>
    </style:style>
    <style:style style:name="ce36"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1" fo:font-size="8pt" fo:language="en" fo:country="GB" fo:font-style="normal" fo:text-shadow="none" style:text-underline-style="none"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text-emphasize="none" style:font-relief="none"/>
    </style:style>
    <style:style style:name="ce37"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n" fo:country="GB" fo:font-style="normal" fo:text-shadow="none" style:text-underline-style="none"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text-emphasize="none" style:font-relief="none"/>
    </style:style>
    <style:style style:name="ce38" style:family="table-cell" style:parent-style-name="Default">
      <style:table-cell-properties style:text-align-source="fix" style:repeat-content="false" fo:wrap-option="wrap" style:vertical-align="top"/>
      <style:paragraph-properties fo:text-align="justify"/>
      <style:text-properties style:text-outline="false" style:text-line-through-style="none" style:font-name="Arial" fo:font-size="8pt" fo:text-shadow="none" style:text-underline-style="none" style:text-underline-mode="continuous" style:text-overline-mode="continuous" style:text-line-through-mode="continuous" style:font-size-asian="8pt" style:font-style-asian="normal" style:font-weight-asian="normal" style:font-size-complex="8pt" style:language-complex="en" style:country-complex="US" style:font-style-complex="normal" style:font-weight-complex="normal" style:text-emphasize="none" style:font-relief="none"/>
    </style:style>
    <style:style style:name="ce39" style:family="table-cell" style:parent-style-name="Default">
      <style:table-cell-properties style:text-align-source="fix" style:repeat-content="false" fo:wrap-option="wrap" fo:border="none" style:vertical-align="top"/>
      <style:paragraph-properties fo:text-align="justify"/>
      <style:text-properties style:text-outline="false" style:text-line-through-style="none" style:font-name="Arial" fo:font-size="8pt" fo:text-shadow="none" style:text-underline-style="none" style:text-underline-mode="continuous" style:text-overline-mode="continuous" style:text-line-through-mode="continuous" style:font-size-asian="8pt" style:font-style-asian="normal" style:font-weight-asian="normal" style:font-size-complex="8pt" style:language-complex="en" style:country-complex="US" style:font-style-complex="normal" style:font-weight-complex="normal" style:text-emphasize="none" style:font-relief="none"/>
    </style:style>
    <style:style style:name="ce40"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font-style="normal" fo:text-shadow="none" style:text-underline-style="none"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text-emphasize="none" style:font-relief="none"/>
    </style:style>
    <style:style style:name="ce41"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n" fo:country="GB" fo:font-style="normal" fo:text-shadow="none" style:text-underline-style="none" fo:font-weight="normal" style:text-underline-mode="continuous" style:text-overline-mode="continuous" style:text-line-through-mode="continuous" style:font-name-asian="Arial" style:font-size-asian="8pt"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42" style:family="table-cell" style:parent-style-name="Default" style:data-style-name="N100">
      <style:table-cell-properties style:text-align-source="fix" style:repeat-content="false"/>
      <style:paragraph-properties fo:text-align="center" fo:margin-left="0cm"/>
      <style:text-properties style:font-name="Arial" fo:font-size="8pt" fo:font-weight="bold" style:font-size-asian="8pt" style:font-weight-asian="bold" style:font-size-complex="8pt" style:font-weight-complex="bold"/>
    </style:style>
    <style:style style:name="ce43" style:family="table-cell" style:parent-style-name="Default" style:data-style-name="N100">
      <style:text-properties style:font-name="Arial" fo:font-size="8pt" style:font-size-asian="8pt" style:font-size-complex="8pt"/>
    </style:style>
    <style:style style:name="ce44" style:family="table-cell" style:parent-style-name="Default">
      <style:table-cell-properties style:text-align-source="fix" style:repeat-content="false"/>
      <style:paragraph-properties fo:text-align="center" fo:margin-left="0cm"/>
      <style:text-properties style:font-name="Arial" fo:font-size="8pt" fo:font-weight="bold" style:font-size-asian="8pt" style:font-weight-asian="bold" style:font-size-complex="8pt" style:font-weight-complex="bold"/>
    </style:style>
    <style:style style:name="ce45" style:family="table-cell" style:parent-style-name="Default">
      <style:text-properties style:font-name="Arial" fo:font-size="8pt" style:font-size-asian="8pt" style:font-size-complex="8pt"/>
    </style:style>
    <style:style style:name="ta_extref" style:family="table">
      <style:table-properties table:display="false"/>
    </style:style>
    <style:style style:name="T1" style:family="text">
      <style:text-properties style:use-window-font-color="true" style:font-name="Arial1" fo:font-size="10pt" fo:language="es" fo:country="CO" fo:font-style="normal" fo:font-weight="normal" style:font-name-asian="Arial" style:language-asian="zxx" style:country-asian="none" style:font-name-complex="Arial1" style:font-size-complex="5.69999980926514pt"/>
    </style:style>
    <style:style style:name="T2" style:family="text">
      <style:text-properties style:use-window-font-color="true" style:font-name="Arial1" fo:font-size="10pt" fo:language="en" fo:country="GB" fo:font-style="normal" fo:font-weight="normal" style:font-name-asian="Arial" style:language-asian="zxx" style:country-asian="none" style:font-name-complex="Arial1" style:font-size-complex="5.69999980926514pt"/>
    </style:style>
    <style:style style:name="T3" style:family="text">
      <style:text-properties style:use-window-font-color="true" style:font-name="Arial1" fo:font-size="8pt" fo:language="es" fo:country="CO" fo:font-style="normal" fo:font-weight="normal" style:font-name-asian="Arial" style:font-size-asian="8pt" style:language-asian="zxx" style:country-asian="none" style:font-name-complex="Arial1" style:font-size-complex="8pt"/>
    </style:style>
    <style:style style:name="T4" style:family="text">
      <style:text-properties style:use-window-font-color="true" style:font-name="Arial1" fo:font-size="8pt" fo:language="en" fo:country="GB" fo:font-style="normal" fo:font-weight="normal" style:font-name-asian="Arial" style:font-size-asian="8pt" style:language-asian="zxx" style:country-asian="none" style:font-name-complex="Arial1" style:font-size-complex="8pt"/>
    </style:style>
    <style:style style:name="T5" style:family="text">
      <style:text-properties style:font-name="Arial" fo:font-size="8pt" style:font-name-asian="Arial" style:font-size-asian="8pt" style:font-name-complex="Lucidasans1" style:font-size-complex="8pt"/>
    </style:style>
    <style:style style:name="T6" style:family="text">
      <style:text-properties style:font-name="Arial" fo:font-size="8pt" fo:language="en" fo:country="US" style:font-size-asian="8pt" style:language-asian="en" style:country-asian="US" style:font-size-complex="8pt"/>
    </style:style>
    <style:style style:name="T7" style:family="text">
      <style:text-properties style:font-name="Arial" fo:font-size="8pt" style:font-size-asian="8pt" style:font-size-complex="8pt"/>
    </style:style>
    <style:style style:name="T8" style:family="text">
      <style:text-properties fo:color="#000000" style:text-outline="false" style:text-line-through-style="none" style:text-position="0% 100%" style:font-name="Arial"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T9" style:family="text">
      <style:text-properties fo:color="#000000"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T10"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11" style:family="text">
      <style:text-properties style:font-name="Arial" fo:font-size="8pt" fo:language="en" fo:country="US" fo:font-style="normal" fo:font-weight="normal" style:font-size-asian="8pt" style:language-asian="en" style:country-asian="US" style:font-weight-asian="normal" style:font-size-complex="8pt" style:font-weight-complex="normal"/>
    </style:style>
    <style:style style:name="T12" style:family="text">
      <style:text-properties style:font-name="Arial" fo:font-size="8pt" fo:font-weight="normal" style:font-size-asian="8pt" style:font-weight-asian="normal" style:font-size-complex="8pt" style:font-weight-complex="normal"/>
    </style:style>
    <style:style style:name="T13" style:family="text">
      <style:text-properties style:use-window-font-color="true" style:font-name="Arial1" fo:font-size="8pt" fo:language="es" fo:country="ES" fo:font-style="normal" fo:font-weight="normal" style:font-name-asian="Arial" style:font-size-asian="8pt" style:language-asian="zxx" style:country-asian="none" style:font-name-complex="Arial1" style:font-size-complex="8pt"/>
    </style:style>
    <style:style style:name="T14" style:family="text">
      <style:text-properties fo:color="#000000" style:font-name="Arial" fo:font-size="8pt" fo:language="en" fo:country="GB" fo:font-style="normal" fo:font-weight="normal" style:font-name-asian="Arial" style:font-size-asian="8pt" style:language-asian="zxx" style:country-asian="none" style:font-name-complex="Arial1" style:font-size-complex="8pt"/>
    </style:style>
    <style:style style:name="T15" style:family="text">
      <style:text-properties style:font-name="Arial" fo:font-size="8pt" fo:language="en" fo:country="GB" style:font-name-asian="Arial" style:font-size-asian="8pt" style:font-name-complex="Arial1" style:font-size-complex="8pt" style:language-complex="en" style:country-complex="US"/>
    </style:style>
    <style:style style:name="T16" style:family="text">
      <style:text-properties fo:color="#000000" style:font-name="Arial1" fo:font-size="10pt" fo:language="en" fo:country="GB" fo:font-style="normal" fo:font-weight="normal" style:font-name-asian="Arial" style:language-asian="zxx" style:country-asian="none" style:font-name-complex="Arial1" style:font-size-complex="5.69999980926514pt"/>
    </style:style>
    <style:style style:name="T17" style:family="text">
      <style:text-properties style:use-window-font-color="true" style:font-name="Arial" fo:font-size="8pt" fo:language="en" fo:country="GB" fo:font-style="normal" fo:font-weight="normal" style:font-name-asian="Arial" style:font-size-asian="8pt" style:language-asian="zxx" style:country-asian="none" style:font-name-complex="Arial1" style:font-size-complex="8pt"/>
    </style:style>
    <style:style style:name="T18" style:family="text">
      <style:text-properties style:use-window-font-color="true" style:font-name="Arial1" fo:font-size="10pt" fo:language="en" fo:country="GB" fo:font-style="normal" fo:font-weight="normal" style:font-name-asian="Arial" style:font-size-asian="10pt" style:language-asian="zxx" style:country-asian="none" style:font-name-complex="Arial1" style:font-size-complex="10pt"/>
    </style:style>
    <style:style style:name="T19" style:family="text">
      <style:text-properties style:use-window-font-color="true" style:font-name="Arial1" fo:font-size="10pt" fo:language="en" fo:country="GB" fo:font-style="italic" fo:font-weight="normal" style:font-name-asian="Arial" style:font-size-asian="10pt" style:language-asian="zxx" style:country-asian="none" style:font-name-complex="Arial1" style:font-size-complex="10pt" style:font-style-complex="italic"/>
    </style:style>
    <style:style style:name="T20" style:family="text">
      <style:text-properties style:use-window-font-color="true" style:font-name="Arial1" fo:font-size="8pt" fo:language="en" fo:country="GB" fo:font-style="normal" fo:font-weight="bold" style:font-name-asian="Arial" style:font-size-asian="8pt" style:language-asian="zxx" style:country-asian="none" style:font-name-complex="Arial1" style:font-size-complex="8pt" style:font-weight-complex="bold"/>
    </style:style>
    <style:style style:name="T21" style:family="text">
      <style:text-properties style:use-window-font-color="true" style:font-name="Arial" fo:font-size="8pt" fo:language="en" fo:country="GB" fo:font-style="italic" fo:font-weight="normal" style:font-name-asian="Arial" style:font-size-asian="8pt" style:language-asian="zxx" style:country-asian="none" style:font-name-complex="Arial1" style:font-size-complex="8pt" style:font-style-complex="italic"/>
    </style:style>
    <style:style style:name="T22" style:family="text">
      <style:text-properties style:use-window-font-color="true" style:font-name="Arial" fo:font-size="8pt" fo:language="en" fo:country="GB" fo:font-style="normal" fo:font-weight="bold" style:font-name-asian="Arial" style:font-size-asian="8pt" style:language-asian="zxx" style:country-asian="none" style:font-name-complex="Arial1" style:font-size-complex="8pt" style:font-weight-complex="bold"/>
    </style:style>
    <style:style style:name="T23" style:family="text">
      <style:text-properties style:use-window-font-color="true" style:font-name="Times New Roman1" fo:font-size="12pt" fo:language="es" fo:country="CO" fo:font-style="normal" fo:font-weight="normal" style:font-name-asian="Times New Roman1" style:language-asian="zxx" style:country-asian="none" style:font-name-complex="Times New Roman1" style:font-size-complex="6.80000019073486pt"/>
    </style:style>
    <style:style style:name="T24" style:family="text">
      <style:text-properties style:use-window-font-color="true" style:font-name="Arial1" fo:font-size="12pt" fo:language="es" fo:country="CO" fo:font-style="normal" fo:font-weight="normal" style:font-name-asian="Arial" style:language-asian="zxx" style:country-asian="none" style:font-name-complex="Arial1" style:font-size-complex="6.80000019073486pt"/>
    </style:style>
    <style:style style:name="T25" style:family="text">
      <style:text-properties style:use-window-font-color="true" style:font-name="Arial" fo:font-size="8pt" fo:language="es" fo:country="ES" fo:font-style="normal" fo:font-weight="normal" style:font-name-asian="Arial" style:font-size-asian="8pt" style:language-asian="zxx" style:country-asian="none" style:font-name-complex="Arial1" style:font-size-complex="8pt"/>
    </style:style>
    <style:style style:name="T26" style:family="text">
      <style:text-properties style:use-window-font-color="true" style:font-name="Arial" fo:font-size="8pt" fo:language="es" fo:country="CO" fo:font-style="normal" fo:font-weight="normal" style:font-name-asian="Arial" style:font-size-asian="8pt" style:language-asian="zxx" style:country-asian="none" style:font-name-complex="Arial1" style:font-size-complex="8pt"/>
    </style:style>
    <style:style style:name="T27" style:family="text">
      <style:text-properties style:use-window-font-color="true" style:font-name="Arial1" fo:font-size="10pt" fo:language="es" fo:country="CO" fo:font-style="normal" fo:font-weight="normal" style:font-name-asian="Arial" style:font-size-asian="10pt" style:language-asian="zxx" style:country-asian="none" style:font-name-complex="Arial1" style:font-size-complex="10pt"/>
    </style:style>
    <style:style style:name="T28" style:family="text">
      <style:text-properties fo:font-size="10pt" style:font-size-asian="10pt" style:font-size-complex="10pt"/>
    </style:style>
    <style:style style:name="T29" style:family="text">
      <style:text-properties style:use-window-font-color="true" style:font-name="Arial1" fo:font-size="12pt" fo:language="en" fo:country="GB" fo:font-style="normal" fo:font-weight="normal" style:font-name-asian="Arial" style:language-asian="zxx" style:country-asian="none" style:font-name-complex="Arial1" style:font-size-complex="6.80000019073486pt"/>
    </style:style>
  </office:automatic-styles>
  <office:body>
    <office:spreadsheet>
      <table:calculation-settings table:case-sensitive="false"/>
      <table:table table:name="label" table:style-name="ta1" table:print="false">
        <office:forms form:automatic-focus="false" form:apply-design-mode="false"/>
        <table:table-column table:style-name="co1" table:default-cell-style-name="ce3"/>
        <table:table-column table:style-name="co2" table:default-cell-style-name="ce3"/>
        <table:table-column table:style-name="co3" table:default-cell-style-name="ce7"/>
        <table:table-column table:style-name="co4" table:number-columns-repeated="8" table:default-cell-style-name="ce3"/>
        <table:table-column table:style-name="co5" table:number-columns-repeated="8" table:default-cell-style-name="ce3"/>
        <table:table-column table:style-name="co1" table:number-columns-repeated="235" table:default-cell-style-name="ce43"/>
        <table:table-column table:style-name="co1" table:default-cell-style-name="ce45"/>
        <table:table-row table:style-name="ro1">
          <table:table-cell table:style-name="ce1" office:value-type="string">
            <text:p>LGName</text:p>
          </table:table-cell>
          <table:table-cell table:style-name="ce4" office:value-type="string">
            <text:p>LabelName</text:p>
          </table:table-cell>
          <table:table-cell table:style-name="ce6" office:value-type="string">
            <text:p>LGOrder</text:p>
          </table:table-cell>
          <table:table-cell table:style-name="ce4" office:value-type="string">
            <text:p>DictTranslation(spa)</text:p>
          </table:table-cell>
          <table:table-cell table:style-name="ce4" office:value-type="string">
            <text:p>DictTranslation(eng)</text:p>
          </table:table-cell>
          <table:table-cell table:style-name="ce4" office:value-type="string">
            <text:p>DictTranslation(fre)</text:p>
          </table:table-cell>
          <table:table-cell table:style-name="ce4" office:value-type="string">
            <text:p>DictTranslation(por)</text:p>
          </table:table-cell>
          <table:table-cell table:style-name="ce4" office:value-type="string">
            <text:p>DictTechHelp(spa)</text:p>
          </table:table-cell>
          <table:table-cell table:style-name="ce4" office:value-type="string">
            <text:p>DictTechHelp(eng)</text:p>
          </table:table-cell>
          <table:table-cell table:style-name="ce4" office:value-type="string">
            <text:p>DictTechHelp(fre)</text:p>
          </table:table-cell>
          <table:table-cell table:style-name="ce4" office:value-type="string">
            <text:p>DictTechHelp(por)</text:p>
          </table:table-cell>
          <table:table-cell table:style-name="ce4" office:value-type="string">
            <text:p>DictBasDesc(spa)</text:p>
          </table:table-cell>
          <table:table-cell table:style-name="ce4" office:value-type="string">
            <text:p>DictBasDesc(eng)</text:p>
          </table:table-cell>
          <table:table-cell table:style-name="ce4" office:value-type="string">
            <text:p>DictBasDesc(fre)</text:p>
          </table:table-cell>
          <table:table-cell table:style-name="ce4" office:value-type="string">
            <text:p>DictBasDesc(por)</text:p>
          </table:table-cell>
          <table:table-cell table:style-name="ce4" office:value-type="string">
            <text:p>DictFullDesc(spa)</text:p>
          </table:table-cell>
          <table:table-cell table:style-name="ce4" office:value-type="string">
            <text:p>DictFullDesc(eng)</text:p>
          </table:table-cell>
          <table:table-cell table:style-name="ce4" office:value-type="string">
            <text:p>DictFullDesc(fre)</text:p>
          </table:table-cell>
          <table:table-cell table:style-name="ce4" office:value-type="string">
            <text:p>DictFullDesc(por)</text:p>
          </table:table-cell>
          <table:table-cell table:style-name="ce42" table:number-columns-repeated="235"/>
          <table:table-cell table:style-name="ce44"/>
        </table:table-row>
        <table:table-row table:style-name="ro2">
          <table:table-cell table:style-name="ce2" office:value-type="string">
            <text:p>DB</text:p>
          </table:table-cell>
          <table:table-cell office:value-type="string">
            <text:p>Region</text:p>
          </table:table-cell>
          <table:table-cell office:value-type="float" office:value="1">
            <text:p>1</text:p>
          </table:table-cell>
          <table:table-cell office:value-type="string">
            <text:p>Información</text:p>
          </table:table-cell>
          <table:table-cell office:value-type="string">
            <text:p>Information</text:p>
          </table:table-cell>
          <table:table-cell table:style-name="ce15" office:value-type="string">
            <text:p>Information</text:p>
          </table:table-cell>
          <table:table-cell table:style-name="ce5" office:value-type="string">
            <text:p>Informação</text:p>
          </table:table-cell>
          <table:table-cell table:number-columns-repeated="3" office:value-type="string">
            <text:p><text:s/></text:p>
          </table:table-cell>
          <table:table-cell table:style-name="ce5" office:value-type="string">
            <text:p><text:s/></text:p>
          </table:table-cell>
          <table:table-cell office:value-type="string">
            <text:p>Información general sobre la base de datos DesInventar a modo de introducción y divulgación.</text:p>
          </table:table-cell>
          <table:table-cell table:style-name="ce32" office:value-type="string">
            <text:p>General information about the database DesInventar with the intention of providing information about the same.</text:p>
          </table:table-cell>
          <table:table-cell table:style-name="ce32" office:value-type="string">
            <text:p>General information about the database DesInventar with the intention of providing information about the same.</text:p>
          </table:table-cell>
          <table:table-cell table:style-name="ce5" office:value-type="string">
            <text:p>Informações gerais de introdução e divulgação do banco de dados DesInventar</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RegionId</text:p>
          </table:table-cell>
          <table:table-cell office:value-type="float" office:value="2">
            <text:p>2</text:p>
          </table:table-cell>
          <table:table-cell office:value-type="string">
            <text:p>Id Base de Datos</text:p>
          </table:table-cell>
          <table:table-cell office:value-type="string">
            <text:p>Id database</text:p>
          </table:table-cell>
          <table:table-cell table:style-name="ce15" office:value-type="string">
            <text:p>Id base de données</text:p>
          </table:table-cell>
          <table:table-cell table:style-name="ce5" office:value-type="string">
            <text:p>Id Banco de Dados</text:p>
          </table:table-cell>
          <table:table-cell office:value-type="string">
            <text:p>No duplicado</text:p>
          </table:table-cell>
          <table:table-cell table:style-name="ce10" office:value-type="string">
            <text:p>No duplicates</text:p>
          </table:table-cell>
          <table:table-cell table:style-name="ce10" office:value-type="string">
            <text:p>No duplicates</text:p>
          </table:table-cell>
          <table:table-cell table:style-name="ce5" office:value-type="string">
            <text:p>Não duplicado</text:p>
          </table:table-cell>
          <table:table-cell office:value-type="string">
            <text:p>Identificador de la Base de Datos</text:p>
          </table:table-cell>
          <table:table-cell table:style-name="ce10" office:value-type="string">
            <text:p>Identifier of Database</text:p>
          </table:table-cell>
          <table:table-cell table:style-name="ce10" office:value-type="string">
            <text:p>Identifier of Database</text:p>
          </table:table-cell>
          <table:table-cell table:style-name="ce5" office:value-type="string">
            <text:p>Identificador d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RegionLabel</text:p>
          </table:table-cell>
          <table:table-cell office:value-type="float" office:value="3">
            <text:p>3</text:p>
          </table:table-cell>
          <table:table-cell office:value-type="string">
            <text:p>Base de Datos</text:p>
          </table:table-cell>
          <table:table-cell office:value-type="string">
            <text:p>Database</text:p>
          </table:table-cell>
          <table:table-cell table:style-name="ce15" office:value-type="string">
            <text:p>Base de données</text:p>
          </table:table-cell>
          <table:table-cell table:style-name="ce5" office:value-type="string">
            <text:p>Banco de Dados</text:p>
          </table:table-cell>
          <table:table-cell office:value-type="string">
            <text:p>Nombre</text:p>
          </table:table-cell>
          <table:table-cell table:style-name="ce10" office:value-type="string">
            <text:p>Name of the database</text:p>
          </table:table-cell>
          <table:table-cell table:style-name="ce10" office:value-type="string">
            <text:p>Name of the database</text:p>
          </table:table-cell>
          <table:table-cell table:style-name="ce5" office:value-type="string">
            <text:p>Nome</text:p>
          </table:table-cell>
          <table:table-cell office:value-type="string">
            <text:p>Etiqueta o nombre para la base de datos</text:p>
          </table:table-cell>
          <table:table-cell table:style-name="ce10" office:value-type="string">
            <text:p>Label or name of the database</text:p>
          </table:table-cell>
          <table:table-cell table:style-name="ce10" office:value-type="string">
            <text:p>Label or name of the database</text:p>
          </table:table-cell>
          <table:table-cell table:style-name="ce5" office:value-type="string">
            <text:p>Rótulo ou nome d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LangIsoCode</text:p>
          </table:table-cell>
          <table:table-cell office:value-type="string">
            <text:p>4</text:p>
          </table:table-cell>
          <table:table-cell office:value-type="string">
            <text:p>Idioma</text:p>
          </table:table-cell>
          <table:table-cell office:value-type="string">
            <text:p>Language</text:p>
          </table:table-cell>
          <table:table-cell table:style-name="ce15" office:value-type="string">
            <text:p>Langue</text:p>
          </table:table-cell>
          <table:table-cell table:style-name="ce5" office:value-type="string">
            <text:p>Idioma</text:p>
          </table:table-cell>
          <table:table-cell office:value-type="string">
            <text:p>Seleccione un elemento de la lista</text:p>
          </table:table-cell>
          <table:table-cell table:style-name="ce10" office:value-type="string">
            <text:p>Select an item from the list</text:p>
          </table:table-cell>
          <table:table-cell table:style-name="ce10" office:value-type="string">
            <text:p>Select an item from the list</text:p>
          </table:table-cell>
          <table:table-cell table:style-name="ce5" office:value-type="string">
            <text:p>Selecione um elemento da lista</text:p>
          </table:table-cell>
          <table:table-cell office:value-type="string">
            <text:p>Lenguaje por defecto en el que se registra la información</text:p>
          </table:table-cell>
          <table:table-cell table:style-name="ce10" office:value-type="string">
            <text:p>Default language in which to enter information into the database.</text:p>
          </table:table-cell>
          <table:table-cell table:style-name="ce10" office:value-type="string">
            <text:p>Default language in which to enter information into the database.</text:p>
          </table:table-cell>
          <table:table-cell table:style-name="ce5" office:value-type="string">
            <text:p>Idioma de origem em que se registra a informaç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CountryIso</text:p>
          </table:table-cell>
          <table:table-cell office:value-type="string">
            <text:p>5</text:p>
          </table:table-cell>
          <table:table-cell office:value-type="string">
            <text:p>País</text:p>
          </table:table-cell>
          <table:table-cell office:value-type="string">
            <text:p>Country</text:p>
          </table:table-cell>
          <table:table-cell table:style-name="ce15" office:value-type="string">
            <text:p>Country*</text:p>
          </table:table-cell>
          <table:table-cell table:style-name="ce5" office:value-type="string">
            <text:p>Country*</text:p>
          </table:table-cell>
          <table:table-cell office:value-type="string">
            <text:p>Seleccione el pais</text:p>
          </table:table-cell>
          <table:table-cell table:style-name="ce10" office:value-type="string">
            <text:p>Select a country</text:p>
          </table:table-cell>
          <table:table-cell table:style-name="ce10" office:value-type="string">
            <text:p>Select a country*</text:p>
          </table:table-cell>
          <table:table-cell table:style-name="ce10" office:value-type="string">
            <text:p>Select a country*</text:p>
          </table:table-cell>
          <table:table-cell table:number-columns-repeated="7"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RegionOrder</text:p>
          </table:table-cell>
          <table:table-cell office:value-type="string">
            <text:p>6</text:p>
          </table:table-cell>
          <table:table-cell office:value-type="string">
            <text:p>Orden</text:p>
          </table:table-cell>
          <table:table-cell office:value-type="string">
            <text:p>Order</text:p>
          </table:table-cell>
          <table:table-cell table:number-columns-repeated="2" office:value-type="string">
            <text:p>Order*</text:p>
          </table:table-cell>
          <table:table-cell office:value-type="string">
            <text:p>Orden en el pais</text:p>
          </table:table-cell>
          <table:table-cell table:style-name="ce10" office:value-type="string">
            <text:p>Order in country</text:p>
          </table:table-cell>
          <table:table-cell table:style-name="ce10" office:value-type="string">
            <text:p>Order in country*</text:p>
          </table:table-cell>
          <table:table-cell table:style-name="ce10" office:value-type="string">
            <text:p>Order in country*</text:p>
          </table:table-cell>
          <table:table-cell table:number-columns-repeated="7"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RegionStatus</text:p>
          </table:table-cell>
          <table:table-cell office:value-type="string">
            <text:p>7</text:p>
          </table:table-cell>
          <table:table-cell office:value-type="string">
            <text:p>Estado</text:p>
          </table:table-cell>
          <table:table-cell office:value-type="string">
            <text:p>Status</text:p>
          </table:table-cell>
          <table:table-cell table:number-columns-repeated="2" office:value-type="string">
            <text:p>Status*</text:p>
          </table:table-cell>
          <table:table-cell office:value-type="string">
            <text:p>Estado</text:p>
          </table:table-cell>
          <table:table-cell table:style-name="ce10" office:value-type="string">
            <text:p>Mark a status</text:p>
          </table:table-cell>
          <table:table-cell table:style-name="ce10" office:value-type="string">
            <text:p>Mark a status*</text:p>
          </table:table-cell>
          <table:table-cell table:style-name="ce10" office:value-type="string">
            <text:p>Mark a status*</text:p>
          </table:table-cell>
          <table:table-cell table:number-columns-repeated="7"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RegionLastUpdate</text:p>
          </table:table-cell>
          <table:table-cell office:value-type="string">
            <text:p>8</text:p>
          </table:table-cell>
          <table:table-cell office:value-type="string">
            <text:p>Ultima revisión</text:p>
          </table:table-cell>
          <table:table-cell table:style-name="ce10" office:value-type="string">
            <text:p>Last revised</text:p>
          </table:table-cell>
          <table:table-cell table:style-name="ce15" office:value-type="string">
            <text:p>Dernière révision</text:p>
          </table:table-cell>
          <table:table-cell table:style-name="ce5" office:value-type="string">
            <text:p>Última revisão</text:p>
          </table:table-cell>
          <table:table-cell office:value-type="string">
            <text:p>XXXXX</text:p>
          </table:table-cell>
          <table:table-cell table:style-name="ce10" office:value-type="string">
            <text:p>Date of the last revision of the database.</text:p>
          </table:table-cell>
          <table:table-cell table:style-name="ce10" office:value-type="string">
            <text:p>Date of the last revision of the database.</text:p>
          </table:table-cell>
          <table:table-cell table:style-name="ce5" office:value-type="string">
            <text:p>XXXXX</text:p>
          </table:table-cell>
          <table:table-cell office:value-type="string">
            <text:p>Ultima fecha en la cual se modificó la información base de la Región</text:p>
          </table:table-cell>
          <table:table-cell table:style-name="ce10" office:value-type="string">
            <text:p>Date on which the basic information of the Region was last modified.</text:p>
          </table:table-cell>
          <table:table-cell table:style-name="ce10" office:value-type="string">
            <text:p>Date on which the basic information of the Region was last modified.</text:p>
          </table:table-cell>
          <table:table-cell table:style-name="ce5" office:value-type="string">
            <text:p>Última data de modificação das informações da Regi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InfoCredits</text:p>
          </table:table-cell>
          <table:table-cell office:value-type="string">
            <text:p>9</text:p>
          </table:table-cell>
          <table:table-cell office:value-type="string">
            <text:p>Créditos</text:p>
          </table:table-cell>
          <table:table-cell office:value-type="string">
            <text:p>Credits</text:p>
          </table:table-cell>
          <table:table-cell table:style-name="ce15" office:value-type="string">
            <text:p>Credits*</text:p>
          </table:table-cell>
          <table:table-cell table:style-name="ce15" office:value-type="string">
            <text:p>Créditos</text:p>
          </table:table-cell>
          <table:table-cell/>
          <table:table-cell table:style-name="ce10" table:number-columns-repeated="2"/>
          <table:table-cell table:style-name="ce5"/>
          <table:table-cell table:style-name="ce19"/>
          <table:table-cell table:style-name="ce10" table:number-columns-repeated="2"/>
          <table:table-cell table:style-name="ce5"/>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InfoGeneral</text:p>
          </table:table-cell>
          <table:table-cell office:value-type="string">
            <text:p>10</text:p>
          </table:table-cell>
          <table:table-cell office:value-type="string">
            <text:p>Generalidades</text:p>
          </table:table-cell>
          <table:table-cell office:value-type="string">
            <text:p>General Information</text:p>
          </table:table-cell>
          <table:table-cell office:value-type="string">
            <text:p>General Information*</text:p>
          </table:table-cell>
          <table:table-cell table:style-name="ce5" office:value-type="string">
            <text:p>Generalidades</text:p>
          </table:table-cell>
          <table:table-cell office:value-type="string">
            <text:p>Texto o palabras claves</text:p>
          </table:table-cell>
          <table:table-cell table:style-name="ce10" office:value-type="string">
            <text:p>Text or key words</text:p>
          </table:table-cell>
          <table:table-cell table:style-name="ce10" office:value-type="string">
            <text:p>Text or key words</text:p>
          </table:table-cell>
          <table:table-cell table:style-name="ce5" office:value-type="string">
            <text:p>Texto ou palavras-chave</text:p>
          </table:table-cell>
          <table:table-cell table:style-name="ce19" office:value-type="string">
            <text:p><text:span text:style-name="T5">Información general sobre la base de datos, que debe </text:span><text:span text:style-name="T5">contener:\n-</text:span><text:span text:style-name="T6">Periodo\n-Número de reportes\n-Fuentes de </text:span><text:span text:style-name="T6">información\n-Sinopsis (análisis general)</text:span></text:p>
          </table:table-cell>
          <table:table-cell table:style-name="ce10" office:value-type="string">
            <text:p>General information about the database, which should contain: \n-Period\n-Number of reports\n-Sources of information\n-General description of database.</text:p>
          </table:table-cell>
          <table:table-cell table:style-name="ce10" office:value-type="string">
            <text:p>General information about the database, which should contain: \n-Period\n-Number of reports\n-Sources of information\n-General description of database.</text:p>
          </table:table-cell>
          <table:table-cell table:style-name="ce5" office:value-type="string">
            <text:p>Informação geral sobre o banco de dados, que deve conter:\n-Período\n-Número de ocorrências\n-Fontes de informação\n-Sinopses (análise geral)</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InfoSources</text:p>
          </table:table-cell>
          <table:table-cell office:value-type="string">
            <text:p>11</text:p>
          </table:table-cell>
          <table:table-cell office:value-type="string">
            <text:p>Fuentes </text:p>
          </table:table-cell>
          <table:table-cell office:value-type="string">
            <text:p>Sources</text:p>
          </table:table-cell>
          <table:table-cell office:value-type="string">
            <text:p>Sources*</text:p>
          </table:table-cell>
          <table:table-cell office:value-type="string">
            <text:p>Fontes de informação</text:p>
          </table:table-cell>
          <table:table-cell table:number-columns-repeated="4" office:value-type="string">
            <text:p><text:s/></text:p>
          </table:table-cell>
          <table:table-cell office:value-type="string">
            <text:p>Lista de fuentes de información utilizadas para obtener los datos registrados en la Ficha.</text:p>
          </table:table-cell>
          <table:table-cell table:number-columns-repeated="7" office:value-type="string">
            <text:p><text:s/></text:p>
          </table:table-cell>
          <table:table-cell table:number-columns-repeated="236"/>
        </table:table-row>
        <table:table-row table:style-name="ro1">
          <table:table-cell table:style-name="ce2" office:value-type="string">
            <text:p>DB</text:p>
          </table:table-cell>
          <table:table-cell office:value-type="string">
            <text:p>InfoSynopsis</text:p>
          </table:table-cell>
          <table:table-cell office:value-type="string">
            <text:p>12</text:p>
          </table:table-cell>
          <table:table-cell office:value-type="string">
            <text:p>Sinopsis</text:p>
          </table:table-cell>
          <table:table-cell office:value-type="string">
            <text:p>Synopsis</text:p>
          </table:table-cell>
          <table:table-cell office:value-type="string">
            <text:p>Synopsis*</text:p>
          </table:table-cell>
          <table:table-cell office:value-type="string">
            <text:p>Sinopse</text:p>
          </table:table-cell>
          <table:table-cell table:number-columns-repeated="4" office:value-type="string">
            <text:p><text:s/></text:p>
          </table:table-cell>
          <table:table-cell office:value-type="string">
            <text:p>Descripción corta de la base de datos</text:p>
          </table:table-cell>
          <table:table-cell table:number-columns-repeated="7" office:value-type="string">
            <text:p><text:s/></text:p>
          </table:table-cell>
          <table:table-cell table:number-columns-repeated="236"/>
        </table:table-row>
        <table:table-row table:style-name="ro1">
          <table:table-cell table:style-name="ce2" office:value-type="string">
            <text:p>DB</text:p>
          </table:table-cell>
          <table:table-cell office:value-type="string">
            <text:p>InfoObservation</text:p>
          </table:table-cell>
          <table:table-cell office:value-type="string">
            <text:p>13</text:p>
          </table:table-cell>
          <table:table-cell office:value-type="string">
            <text:p>Observaciones</text:p>
          </table:table-cell>
          <table:table-cell office:value-type="string">
            <text:p>Observations</text:p>
          </table:table-cell>
          <table:table-cell office:value-type="string">
            <text:p>Observations*</text:p>
          </table:table-cell>
          <table:table-cell office:value-type="string">
            <text:p>Observações</text:p>
          </table:table-cell>
          <table:table-cell table:number-columns-repeated="4" office:value-type="string">
            <text:p><text:s/></text:p>
          </table:table-cell>
          <table:table-cell office:value-type="string">
            <text:p>Observaciones generales</text:p>
          </table:table-cell>
          <table:table-cell table:number-columns-repeated="7" office:value-type="string">
            <text:p><text:s/></text:p>
          </table:table-cell>
          <table:table-cell table:number-columns-repeated="236"/>
        </table:table-row>
        <table:table-row table:style-name="ro1">
          <table:table-cell table:style-name="ce2" office:value-type="string">
            <text:p>DB</text:p>
          </table:table-cell>
          <table:table-cell office:value-type="string">
            <text:p>InfoGeography</text:p>
          </table:table-cell>
          <table:table-cell office:value-type="string">
            <text:p>14</text:p>
          </table:table-cell>
          <table:table-cell office:value-type="string">
            <text:p>Geografía</text:p>
          </table:table-cell>
          <table:table-cell office:value-type="string">
            <text:p>Geography</text:p>
          </table:table-cell>
          <table:table-cell office:value-type="string">
            <text:p>Geography*</text:p>
          </table:table-cell>
          <table:table-cell office:value-type="string">
            <text:p>Geografia</text:p>
          </table:table-cell>
          <table:table-cell table:number-columns-repeated="4" office:value-type="string">
            <text:p><text:s/></text:p>
          </table:table-cell>
          <table:table-cell office:value-type="string">
            <text:p>Información sobre la geografía utilizada</text:p>
          </table:table-cell>
          <table:table-cell table:number-columns-repeated="7" office:value-type="string">
            <text:p><text:s/></text:p>
          </table:table-cell>
          <table:table-cell table:number-columns-repeated="236"/>
        </table:table-row>
        <table:table-row table:style-name="ro1">
          <table:table-cell table:style-name="ce2" office:value-type="string">
            <text:p>DB</text:p>
          </table:table-cell>
          <table:table-cell office:value-type="string">
            <text:p>InfoCartography</text:p>
          </table:table-cell>
          <table:table-cell office:value-type="string">
            <text:p>15</text:p>
          </table:table-cell>
          <table:table-cell office:value-type="string">
            <text:p>Cartografía</text:p>
          </table:table-cell>
          <table:table-cell office:value-type="string">
            <text:p>Carthography</text:p>
          </table:table-cell>
          <table:table-cell office:value-type="string">
            <text:p>Carthography*</text:p>
          </table:table-cell>
          <table:table-cell office:value-type="string">
            <text:p>Cartografia</text:p>
          </table:table-cell>
          <table:table-cell table:number-columns-repeated="4" office:value-type="string">
            <text:p><text:s/></text:p>
          </table:table-cell>
          <table:table-cell office:value-type="string">
            <text:p>Información sobre el sitio donde se obtuvo la cartografía</text:p>
          </table:table-cell>
          <table:table-cell table:number-columns-repeated="7" office:value-type="string">
            <text:p><text:s/></text:p>
          </table:table-cell>
          <table:table-cell table:number-columns-repeated="236"/>
        </table:table-row>
        <table:table-row table:style-name="ro1">
          <table:table-cell table:style-name="ce2" office:value-type="string">
            <text:p>DB</text:p>
          </table:table-cell>
          <table:table-cell office:value-type="string">
            <text:p>InfoAdminURL</text:p>
          </table:table-cell>
          <table:table-cell office:value-type="string">
            <text:p>16</text:p>
          </table:table-cell>
          <table:table-cell office:value-type="string">
            <text:p>Enlace</text:p>
          </table:table-cell>
          <table:table-cell office:value-type="string">
            <text:p>Link</text:p>
          </table:table-cell>
          <table:table-cell office:value-type="string">
            <text:p>Link*</text:p>
          </table:table-cell>
          <table:table-cell office:value-type="string">
            <text:p>Link</text:p>
          </table:table-cell>
          <table:table-cell table:number-columns-repeated="4" office:value-type="string">
            <text:p><text:s/></text:p>
          </table:table-cell>
          <table:table-cell office:value-type="string">
            <text:p>Información adicional sobre esta base</text:p>
          </table:table-cell>
          <table:table-cell table:number-columns-repeated="7" office:value-type="string">
            <text:p><text:s/></text:p>
          </table:table-cell>
          <table:table-cell table:number-columns-repeated="236"/>
        </table:table-row>
        <table:table-row table:style-name="ro2">
          <table:table-cell table:style-name="ce2" office:value-type="string">
            <text:p>DB</text:p>
          </table:table-cell>
          <table:table-cell office:value-type="string">
            <text:p>RegionLastUpdate</text:p>
          </table:table-cell>
          <table:table-cell office:value-type="float" office:value="7">
            <text:p>7</text:p>
          </table:table-cell>
          <table:table-cell office:value-type="string">
            <text:p>Ultima revisión</text:p>
          </table:table-cell>
          <table:table-cell table:style-name="ce10" office:value-type="string">
            <text:p>Last revised</text:p>
          </table:table-cell>
          <table:table-cell table:style-name="ce15" office:value-type="string">
            <text:p>Dernière révision</text:p>
          </table:table-cell>
          <table:table-cell table:style-name="ce5" office:value-type="string">
            <text:p>Última revisão</text:p>
          </table:table-cell>
          <table:table-cell office:value-type="string">
            <text:p>XXXXX</text:p>
          </table:table-cell>
          <table:table-cell table:style-name="ce10" office:value-type="string">
            <text:p>Date of the last revision of the database.</text:p>
          </table:table-cell>
          <table:table-cell table:style-name="ce10" office:value-type="string">
            <text:p>Date of the last revision of the database.</text:p>
          </table:table-cell>
          <table:table-cell table:style-name="ce5" office:value-type="string">
            <text:p>XXXXX</text:p>
          </table:table-cell>
          <table:table-cell office:value-type="string">
            <text:p>Ultima fecha en la cual se modificó la información base de la Región</text:p>
          </table:table-cell>
          <table:table-cell table:style-name="ce10" office:value-type="string">
            <text:p>Date on which the basic information of the Region was last modified.</text:p>
          </table:table-cell>
          <table:table-cell table:style-name="ce10" office:value-type="string">
            <text:p>Date on which the basic information of the Region was last modified.</text:p>
          </table:table-cell>
          <table:table-cell table:style-name="ce5" office:value-type="string">
            <text:p>Última data de modificação das informações da Regi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PeriodBeginDate</text:p>
          </table:table-cell>
          <table:table-cell office:value-type="float" office:value="8">
            <text:p>8</text:p>
          </table:table-cell>
          <table:table-cell office:value-type="string">
            <text:p>Fecha inicial</text:p>
          </table:table-cell>
          <table:table-cell table:style-name="ce10" office:value-type="string">
            <text:p>Start date</text:p>
          </table:table-cell>
          <table:table-cell table:style-name="ce15" office:value-type="string">
            <text:p>Date de début</text:p>
          </table:table-cell>
          <table:table-cell table:style-name="ce5" office:value-type="string">
            <text:p>Data inicial</text:p>
          </table:table-cell>
          <table:table-cell office:value-type="string">
            <text:p>Escriba una fecha en formato AAAA-MM-DD</text:p>
          </table:table-cell>
          <table:table-cell table:style-name="ce10" office:value-type="string">
            <text:p>Input date in YYYY-MM-DD format</text:p>
          </table:table-cell>
          <table:table-cell table:style-name="ce10" office:value-type="string">
            <text:p>Input date in YYYY-MM-DD format</text:p>
          </table:table-cell>
          <table:table-cell table:style-name="ce5" office:value-type="string">
            <text:p>Escreva uma data em formato AAAA-MM-DD</text:p>
          </table:table-cell>
          <table:table-cell office:value-type="string">
            <text:p>Fecha límite inferior a partir de la cual se iniciará el registro de datos.</text:p>
          </table:table-cell>
          <table:table-cell table:number-columns-repeated="2" office:value-type="string">
            <text:p><text:s/></text:p>
          </table:table-cell>
          <table:table-cell table:style-name="ce5" office:value-type="string">
            <text:p>Data inicial a partir da qual se iniciam os registros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PeriodEndDate</text:p>
          </table:table-cell>
          <table:table-cell office:value-type="float" office:value="9">
            <text:p>9</text:p>
          </table:table-cell>
          <table:table-cell office:value-type="string">
            <text:p>Fecha final</text:p>
          </table:table-cell>
          <table:table-cell table:style-name="ce10" office:value-type="string">
            <text:p>End date</text:p>
          </table:table-cell>
          <table:table-cell table:style-name="ce15" office:value-type="string">
            <text:p>Date de fin</text:p>
          </table:table-cell>
          <table:table-cell table:style-name="ce5" office:value-type="string">
            <text:p>Data final</text:p>
          </table:table-cell>
          <table:table-cell office:value-type="string">
            <text:p>Escriba una fecha en formato AAAA-MM-DD</text:p>
          </table:table-cell>
          <table:table-cell table:style-name="ce10" office:value-type="string">
            <text:p>Input date in YYYY-MM-DD format</text:p>
          </table:table-cell>
          <table:table-cell table:style-name="ce10" office:value-type="string">
            <text:p>Input date in YYYY-MM-DD format</text:p>
          </table:table-cell>
          <table:table-cell table:style-name="ce5" office:value-type="string">
            <text:p>Escreva uma data em formato AAAA-MM-DD</text:p>
          </table:table-cell>
          <table:table-cell office:value-type="string">
            <text:p>Fecha límite superior en la cual se finalizará el registro de datos.</text:p>
          </table:table-cell>
          <table:table-cell table:style-name="ce10" office:value-type="string">
            <text:p><text:s/></text:p>
          </table:table-cell>
          <table:table-cell table:style-name="ce10" office:value-type="string">
            <text:p><text:s/></text:p>
          </table:table-cell>
          <table:table-cell table:style-name="ce5" office:value-type="string">
            <text:p>Data final na qual se encerram os registros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OptionAdminEMail</text:p>
          </table:table-cell>
          <table:table-cell office:value-type="float" office:value="10">
            <text:p>10</text:p>
          </table:table-cell>
          <table:table-cell office:value-type="string">
            <text:p>Administrador</text:p>
          </table:table-cell>
          <table:table-cell table:style-name="ce10" office:value-type="string">
            <text:p>Administrator</text:p>
          </table:table-cell>
          <table:table-cell table:style-name="ce15" office:value-type="string">
            <text:p>Administrateur</text:p>
          </table:table-cell>
          <table:table-cell table:style-name="ce5" office:value-type="string">
            <text:p>Administrador</text:p>
          </table:table-cell>
          <table:table-cell office:value-type="string">
            <text:p>XXXXX</text:p>
          </table:table-cell>
          <table:table-cell table:style-name="ce10" office:value-type="string">
            <text:p>Email address</text:p>
          </table:table-cell>
          <table:table-cell table:style-name="ce10" office:value-type="string">
            <text:p>Email address</text:p>
          </table:table-cell>
          <table:table-cell table:style-name="ce5" office:value-type="string">
            <text:p>XXXXX</text:p>
          </table:table-cell>
          <table:table-cell office:value-type="string">
            <text:p>Correo electrónico del administrador de esta Base</text:p>
          </table:table-cell>
          <table:table-cell table:style-name="ce10" office:value-type="string">
            <text:p>Email address of the administrator of the Database</text:p>
          </table:table-cell>
          <table:table-cell table:style-name="ce10" office:value-type="string">
            <text:p>Email address of the administrator of the Database</text:p>
          </table:table-cell>
          <table:table-cell table:style-name="ce5" office:value-type="string">
            <text:p>E-mail do administrador d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OptionOutOfRange</text:p>
          </table:table-cell>
          <table:table-cell office:value-type="float" office:value="11">
            <text:p>11</text:p>
          </table:table-cell>
          <table:table-cell office:value-type="string">
            <text:p>¿Restringir?</text:p>
          </table:table-cell>
          <table:table-cell table:style-name="ce10" office:value-type="string">
            <text:p>Restricted?</text:p>
          </table:table-cell>
          <table:table-cell table:style-name="ce15" office:value-type="string">
            <text:p>Restreint?</text:p>
          </table:table-cell>
          <table:table-cell table:style-name="ce5" office:value-type="string">
            <text:p>Restringir?</text:p>
          </table:table-cell>
          <table:table-cell office:value-type="string">
            <text:p>Marque o desmarque esta opción</text:p>
          </table:table-cell>
          <table:table-cell table:style-name="ce10" office:value-type="string">
            <text:p>Select or deselect this option</text:p>
          </table:table-cell>
          <table:table-cell table:style-name="ce10" office:value-type="string">
            <text:p>Select or deselect this option</text:p>
          </table:table-cell>
          <table:table-cell table:style-name="ce5" office:value-type="string">
            <text:p>Marque ou desmarque esta opção</text:p>
          </table:table-cell>
          <table:table-cell table:style-name="ce20" office:value-type="string">
            <text:p>Esta opción le permite limitar las fechas de inicio y fin de la base de datos.</text:p>
          </table:table-cell>
          <table:table-cell table:style-name="ce10" office:value-type="string">
            <text:p>This option enables limitation of the start and end dates of the database.</text:p>
          </table:table-cell>
          <table:table-cell table:style-name="ce10" office:value-type="string">
            <text:p>This option enables limitation of the start and end dates of the database.</text:p>
          </table:table-cell>
          <table:table-cell table:style-name="ce5" office:value-type="string">
            <text:p>Esta opção permite limitar as datas de início e encerramento d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OptionLanguageList</text:p>
          </table:table-cell>
          <table:table-cell office:value-type="float" office:value="11">
            <text:p>11</text:p>
          </table:table-cell>
          <table:table-cell office:value-type="string">
            <text:p>Otros lenguajes</text:p>
          </table:table-cell>
          <table:table-cell table:style-name="ce10" office:value-type="string">
            <text:p>Other languages</text:p>
          </table:table-cell>
          <table:table-cell table:style-name="ce10" office:value-type="string">
            <text:p>Other languages*</text:p>
          </table:table-cell>
          <table:table-cell table:style-name="ce10" office:value-type="string">
            <text:p>Outros idiomas</text:p>
          </table:table-cell>
          <table:table-cell table:number-columns-repeated="4" office:value-type="string">
            <text:p><text:s/></text:p>
          </table:table-cell>
          <table:table-cell table:style-name="ce20" office:value-type="string">
            <text:p>Otros lenguajes utilizados en esta base de datos</text:p>
          </table:table-cell>
          <table:table-cell table:style-name="ce10" office:value-type="string">
            <text:p>Other languages used in this database</text:p>
          </table:table-cell>
          <table:table-cell table:style-name="ce10" office:value-type="string">
            <text:p>Other languages used in this database*</text:p>
          </table:table-cell>
          <table:table-cell table:style-name="ce10" office:value-type="string">
            <text:p>Other languages used in this database*</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GeoLimitMinX</text:p>
          </table:table-cell>
          <table:table-cell office:value-type="float" office:value="12">
            <text:p>12</text:p>
          </table:table-cell>
          <table:table-cell office:value-type="string">
            <text:p>LongMin</text:p>
          </table:table-cell>
          <table:table-cell table:style-name="ce10" office:value-type="string">
            <text:p>MinLong</text:p>
          </table:table-cell>
          <table:table-cell table:style-name="ce15" office:value-type="string">
            <text:p>MinLong</text:p>
          </table:table-cell>
          <table:table-cell table:style-name="ce5" office:value-type="string">
            <text:p>LongMin</text:p>
          </table:table-cell>
          <table:table-cell office:value-type="string">
            <text:p>Grados decimales</text:p>
          </table:table-cell>
          <table:table-cell table:style-name="ce10" office:value-type="string">
            <text:p>Decimal degrees</text:p>
          </table:table-cell>
          <table:table-cell table:style-name="ce10" office:value-type="string">
            <text:p>Decimal degrees</text:p>
          </table:table-cell>
          <table:table-cell table:style-name="ce5" office:value-type="string">
            <text:p>Graus decimais</text:p>
          </table:table-cell>
          <table:table-cell table:style-name="ce21" office:value-type="string">
            <text:p>Mínima coordenada de longitud (izquierda) de la región geográfica. Utilice como referencia el sistema WGS84. </text:p>
          </table:table-cell>
          <table:table-cell table:style-name="ce10" office:value-type="string">
            <text:p>Minimum longitude coordinates (left) of the geographic region. Use as reference the system WGS84.</text:p>
          </table:table-cell>
          <table:table-cell table:style-name="ce10" office:value-type="string">
            <text:p>Minimum longitude coordinates (left) of the geographic region. Use as reference the system WGS84.</text:p>
          </table:table-cell>
          <table:table-cell table:style-name="ce5" office:value-type="string">
            <text:p>Mínima coordenada de longitude (esquerda) da região geográfica. Utilize o sistema WGS84 como referênci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GeoLimitMinY</text:p>
          </table:table-cell>
          <table:table-cell office:value-type="float" office:value="13">
            <text:p>13</text:p>
          </table:table-cell>
          <table:table-cell office:value-type="string">
            <text:p>LatMin</text:p>
          </table:table-cell>
          <table:table-cell table:style-name="ce10" office:value-type="string">
            <text:p>MinLat</text:p>
          </table:table-cell>
          <table:table-cell table:style-name="ce15" office:value-type="string">
            <text:p>MinLat</text:p>
          </table:table-cell>
          <table:table-cell table:style-name="ce5" office:value-type="string">
            <text:p>LatMin</text:p>
          </table:table-cell>
          <table:table-cell office:value-type="string">
            <text:p>Grados decimales</text:p>
          </table:table-cell>
          <table:table-cell table:style-name="ce10" office:value-type="string">
            <text:p>Decimal degrees</text:p>
          </table:table-cell>
          <table:table-cell table:style-name="ce10" office:value-type="string">
            <text:p>Decimal degrees</text:p>
          </table:table-cell>
          <table:table-cell table:style-name="ce5" office:value-type="string">
            <text:p>Graus decimais</text:p>
          </table:table-cell>
          <table:table-cell table:style-name="ce21" office:value-type="string">
            <text:p>Mínima coordenada de latitud (inferior) de la región geográfica. Utilice como referencia el sistema WGS84. </text:p>
          </table:table-cell>
          <table:table-cell table:style-name="ce10" office:value-type="string">
            <text:p>Minimum latitude coordinates (bottom) of the geographic region. Use as reference the system WGS84.</text:p>
          </table:table-cell>
          <table:table-cell table:style-name="ce10" office:value-type="string">
            <text:p>Minimum latitude coordinates (bottom) of the geographic region. Use as reference the system WGS84.</text:p>
          </table:table-cell>
          <table:table-cell table:style-name="ce5" office:value-type="string">
            <text:p>Mínima coordenada de latitude (inferior) da região geográfica. Utilize o sistema WGS84 como referênci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GeoLimitMaxX</text:p>
          </table:table-cell>
          <table:table-cell office:value-type="float" office:value="14">
            <text:p>14</text:p>
          </table:table-cell>
          <table:table-cell office:value-type="string">
            <text:p>LongMax</text:p>
          </table:table-cell>
          <table:table-cell table:style-name="ce10" office:value-type="string">
            <text:p>MaxLong</text:p>
          </table:table-cell>
          <table:table-cell table:style-name="ce15" office:value-type="string">
            <text:p>MaxLong</text:p>
          </table:table-cell>
          <table:table-cell table:style-name="ce5" office:value-type="string">
            <text:p>LongMax</text:p>
          </table:table-cell>
          <table:table-cell office:value-type="string">
            <text:p>Grados decimales</text:p>
          </table:table-cell>
          <table:table-cell table:style-name="ce10" office:value-type="string">
            <text:p>Decimal degrees</text:p>
          </table:table-cell>
          <table:table-cell table:style-name="ce10" office:value-type="string">
            <text:p>Decimal degrees</text:p>
          </table:table-cell>
          <table:table-cell table:style-name="ce5" office:value-type="string">
            <text:p>Graus decimais</text:p>
          </table:table-cell>
          <table:table-cell table:style-name="ce21" office:value-type="string">
            <text:p>Maxima coordenada de longitud (derecha) de la región geográfica. Utilice como referencia el sistema WGS84. </text:p>
          </table:table-cell>
          <table:table-cell table:style-name="ce10" office:value-type="string">
            <text:p>Maximum longitude coordinates (right) of the geographic region. Use as reference the system WGS84.</text:p>
          </table:table-cell>
          <table:table-cell table:style-name="ce10" office:value-type="string">
            <text:p>Maximum longitude coordinates (right) of the geographic region. Use as reference the system WGS84.</text:p>
          </table:table-cell>
          <table:table-cell table:style-name="ce5" office:value-type="string">
            <text:p>Máxima coordenada de longitude (direita) da região geográfica. Utilize o sistema WGS84 como referênci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GeoLimitMaxY</text:p>
          </table:table-cell>
          <table:table-cell office:value-type="float" office:value="15">
            <text:p>15</text:p>
          </table:table-cell>
          <table:table-cell office:value-type="string">
            <text:p>LatMax</text:p>
          </table:table-cell>
          <table:table-cell table:style-name="ce10" office:value-type="string">
            <text:p>MaxLat</text:p>
          </table:table-cell>
          <table:table-cell table:style-name="ce15" office:value-type="string">
            <text:p>MaxLat</text:p>
          </table:table-cell>
          <table:table-cell table:style-name="ce5" office:value-type="string">
            <text:p>LatMax</text:p>
          </table:table-cell>
          <table:table-cell office:value-type="string">
            <text:p>Grados decimales</text:p>
          </table:table-cell>
          <table:table-cell table:style-name="ce10" office:value-type="string">
            <text:p>Decimal degrees</text:p>
          </table:table-cell>
          <table:table-cell table:style-name="ce10" office:value-type="string">
            <text:p>Decimal degrees</text:p>
          </table:table-cell>
          <table:table-cell table:style-name="ce5" office:value-type="string">
            <text:p>Graus decimais</text:p>
          </table:table-cell>
          <table:table-cell table:style-name="ce21" office:value-type="string">
            <text:p>Máxima coordenada de latitud (superior) de la región geográfica. Utilice como referencia el sistema WGS84. </text:p>
          </table:table-cell>
          <table:table-cell table:style-name="ce10" office:value-type="string">
            <text:p>Maximum latitude coordinates (top) of the geographic region. Use as reference the system WGS84.</text:p>
          </table:table-cell>
          <table:table-cell table:style-name="ce10" office:value-type="string">
            <text:p>Maximum latitude coordinates (top) of the geographic region. Use as reference the system WGS84.</text:p>
          </table:table-cell>
          <table:table-cell table:style-name="ce5" office:value-type="string">
            <text:p>Máxima coordenada de latitude (superior) da região geográfica. Utilize o sistema WGS84 como referênci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Permissions</text:p>
          </table:table-cell>
          <table:table-cell office:value-type="float" office:value="16">
            <text:p>16</text:p>
          </table:table-cell>
          <table:table-cell office:value-type="string">
            <text:p>Roles</text:p>
          </table:table-cell>
          <table:table-cell table:style-name="ce10" office:value-type="string">
            <text:p>Authorization</text:p>
          </table:table-cell>
          <table:table-cell table:style-name="ce15" office:value-type="string">
            <text:p>Autorisation</text:p>
          </table:table-cell>
          <table:table-cell table:style-name="ce5" office:value-type="string">
            <text:p>Perfil de usuário</text:p>
          </table:table-cell>
          <table:table-cell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table:style-name="ce20" office:value-type="string">
            <text:p>Los roles determinan el acceso y el papel de los usuarios en la base de datos. Aquí puede adicionar o editar los roles para esta base de datos.</text:p>
          </table:table-cell>
          <table:table-cell table:style-name="ce12" office:value-type="string">
            <text:p>Authorization determines the access and role that the users of the database will have. Authorization may be added or edited here.</text:p>
          </table:table-cell>
          <table:table-cell table:style-name="ce12" office:value-type="string">
            <text:p>Authorization determines the access and role that the users of the database will have. Authorization may be added or edited here.</text:p>
          </table:table-cell>
          <table:table-cell table:style-name="ce5" office:value-type="string">
            <text:p>Os perfis determinam o acesso e a função dos usuários no banco de dados. Neste campo é possível adicionar ou editar os perfis para 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UserName</text:p>
          </table:table-cell>
          <table:table-cell office:value-type="float" office:value="17">
            <text:p>17</text:p>
          </table:table-cell>
          <table:table-cell office:value-type="string">
            <text:p>Usuarios</text:p>
          </table:table-cell>
          <table:table-cell table:style-name="ce10" office:value-type="string">
            <text:p>Users</text:p>
          </table:table-cell>
          <table:table-cell table:style-name="ce15" office:value-type="string">
            <text:p>Les utilisateurs</text:p>
          </table:table-cell>
          <table:table-cell table:style-name="ce5" office:value-type="string">
            <text:p>Usuários</text:p>
          </table:table-cell>
          <table:table-cell table:style-name="ce16" office:value-type="string">
            <text:p>Seleccione un elemento de la lista</text:p>
          </table:table-cell>
          <table:table-cell table:style-name="ce10" office:value-type="string">
            <text:p>Select an item from the list</text:p>
          </table:table-cell>
          <table:table-cell table:style-name="ce10" office:value-type="string">
            <text:p>Select an item from the list</text:p>
          </table:table-cell>
          <table:table-cell table:style-name="ce5" office:value-type="string">
            <text:p>Selecione um elemento da lista</text:p>
          </table:table-cell>
          <table:table-cell table:style-name="ce20" office:value-type="string">
            <text:p>Nombre de las personas que tienen algún rol en la base de datos.</text:p>
          </table:table-cell>
          <table:table-cell table:style-name="ce10" office:value-type="string">
            <text:p>Names of the people who have some role in the database.</text:p>
          </table:table-cell>
          <table:table-cell table:style-name="ce10" office:value-type="string">
            <text:p>Names of the people who have some role in the database.</text:p>
          </table:table-cell>
          <table:table-cell table:style-name="ce5" office:value-type="string">
            <text:p>Nome dos usuários que possuem cadastro n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Role</text:p>
          </table:table-cell>
          <table:table-cell office:value-type="float" office:value="18">
            <text:p>18</text:p>
          </table:table-cell>
          <table:table-cell office:value-type="string">
            <text:p>Permisos</text:p>
          </table:table-cell>
          <table:table-cell table:style-name="ce10" office:value-type="string">
            <text:p>Roles</text:p>
          </table:table-cell>
          <table:table-cell table:style-name="ce15" office:value-type="string">
            <text:p>Rôles</text:p>
          </table:table-cell>
          <table:table-cell table:style-name="ce5" office:value-type="string">
            <text:p>Permissões</text:p>
          </table:table-cell>
          <table:table-cell table:style-name="ce16" office:value-type="string">
            <text:p>Seleccione un elemento de la lista</text:p>
          </table:table-cell>
          <table:table-cell table:style-name="ce10" office:value-type="string">
            <text:p>Select an item from the list</text:p>
          </table:table-cell>
          <table:table-cell table:style-name="ce10" office:value-type="string">
            <text:p>Select an item from the list</text:p>
          </table:table-cell>
          <table:table-cell table:style-name="ce5" office:value-type="string">
            <text:p>Selecione um elemento da lista</text:p>
          </table:table-cell>
          <table:table-cell table:style-name="ce16" office:value-type="string">
            <text:p>Determinan el nivel de acceso de un usuario según 4 roles:\n- Alimentador\n- Observador\n- Supervisor\n- Administrador</text:p>
          </table:table-cell>
          <table:table-cell table:style-name="ce12" office:value-type="string">
            <text:p>Determines the level of access of a user, according to 4 roles: \n-Feeder\n-Observer\n-Supervisor\n-Administrator</text:p>
          </table:table-cell>
          <table:table-cell table:style-name="ce12" office:value-type="string">
            <text:p>Determines the level of access of a user, according to 4 roles: \n-Feeder\n-Observer\n-Supervisor\n-Administrator</text:p>
          </table:table-cell>
          <table:table-cell table:style-name="ce5" office:value-type="string">
            <text:p>Determinam o nível de acesso de um usuário de acordo com quatro perfis:\n-Atualizador\n-Visualizador\n-Supervisor\n-Administrador</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RoleAdmin</text:p>
          </table:table-cell>
          <table:table-cell office:value-type="float" office:value="19">
            <text:p>19</text:p>
          </table:table-cell>
          <table:table-cell office:value-type="string">
            <text:p>Administrador</text:p>
          </table:table-cell>
          <table:table-cell table:style-name="ce10" office:value-type="string">
            <text:p>Administrator</text:p>
          </table:table-cell>
          <table:table-cell table:style-name="ce15" office:value-type="string">
            <text:p>Administrateur</text:p>
          </table:table-cell>
          <table:table-cell table:style-name="ce5" office:value-type="string">
            <text:p>Administrador</text:p>
          </table:table-cell>
          <table:table-cell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table:style-name="ce20" office:value-type="string">
            <text:p>Tiene acceso a la configuración de la estructura de la base de datos y a las fichas. Puede asignar roles, asignar descripciones de la base de datos, bitácoras, editar listados de eventos, causas y geografía.</text:p>
          </table:table-cell>
          <table:table-cell table:style-name="ce10" office:value-type="string">
            <text:p>The Administrator has access to the structural configuration of the database and the records. He/she may assign roles, assign descriptions in the database logs, edit lists of events, causes and geography.</text:p>
          </table:table-cell>
          <table:table-cell table:style-name="ce10" office:value-type="string">
            <text:p>The Administrator has access to the structural configuration of the database and the records. He/she may assign roles, assign descriptions in the database logs, edit lists of events, causes and geography.</text:p>
          </table:table-cell>
          <table:table-cell table:style-name="ce5" office:value-type="string">
            <text:p>Possui acesso à configuração da estrutura do banco de dados e aos formulários. Pode criar perfis, criar descrições no banco de dados, relatórios, editar listas, causas e localização de event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RoleObserver</text:p>
          </table:table-cell>
          <table:table-cell office:value-type="float" office:value="20">
            <text:p>20</text:p>
          </table:table-cell>
          <table:table-cell office:value-type="string">
            <text:p>Observador</text:p>
          </table:table-cell>
          <table:table-cell table:style-name="ce10" office:value-type="string">
            <text:p>Observer</text:p>
          </table:table-cell>
          <table:table-cell table:style-name="ce15" office:value-type="string">
            <text:p>Observateur</text:p>
          </table:table-cell>
          <table:table-cell table:style-name="ce5" office:value-type="string">
            <text:p>Visualizador</text:p>
          </table:table-cell>
          <table:table-cell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table:style-name="ce16" office:value-type="string">
            <text:p>Puede ver toda la estructura de la base en modo de lectura únicamente. Este rol proporciona visibilidad de la región para usuarios externos durante el proceso de construcción de la base de datos.</text:p>
          </table:table-cell>
          <table:table-cell table:style-name="ce10" office:value-type="string">
            <text:p>The Observer may see the entire structure of the database in read-only mode. This role enables external users to see the region during the construction process of the database. </text:p>
          </table:table-cell>
          <table:table-cell table:style-name="ce10" office:value-type="string">
            <text:p>The Observer may see the entire structure of the database in read-only mode. This role enables external users to see the region during the construction process of the database. </text:p>
          </table:table-cell>
          <table:table-cell table:style-name="ce5" office:value-type="string">
            <text:p>Pode visualizar toda a estrutura do banco de dados somente no modo leitura. Durante o processo de construção do banco de dados este perfil possibilita a visualização das regiões para usuários extern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RoleSupervisor</text:p>
          </table:table-cell>
          <table:table-cell office:value-type="float" office:value="21">
            <text:p>21</text:p>
          </table:table-cell>
          <table:table-cell office:value-type="string">
            <text:p>Supervisor</text:p>
          </table:table-cell>
          <table:table-cell table:style-name="ce10" office:value-type="string">
            <text:p>Supervisor</text:p>
          </table:table-cell>
          <table:table-cell table:style-name="ce15" office:value-type="string">
            <text:p>Superviseur</text:p>
          </table:table-cell>
          <table:table-cell table:style-name="ce5" office:value-type="string">
            <text:p>Supervisor</text:p>
          </table:table-cell>
          <table:table-cell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table:style-name="ce20" office:value-type="string">
            <text:p>Tiene acceso a la ficha de desastres y puede autorizar la publicación y eliminación de fichas.</text:p>
          </table:table-cell>
          <table:table-cell table:style-name="ce10" office:value-type="string">
            <text:p>The Supervisor has access to the disaster records and may authorise the publication and deletion of records.</text:p>
          </table:table-cell>
          <table:table-cell table:style-name="ce10" office:value-type="string">
            <text:p>The Supervisor has access to the disaster records and may authorise the publication and deletion of records.</text:p>
          </table:table-cell>
          <table:table-cell table:style-name="ce5" office:value-type="string">
            <text:p>Possui acesso aos formulários de desastres, podendo autorizar a publicação e exclusão de formulári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RoleUser</text:p>
          </table:table-cell>
          <table:table-cell office:value-type="float" office:value="22">
            <text:p>22</text:p>
          </table:table-cell>
          <table:table-cell office:value-type="string">
            <text:p>Alimentador</text:p>
          </table:table-cell>
          <table:table-cell table:style-name="ce10" office:value-type="string">
            <text:p>Feeder</text:p>
          </table:table-cell>
          <table:table-cell table:style-name="ce15" office:value-type="string">
            <text:p>Engraissement</text:p>
          </table:table-cell>
          <table:table-cell table:style-name="ce5" office:value-type="string">
            <text:p>Atualizador</text:p>
          </table:table-cell>
          <table:table-cell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table:style-name="ce20" office:value-type="string">
            <text:p>Tiene acceso a la ficha de desastres para crear y actualizar datos.</text:p>
          </table:table-cell>
          <table:table-cell table:style-name="ce12" office:value-type="string">
            <text:p>The Feeder may access disaster records in order to create and update data.</text:p>
          </table:table-cell>
          <table:table-cell table:style-name="ce12" office:value-type="string">
            <text:p>The Feeder may access disaster records in order to create and update data.</text:p>
          </table:table-cell>
          <table:table-cell table:style-name="ce5" office:value-type="string">
            <text:p>Possui acesso aos formulários de desastres para criação e atualizaçã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RoleNone</text:p>
          </table:table-cell>
          <table:table-cell office:value-type="float" office:value="23">
            <text:p>23</text:p>
          </table:table-cell>
          <table:table-cell office:value-type="string">
            <text:p>Ninguno</text:p>
          </table:table-cell>
          <table:table-cell table:style-name="ce10" office:value-type="string">
            <text:p>None</text:p>
          </table:table-cell>
          <table:table-cell table:style-name="ce15" office:value-type="string">
            <text:p>Aucun</text:p>
          </table:table-cell>
          <table:table-cell table:style-name="ce5" office:value-type="string">
            <text:p>Nenhum</text:p>
          </table:table-cell>
          <table:table-cell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table:style-name="ce16" office:value-type="string">
            <text:p>Desactivar cualquier rol para este usuario</text:p>
          </table:table-cell>
          <table:table-cell table:style-name="ce10" office:value-type="string">
            <text:p>Deactivate all roles for this User.</text:p>
          </table:table-cell>
          <table:table-cell table:style-name="ce10" office:value-type="string">
            <text:p>Deactivate all roles for this User.</text:p>
          </table:table-cell>
          <table:table-cell table:style-name="ce5" office:value-type="string">
            <text:p>Desativar qualquer perfil para este usuári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Log</text:p>
          </table:table-cell>
          <table:table-cell office:value-type="float" office:value="24">
            <text:p>24</text:p>
          </table:table-cell>
          <table:table-cell office:value-type="string">
            <text:p>Bitácora</text:p>
          </table:table-cell>
          <table:table-cell table:style-name="ce10" office:value-type="string">
            <text:p>Log</text:p>
          </table:table-cell>
          <table:table-cell table:style-name="ce15" office:value-type="string">
            <text:p>Connexion</text:p>
          </table:table-cell>
          <table:table-cell table:style-name="ce5" office:value-type="string">
            <text:p>Relatório</text:p>
          </table:table-cell>
          <table:table-cell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table:style-name="ce20" office:value-type="string">
            <text:p>Historia de la construcción de la base de datos. Contiene descripción de los créditos, metodología (criterios adicionales del usuario), hitos y mantenimiento. </text:p>
          </table:table-cell>
          <table:table-cell table:style-name="ce10" office:value-type="string">
            <text:p>History of the construction of the database. Contains description of the credits, methodology (additional criteria of the user), landmarks and maintenance</text:p>
          </table:table-cell>
          <table:table-cell table:style-name="ce10" office:value-type="string">
            <text:p>History of the construction of the database. Contains description of the credits, methodology (additional criteria of the user), landmarks and maintenance</text:p>
          </table:table-cell>
          <table:table-cell table:style-name="ce5" office:value-type="string">
            <text:p>Histórico da construção do banco de dados. Contém descrição dos créditos, metodologia (critérios adicionais do usuário), marco e manutenç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LogType</text:p>
          </table:table-cell>
          <table:table-cell office:value-type="float" office:value="25">
            <text:p>25</text:p>
          </table:table-cell>
          <table:table-cell office:value-type="string">
            <text:p>Tipo</text:p>
          </table:table-cell>
          <table:table-cell table:style-name="ce10" office:value-type="string">
            <text:p>Type</text:p>
          </table:table-cell>
          <table:table-cell table:style-name="ce15" office:value-type="string">
            <text:p>Type</text:p>
          </table:table-cell>
          <table:table-cell table:style-name="ce5" office:value-type="string">
            <text:p>Tipo</text:p>
          </table:table-cell>
          <table:table-cell table:style-name="ce16" office:value-type="string">
            <text:p>Seleccione un elemento de la lista</text:p>
          </table:table-cell>
          <table:table-cell table:style-name="ce10" office:value-type="string">
            <text:p>Select an item from the list</text:p>
          </table:table-cell>
          <table:table-cell table:style-name="ce10" office:value-type="string">
            <text:p>Select an item from the list</text:p>
          </table:table-cell>
          <table:table-cell table:style-name="ce5" office:value-type="string">
            <text:p>Selecione um elemento da lista</text:p>
          </table:table-cell>
          <table:table-cell table:style-name="ce20" office:value-type="string">
            <text:p>Los tipos de bitácora disponibles son: créditos, metodología, hito y mantenimiento.</text:p>
          </table:table-cell>
          <table:table-cell table:style-name="ce10" office:value-type="string">
            <text:p>The types of logs available are: credits, methodology, landmarks and maintenance.</text:p>
          </table:table-cell>
          <table:table-cell table:style-name="ce10" office:value-type="string">
            <text:p>The types of logs available are: credits, methodology, landmarks and maintenance.</text:p>
          </table:table-cell>
          <table:table-cell table:style-name="ce5" office:value-type="string">
            <text:p>Os tipos de relatórios disponíveis são: créditos, metodologia, marco e manutenç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LogNote</text:p>
          </table:table-cell>
          <table:table-cell office:value-type="float" office:value="26">
            <text:p>26</text:p>
          </table:table-cell>
          <table:table-cell office:value-type="string">
            <text:p>Contenido</text:p>
          </table:table-cell>
          <table:table-cell table:style-name="ce10" office:value-type="string">
            <text:p>Content</text:p>
          </table:table-cell>
          <table:table-cell table:style-name="ce15" office:value-type="string">
            <text:p>Contenu</text:p>
          </table:table-cell>
          <table:table-cell table:style-name="ce5" office:value-type="string">
            <text:p>Conteúdo</text:p>
          </table:table-cell>
          <table:table-cell office:value-type="string">
            <text:p>Texto o palabras claves</text:p>
          </table:table-cell>
          <table:table-cell table:style-name="ce10" office:value-type="string">
            <text:p>Text or key words</text:p>
          </table:table-cell>
          <table:table-cell table:style-name="ce10" office:value-type="string">
            <text:p>Text or key words</text:p>
          </table:table-cell>
          <table:table-cell table:style-name="ce5" office:value-type="string">
            <text:p>Texto ou palavras-chave</text:p>
          </table:table-cell>
          <table:table-cell table:style-name="ce20" office:value-type="string">
            <text:p>Descripción de la bitácora.</text:p>
          </table:table-cell>
          <table:table-cell table:style-name="ce10" office:value-type="string">
            <text:p>Description of the log.</text:p>
          </table:table-cell>
          <table:table-cell table:style-name="ce10" office:value-type="string">
            <text:p>Description of the log.</text:p>
          </table:table-cell>
          <table:table-cell table:style-name="ce5" office:value-type="string">
            <text:p>Descrição do relatóri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LogCredits</text:p>
          </table:table-cell>
          <table:table-cell office:value-type="float" office:value="27">
            <text:p>27</text:p>
          </table:table-cell>
          <table:table-cell office:value-type="string">
            <text:p>Créditos</text:p>
          </table:table-cell>
          <table:table-cell table:style-name="ce10" office:value-type="string">
            <text:p>Credits</text:p>
          </table:table-cell>
          <table:table-cell table:style-name="ce15" office:value-type="string">
            <text:p>Crédits</text:p>
          </table:table-cell>
          <table:table-cell table:style-name="ce5" office:value-type="string">
            <text:p>Créditos</text:p>
          </table:table-cell>
          <table:table-cell office:value-type="string">
            <text:p>Elija una opción</text:p>
          </table:table-cell>
          <table:table-cell table:style-name="ce10" office:value-type="string">
            <text:p>Select an option</text:p>
          </table:table-cell>
          <table:table-cell table:style-name="ce10" office:value-type="string">
            <text:p>Select an option</text:p>
          </table:table-cell>
          <table:table-cell table:style-name="ce5" office:value-type="string">
            <text:p>Escolha uma opção</text:p>
          </table:table-cell>
          <table:table-cell table:style-name="ce20" office:value-type="string">
            <text:p>Personas e instituciones autores o coautoras de la base de datos.</text:p>
          </table:table-cell>
          <table:table-cell table:style-name="ce10" office:value-type="string">
            <text:p>People and institutions who are authors or co-authors of the database.</text:p>
          </table:table-cell>
          <table:table-cell table:style-name="ce10" office:value-type="string">
            <text:p>People and institutions who are authors or co-authors of the database.</text:p>
          </table:table-cell>
          <table:table-cell table:style-name="ce5" office:value-type="string">
            <text:p>Pessoas e instituições autoras ou co-autoras d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LogMethodology</text:p>
          </table:table-cell>
          <table:table-cell office:value-type="float" office:value="28">
            <text:p>28</text:p>
          </table:table-cell>
          <table:table-cell office:value-type="string">
            <text:p>Metodología</text:p>
          </table:table-cell>
          <table:table-cell table:style-name="ce10" office:value-type="string">
            <text:p>Methodology</text:p>
          </table:table-cell>
          <table:table-cell table:style-name="ce15" office:value-type="string">
            <text:p>Méthodologie</text:p>
          </table:table-cell>
          <table:table-cell table:style-name="ce5" office:value-type="string">
            <text:p>Metodologia</text:p>
          </table:table-cell>
          <table:table-cell office:value-type="string">
            <text:p>Elija una opción</text:p>
          </table:table-cell>
          <table:table-cell table:style-name="ce10" office:value-type="string">
            <text:p>Select an option</text:p>
          </table:table-cell>
          <table:table-cell table:style-name="ce10" office:value-type="string">
            <text:p>Select an option</text:p>
          </table:table-cell>
          <table:table-cell table:style-name="ce5" office:value-type="string">
            <text:p>Escolha uma opção</text:p>
          </table:table-cell>
          <table:table-cell table:style-name="ce20" office:value-type="string">
            <text:p>Criterios adicionales a la metodología de DesInventar asumidos por el usuario en la base de datos. (p.e. listados de magnitudes, referencias de equivalencias en efectos o geografía, eventos personalizados).</text:p>
          </table:table-cell>
          <table:table-cell table:style-name="ce10" office:value-type="string">
            <text:p>Additional criteria of the DesInventar methodology taken into account by the user of the database (eg. lists of magnitude, references to equivalent geographical effects, personalised events).</text:p>
          </table:table-cell>
          <table:table-cell table:style-name="ce10" office:value-type="string">
            <text:p>Additional criteria of the DesInventar methodology taken into account by the user of the database (eg. lists of magnitude, references to equivalent geographical effects, personalised events).</text:p>
          </table:table-cell>
          <table:table-cell table:style-name="ce5" office:value-type="string">
            <text:p>Critérios adicionais à metodologia de DesInventar assumidos pelo usuário no banco de dados. (ex. listas de magnitudes, referências de equivalências em efeitos ou localização, eventos personaliz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LogStaff</text:p>
          </table:table-cell>
          <table:table-cell office:value-type="float" office:value="29">
            <text:p>29</text:p>
          </table:table-cell>
          <table:table-cell office:value-type="string">
            <text:p>Hito</text:p>
          </table:table-cell>
          <table:table-cell table:style-name="ce10" office:value-type="string">
            <text:p>Landmarks</text:p>
          </table:table-cell>
          <table:table-cell table:style-name="ce15" office:value-type="string">
            <text:p>Repères</text:p>
          </table:table-cell>
          <table:table-cell table:style-name="ce5" office:value-type="string">
            <text:p>Marco</text:p>
          </table:table-cell>
          <table:table-cell office:value-type="string">
            <text:p>Elija una opción</text:p>
          </table:table-cell>
          <table:table-cell table:style-name="ce10" office:value-type="string">
            <text:p>Select an option</text:p>
          </table:table-cell>
          <table:table-cell table:style-name="ce10" office:value-type="string">
            <text:p>Select an option</text:p>
          </table:table-cell>
          <table:table-cell table:style-name="ce5" office:value-type="string">
            <text:p>Escolha uma opção</text:p>
          </table:table-cell>
          <table:table-cell table:style-name="ce20" office:value-type="string">
            <text:p>Acontecimiento que afecta la interpretación del análisis de la base de datos (p.e. cambio de moneda, hiperinflación, conflictos sociopolíticos). Debe incluir información temporal del acontecimiento. </text:p>
          </table:table-cell>
          <table:table-cell table:style-name="ce12" office:value-type="string">
            <text:p>Occurrence that affects the interpretation of the database analysis (eg, currency change, hyperinflation, socio-political conflicts). This should include temporal information about the occurrence.</text:p>
          </table:table-cell>
          <table:table-cell table:style-name="ce12" office:value-type="string">
            <text:p>Occurrence that affects the interpretation of the database analysis (eg, currency change, hyperinflation, socio-political conflicts). This should include temporal information about the occurrence.</text:p>
          </table:table-cell>
          <table:table-cell table:style-name="ce5" office:value-type="string">
            <text:p>Acontecimento que afeta a interpretação da análise do banco de dados (ex. mudança de moeda, hiperinflação, conflitos sócio-políticos). Deve incluir informação temporal do aconteciment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LogSupport</text:p>
          </table:table-cell>
          <table:table-cell office:value-type="float" office:value="30">
            <text:p>30</text:p>
          </table:table-cell>
          <table:table-cell office:value-type="string">
            <text:p>Mantenimiento</text:p>
          </table:table-cell>
          <table:table-cell table:style-name="ce10" office:value-type="string">
            <text:p>Maintenance</text:p>
          </table:table-cell>
          <table:table-cell table:style-name="ce15" office:value-type="string">
            <text:p>Entretien</text:p>
          </table:table-cell>
          <table:table-cell table:style-name="ce5" office:value-type="string">
            <text:p>Manutenção</text:p>
          </table:table-cell>
          <table:table-cell office:value-type="string">
            <text:p>Elija una opción</text:p>
          </table:table-cell>
          <table:table-cell table:style-name="ce10" office:value-type="string">
            <text:p>Select an option</text:p>
          </table:table-cell>
          <table:table-cell table:style-name="ce10" office:value-type="string">
            <text:p>Select an option</text:p>
          </table:table-cell>
          <table:table-cell table:style-name="ce5" office:value-type="string">
            <text:p>Escolha uma opção</text:p>
          </table:table-cell>
          <table:table-cell table:style-name="ce20" office:value-type="string">
            <text:p>Asuntos generales del mantenimiento y actualización de la base de datos: revisión, pruebas de control de calidad, cambios en la estructura de la base.</text:p>
          </table:table-cell>
          <table:table-cell table:style-name="ce10" office:value-type="string">
            <text:p>General matters to do with maintenance and updating of the database: revision, quality control tests, changes to the structure of the database.</text:p>
          </table:table-cell>
          <table:table-cell table:style-name="ce10" office:value-type="string">
            <text:p>General matters to do with maintenance and updating of the database: revision, quality control tests, changes to the structure of the database.</text:p>
          </table:table-cell>
          <table:table-cell table:style-name="ce5" office:value-type="string">
            <text:p>Assuntos gerais de manutenção e atualização do banco de dados: revisão, testes de controle de qualidade, mudanças na estrutura d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Geograph</text:p>
          </table:table-cell>
          <table:table-cell office:value-type="float" office:value="31">
            <text:p>31</text:p>
          </table:table-cell>
          <table:table-cell office:value-type="string">
            <text:p>Administración de geografía</text:p>
          </table:table-cell>
          <table:table-cell table:style-name="ce10" office:value-type="string">
            <text:p>Administration of geography</text:p>
          </table:table-cell>
          <table:table-cell table:style-name="ce15" office:value-type="string">
            <text:p>Administration de la géographie</text:p>
          </table:table-cell>
          <table:table-cell table:style-name="ce5" office:value-type="string">
            <text:p>Administração de localização</text:p>
          </table:table-cell>
          <table:table-cell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office:value-type="string">
            <text:p>Gestión de los campos de geografía: niveles y elementos.</text:p>
          </table:table-cell>
          <table:table-cell table:style-name="ce12" office:value-type="string">
            <text:p>Management of the geographic fields: levels and elements.</text:p>
          </table:table-cell>
          <table:table-cell table:style-name="ce12" office:value-type="string">
            <text:p>Management of the geographic fields: levels and elements.</text:p>
          </table:table-cell>
          <table:table-cell table:style-name="ce5" office:value-type="string">
            <text:p>Gestão dos campos de localização: níveis e element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GeoLev</text:p>
          </table:table-cell>
          <table:table-cell office:value-type="float" office:value="32">
            <text:p>32</text:p>
          </table:table-cell>
          <table:table-cell office:value-type="string">
            <text:p>Niveles</text:p>
          </table:table-cell>
          <table:table-cell table:style-name="ce10" office:value-type="string">
            <text:p>Levels</text:p>
          </table:table-cell>
          <table:table-cell table:style-name="ce15" office:value-type="string">
            <text:p>Niveaux</text:p>
          </table:table-cell>
          <table:table-cell table:style-name="ce5" office:value-type="string">
            <text:p>Níveis</text:p>
          </table:table-cell>
          <table:table-cell table:style-name="ce16" office:value-type="string">
            <text:p>Ingrese o edite un nivel geográfico</text:p>
          </table:table-cell>
          <table:table-cell table:style-name="ce10" office:value-type="string">
            <text:p>Input or edit a geographic level</text:p>
          </table:table-cell>
          <table:table-cell table:style-name="ce10" office:value-type="string">
            <text:p>Input or edit a geographic level</text:p>
          </table:table-cell>
          <table:table-cell table:style-name="ce5" office:value-type="string">
            <text:p>Insira ou edite um nível geográfico</text:p>
          </table:table-cell>
          <table:table-cell table:style-name="ce20" office:value-type="string">
            <text:p>Niveles geográficos, según orden jerárquico. Se sugiere el uso de la división politico-administrativa. Ejemplo: Nivel superior: Departamento, siguiente nivel: Provincia.</text:p>
          </table:table-cell>
          <table:table-cell table:style-name="ce10" office:value-type="string">
            <text:p>Geographic levels, by hierarchical order. The use of political-administrative divisions is suggested. Example: Highest level – State; following level: Province.</text:p>
          </table:table-cell>
          <table:table-cell table:style-name="ce10" office:value-type="string">
            <text:p>Geographic levels, by hierarchical order. The use of political-administrative divisions is suggested. Example: Highest level – State; following level: Province.</text:p>
          </table:table-cell>
          <table:table-cell table:style-name="ce5" office:value-type="string">
            <text:p>Níveis geográficos conforme nível hierárquico. Sugere-se o uso da divisão político-administrativa. Exemplo: Nível superior: Estado. Nível seguinte: Municípi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LevName</text:p>
          </table:table-cell>
          <table:table-cell office:value-type="float" office:value="33">
            <text:p>33</text:p>
          </table:table-cell>
          <table:table-cell office:value-type="string">
            <text:p>Nombre</text:p>
          </table:table-cell>
          <table:table-cell table:style-name="ce10" office:value-type="string">
            <text:p>Name</text:p>
          </table:table-cell>
          <table:table-cell table:style-name="ce15" office:value-type="string">
            <text:p>Nom</text:p>
          </table:table-cell>
          <table:table-cell table:style-name="ce5" office:value-type="string">
            <text:p>Nome</text:p>
          </table:table-cell>
          <table:table-cell table:style-name="ce16" office:value-type="string">
            <text:p>Ingrese un nombre – max 20 caracteres</text:p>
          </table:table-cell>
          <table:table-cell table:style-name="ce10" office:value-type="string">
            <text:p>Input a name – max 20 characters</text:p>
          </table:table-cell>
          <table:table-cell table:style-name="ce10" office:value-type="string">
            <text:p>Input a name – max 20 characters</text:p>
          </table:table-cell>
          <table:table-cell table:style-name="ce5" office:value-type="string">
            <text:p>Insira um nome – max 20 caracteres</text:p>
          </table:table-cell>
          <table:table-cell table:style-name="ce20" office:value-type="string">
            <text:p>Nombre de los niveles geográficos.</text:p>
          </table:table-cell>
          <table:table-cell table:style-name="ce10" office:value-type="string">
            <text:p>Name of the geographic level.</text:p>
          </table:table-cell>
          <table:table-cell table:style-name="ce10" office:value-type="string">
            <text:p>Name of the geographic level.</text:p>
          </table:table-cell>
          <table:table-cell table:style-name="ce5" office:value-type="string">
            <text:p>Nome dos níveis geográfic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LevDesc</text:p>
          </table:table-cell>
          <table:table-cell office:value-type="float" office:value="34">
            <text:p>34</text:p>
          </table:table-cell>
          <table:table-cell office:value-type="string">
            <text:p>Descripción</text:p>
          </table:table-cell>
          <table:table-cell table:style-name="ce10" office:value-type="string">
            <text:p>Description </text:p>
          </table:table-cell>
          <table:table-cell table:style-name="ce15" office:value-type="string">
            <text:p>Description</text:p>
          </table:table-cell>
          <table:table-cell table:style-name="ce5" office:value-type="string">
            <text:p>Descrição</text:p>
          </table:table-cell>
          <table:table-cell table:style-name="ce16" office:value-type="string">
            <text:p>Texto o palabras claves</text:p>
          </table:table-cell>
          <table:table-cell table:style-name="ce10" office:value-type="string">
            <text:p>Text or key words</text:p>
          </table:table-cell>
          <table:table-cell table:style-name="ce10" office:value-type="string">
            <text:p>Text or key words</text:p>
          </table:table-cell>
          <table:table-cell table:style-name="ce5" office:value-type="string">
            <text:p>Texto ou palavras-chave</text:p>
          </table:table-cell>
          <table:table-cell table:style-name="ce20" office:value-type="string">
            <text:p>Texto con la descripción del nivel. Puede incluir sinónimos utilizados en la misma región o en épocas pasadas.</text:p>
          </table:table-cell>
          <table:table-cell table:style-name="ce10" office:value-type="string">
            <text:p>Text describing the level. This may include synonyms used in the region or in past times.</text:p>
          </table:table-cell>
          <table:table-cell table:style-name="ce10" office:value-type="string">
            <text:p>Text describing the level. This may include synonyms used in the region or in past times.</text:p>
          </table:table-cell>
          <table:table-cell table:style-name="ce5" office:value-type="string">
            <text:p>Texto com a descrição do nível. Podem ser usados sinônimos na mesma região ou em períodos anteriore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LevHaveMap</text:p>
          </table:table-cell>
          <table:table-cell office:value-type="float" office:value="35">
            <text:p>35</text:p>
          </table:table-cell>
          <table:table-cell office:value-type="string">
            <text:p>¿Tiene mapa?</text:p>
          </table:table-cell>
          <table:table-cell table:style-name="ce10" office:value-type="string">
            <text:p>Map?</text:p>
          </table:table-cell>
          <table:table-cell table:style-name="ce15" office:value-type="string">
            <text:p>Carte?</text:p>
          </table:table-cell>
          <table:table-cell table:style-name="ce5" office:value-type="string">
            <text:p>Possui mapa?</text:p>
          </table:table-cell>
          <table:table-cell table:style-name="ce16" office:value-type="string">
            <text:p>Marque o desmarque esta opción</text:p>
          </table:table-cell>
          <table:table-cell table:style-name="ce10" office:value-type="string">
            <text:p>Select or deselect this option</text:p>
          </table:table-cell>
          <table:table-cell table:style-name="ce10" office:value-type="string">
            <text:p>Select or deselect this option</text:p>
          </table:table-cell>
          <table:table-cell table:style-name="ce5" office:value-type="string">
            <text:p>Marque ou desmarque esta opção</text:p>
          </table:table-cell>
          <table:table-cell table:style-name="ce20" office:value-type="string">
            <text:p>Si posee un mapa para este nivel, marque esta opción para ingresar los datos necesarios para asociarla a la Base de Datos.</text:p>
          </table:table-cell>
          <table:table-cell table:style-name="ce10" office:value-type="string">
            <text:p>If there is a map for this level, select this option in order to input the necessary data to associate the map in the Database.</text:p>
          </table:table-cell>
          <table:table-cell table:style-name="ce10" office:value-type="string">
            <text:p>If there is a map for this level, select this option in order to input the necessary data to associate the map in the Database.</text:p>
          </table:table-cell>
          <table:table-cell table:style-name="ce5" office:value-type="string">
            <text:p>Caso haja um mapa para este nível, selecione esta opção para associá-lo a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LevLayerFile</text:p>
          </table:table-cell>
          <table:table-cell office:value-type="float" office:value="36">
            <text:p>36</text:p>
          </table:table-cell>
          <table:table-cell office:value-type="string">
            <text:p>Nombre Mapa</text:p>
          </table:table-cell>
          <table:table-cell table:style-name="ce10" office:value-type="string">
            <text:p>Map Name</text:p>
          </table:table-cell>
          <table:table-cell table:style-name="ce15" office:value-type="string">
            <text:p>Plan Nom</text:p>
          </table:table-cell>
          <table:table-cell table:style-name="ce5" office:value-type="string">
            <text:p>Nome do mapa</text:p>
          </table:table-cell>
          <table:table-cell table:style-name="ce16" office:value-type="string">
            <text:p>Ingrese un nombre</text:p>
          </table:table-cell>
          <table:table-cell table:style-name="ce10" office:value-type="string">
            <text:p>Input a name</text:p>
          </table:table-cell>
          <table:table-cell table:style-name="ce10" office:value-type="string">
            <text:p>Input a name</text:p>
          </table:table-cell>
          <table:table-cell table:style-name="ce5" office:value-type="string">
            <text:p>Insira um nome</text:p>
          </table:table-cell>
          <table:table-cell table:style-name="ce20" office:value-type="string">
            <text:p>Nombre de la capa o Layer del mapa de la base de datos que contiene los elementos geográficos. En formato Shape, es el nombre del archivo (sin la extensión).</text:p>
          </table:table-cell>
          <table:table-cell table:style-name="ce10" office:value-type="string">
            <text:p>Name of the layer of the map in the database which contains the geographic elements. In Shape format, this is the name of the file (without the extension).</text:p>
          </table:table-cell>
          <table:table-cell table:style-name="ce10" office:value-type="string">
            <text:p>Name of the layer of the map in the database which contains the geographic elements. In Shape format, this is the name of the file (without the extension).</text:p>
          </table:table-cell>
          <table:table-cell table:style-name="ce5" office:value-type="string">
            <text:p>Nome do plano de informação ou Layer do mapa do banco de dados que contém os elementos geográficos. Em formato Shape é o mesmo nome do arquivo (sem a extens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LevLayerCode</text:p>
          </table:table-cell>
          <table:table-cell office:value-type="float" office:value="37">
            <text:p>37</text:p>
          </table:table-cell>
          <table:table-cell office:value-type="string">
            <text:p>Columna Código</text:p>
          </table:table-cell>
          <table:table-cell table:style-name="ce10" office:value-type="string">
            <text:p>Column Code</text:p>
          </table:table-cell>
          <table:table-cell table:style-name="ce15" office:value-type="string">
            <text:p>Colonne Code</text:p>
          </table:table-cell>
          <table:table-cell table:style-name="ce5" office:value-type="string">
            <text:p>Coluna Código</text:p>
          </table:table-cell>
          <table:table-cell table:style-name="ce16" office:value-type="string">
            <text:p>Ingrese un valor</text:p>
          </table:table-cell>
          <table:table-cell table:style-name="ce10" office:value-type="string">
            <text:p>Input a value</text:p>
          </table:table-cell>
          <table:table-cell table:style-name="ce10" office:value-type="string">
            <text:p>Input a value</text:p>
          </table:table-cell>
          <table:table-cell table:style-name="ce5" office:value-type="string">
            <text:p>Insira um valor</text:p>
          </table:table-cell>
          <table:table-cell table:style-name="ce20" office:value-type="string">
            <text:p>Encabezado de la columna que contiene el código de los elementos geográficos</text:p>
          </table:table-cell>
          <table:table-cell table:style-name="ce10" office:value-type="string">
            <text:p>Header of the column which contains the code for the geographic elements.</text:p>
          </table:table-cell>
          <table:table-cell table:style-name="ce10" office:value-type="string">
            <text:p>Header of the column which contains the code for the geographic elements.</text:p>
          </table:table-cell>
          <table:table-cell table:style-name="ce5" office:value-type="string">
            <text:p>Cabeçalho da coluna que contém o código dos elementos geográfic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LevLayerName</text:p>
          </table:table-cell>
          <table:table-cell office:value-type="float" office:value="38">
            <text:p>38</text:p>
          </table:table-cell>
          <table:table-cell table:style-name="ce5" office:value-type="string">
            <text:p>Columna Nombre</text:p>
          </table:table-cell>
          <table:table-cell table:style-name="ce10" office:value-type="string">
            <text:p>Column Name</text:p>
          </table:table-cell>
          <table:table-cell table:style-name="ce15" office:value-type="string">
            <text:p>Le nom d'une colonne</text:p>
          </table:table-cell>
          <table:table-cell table:style-name="ce5" office:value-type="string">
            <text:p>Coluna Nome</text:p>
          </table:table-cell>
          <table:table-cell table:style-name="ce16" office:value-type="string">
            <text:p>Ingrese un valor</text:p>
          </table:table-cell>
          <table:table-cell table:style-name="ce10" office:value-type="string">
            <text:p>Input a value</text:p>
          </table:table-cell>
          <table:table-cell table:style-name="ce10" office:value-type="string">
            <text:p>Input a value</text:p>
          </table:table-cell>
          <table:table-cell table:style-name="ce5" office:value-type="string">
            <text:p>Insira um valor</text:p>
          </table:table-cell>
          <table:table-cell table:style-name="ce20" office:value-type="string">
            <text:p>Encabezado de la columna que contiene el nombre de los elementos geográficos</text:p>
          </table:table-cell>
          <table:table-cell table:style-name="ce10" office:value-type="string">
            <text:p>Header of the column which contains the name of the geographic elements.</text:p>
          </table:table-cell>
          <table:table-cell table:style-name="ce10" office:value-type="string">
            <text:p>Header of the column which contains the name of the geographic elements.</text:p>
          </table:table-cell>
          <table:table-cell table:style-name="ce5" office:value-type="string">
            <text:p>Cabeçalho da coluna que contém o código dos elementos geográfic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GeoEle</text:p>
          </table:table-cell>
          <table:table-cell office:value-type="float" office:value="39">
            <text:p>39</text:p>
          </table:table-cell>
          <table:table-cell office:value-type="string">
            <text:p>Elementos</text:p>
          </table:table-cell>
          <table:table-cell table:style-name="ce10" office:value-type="string">
            <text:p>Elements</text:p>
          </table:table-cell>
          <table:table-cell table:style-name="ce15" office:value-type="string">
            <text:p>Éléments</text:p>
          </table:table-cell>
          <table:table-cell table:style-name="ce5" office:value-type="string">
            <text:p>Elementos</text:p>
          </table:table-cell>
          <table:table-cell table:style-name="ce16" office:value-type="string">
            <text:p>Ingrese o edite un elemento geográfico</text:p>
          </table:table-cell>
          <table:table-cell table:style-name="ce10" office:value-type="string">
            <text:p>Input or edit a geographic element</text:p>
          </table:table-cell>
          <table:table-cell table:style-name="ce10" office:value-type="string">
            <text:p>Input or edit a geographic element</text:p>
          </table:table-cell>
          <table:table-cell table:style-name="ce5" office:value-type="string">
            <text:p>Insira ou edite um elemento geográfico</text:p>
          </table:table-cell>
          <table:table-cell table:style-name="ce20" office:value-type="string">
            <text:p>Listado de unidades geográficas que componen cada nivel.</text:p>
          </table:table-cell>
          <table:table-cell table:style-name="ce10" office:value-type="string">
            <text:p>List of geographic items which comprise each level.</text:p>
          </table:table-cell>
          <table:table-cell table:style-name="ce10" office:value-type="string">
            <text:p>List of geographic items which comprise each level.</text:p>
          </table:table-cell>
          <table:table-cell table:style-name="ce5" office:value-type="string">
            <text:p>Listas de unidades geográficas que compõem cada nível.</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EleCode</text:p>
          </table:table-cell>
          <table:table-cell office:value-type="float" office:value="40">
            <text:p>40</text:p>
          </table:table-cell>
          <table:table-cell office:value-type="string">
            <text:p>Código</text:p>
          </table:table-cell>
          <table:table-cell table:style-name="ce10" office:value-type="string">
            <text:p>Code</text:p>
          </table:table-cell>
          <table:table-cell table:style-name="ce15" office:value-type="string">
            <text:p>Code</text:p>
          </table:table-cell>
          <table:table-cell table:style-name="ce5" office:value-type="string">
            <text:p>Código</text:p>
          </table:table-cell>
          <table:table-cell table:style-name="ce16" office:value-type="string">
            <text:p>Ingrese un valor</text:p>
          </table:table-cell>
          <table:table-cell table:style-name="ce10" office:value-type="string">
            <text:p>Input a value</text:p>
          </table:table-cell>
          <table:table-cell table:style-name="ce10" office:value-type="string">
            <text:p>Input a value</text:p>
          </table:table-cell>
          <table:table-cell table:style-name="ce5" office:value-type="string">
            <text:p>Insira um valor</text:p>
          </table:table-cell>
          <table:table-cell table:style-name="ce20" office:value-type="string">
            <text:p>Código oficial o comúnmente utilizado en la región. Debe corresponder con la cartografía.</text:p>
          </table:table-cell>
          <table:table-cell table:style-name="ce10" office:value-type="string">
            <text:p>Official code or code used commonly in the region. This should correspond to cartography.</text:p>
          </table:table-cell>
          <table:table-cell table:style-name="ce10" office:value-type="string">
            <text:p>Official code or code used commonly in the region. This should correspond to cartography.</text:p>
          </table:table-cell>
          <table:table-cell table:style-name="ce5" office:value-type="string">
            <text:p>Código oficial ou comumente utilizado na região. Deve corresponder com a cartografi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EleName</text:p>
          </table:table-cell>
          <table:table-cell office:value-type="float" office:value="41">
            <text:p>41</text:p>
          </table:table-cell>
          <table:table-cell office:value-type="string">
            <text:p>Nombre</text:p>
          </table:table-cell>
          <table:table-cell table:style-name="ce10" office:value-type="string">
            <text:p>Name</text:p>
          </table:table-cell>
          <table:table-cell table:style-name="ce15" office:value-type="string">
            <text:p>Nom</text:p>
          </table:table-cell>
          <table:table-cell table:style-name="ce5" office:value-type="string">
            <text:p>Nome</text:p>
          </table:table-cell>
          <table:table-cell table:style-name="ce16" office:value-type="string">
            <text:p>Ingrese un texto</text:p>
          </table:table-cell>
          <table:table-cell table:style-name="ce10" office:value-type="string">
            <text:p>Input text</text:p>
          </table:table-cell>
          <table:table-cell table:style-name="ce10" office:value-type="string">
            <text:p>Input text</text:p>
          </table:table-cell>
          <table:table-cell table:style-name="ce5" office:value-type="string">
            <text:p>Insira um texto</text:p>
          </table:table-cell>
          <table:table-cell table:style-name="ce20" office:value-type="string">
            <text:p>Nombre oficial o comunmente utilizado en la región. Este nombre debe corresponder al asignado en la cartografía asociada.</text:p>
          </table:table-cell>
          <table:table-cell table:style-name="ce10" office:value-type="string">
            <text:p>Official name or name commonly used in the region. This name should correspond to that assigned in associated cartography.</text:p>
          </table:table-cell>
          <table:table-cell table:style-name="ce10" office:value-type="string">
            <text:p>Official name or name commonly used in the region. This name should correspond to that assigned in associated cartography.</text:p>
          </table:table-cell>
          <table:table-cell table:style-name="ce5" office:value-type="string">
            <text:p>Nome oficial ou comumente utilizado na região. Este nome deve corresponder com o designado na cartografi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EleParent</text:p>
          </table:table-cell>
          <table:table-cell office:value-type="float" office:value="42">
            <text:p>42</text:p>
          </table:table-cell>
          <table:table-cell office:value-type="string">
            <text:p>Padre</text:p>
          </table:table-cell>
          <table:table-cell table:style-name="ce10" office:value-type="string">
            <text:p>Parent</text:p>
          </table:table-cell>
          <table:table-cell table:style-name="ce15" office:value-type="string">
            <text:p>Parent</text:p>
          </table:table-cell>
          <table:table-cell table:style-name="ce5" office:value-type="string">
            <text:p>Nível superior</text:p>
          </table:table-cell>
          <table:table-cell table:style-name="ce16" office:value-type="string">
            <text:p>Seleccione un elemento de la lista, si el caso aplica</text:p>
          </table:table-cell>
          <table:table-cell table:style-name="ce10" office:value-type="string">
            <text:p>Select an element from the list, if applicable</text:p>
          </table:table-cell>
          <table:table-cell table:style-name="ce10" office:value-type="string">
            <text:p>Select an element from the list, if applicable</text:p>
          </table:table-cell>
          <table:table-cell table:style-name="ce5" office:value-type="string">
            <text:p>Selecione um elemento da lista, caso se aplique</text:p>
          </table:table-cell>
          <table:table-cell table:style-name="ce16" office:value-type="string">
            <text:p>Elemento del nivel superior al cual pertenece el actual elemento geográfico.</text:p>
          </table:table-cell>
          <table:table-cell table:style-name="ce10" office:value-type="string">
            <text:p>Element of the highest level to which the current geographical element belongs.</text:p>
          </table:table-cell>
          <table:table-cell table:style-name="ce10" office:value-type="string">
            <text:p>Element of the highest level to which the current geographical element belongs.</text:p>
          </table:table-cell>
          <table:table-cell table:style-name="ce5" office:value-type="string">
            <text:p>Elemento de nível superior ao qual pertence o atual elemento geográfic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EleActive</text:p>
          </table:table-cell>
          <table:table-cell office:value-type="float" office:value="43">
            <text:p>43</text:p>
          </table:table-cell>
          <table:table-cell office:value-type="string">
            <text:p>Activar</text:p>
          </table:table-cell>
          <table:table-cell table:style-name="ce10" office:value-type="string">
            <text:p>Activate</text:p>
          </table:table-cell>
          <table:table-cell table:style-name="ce15" office:value-type="string">
            <text:p>Activer</text:p>
          </table:table-cell>
          <table:table-cell table:style-name="ce5" office:value-type="string">
            <text:p>Ativar</text:p>
          </table:table-cell>
          <table:table-cell table:style-name="ce16" office:value-type="string">
            <text:p>Marque o desmarque esta opción</text:p>
          </table:table-cell>
          <table:table-cell table:style-name="ce10" office:value-type="string">
            <text:p>Select or deselect this option</text:p>
          </table:table-cell>
          <table:table-cell table:style-name="ce10" office:value-type="string">
            <text:p>Select or deselect this option</text:p>
          </table:table-cell>
          <table:table-cell table:style-name="ce5" office:value-type="string">
            <text:p>Marque ou desmarque esta opção</text:p>
          </table:table-cell>
          <table:table-cell table:style-name="ce20" office:value-type="string">
            <text:p>Indica si el presente elemento estará disponible o nó para visualizarse en los listados. Esto puede ocurrir porque el elemento geográfico se desagregó y en la actualidad no existe como tal.</text:p>
          </table:table-cell>
          <table:table-cell table:style-name="ce10" office:value-type="string">
            <text:p>Indicates whether the element present will be visible or not in the lists. This may occur because the geographic element has been detached and currently does not actually exist.</text:p>
          </table:table-cell>
          <table:table-cell table:style-name="ce10" office:value-type="string">
            <text:p>Indicates whether the element present will be visible or not in the lists. This may occur because the geographic element has been detached and currently does not actually exist.</text:p>
          </table:table-cell>
          <table:table-cell table:style-name="ce5" office:value-type="string">
            <text:p>Indica se o presente elemento estará disponível ou não para visualização nas listas. Isto pode ocorrer porque o elemento geográfico se desagregou e atualmente não existe como tal.</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Event</text:p>
          </table:table-cell>
          <table:table-cell office:value-type="float" office:value="44">
            <text:p>44</text:p>
          </table:table-cell>
          <table:table-cell office:value-type="string">
            <text:p>Administración de eventos</text:p>
          </table:table-cell>
          <table:table-cell table:style-name="ce10" office:value-type="string">
            <text:p>Administration of events</text:p>
          </table:table-cell>
          <table:table-cell table:style-name="ce15" office:value-type="string">
            <text:p>Administration des événements</text:p>
          </table:table-cell>
          <table:table-cell table:style-name="ce5" office:value-type="string">
            <text:p>Administração de eventos</text:p>
          </table:table-cell>
          <table:table-cell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office:value-type="string">
            <text:p>Gestión de los campos de eventos predefinidos por DesInventar y personalizados de la base</text:p>
          </table:table-cell>
          <table:table-cell table:style-name="ce12" office:value-type="string">
            <text:p>Management of the predefined event fields by DesInventar and personalised by the database.</text:p>
          </table:table-cell>
          <table:table-cell table:style-name="ce12" office:value-type="string">
            <text:p>Management of the predefined event fields by DesInventar and personalised by the database.</text:p>
          </table:table-cell>
          <table:table-cell table:style-name="ce5" office:value-type="string">
            <text:p>Gestão dos campos de eventos pré-definidos por DesInventar e personalizados n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EvePredefName</text:p>
          </table:table-cell>
          <table:table-cell office:value-type="float" office:value="45">
            <text:p>45</text:p>
          </table:table-cell>
          <table:table-cell office:value-type="string">
            <text:p>Evento predefinido</text:p>
          </table:table-cell>
          <table:table-cell table:style-name="ce10" office:value-type="string">
            <text:p>Predefined event</text:p>
          </table:table-cell>
          <table:table-cell table:style-name="ce15" office:value-type="string">
            <text:p>Pré-événement</text:p>
          </table:table-cell>
          <table:table-cell table:style-name="ce5" office:value-type="string">
            <text:p>Evento pré-definido</text:p>
          </table:table-cell>
          <table:table-cell table:style-name="ce16" office:value-type="string">
            <text:p>Ingrese un nombre</text:p>
          </table:table-cell>
          <table:table-cell table:style-name="ce10" office:value-type="string">
            <text:p>Input a name</text:p>
          </table:table-cell>
          <table:table-cell table:style-name="ce10" office:value-type="string">
            <text:p>Input a name</text:p>
          </table:table-cell>
          <table:table-cell table:style-name="ce5" office:value-type="string">
            <text:p>Insira um nome</text:p>
          </table:table-cell>
          <table:table-cell table:style-name="ce20" office:value-type="string">
            <text:p>Nombre del evento predefinido. Sólo el administrador de la base de datos podrá editar este nombre para asemejarlo al término local más reconocido siempre que sea fiel a la definición.</text:p>
          </table:table-cell>
          <table:table-cell table:style-name="ce10" office:value-type="string">
            <text:p>Name of the predefined event. Only the Administrator of the database may edit this name in order to approximate the best-known local terminology, always taking into account the definition. </text:p>
          </table:table-cell>
          <table:table-cell table:style-name="ce10" office:value-type="string">
            <text:p>Name of the predefined event. Only the Administrator of the database may edit this name in order to approximate the best-known local terminology, always taking into account the definition. </text:p>
          </table:table-cell>
          <table:table-cell table:style-name="ce5" office:value-type="string">
            <text:p>Nome do evento pré-definido. Somente o administrador do banco de dados poderá editar este nome de modo a assemelhar-se ao termo local conhecido, com a condição de que seja fiel à definiç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EvePersonName</text:p>
          </table:table-cell>
          <table:table-cell office:value-type="float" office:value="46">
            <text:p>46</text:p>
          </table:table-cell>
          <table:table-cell office:value-type="string">
            <text:p>Evento personalizado</text:p>
          </table:table-cell>
          <table:table-cell table:style-name="ce10" office:value-type="string">
            <text:p>Personalised event</text:p>
          </table:table-cell>
          <table:table-cell table:style-name="ce15" office:value-type="string">
            <text:p>Événement personnalisé</text:p>
          </table:table-cell>
          <table:table-cell table:style-name="ce5" office:value-type="string">
            <text:p>Evento personalizado</text:p>
          </table:table-cell>
          <table:table-cell table:style-name="ce16" office:value-type="string">
            <text:p>Ingrese un nombre</text:p>
          </table:table-cell>
          <table:table-cell table:style-name="ce10" office:value-type="string">
            <text:p>Input a name</text:p>
          </table:table-cell>
          <table:table-cell table:style-name="ce10" office:value-type="string">
            <text:p>Input a name</text:p>
          </table:table-cell>
          <table:table-cell table:style-name="ce5" office:value-type="string">
            <text:p>Insira um nome</text:p>
          </table:table-cell>
          <table:table-cell table:style-name="ce20" office:value-type="string">
            <text:p>Nombre del evento personalizado. Sólo el administrador de la base de datos podrá crear estos eventos. Estos eventos sólo podrán ser consultados en la base de datos donde se crearon. </text:p>
          </table:table-cell>
          <table:table-cell table:style-name="ce10" office:value-type="string">
            <text:p>Personalised name of the event. Only the Administrator of the database may create this type of event. These events may only be consulted in the database where they were created.</text:p>
          </table:table-cell>
          <table:table-cell table:style-name="ce10" office:value-type="string">
            <text:p>Personalised name of the event. Only the Administrator of the database may create this type of event. These events may only be consulted in the database where they were created.</text:p>
          </table:table-cell>
          <table:table-cell table:style-name="ce5" office:value-type="string">
            <text:p>Nome do evento pré-definido. Somente o administrador do banco de dados poderá criar estes eventos. Estes somente poderão ser consultados no banco de dados onde foram cri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5">
          <table:table-cell table:style-name="ce2" office:value-type="string">
            <text:p>DB</text:p>
          </table:table-cell>
          <table:table-cell office:value-type="string">
            <text:p>EvePredefDef</text:p>
          </table:table-cell>
          <table:table-cell office:value-type="float" office:value="47">
            <text:p>47</text:p>
          </table:table-cell>
          <table:table-cell office:value-type="string">
            <text:p>Definición</text:p>
          </table:table-cell>
          <table:table-cell table:style-name="ce10" office:value-type="string">
            <text:p>Definition</text:p>
          </table:table-cell>
          <table:table-cell table:style-name="ce15" office:value-type="string">
            <text:p>Définition</text:p>
          </table:table-cell>
          <table:table-cell table:style-name="ce5" office:value-type="string">
            <text:p>Definição</text:p>
          </table:table-cell>
          <table:table-cell table:style-name="ce16" office:value-type="string">
            <text:p>Texto o palabras claves</text:p>
          </table:table-cell>
          <table:table-cell table:style-name="ce10" office:value-type="string">
            <text:p>Text or key words</text:p>
          </table:table-cell>
          <table:table-cell table:style-name="ce10" office:value-type="string">
            <text:p>Text or key words</text:p>
          </table:table-cell>
          <table:table-cell table:style-name="ce5" office:value-type="string">
            <text:p>Texto ou palavras-chave</text:p>
          </table:table-cell>
          <table:table-cell table:style-name="ce20" office:value-type="string">
            <text:p>Texto descriptivo del evento oficial de DesInventar para la base. A diferencia del nombre, la descripción no podrá ser alterada por el Administrador de la base de datos, con el fin de garantizar la comparabilidad entre bases de datos.</text:p>
          </table:table-cell>
          <table:table-cell table:style-name="ce12" office:value-type="string">
            <text:p>Descriptive text of the official DesInventar event for the base. In contrast to the name, the description may not be altered by the Administrator of the database. This is in order to guarantee comparability between databases.</text:p>
          </table:table-cell>
          <table:table-cell table:style-name="ce12" office:value-type="string">
            <text:p>Descriptive text of the official DesInventar event for the base. In contrast to the name, the description may not be altered by the Administrator of the database. This is in order to guarantee comparability between databases.</text:p>
          </table:table-cell>
          <table:table-cell table:style-name="ce5" office:value-type="string">
            <text:p>Texto descritivo do evento oficial de DesInventar para o banco de dados. A diferença do nome, a descrição não poderá ser alterada pelo Administrador do banco de dados, a fim de garantir a comparação entre os bancos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EvePersonDef</text:p>
          </table:table-cell>
          <table:table-cell office:value-type="float" office:value="48">
            <text:p>48</text:p>
          </table:table-cell>
          <table:table-cell office:value-type="string">
            <text:p>Definición</text:p>
          </table:table-cell>
          <table:table-cell table:style-name="ce10" office:value-type="string">
            <text:p>Definition</text:p>
          </table:table-cell>
          <table:table-cell table:style-name="ce15" office:value-type="string">
            <text:p>Définition</text:p>
          </table:table-cell>
          <table:table-cell table:style-name="ce5" office:value-type="string">
            <text:p>Definição</text:p>
          </table:table-cell>
          <table:table-cell table:style-name="ce16" office:value-type="string">
            <text:p>Texto o palabras claves</text:p>
          </table:table-cell>
          <table:table-cell table:style-name="ce10" office:value-type="string">
            <text:p>Text or key words</text:p>
          </table:table-cell>
          <table:table-cell table:style-name="ce10" office:value-type="string">
            <text:p>Text or key words</text:p>
          </table:table-cell>
          <table:table-cell table:style-name="ce5" office:value-type="string">
            <text:p>Texto ou palavras-chave</text:p>
          </table:table-cell>
          <table:table-cell table:style-name="ce20" office:value-type="string">
            <text:p>Texto descriptivo del evento.</text:p>
          </table:table-cell>
          <table:table-cell table:style-name="ce10" office:value-type="string">
            <text:p>Text describing the event.</text:p>
          </table:table-cell>
          <table:table-cell table:style-name="ce10" office:value-type="string">
            <text:p>Text describing the event.</text:p>
          </table:table-cell>
          <table:table-cell table:style-name="ce5" office:value-type="string">
            <text:p>Texto descritivo do event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EveActive</text:p>
          </table:table-cell>
          <table:table-cell office:value-type="float" office:value="49">
            <text:p>49</text:p>
          </table:table-cell>
          <table:table-cell office:value-type="string">
            <text:p>Activo</text:p>
          </table:table-cell>
          <table:table-cell table:style-name="ce10" office:value-type="string">
            <text:p>Active</text:p>
          </table:table-cell>
          <table:table-cell table:style-name="ce15" office:value-type="string">
            <text:p>Active</text:p>
          </table:table-cell>
          <table:table-cell table:style-name="ce5" office:value-type="string">
            <text:p>Ativar</text:p>
          </table:table-cell>
          <table:table-cell table:style-name="ce16" office:value-type="string">
            <text:p>Marque o desmarque esta opción</text:p>
          </table:table-cell>
          <table:table-cell table:style-name="ce10" office:value-type="string">
            <text:p>Select or deselect this option</text:p>
          </table:table-cell>
          <table:table-cell table:style-name="ce10" office:value-type="string">
            <text:p>Select or deselect this option</text:p>
          </table:table-cell>
          <table:table-cell table:style-name="ce5" office:value-type="string">
            <text:p>Marque ou desmarque esta opção</text:p>
          </table:table-cell>
          <table:table-cell table:style-name="ce20" office:value-type="string">
            <text:p>Indica si el evento estará disponible o nó para visualizarse en la Ficha básica. Esto ser útil para los casos donde el evento no tiene aplicabilidad en la base de datos.</text:p>
          </table:table-cell>
          <table:table-cell table:style-name="ce10" office:value-type="string">
            <text:p>Indicates whether the event will be visible in the basic Record or not. This is useful where the event is not applicable in the database.</text:p>
          </table:table-cell>
          <table:table-cell table:style-name="ce10" office:value-type="string">
            <text:p>Indicates whether the event will be visible in the basic Record or not. This is useful where the event is not applicable in the database.</text:p>
          </table:table-cell>
          <table:table-cell table:style-name="ce5" office:value-type="string">
            <text:p>Indica se o evento estará disponível ou não para visualização no formulário básico. Isto será útil para os casos onde o evento não tem aplicabilidade n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Cause</text:p>
          </table:table-cell>
          <table:table-cell office:value-type="float" office:value="50">
            <text:p>50</text:p>
          </table:table-cell>
          <table:table-cell office:value-type="string">
            <text:p>Administración de causas</text:p>
          </table:table-cell>
          <table:table-cell table:style-name="ce10" office:value-type="string">
            <text:p>Administration of Causes</text:p>
          </table:table-cell>
          <table:table-cell table:style-name="ce15" office:value-type="string">
            <text:p>Administration des causes</text:p>
          </table:table-cell>
          <table:table-cell table:style-name="ce5" office:value-type="string">
            <text:p>Administração de causas</text:p>
          </table:table-cell>
          <table:table-cell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office:value-type="string">
            <text:p>Gestión de los campos de causas predefinidas por DesInventar y personalizadas de la base de datos</text:p>
          </table:table-cell>
          <table:table-cell table:style-name="ce12" office:value-type="string">
            <text:p>Management of the predefined Cause fields by DesInventar and personalised in the database.</text:p>
          </table:table-cell>
          <table:table-cell table:style-name="ce12" office:value-type="string">
            <text:p>Management of the predefined Cause fields by DesInventar and personalised in the database.</text:p>
          </table:table-cell>
          <table:table-cell table:style-name="ce5" office:value-type="string">
            <text:p>Gestão dos campos de causas pré-definidas por DesInventar e personalizadas n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CauPredefName</text:p>
          </table:table-cell>
          <table:table-cell office:value-type="float" office:value="51">
            <text:p>51</text:p>
          </table:table-cell>
          <table:table-cell office:value-type="string">
            <text:p>Causa predefinida</text:p>
          </table:table-cell>
          <table:table-cell table:style-name="ce10" office:value-type="string">
            <text:p>Predefined Cause</text:p>
          </table:table-cell>
          <table:table-cell table:style-name="ce15" office:value-type="string">
            <text:p>Cause pré -</text:p>
          </table:table-cell>
          <table:table-cell table:style-name="ce5" office:value-type="string">
            <text:p>Causa pré-definida</text:p>
          </table:table-cell>
          <table:table-cell table:style-name="ce16" office:value-type="string">
            <text:p>Ingrese un nombre</text:p>
          </table:table-cell>
          <table:table-cell table:style-name="ce10" office:value-type="string">
            <text:p>Input a name</text:p>
          </table:table-cell>
          <table:table-cell table:style-name="ce10" office:value-type="string">
            <text:p>Input a name</text:p>
          </table:table-cell>
          <table:table-cell table:style-name="ce5" office:value-type="string">
            <text:p>Insira um nome</text:p>
          </table:table-cell>
          <table:table-cell table:style-name="ce20" office:value-type="string">
            <text:p>Nombre de la causa predefinida. Sólo el administrador de la base de datos podrá editar el nombre de la causa para asemejarlo al término local más reconocido siempre que coincida con la definición.</text:p>
          </table:table-cell>
          <table:table-cell table:style-name="ce10" office:value-type="string">
            <text:p>Name of the predefined cause. Only the Administrator of the database may edit the name of the Cause in order to approximate the best-known local terminology, always taking into account the definition.</text:p>
          </table:table-cell>
          <table:table-cell table:style-name="ce10" office:value-type="string">
            <text:p>Name of the predefined cause. Only the Administrator of the database may edit the name of the Cause in order to approximate the best-known local terminology, always taking into account the definition.</text:p>
          </table:table-cell>
          <table:table-cell table:style-name="ce5" office:value-type="string">
            <text:p>Nome da causa pré-definida. Somente o administrador do banco de dados poderá editar o nome da causa de modo a assemelhar-se ao termo local conhecido, com a condição de que coincida com a definiç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CauPersonName</text:p>
          </table:table-cell>
          <table:table-cell office:value-type="float" office:value="52">
            <text:p>52</text:p>
          </table:table-cell>
          <table:table-cell office:value-type="string">
            <text:p>Causa personalizada</text:p>
          </table:table-cell>
          <table:table-cell table:style-name="ce10" office:value-type="string">
            <text:p>Personalised cause</text:p>
          </table:table-cell>
          <table:table-cell table:style-name="ce15" office:value-type="string">
            <text:p>Personnalisé cause</text:p>
          </table:table-cell>
          <table:table-cell table:style-name="ce5" office:value-type="string">
            <text:p>Causa personalizada</text:p>
          </table:table-cell>
          <table:table-cell table:style-name="ce16" office:value-type="string">
            <text:p>Ingrese un nombre</text:p>
          </table:table-cell>
          <table:table-cell table:style-name="ce10" office:value-type="string">
            <text:p>Input a name</text:p>
          </table:table-cell>
          <table:table-cell table:style-name="ce10" office:value-type="string">
            <text:p>Input a name</text:p>
          </table:table-cell>
          <table:table-cell table:style-name="ce5" office:value-type="string">
            <text:p>Insira um nome</text:p>
          </table:table-cell>
          <table:table-cell table:style-name="ce20" office:value-type="string">
            <text:p>Nombre la causa personalizada. Sólo el administrador de la base de datos podrá crear una causa. Estas causas sólo podrán ser consultadas en la base de datos donde se crearon. </text:p>
          </table:table-cell>
          <table:table-cell table:style-name="ce12" office:value-type="string">
            <text:p>Name of the Personalised Cause. Only the Administrator of the database may create a new Cause. These Causes may only be consulted in the database where they were created.</text:p>
          </table:table-cell>
          <table:table-cell table:style-name="ce12" office:value-type="string">
            <text:p>Name of the Personalised Cause. Only the Administrator of the database may create a new Cause. These Causes may only be consulted in the database where they were created.</text:p>
          </table:table-cell>
          <table:table-cell table:style-name="ce5" office:value-type="string">
            <text:p>Nome da causa personalizada. Somente o administrador do banco de dados poderá criar uma causa. Estas causas somente poderão ser consultadas no banco de dados onde foram criada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CauPredefDef</text:p>
          </table:table-cell>
          <table:table-cell office:value-type="float" office:value="53">
            <text:p>53</text:p>
          </table:table-cell>
          <table:table-cell office:value-type="string">
            <text:p>Definición</text:p>
          </table:table-cell>
          <table:table-cell table:style-name="ce10" office:value-type="string">
            <text:p>Definition</text:p>
          </table:table-cell>
          <table:table-cell table:style-name="ce15" office:value-type="string">
            <text:p>Définition</text:p>
          </table:table-cell>
          <table:table-cell table:style-name="ce5" office:value-type="string">
            <text:p>Definição</text:p>
          </table:table-cell>
          <table:table-cell table:style-name="ce16" office:value-type="string">
            <text:p>Texto o palabras claves</text:p>
          </table:table-cell>
          <table:table-cell table:style-name="ce10" office:value-type="string">
            <text:p>Text or key words</text:p>
          </table:table-cell>
          <table:table-cell table:style-name="ce10" office:value-type="string">
            <text:p>Text or key words</text:p>
          </table:table-cell>
          <table:table-cell table:style-name="ce5" office:value-type="string">
            <text:p>Texto ou palavras-chave</text:p>
          </table:table-cell>
          <table:table-cell table:style-name="ce20" office:value-type="string">
            <text:p>Texto descriptivo de la causa predefinida. A diferencia del nombre, la definición no podrá ser alterada con el fin de garantizar la comparabilidad entre bases de datos.</text:p>
          </table:table-cell>
          <table:table-cell table:style-name="ce12" office:value-type="string">
            <text:p>Descriptive text of the Predefined Cause. In contrast to the name, the definition may not be altered. This is in order to guarantee comparability between databases.</text:p>
          </table:table-cell>
          <table:table-cell table:style-name="ce12" office:value-type="string">
            <text:p>Descriptive text of the Predefined Cause. In contrast to the name, the definition may not be altered. This is in order to guarantee comparability between databases.</text:p>
          </table:table-cell>
          <table:table-cell table:style-name="ce5" office:value-type="string">
            <text:p>Texto descritivo da causa pré-definida. A diferença do nome, a definição não poderá ser alterada, a fim de garantir a comparação entre os bancos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CauPersonDef</text:p>
          </table:table-cell>
          <table:table-cell office:value-type="float" office:value="54">
            <text:p>54</text:p>
          </table:table-cell>
          <table:table-cell office:value-type="string">
            <text:p>Definición</text:p>
          </table:table-cell>
          <table:table-cell table:style-name="ce11" office:value-type="string">
            <text:p>Definition</text:p>
          </table:table-cell>
          <table:table-cell table:style-name="ce15" office:value-type="string">
            <text:p>Définition</text:p>
          </table:table-cell>
          <table:table-cell table:style-name="ce5" office:value-type="string">
            <text:p>Definição</text:p>
          </table:table-cell>
          <table:table-cell table:style-name="ce16" office:value-type="string">
            <text:p>Texto o palabras claves</text:p>
          </table:table-cell>
          <table:table-cell table:style-name="ce11" office:value-type="string">
            <text:p>Text or key words</text:p>
          </table:table-cell>
          <table:table-cell table:style-name="ce11" office:value-type="string">
            <text:p>Text or key words</text:p>
          </table:table-cell>
          <table:table-cell table:style-name="ce5" office:value-type="string">
            <text:p>Texto ou palavras-chave</text:p>
          </table:table-cell>
          <table:table-cell table:style-name="ce20" office:value-type="string">
            <text:p>Texto descriptivo de la causa.</text:p>
          </table:table-cell>
          <table:table-cell table:style-name="ce10" office:value-type="string">
            <text:p>Descriptive text of the Cause.</text:p>
          </table:table-cell>
          <table:table-cell table:style-name="ce10" office:value-type="string">
            <text:p>Descriptive text of the Cause.</text:p>
          </table:table-cell>
          <table:table-cell table:style-name="ce5" office:value-type="string">
            <text:p>Texto descritivo da caus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CauActive</text:p>
          </table:table-cell>
          <table:table-cell office:value-type="float" office:value="55">
            <text:p>55</text:p>
          </table:table-cell>
          <table:table-cell office:value-type="string">
            <text:p>Activa</text:p>
          </table:table-cell>
          <table:table-cell table:style-name="ce10" office:value-type="string">
            <text:p>Active</text:p>
          </table:table-cell>
          <table:table-cell table:style-name="ce15" office:value-type="string">
            <text:p>Active</text:p>
          </table:table-cell>
          <table:table-cell table:style-name="ce5" office:value-type="string">
            <text:p>Ativar</text:p>
          </table:table-cell>
          <table:table-cell table:style-name="ce16" office:value-type="string">
            <text:p>Marque o desmarque esta opción</text:p>
          </table:table-cell>
          <table:table-cell table:style-name="ce10" office:value-type="string">
            <text:p>Select or deselect this option</text:p>
          </table:table-cell>
          <table:table-cell table:style-name="ce10" office:value-type="string">
            <text:p>Select or deselect this option</text:p>
          </table:table-cell>
          <table:table-cell table:style-name="ce5" office:value-type="string">
            <text:p>Marque ou desmarque esta opção</text:p>
          </table:table-cell>
          <table:table-cell table:style-name="ce20" office:value-type="string">
            <text:p>Indica si la causa estará disponible o nó para visualizarse en la Ficha básica. Esto puede ser útil en los casos donde la causa no tenga aplicabilidad para la base de datos.</text:p>
          </table:table-cell>
          <table:table-cell table:style-name="ce10" office:value-type="string">
            <text:p>This indicates whether the Cause will be visible or not in the basic Record. This may be useful in cases where the cause is not applicable in the database.</text:p>
          </table:table-cell>
          <table:table-cell table:style-name="ce10" office:value-type="string">
            <text:p>This indicates whether the Cause will be visible or not in the basic Record. This may be useful in cases where the cause is not applicable in the database.</text:p>
          </table:table-cell>
          <table:table-cell table:style-name="ce5" office:value-type="string">
            <text:p>Indica se a causa estará ou não disponível para visualização no formulário básico. Isto pode ser útil nos casos onde a causa não tenha aplicabilidade para 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ExtraEffect</text:p>
          </table:table-cell>
          <table:table-cell office:value-type="float" office:value="56">
            <text:p>56</text:p>
          </table:table-cell>
          <table:table-cell office:value-type="string">
            <text:p>Administración de efectos adicionales</text:p>
          </table:table-cell>
          <table:table-cell table:style-name="ce10" office:value-type="string">
            <text:p>Administration of Additional Effects</text:p>
          </table:table-cell>
          <table:table-cell table:style-name="ce15" office:value-type="string">
            <text:p>Administration d'autres effets</text:p>
          </table:table-cell>
          <table:table-cell table:style-name="ce5" office:value-type="string">
            <text:p>Administração de efeitos adicionais</text:p>
          </table:table-cell>
          <table:table-cell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office:value-type="string">
            <text:p>Gestión de los campos de Efectos Adicionales y Grupos de Efectos</text:p>
          </table:table-cell>
          <table:table-cell table:style-name="ce12" office:value-type="string">
            <text:p>Management of the Additional Effects fields and Groups of Effects.</text:p>
          </table:table-cell>
          <table:table-cell table:style-name="ce12" office:value-type="string">
            <text:p>Management of the Additional Effects fields and Groups of Effects.</text:p>
          </table:table-cell>
          <table:table-cell table:style-name="ce5" office:value-type="string">
            <text:p>Gestão dos campos de Efeitos Adicionais e Grupos de Efeit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EEFieldLabel</text:p>
          </table:table-cell>
          <table:table-cell office:value-type="float" office:value="57">
            <text:p>57</text:p>
          </table:table-cell>
          <table:table-cell office:value-type="string">
            <text:p>Etiqueta</text:p>
          </table:table-cell>
          <table:table-cell table:style-name="ce10" office:value-type="string">
            <text:p>Label</text:p>
          </table:table-cell>
          <table:table-cell table:style-name="ce15" office:value-type="string">
            <text:p>Label</text:p>
          </table:table-cell>
          <table:table-cell table:style-name="ce5" office:value-type="string">
            <text:p>Rótulo</text:p>
          </table:table-cell>
          <table:table-cell office:value-type="string">
            <text:p>Ingrese un nombre</text:p>
          </table:table-cell>
          <table:table-cell table:style-name="ce10" office:value-type="string">
            <text:p>Input a name</text:p>
          </table:table-cell>
          <table:table-cell table:style-name="ce10" office:value-type="string">
            <text:p>Input a name</text:p>
          </table:table-cell>
          <table:table-cell table:style-name="ce5" office:value-type="string">
            <text:p>Insira um nome</text:p>
          </table:table-cell>
          <table:table-cell office:value-type="string">
            <text:p>Nombre visible del efecto adicional</text:p>
          </table:table-cell>
          <table:table-cell table:style-name="ce10" office:value-type="string">
            <text:p>Visible name of the Additional Effect</text:p>
          </table:table-cell>
          <table:table-cell table:style-name="ce10" office:value-type="string">
            <text:p>Visible name of the Additional Effect</text:p>
          </table:table-cell>
          <table:table-cell table:style-name="ce5" office:value-type="string">
            <text:p>Nome visível do efeito adicional</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EEFieldDesc</text:p>
          </table:table-cell>
          <table:table-cell office:value-type="float" office:value="58">
            <text:p>58</text:p>
          </table:table-cell>
          <table:table-cell office:value-type="string">
            <text:p>Definición</text:p>
          </table:table-cell>
          <table:table-cell table:style-name="ce10" office:value-type="string">
            <text:p>Definition</text:p>
          </table:table-cell>
          <table:table-cell table:style-name="ce15" office:value-type="string">
            <text:p>Définition</text:p>
          </table:table-cell>
          <table:table-cell table:style-name="ce5" office:value-type="string">
            <text:p>Definição</text:p>
          </table:table-cell>
          <table:table-cell office:value-type="string">
            <text:p>Texto o palabras claves</text:p>
          </table:table-cell>
          <table:table-cell table:style-name="ce10" office:value-type="string">
            <text:p>Text or key words</text:p>
          </table:table-cell>
          <table:table-cell table:style-name="ce10" office:value-type="string">
            <text:p>Text or key words</text:p>
          </table:table-cell>
          <table:table-cell table:style-name="ce5" office:value-type="string">
            <text:p>Texto ou palavras-chave</text:p>
          </table:table-cell>
          <table:table-cell office:value-type="string">
            <text:p>Descripción del campo del efecto adicional</text:p>
          </table:table-cell>
          <table:table-cell table:style-name="ce10" office:value-type="string">
            <text:p>Description of the Additional Effect field.</text:p>
          </table:table-cell>
          <table:table-cell table:style-name="ce10" office:value-type="string">
            <text:p>Description of the Additional Effect field.</text:p>
          </table:table-cell>
          <table:table-cell table:style-name="ce5" office:value-type="string">
            <text:p>Descrição do campo do efeito adicional</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EEFieldType</text:p>
          </table:table-cell>
          <table:table-cell office:value-type="float" office:value="59">
            <text:p>59</text:p>
          </table:table-cell>
          <table:table-cell office:value-type="string">
            <text:p>Tipo</text:p>
          </table:table-cell>
          <table:table-cell table:style-name="ce10" office:value-type="string">
            <text:p>Type</text:p>
          </table:table-cell>
          <table:table-cell table:style-name="ce15" office:value-type="string">
            <text:p>Type</text:p>
          </table:table-cell>
          <table:table-cell table:style-name="ce5" office:value-type="string">
            <text:p>Tipo</text:p>
          </table:table-cell>
          <table:table-cell office:value-type="string">
            <text:p>Seleccione de la lista</text:p>
          </table:table-cell>
          <table:table-cell table:style-name="ce10" office:value-type="string">
            <text:p>Select from the list</text:p>
          </table:table-cell>
          <table:table-cell table:style-name="ce10" office:value-type="string">
            <text:p>Select from the list</text:p>
          </table:table-cell>
          <table:table-cell table:style-name="ce5" office:value-type="string">
            <text:p>Selecione da lista</text:p>
          </table:table-cell>
          <table:table-cell office:value-type="string">
            <text:p>Tipo de dato a consignar</text:p>
          </table:table-cell>
          <table:table-cell table:style-name="ce10" office:value-type="string">
            <text:p>Type of data to be consigned.</text:p>
          </table:table-cell>
          <table:table-cell table:style-name="ce10" office:value-type="string">
            <text:p>Type of data to be consigned.</text:p>
          </table:table-cell>
          <table:table-cell table:style-name="ce5" office:value-type="string">
            <text:p>Tipo de dado a inserir </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EEFieldSize</text:p>
          </table:table-cell>
          <table:table-cell office:value-type="float" office:value="60">
            <text:p>60</text:p>
          </table:table-cell>
          <table:table-cell office:value-type="string">
            <text:p>Tamaño</text:p>
          </table:table-cell>
          <table:table-cell table:style-name="ce10" office:value-type="string">
            <text:p>Size</text:p>
          </table:table-cell>
          <table:table-cell table:style-name="ce15" office:value-type="string">
            <text:p>Taille</text:p>
          </table:table-cell>
          <table:table-cell table:style-name="ce5" office:value-type="string">
            <text:p>Tamanho</text:p>
          </table:table-cell>
          <table:table-cell office:value-type="string">
            <text:p>Valor numérico</text:p>
          </table:table-cell>
          <table:table-cell table:style-name="ce10" office:value-type="string">
            <text:p>Numerical value</text:p>
          </table:table-cell>
          <table:table-cell table:style-name="ce10" office:value-type="string">
            <text:p>Numerical value</text:p>
          </table:table-cell>
          <table:table-cell table:style-name="ce5" office:value-type="string">
            <text:p>Valor numérico</text:p>
          </table:table-cell>
          <table:table-cell office:value-type="string">
            <text:p>Longitud máxima del campo</text:p>
          </table:table-cell>
          <table:table-cell table:style-name="ce10" office:value-type="string">
            <text:p>Maximum field length.</text:p>
          </table:table-cell>
          <table:table-cell table:style-name="ce10" office:value-type="string">
            <text:p>Maximum field length.</text:p>
          </table:table-cell>
          <table:table-cell table:style-name="ce5" office:value-type="string">
            <text:p>Largura máxima do camp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EEFieldOrder</text:p>
          </table:table-cell>
          <table:table-cell office:value-type="float" office:value="61">
            <text:p>61</text:p>
          </table:table-cell>
          <table:table-cell office:value-type="string">
            <text:p>Orden</text:p>
          </table:table-cell>
          <table:table-cell table:style-name="ce10" office:value-type="string">
            <text:p>Order</text:p>
          </table:table-cell>
          <table:table-cell table:style-name="ce15" office:value-type="string">
            <text:p>Ordre</text:p>
          </table:table-cell>
          <table:table-cell table:style-name="ce5" office:value-type="string">
            <text:p>Ordem</text:p>
          </table:table-cell>
          <table:table-cell office:value-type="string">
            <text:p>Valor numérico</text:p>
          </table:table-cell>
          <table:table-cell table:style-name="ce10" office:value-type="string">
            <text:p>Numerical value</text:p>
          </table:table-cell>
          <table:table-cell table:style-name="ce10" office:value-type="string">
            <text:p>Numerical value</text:p>
          </table:table-cell>
          <table:table-cell table:style-name="ce5" office:value-type="string">
            <text:p>Valor numérico</text:p>
          </table:table-cell>
          <table:table-cell office:value-type="string">
            <text:p>Orden de visualización</text:p>
          </table:table-cell>
          <table:table-cell table:style-name="ce10" office:value-type="string">
            <text:p>Visualisation order</text:p>
          </table:table-cell>
          <table:table-cell table:style-name="ce10" office:value-type="string">
            <text:p>Visualisation order</text:p>
          </table:table-cell>
          <table:table-cell table:style-name="ce5" office:value-type="string">
            <text:p>Ordem de visualizaç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EEFieldActive</text:p>
          </table:table-cell>
          <table:table-cell office:value-type="float" office:value="62">
            <text:p>62</text:p>
          </table:table-cell>
          <table:table-cell office:value-type="string">
            <text:p>Activo</text:p>
          </table:table-cell>
          <table:table-cell table:style-name="ce10" office:value-type="string">
            <text:p>Active</text:p>
          </table:table-cell>
          <table:table-cell table:style-name="ce15" office:value-type="string">
            <text:p>Active</text:p>
          </table:table-cell>
          <table:table-cell table:style-name="ce5" office:value-type="string">
            <text:p>Ativar</text:p>
          </table:table-cell>
          <table:table-cell office:value-type="string">
            <text:p>Marque o desmarque esta opción</text:p>
          </table:table-cell>
          <table:table-cell table:style-name="ce10" office:value-type="string">
            <text:p>Select or deselect this option</text:p>
          </table:table-cell>
          <table:table-cell table:style-name="ce10" office:value-type="string">
            <text:p>Select or deselect this option</text:p>
          </table:table-cell>
          <table:table-cell table:style-name="ce5" office:value-type="string">
            <text:p>Marque ou desmarque esta opção</text:p>
          </table:table-cell>
          <table:table-cell office:value-type="string">
            <text:p>Indica si se encuentra activo. Si se desactiva, los usuarios ya no podrán visualizarlo en los módulos DesInventar.</text:p>
          </table:table-cell>
          <table:table-cell table:style-name="ce12" office:value-type="string">
            <text:p>Indicates whether this is active. If deactivated, users will not be able to see this in Module DesInventar.</text:p>
          </table:table-cell>
          <table:table-cell table:style-name="ce12" office:value-type="string">
            <text:p>Indicates whether this is active. If deactivated, users will not be able to see this in Module DesInventar.</text:p>
          </table:table-cell>
          <table:table-cell table:style-name="ce5" office:value-type="string">
            <text:p>Indica se o campo encontra-se ativo. Caso seja desativado, os usuários não poderão visualizá-lo nos módulos DesInventar.</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EEFieldPublic</text:p>
          </table:table-cell>
          <table:table-cell office:value-type="float" office:value="63">
            <text:p>63</text:p>
          </table:table-cell>
          <table:table-cell office:value-type="string">
            <text:p>Público</text:p>
          </table:table-cell>
          <table:table-cell table:style-name="ce10" office:value-type="string">
            <text:p>Public</text:p>
          </table:table-cell>
          <table:table-cell table:style-name="ce15" office:value-type="string">
            <text:p>Publique</text:p>
          </table:table-cell>
          <table:table-cell table:style-name="ce5" office:value-type="string">
            <text:p>Público</text:p>
          </table:table-cell>
          <table:table-cell office:value-type="string">
            <text:p>Marque o desmarque esta opción</text:p>
          </table:table-cell>
          <table:table-cell table:style-name="ce10" office:value-type="string">
            <text:p>Select or deselect this option</text:p>
          </table:table-cell>
          <table:table-cell table:style-name="ce10" office:value-type="string">
            <text:p>Select or deselect this option</text:p>
          </table:table-cell>
          <table:table-cell table:style-name="ce5" office:value-type="string">
            <text:p>Marque ou desmarque esta opção</text:p>
          </table:table-cell>
          <table:table-cell office:value-type="string">
            <text:p>Indica si el campo será de consulta pública por el módulo DesConsultar</text:p>
          </table:table-cell>
          <table:table-cell table:style-name="ce12" office:value-type="string">
            <text:p>Indicates whether the field is for public consultation in Module DesConsultar module.</text:p>
          </table:table-cell>
          <table:table-cell table:style-name="ce12" office:value-type="string">
            <text:p>Indicates whether the field is for public consultation in Module DesConsultar module.</text:p>
          </table:table-cell>
          <table:table-cell table:style-name="ce5" office:value-type="string">
            <text:p>Indica se o campo será de consulta pública pelo módulo DesConsultar.</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6">
          <table:table-cell table:style-name="ce2" office:value-type="string">
            <text:p>DB</text:p>
          </table:table-cell>
          <table:table-cell office:value-type="string">
            <text:p>Import</text:p>
          </table:table-cell>
          <table:table-cell office:value-type="float" office:value="68">
            <text:p>68</text:p>
          </table:table-cell>
          <table:table-cell office:value-type="string">
            <text:p>Importación de fichas</text:p>
          </table:table-cell>
          <table:table-cell office:value-type="string">
            <text:p>Datacard importation</text:p>
          </table:table-cell>
          <table:table-cell table:style-name="ce15" office:value-type="string">
            <text:p>L'importation de données</text:p>
          </table:table-cell>
          <table:table-cell table:style-name="ce5" office:value-type="string">
            <text:p>Importação de formulários</text:p>
          </table:table-cell>
          <table:table-cell office:value-type="string">
            <text:p>XX</text:p>
          </table:table-cell>
          <table:table-cell table:number-columns-repeated="2" office:value-type="string">
            <text:p><text:s/></text:p>
          </table:table-cell>
          <table:table-cell table:style-name="ce5" office:value-type="string">
            <text:p><text:s/></text:p>
          </table:table-cell>
          <table:table-cell office:value-type="string">
            <text:p>La importación de fichas permite ingresar registros de desastres a DesInventar de forma masiva. Requiere un archivo en formato CSV y cada ficha requiere tener un número serial único, una fecha de ocurrencia, un código de la unidad geográfica, una fuente, un evento y una causa.</text:p>
          </table:table-cell>
          <table:table-cell table:number-columns-repeated="2" office:value-type="string">
            <text:p>Datacard importation let insert disaster's registers to DesInventar in masive way. Require a file in CSV format and each datacard must have a unique serial, a date, geography unit, datasource, a event and a cause.</text:p>
          </table:table-cell>
          <table:table-cell table:style-name="ce5" office:value-type="string">
            <text:p>A importação de formulários permite ingressar registros de desastres em DesInventar de forma massiva. Requere-se um arquivo CSV e cada formulário deve ter um número serial único, uma data de ocorrência, um código da unidade geográfica, uma fonte, um evento e uma caus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7">
          <table:table-cell office:value-type="string">
            <text:p>Disaster</text:p>
          </table:table-cell>
          <table:table-cell office:value-type="string">
            <text:p>Serial</text:p>
          </table:table-cell>
          <table:table-cell office:value-type="float" office:value="1">
            <text:p>1</text:p>
          </table:table-cell>
          <table:table-cell table:style-name="ce9" office:value-type="string">
            <text:p>Serial</text:p>
          </table:table-cell>
          <table:table-cell table:style-name="ce10" office:value-type="string">
            <text:p>Serial</text:p>
          </table:table-cell>
          <table:table-cell table:style-name="ce15" office:value-type="string">
            <text:p>Série</text:p>
          </table:table-cell>
          <table:table-cell table:style-name="ce5" office:value-type="string">
            <text:p>Serial</text:p>
          </table:table-cell>
          <table:table-cell table:style-name="ce9" office:value-type="string">
            <text:p>No duplicado Max 40 caracteres</text:p>
          </table:table-cell>
          <table:table-cell table:style-name="ce10" office:value-type="string">
            <text:p>No duplicates. Max 40 characters</text:p>
          </table:table-cell>
          <table:table-cell table:style-name="ce10" office:value-type="string">
            <text:p>No duplicates. Max 40 characters</text:p>
          </table:table-cell>
          <table:table-cell table:style-name="ce5" office:value-type="string">
            <text:p>Não duplicado Max 40 caracteres</text:p>
          </table:table-cell>
          <table:table-cell table:style-name="ce22" office:value-type="string">
            <text:p>Número que identifica cada ficha. Se puede utilizar una sigla o un código, se recomienda asignar números secuenciales. Se pueden incluir letras, guiones y otros caracteres. El identificador o Número serial es único para cada Ficha.</text:p>
          </table:table-cell>
          <table:table-cell table:style-name="ce33" office:value-type="string">
            <text:p><text:span text:style-name="T4">Number which identifies each record. </text:span><text:span text:style-name="T4">Symbols/Acronyms/Abbreviations </text:span><text:span text:style-name="T3"><text:s/></text:span><text:span text:style-name="T4">or codes may be used. </text:span><text:span text:style-name="T4">Use of sequential numbering is recommended. Letters, </text:span><text:span text:style-name="T4">dashes and other characters may be used. The identifier or </text:span><text:span text:style-name="T4">Serial number is unique for every record.</text:span></text:p>
          </table:table-cell>
          <table:table-cell table:style-name="ce33" office:value-type="string">
            <text:p><text:span text:style-name="T4">Number which identifies each record. </text:span><text:span text:style-name="T4">Symbols/Acronyms/Abbreviations </text:span><text:span text:style-name="T3"><text:s/></text:span><text:span text:style-name="T4">or codes may be used. </text:span><text:span text:style-name="T4">Use of sequential numbering is recommended. Letters, </text:span><text:span text:style-name="T4">dashes and other characters may be used. The identifier or </text:span><text:span text:style-name="T4">Serial number is unique for every record.</text:span></text:p>
          </table:table-cell>
          <table:table-cell table:style-name="ce5" office:value-type="string">
            <text:p>Número que identifica cada formulário. Pode-se utilizar uma sigla ou um código. Recomenda-se designar números seqüenciais. Podem-se incluir letras, roteiros ou outros caracteres. O identificador ou número serial é único para cada formulário.</text:p>
          </table:table-cell>
          <table:table-cell table:style-name="ce9" office:value-type="string">
            <text:p>Antes de iniciar el ingreso de información a su inventario diseñe una estrategia para la identificación de los seriales. Hay varias opciones dependiendo de sus necesidades. A continuación dos posibilidades: &lt;br&gt;&lt;br&gt; a. Puede utilizar los primeros dígitos del serial para identificar el año en el que ocurrió el desastre y en los siguientes dígitos utilizar un número para identificar cada ficha, por ejemplo 1978-1200, correspondería al registro número 1200 del año 1978.&lt;br&gt;b. Si el inventario que va a construir es el de un sistema nacional que trabaja en prevención y atención de desastres, el cual opera por zonas, usted podría incluir en el serial un código para identificar los seriales provenientes de cada zona operativa. Por ejemplo la zona operativa del occidente del pais podría registrar una ficha como OCC-1200, o, OCC-1978-1200. Donde OCC es el código que identifica la zona occidente del país y 1200 correspondería al serial. &lt;br&gt;&lt;br&gt;Si en su institución se guardan registros en papel (formatos) o en digital con datos de los desastres (fotos, reportes) usted puede anotar el Serial en dichos documentos para facilitar posteriores búsquedas de información.&lt;br&gt;&lt;br&gt;Esta numeración es independiente de la codificación interna de las registros en la base de datos, por eso puede ser manipulada según necesidades del inventariador.</text:p>
          </table:table-cell>
          <table:table-cell table:style-name="ce39" office:value-type="string">
            <text:p>Before starting input of information into your inventory, design a strategy for the identification of the serial numbers. There are various options depending on your needs. Here are two possibilities:&lt;br&gt;&lt;br&gt;Use the first digits of the serial to identify the year in which the disaster took place and the following digits to specify a number which identifies each record. For example 1978-1200 would refer to the registered number 1200 of the year 1978. <text:span text:style-name="T2">If the inventory you are </text:span><text:span text:style-name="T2">constructing is for a national system which </text:span><text:span text:style-name="T2">works in the prevention of and attention to </text:span><text:span text:style-name="T2">disasters, which would work in zones, the Serial </text:span><text:span text:style-name="T2">number may include a code which identifies the </text:span><text:span text:style-name="T2">serial as belonging to a particular operating </text:span><text:span text:style-name="T2">zone. For example, the operative zone in the </text:span><text:span text:style-name="T2">west of the country may register a record as </text:span><text:span text:style-name="T2">WES</text:span><text:span text:style-name="T24"> </text:span><text:span text:style-name="T2">-1200, or, WES-1978-1200, where WES </text:span><text:span text:style-name="T2">is the code which identifies the western zone of </text:span><text:span text:style-name="T2">the country and 1200 corresponds to the </text:span><text:span text:style-name="T2">serial.&lt;br&gt;&lt;br&gt;</text:span>If your institution maintains a paper register (forms) or a digital register (photos, reports) of the disaster data, you may add the Serial to these documents in order to facilitate later searches for information.&lt;br&gt;&lt;br&gt;This numbering is independent of the internal coding of the registers in the database, and can therefore be manipulated according to the needs of the inventory.</text:p>
          </table:table-cell>
          <table:table-cell table:style-name="ce39" office:value-type="string">
            <text:p>Before starting input of information into your inventory, design a strategy for the identification of the serial numbers. There are various options depending on your needs. Here are two possibilities:&lt;br&gt;&lt;br&gt;Use the first digits of the serial to identify the year in which the disaster took place and the following digits to specify a number which identifies each record. For example 1978-1200 would refer to the registered number 1200 of the year 1978. <text:span text:style-name="T2">If the inventory you are </text:span><text:span text:style-name="T2">constructing is for a national system which </text:span><text:span text:style-name="T2">works in the prevention of and attention to </text:span><text:span text:style-name="T2">disasters, which would work in zones, the Serial </text:span><text:span text:style-name="T2">number may include a code which identifies the </text:span><text:span text:style-name="T2">serial as belonging to a particular operating </text:span><text:span text:style-name="T2">zone. For example, the operative zone in the </text:span><text:span text:style-name="T2">west of the country may register a record as </text:span><text:span text:style-name="T2">WES</text:span><text:span text:style-name="T24"> </text:span><text:span text:style-name="T2">-1200, or, WES-1978-1200, where WES </text:span><text:span text:style-name="T2">is the code which identifies the western zone of </text:span><text:span text:style-name="T2">the country and 1200 corresponds to the </text:span><text:span text:style-name="T2">serial.&lt;br&gt;&lt;br&gt;</text:span>If your institution maintains a paper register (forms) or a digital register (photos, reports) of the disaster data, you may add the Serial to these documents in order to facilitate later searches for information.&lt;br&gt;&lt;br&gt;This numbering is independent of the internal coding of the registers in the database, and can therefore be manipulated according to the needs of the inventory.</text:p>
          </table:table-cell>
          <table:table-cell table:style-name="ce5" office:value-type="string">
            <text:p>Antes de iniciar o ingresso de informações a seu inventário elabore uma estratégia para a identificação dos seriais. Existem várias opções dependendo de suas necessidades. A continuação duas possibilidades: &lt;br&gt;&lt;br&gt; a. Pode utilizar os primeiros dígitos do serial para identificar o ano em que ocorreu o desastre e nos dígitos seguintes <text:s/>utilizar um número para identificar cada formulário, por exemplo 1978-1200 corresponde ao registro número 1200 do ano de 1978.&lt;br&gt;b. Se o inventário que você irá construir é de um sistema nacional que trabalha na prevenção e atendimento de desastres, o qual opera por zonas, você poderá incluir no serial um código para identificar os seriais provenientes de cada zona operacional. Por exemplo, a zona operacional de um Estado do País poderia registrar um formulário como RS-1200, ou, RS-1978-1200, onde RS é o código que identifica o Estado do Rio Grande do Sul e 1200 corresponde ao serial. &lt;br&gt;&lt;br&gt;Se na sua instituição se arquivam registros em papel ou em formato digital com dados dos desastres (fotos, reportagens) você pode anotar o Serial nos documentos para facilitar posteriores pesquisas.&lt;br&gt;&lt;br&gt;Esta numeração é independente da codificação interna dos registros no banco de dados, por isso pode ser manipulada de acordo com as necessidades do usuário.</text:p>
          </table:table-cell>
          <table:table-cell table:number-columns-repeated="236"/>
        </table:table-row>
        <table:table-row table:style-name="ro8">
          <table:table-cell office:value-type="string">
            <text:p>Disaster</text:p>
          </table:table-cell>
          <table:table-cell office:value-type="string">
            <text:p>BeginTime</text:p>
          </table:table-cell>
          <table:table-cell office:value-type="float" office:value="2">
            <text:p>2</text:p>
          </table:table-cell>
          <table:table-cell table:style-name="ce9" office:value-type="string">
            <text:p>Fecha Inicio</text:p>
          </table:table-cell>
          <table:table-cell table:style-name="ce10" office:value-type="string">
            <text:p>Start date</text:p>
          </table:table-cell>
          <table:table-cell table:style-name="ce15" office:value-type="string">
            <text:p>Date de début</text:p>
          </table:table-cell>
          <table:table-cell table:style-name="ce5" office:value-type="string">
            <text:p>Data inicial</text:p>
          </table:table-cell>
          <table:table-cell table:style-name="ce9" office:value-type="string">
            <text:p>Escriba una fecha en formato AAAA-MM-DD</text:p>
          </table:table-cell>
          <table:table-cell table:style-name="ce10" office:value-type="string">
            <text:p>Input date in YYYY-MM-DD format</text:p>
          </table:table-cell>
          <table:table-cell table:style-name="ce10" office:value-type="string">
            <text:p>Input date in YYYY-MM-DD format</text:p>
          </table:table-cell>
          <table:table-cell table:style-name="ce5" office:value-type="string">
            <text:p>Escreva uma data no formato AAAA-MM-DD</text:p>
          </table:table-cell>
          <table:table-cell table:style-name="ce22" office:value-type="string">
            <text:p>En este campo se consignan el año, mes y día de ocurrencia del desastre.</text:p>
          </table:table-cell>
          <table:table-cell table:style-name="ce10" office:value-type="string">
            <text:p>In this field, the year, month and date of the occurrence of the disaster is registered.</text:p>
          </table:table-cell>
          <table:table-cell table:style-name="ce10" office:value-type="string">
            <text:p>In this field, the year, month and date of the occurrence of the disaster is registered.</text:p>
          </table:table-cell>
          <table:table-cell table:style-name="ce5" office:value-type="string">
            <text:p>Neste campo se insere o ano, mês e dia da ocorrência do desastre.</text:p>
          </table:table-cell>
          <table:table-cell table:style-name="ce9" office:value-type="string">
            <text:p>Aunque se busca recopilar información para los tres campos: año, mes y día, esto no siempre es posible. En algunos casos puede no ser fácil determinar con exactitud el día (incluso el mes) de inicio de una inundación, de una epidemia o de una plaga. En dichos casos se recomienda que agote los recursos disponibles para conocer el mes; sino ingrese solamente el año.</text:p>
          </table:table-cell>
          <table:table-cell table:style-name="ce10" office:value-type="string">
            <text:p>Although the intention is to gather information for the three fields: year, month and day, this is not always possible. In some cases it may not be easy to determine the day exactly (or even the month) when a flood epidemic or plague started. In these cases, it is recommended that all available sources are gone through to determine the month; otherwise, input only the year.</text:p>
          </table:table-cell>
          <table:table-cell table:style-name="ce10" office:value-type="string">
            <text:p>Although the intention is to gather information for the three fields: year, month and day, this is not always possible. In some cases it may not be easy to determine the day exactly (or even the month) when a flood epidemic or plague started. In these cases, it is recommended that all available sources are gone through to determine the month; otherwise, input only the year.</text:p>
          </table:table-cell>
          <table:table-cell table:style-name="ce5" office:value-type="string">
            <text:p>Embora se pretenda recolher informações para os três campos: ano, mês e dia, isto nem sempre é possível. Em alguns casos pode não ser fácil determinar com exatidão o dia (inclusive o mês) do início de uma inundação, de uma epidemia ou de uma praga. Nestes casos recomenda-se que se esgotem os recursos disponíveis para conhecer o mês; caso contrário insira apenas o ano.</text:p>
          </table:table-cell>
          <table:table-cell table:number-columns-repeated="236"/>
        </table:table-row>
        <table:table-row table:style-name="ro9">
          <table:table-cell office:value-type="string">
            <text:p>Disaster</text:p>
          </table:table-cell>
          <table:table-cell office:value-type="string">
            <text:p>Source</text:p>
          </table:table-cell>
          <table:table-cell office:value-type="float" office:value="3">
            <text:p>3</text:p>
          </table:table-cell>
          <table:table-cell table:style-name="ce9" office:value-type="string">
            <text:p>Fuentes </text:p>
          </table:table-cell>
          <table:table-cell table:style-name="ce10" office:value-type="string">
            <text:p>Sources</text:p>
          </table:table-cell>
          <table:table-cell table:style-name="ce15" office:value-type="string">
            <text:p>Sources</text:p>
          </table:table-cell>
          <table:table-cell table:style-name="ce5" office:value-type="string">
            <text:p>Fontes</text:p>
          </table:table-cell>
          <table:table-cell table:style-name="ce9" office:value-type="string">
            <text:p>Texto con formato</text:p>
          </table:table-cell>
          <table:table-cell table:style-name="ce10" office:value-type="string">
            <text:p>Formatted text</text:p>
          </table:table-cell>
          <table:table-cell table:style-name="ce10" office:value-type="string">
            <text:p>Formatted text</text:p>
          </table:table-cell>
          <table:table-cell table:style-name="ce5" office:value-type="string">
            <text:p>Texto com formato</text:p>
          </table:table-cell>
          <table:table-cell table:style-name="ce22" office:value-type="string">
            <text:p>Fuentes de información utilizadas para obtener los datos registrados en la Ficha. Deben incluirse una o varias fuentes según sea el caso. Éstas pueden ser: el o los medios de información, las bases de datos preexistentes y la entidad o las entidades de donde se obtuvo la información.</text:p>
          </table:table-cell>
          <table:table-cell table:style-name="ce12" office:value-type="string">
            <text:p>Sources of information used to obtain the data registered in the Record. One or more sources may be included, depending on the case. These may be: one or more media information sources, pre-existing databases and the organisation or organisations from which the information was obtained.</text:p>
          </table:table-cell>
          <table:table-cell table:style-name="ce12" office:value-type="string">
            <text:p>Sources of information used to obtain the data registered in the Record. One or more sources may be included, depending on the case. These may be: one or more media information sources, pre-existing databases and the organisation or organisations from which the information was obtained.</text:p>
          </table:table-cell>
          <table:table-cell table:style-name="ce5" office:value-type="string">
            <text:p>Fontes de informação utilizadas para obter os dados registrados no formulário. Devem incluir uma ou várias fontes conforme o caso. Estas podem ser: meios de comunicação, bancos de dados pré-existentes e a entidade(s) de onde se obteve a informação</text:p>
          </table:table-cell>
          <table:table-cell table:style-name="ce22" office:value-type="string">
            <text:p>El registro de las fuentes de información debe ser riguroso tanto para inventarios históricos con base en archivos y fuentes institucionales, como para inventarios en tiempo cuasi real en desarrollo por instituciones nacionales o locales de gestión de riesgos. Es recomendable usar abreviaturas para cada fuente y anotar sus datos en orden decreciente respecto a la calidad y credibilidad de cada una. De esta manera es más fácil evaluar los inventarios y hacer preguntas y análisis posteriores en las bases de datos. Por las mismas razones es importante que los datos sean homogéneos, es decir, usar siempre la misma ortografía, las mismas abreviaturas, tipos de letras (mayúsculas o minúsculas) y signos.</text:p>
          </table:table-cell>
          <table:table-cell table:style-name="ce10" office:value-type="string">
            <text:p>The registering of sources of information must be rigorous, as much for historic inventories based on files and institutional sources, as for those inventories being developed in quasi-real time by national or local institutions or risk management. It is recommended to use abbreviations for each source and to use a decreasing order according to the quality and credibility of each one. <text:s/>In this way, it is easier to evaluate the inventories and to later ask questions and analyse the databases. For the same reasons, it is important that the data be homogeneous, which includes the same spelling, abbreviations, type of letters (upper case or lower case) and symbols.</text:p>
          </table:table-cell>
          <table:table-cell table:style-name="ce10" office:value-type="string">
            <text:p>The registering of sources of information must be rigorous, as much for historic inventories based on files and institutional sources, as for those inventories being developed in quasi-real time by national or local institutions or risk management. It is recommended to use abbreviations for each source and to use a decreasing order according to the quality and credibility of each one. <text:s/>In this way, it is easier to evaluate the inventories and to later ask questions and analyse the databases. For the same reasons, it is important that the data be homogeneous, which includes the same spelling, abbreviations, type of letters (upper case or lower case) and symbols.</text:p>
          </table:table-cell>
          <table:table-cell table:style-name="ce5" office:value-type="string">
            <text:p>O registro das fontes de informação deve ser rigoroso tanto para inventários históricos com base em arquivos e fontes institucionais, quanto para inventários em tempo quase real em desenvolvimento por instituições nacionais ou locais de gestão de riscos. Recomenda-se o uso de abreviaturas para cada fonte e anotar seus dados em ordem decrescente em relação à qualidade e credibilidade de cada uma. Assim torna-se mais fácil avaliar os inventários e fazer perguntas e análises posteriores nos bancos de dados. Pelas mesmas razões é importante que os dados sejam homogêneos, ou seja, deve-se usar sempre a mesma ortografia, as mesmas abreviaturas, os mesmos tipos de letra (maiúsculas ou minúsculas) e sinais de pontuação.</text:p>
          </table:table-cell>
          <table:table-cell table:number-columns-repeated="236"/>
        </table:table-row>
        <table:table-row table:style-name="ro10">
          <table:table-cell office:value-type="string">
            <text:p>Disaster</text:p>
          </table:table-cell>
          <table:table-cell office:value-type="string">
            <text:p>GeographyId</text:p>
          </table:table-cell>
          <table:table-cell office:value-type="float" office:value="4">
            <text:p>4</text:p>
          </table:table-cell>
          <table:table-cell table:style-name="ce9" office:value-type="string">
            <text:p>Geografía</text:p>
          </table:table-cell>
          <table:table-cell table:style-name="ce10" office:value-type="string">
            <text:p>Geography</text:p>
          </table:table-cell>
          <table:table-cell table:style-name="ce15" office:value-type="string">
            <text:p>Géographie</text:p>
          </table:table-cell>
          <table:table-cell table:style-name="ce5" office:value-type="string">
            <text:p>Geografia</text:p>
          </table:table-cell>
          <table:table-cell table:style-name="ce9" office:value-type="string">
            <text:p>Seleccione de las listas</text:p>
          </table:table-cell>
          <table:table-cell table:style-name="ce10" office:value-type="string">
            <text:p>Select from the lists</text:p>
          </table:table-cell>
          <table:table-cell table:style-name="ce10" office:value-type="string">
            <text:p>Select from the lists</text:p>
          </table:table-cell>
          <table:table-cell table:style-name="ce5" office:value-type="string">
            <text:p>Selecione das listas</text:p>
          </table:table-cell>
          <table:table-cell table:style-name="ce22" office:value-type="string">
            <text:p>Los campos de geografía responden a la resolución y los niveles geográficos del inventario. Determine y verifique la localización del desastre (en términos de los niveles establecidos) antes de iniciar la entrada de los datos.</text:p>
          </table:table-cell>
          <table:table-cell table:style-name="ce10" office:value-type="string">
            <text:p>The geographic fields relate to the resolution and geographic levels of the inventory. They determine and verify the location of the disaster (in terms of the established levels) before starting data entry.</text:p>
          </table:table-cell>
          <table:table-cell table:style-name="ce10" office:value-type="string">
            <text:p>The geographic fields relate to the resolution and geographic levels of the inventory. They determine and verify the location of the disaster (in terms of the established levels) before starting data entry.</text:p>
          </table:table-cell>
          <table:table-cell table:style-name="ce5" office:value-type="string">
            <text:p>Os campos de geografia respondem à resolução e os níveis geográficos do inventário. Determine e verifique a localização do desastre (em termos dos níveis estabelecidos) antes de iniciar a entrada dos dados.</text:p>
          </table:table-cell>
          <table:table-cell table:style-name="ce23" office:value-type="string">
            <text:p><text:span text:style-name="T7">Utilice la fuente de información en sí misma, pero consulte, </text:span><text:span text:style-name="T7">hasta donde sea posible, la cartografía oficial para verificar </text:span><text:span text:style-name="T7">que la localización corresponda a unidades geográficas </text:span><text:span text:style-name="T7">correctas. Encontrará que muchos de los errores (p. ej. un </text:span><text:span text:style-name="T7">municipio o condado que no pertenece a un cierto estado) </text:span><text:span text:style-name="T7">pueden ser detectados por DesInventar. En otros casos, </text:span><text:span text:style-name="T7">sobre todo a partir de fuentes hemerográficas, la resolución </text:span><text:span text:style-name="T7">detallada no está disponible porque no hay seguridad sobre </text:span><text:span text:style-name="T7">cuáles de estos niveles fueron afectados; por ello, los </text:span><text:span text:style-name="T7">niveles subordinados de la geografía nó son estrictamente </text:span><text:span text:style-name="T7">obligatorios. No obstante, se espera que siempre se registre </text:span><text:span text:style-name="T7">el nivel geogr</text:span><text:span text:style-name="T8">áfico que corresponde a la resolución de la </text:span><text:span text:style-name="T8">base de datos (el de mayor detalle), ya que, de lo contrario, </text:span><text:span text:style-name="T8">se asumirá que el desastre ocurrió en todos los elementos </text:span><text:span text:style-name="T8">(unidades geográficas) del nivel superior, lo que por </text:span><text:span text:style-name="T8">supuesto influye negativamente en la calidad de la base de </text:span><text:span text:style-name="T8">datos.</text:span></text:p>
          </table:table-cell>
          <table:table-cell table:style-name="ce12" office:value-type="string">
            <text:p>Use the source of information itself, but consult, wherever possible, official cartography in order to verify that the location corresponds to correct geographical units. You will find that many of the errors (eg, a town or county which does not belong to a particular state) can be detected by DesInventar. In other cases, especially where newspaper sources are used, the detailed resolution is not available because there is no certainty about which of these levels was affected. For this reason, the subordinate geographic levels are not strictly obligatory. However, it is expected that the lowest geographic level which corresponds to the resolution in the database will be registered. Otherwise, it would be assumed that the disaster occurred in all the elements (geographic units) of the higher level, which would, of course negatively influence the quality of the database.</text:p>
          </table:table-cell>
          <table:table-cell table:style-name="ce12" office:value-type="string">
            <text:p>Use the source of information itself, but consult, wherever possible, official cartography in order to verify that the location corresponds to correct geographical units. You will find that many of the errors (eg, a town or county which does not belong to a particular state) can be detected by DesInventar. In other cases, especially where newspaper sources are used, the detailed resolution is not available because there is no certainty about which of these levels was affected. For this reason, the subordinate geographic levels are not strictly obligatory. However, it is expected that the lowest geographic level which corresponds to the resolution in the database will be registered. Otherwise, it would be assumed that the disaster occurred in all the elements (geographic units) of the higher level, which would, of course negatively influence the quality of the database.</text:p>
          </table:table-cell>
          <table:table-cell table:style-name="ce5" office:value-type="string">
            <text:p>Utilize a própria fonte de informação, mas consulte, até onde seja possível, a cartografia oficial para verificar que a localização corresponda a unidades geográficas corretas. DesInventar pode detectar muitos dos erros cometidos pelo usuário (ex. um município que não pertence a um Estado). Em outros casos, principalmente a partir de fontes jornalísticas, a resolução detalhada não está disponível porque não há segurança sobre quais destes níveis foram afetados; conseqüentemente os níveis subordinados da geografia não são estritamente obrigatórios. No entanto, espera-se que seja sempre registrado o nível geográfico correspondente à resolução do banco de dados (o de maior detalhe), caso contrário, assume-se que o desastre ocorreu em todos os elementos (unidades geográficas) do nível superior, o que influi negativamente na qualidade do banco de dados.</text:p>
          </table:table-cell>
          <table:table-cell table:number-columns-repeated="236"/>
        </table:table-row>
        <table:table-row table:style-name="ro1">
          <table:table-cell office:value-type="string">
            <text:p>Geography</text:p>
          </table:table-cell>
          <table:table-cell office:value-type="string">
            <text:p>Code</text:p>
          </table:table-cell>
          <table:table-cell office:value-type="float" office:value="5">
            <text:p>5</text:p>
          </table:table-cell>
          <table:table-cell table:style-name="ce9" office:value-type="string">
            <text:p>Cód. Geografía</text:p>
          </table:table-cell>
          <table:table-cell table:style-name="ce10" office:value-type="string">
            <text:p>Geo-Code</text:p>
          </table:table-cell>
          <table:table-cell table:style-name="ce15" office:value-type="string">
            <text:p>Code Géographie</text:p>
          </table:table-cell>
          <table:table-cell table:style-name="ce5" office:value-type="string">
            <text:p>Cod.Geografia</text:p>
          </table:table-cell>
          <table:table-cell table:style-name="ce9" office:value-type="string">
            <text:p><text:s/></text:p>
          </table:table-cell>
          <table:table-cell table:style-name="ce10" office:value-type="string">
            <text:p>Select from the lists</text:p>
          </table:table-cell>
          <table:table-cell table:style-name="ce10" office:value-type="string">
            <text:p><text:s/></text:p>
          </table:table-cell>
          <table:table-cell table:style-name="ce5" office:value-type="string">
            <text:p><text:s/></text:p>
          </table:table-cell>
          <table:table-cell table:style-name="ce22" office:value-type="string">
            <text:p>Código de la cartografía</text:p>
          </table:table-cell>
          <table:table-cell table:style-name="ce10" office:value-type="string">
            <text:p>Cartography geographic code</text:p>
          </table:table-cell>
          <table:table-cell table:style-name="ce10" office:value-type="string">
            <text:p>Cartography geographic code</text:p>
          </table:table-cell>
          <table:table-cell office:value-type="string">
            <text:p>Cartography Codes</text:p>
          </table:table-cell>
          <table:table-cell table:style-name="ce5" office:value-type="string">
            <text:p><text:s/></text:p>
          </table:table-cell>
          <table:table-cell table:style-name="ce5" office:value-type="string">
            <text:p><text:s/></text:p>
          </table:table-cell>
          <table:table-cell table:style-name="ce5" office:value-type="string">
            <text:p><text:s/></text:p>
          </table:table-cell>
          <table:table-cell table:style-name="ce5" office:value-type="string">
            <text:p><text:s/></text:p>
          </table:table-cell>
          <table:table-cell table:number-columns-repeated="236"/>
        </table:table-row>
        <table:table-row table:style-name="ro1">
          <table:table-cell office:value-type="string">
            <text:p>Geography</text:p>
          </table:table-cell>
          <table:table-cell office:value-type="string">
            <text:p>FQName</text:p>
          </table:table-cell>
          <table:table-cell office:value-type="string">
            <text:p>5</text:p>
          </table:table-cell>
          <table:table-cell table:style-name="ce9" office:value-type="string">
            <text:p>Nombre Geografía</text:p>
          </table:table-cell>
          <table:table-cell table:style-name="ce10" office:value-type="string">
            <text:p>Geography Name</text:p>
          </table:table-cell>
          <table:table-cell table:style-name="ce15" office:value-type="string">
            <text:p>Géographie</text:p>
          </table:table-cell>
          <table:table-cell table:style-name="ce5" office:value-type="string">
            <text:p>Geografia</text:p>
          </table:table-cell>
          <table:table-cell table:style-name="ce9"/>
          <table:table-cell table:style-name="ce10" table:number-columns-repeated="2"/>
          <table:table-cell table:style-name="ce5"/>
          <table:table-cell table:style-name="ce22"/>
          <table:table-cell table:style-name="ce10" table:number-columns-repeated="2"/>
          <table:table-cell/>
          <table:table-cell table:style-name="ce5" table:number-columns-repeated="4"/>
          <table:table-cell table:number-columns-repeated="236"/>
        </table:table-row>
        <table:table-row table:style-name="ro11">
          <table:table-cell office:value-type="string">
            <text:p>Disaster</text:p>
          </table:table-cell>
          <table:table-cell office:value-type="string">
            <text:p>SiteNotes</text:p>
          </table:table-cell>
          <table:table-cell office:value-type="string">
            <text:p>6</text:p>
          </table:table-cell>
          <table:table-cell table:style-name="ce9" office:value-type="string">
            <text:p>Sitio</text:p>
          </table:table-cell>
          <table:table-cell table:style-name="ce10" office:value-type="string">
            <text:p>Place</text:p>
          </table:table-cell>
          <table:table-cell table:style-name="ce15" office:value-type="string">
            <text:p>Lieu</text:p>
          </table:table-cell>
          <table:table-cell table:style-name="ce5" office:value-type="string">
            <text:p>Local</text:p>
          </table:table-cell>
          <table:table-cell table:style-name="ce9" office:value-type="string">
            <text:p>Texto descriptivo</text:p>
          </table:table-cell>
          <table:table-cell table:style-name="ce10" office:value-type="string">
            <text:p>Descriptive text</text:p>
          </table:table-cell>
          <table:table-cell table:style-name="ce10" office:value-type="string">
            <text:p>Descriptive text</text:p>
          </table:table-cell>
          <table:table-cell table:style-name="ce5" office:value-type="string">
            <text:p>Texto descritivo</text:p>
          </table:table-cell>
          <table:table-cell table:style-name="ce22" office:value-type="string">
            <text:p>Lugar específico donde ocurrió el desastre. Si el sitio corresponde con el último de los niveles geográficos reportados, no es necesario volver a digitarlo. El sitio puede ser una localidad, una vereda, un río, un territorio que cubre varias unidades geográficas, una finca o hacienda, un paraje, un lugar, una aldea, un accidente geográfico, etc., en el caso de desastres en areas rurales; y en el caso de desastres urbanos, la dirección y/o el barrio.</text:p>
          </table:table-cell>
          <table:table-cell table:style-name="ce10" office:value-type="string">
            <text:p>Specific place in which the disaster occurred. If the Place name is the same as the lowest of the geographic levels reported, it is not necessary to re-input this. In the case of rural disasters, Place can be a location, a village, a river, a territory which covers various geographic units, a farm or country house, a geographic accident, etc. In the case of urban disasters, Place should include the address and/or neighbourhood.</text:p>
          </table:table-cell>
          <table:table-cell table:style-name="ce10" office:value-type="string">
            <text:p>Specific place in which the disaster occurred. If the Place name is the same as the lowest of the geographic levels reported, it is not necessary to re-input this. In the case of rural disasters, Place can be a location, a village, a river, a territory which covers various geographic units, a farm or country house, a geographic accident, etc. In the case of urban disasters, Place should include the address and/or neighbourhood.</text:p>
          </table:table-cell>
          <table:table-cell table:style-name="ce5" office:value-type="string">
            <text:p>Lugar específico onde ocorreu um desastre. No caso de desastres em áreas rurais, este pode ser uma localidade, um povoado, um rio, um território que cobre várias unidades geográficas, um sítio ou fazenda, um parador, uma aldeia, um acidente geográfico, etc. Em desastres dentro de áreas urbanas o local corresponde ao endereço e/ou bairro. Se o local corresponde ao último dos níveis geográficos inseridos não é necessário digitá-lo novamente. </text:p>
          </table:table-cell>
          <table:table-cell table:style-name="ce9" office:value-type="string">
            <text:p>Si el sitio corresponde con el último de los niveles geográficos reportados, no es necesario volver a digitarlo. El -Sitio- puede ser una localidad, una vereda, un río, un territorio que cubre varias unidades geográficas, una finca o hacienda, un paraje, un lugar, una aldea, un accidente geográfico, etc., en el caso de desastres en areas rurales; y en el caso de desastres urbanos, la dirección y/o el barrio.</text:p>
          </table:table-cell>
          <table:table-cell table:style-name="ce10" office:value-type="string">
            <text:p>If the Place name is the same as the lowest of the geographic levels reported, it is not necessary to re-input this. In the case of rural disasters, Place can be a location, a village, a river, a territory which covers various geographic units, a farm or country house, a geographic accident, etc. In the case of urban disasters, Place should include the address and/or neighbourhood.</text:p>
          </table:table-cell>
          <table:table-cell table:style-name="ce10" office:value-type="string">
            <text:p>If the Place name is the same as the lowest of the geographic levels reported, it is not necessary to re-input this. In the case of rural disasters, Place can be a location, a village, a river, a territory which covers various geographic units, a farm or country house, a geographic accident, etc. In the case of urban disasters, Place should include the address and/or neighbourhood.</text:p>
          </table:table-cell>
          <table:table-cell table:style-name="ce5" office:value-type="string">
            <text:p>Se o local corresponde ao último dos níveis geográficos inseridos não é necessário digitá-lo novamente. No caso de desastres em áreas rurais, este pode ser uma localidade, um povoado, um rio, um território que cobre várias unidades geográficas, um sítio ou fazenda, um parador, uma aldeia, um acidente geográfico, etc. Em desastres dentro de áreas urbanas o local corresponde ao endereço e/ou bairro. </text:p>
          </table:table-cell>
          <table:table-cell table:number-columns-repeated="236"/>
        </table:table-row>
        <table:table-row table:style-name="ro2">
          <table:table-cell office:value-type="string">
            <text:p>Disaster</text:p>
          </table:table-cell>
          <table:table-cell office:value-type="string">
            <text:p>Latitude</text:p>
          </table:table-cell>
          <table:table-cell office:value-type="string">
            <text:p>7</text:p>
          </table:table-cell>
          <table:table-cell table:style-name="ce9" office:value-type="string">
            <text:p>Latitud</text:p>
          </table:table-cell>
          <table:table-cell table:style-name="ce10" office:value-type="string">
            <text:p>Latitude</text:p>
          </table:table-cell>
          <table:table-cell table:style-name="ce15" office:value-type="string">
            <text:p>Latitude</text:p>
          </table:table-cell>
          <table:table-cell table:style-name="ce5" office:value-type="string">
            <text:p>Latitude</text:p>
          </table:table-cell>
          <table:table-cell table:style-name="ce9" office:value-type="string">
            <text:p>Grados decimales</text:p>
          </table:table-cell>
          <table:table-cell table:style-name="ce10" office:value-type="string">
            <text:p>Decimal degrees</text:p>
          </table:table-cell>
          <table:table-cell table:style-name="ce10" office:value-type="string">
            <text:p>Decimal degrees</text:p>
          </table:table-cell>
          <table:table-cell table:style-name="ce5" office:value-type="string">
            <text:p>Graus decimais</text:p>
          </table:table-cell>
          <table:table-cell table:style-name="ce22" office:value-type="string">
            <text:p>Latitud del lugar específico donde ocurrió el desastre. Utilice como referencia el sistema WGS84. </text:p>
          </table:table-cell>
          <table:table-cell table:style-name="ce10" office:value-type="string">
            <text:p>Latitude of the specific place where the disaster occurred. Use as reference the system WGS84.</text:p>
          </table:table-cell>
          <table:table-cell table:style-name="ce10" office:value-type="string">
            <text:p>Latitude of the specific place where the disaster occurred. Use as reference the system WGS84.</text:p>
          </table:table-cell>
          <table:table-cell table:style-name="ce5" office:value-type="string">
            <text:p>Latitude do lugar específico onde ocorreu o desastre. Utilize como referência o sistema WGS84.</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Disaster</text:p>
          </table:table-cell>
          <table:table-cell office:value-type="string">
            <text:p>Longitude</text:p>
          </table:table-cell>
          <table:table-cell office:value-type="string">
            <text:p>8</text:p>
          </table:table-cell>
          <table:table-cell table:style-name="ce9" office:value-type="string">
            <text:p>Longitud</text:p>
          </table:table-cell>
          <table:table-cell table:style-name="ce10" office:value-type="string">
            <text:p>Longitude</text:p>
          </table:table-cell>
          <table:table-cell table:style-name="ce15" office:value-type="string">
            <text:p>Longitude</text:p>
          </table:table-cell>
          <table:table-cell table:style-name="ce5" office:value-type="string">
            <text:p>Longitude</text:p>
          </table:table-cell>
          <table:table-cell table:style-name="ce9" office:value-type="string">
            <text:p>Grados decimales</text:p>
          </table:table-cell>
          <table:table-cell table:style-name="ce10" office:value-type="string">
            <text:p>Decimal degrees</text:p>
          </table:table-cell>
          <table:table-cell table:style-name="ce10" office:value-type="string">
            <text:p>Decimal degrees</text:p>
          </table:table-cell>
          <table:table-cell table:style-name="ce5" office:value-type="string">
            <text:p>Graus decimais</text:p>
          </table:table-cell>
          <table:table-cell table:style-name="ce22" office:value-type="string">
            <text:p>Longitud del lugar específico donde ocurrió el desastre. Utilice como referencia el sistema WGS84. </text:p>
          </table:table-cell>
          <table:table-cell table:style-name="ce10" office:value-type="string">
            <text:p>Longitude of the specific place where the disaster occurred. Use as reference the system WGS84.</text:p>
          </table:table-cell>
          <table:table-cell table:style-name="ce10" office:value-type="string">
            <text:p>Longitude of the specific place where the disaster occurred. Use as reference the system WGS84.</text:p>
          </table:table-cell>
          <table:table-cell table:style-name="ce5" office:value-type="string">
            <text:p>Longitude do lugar específico onde ocorreu o desastre. Utilize como referência o sistema WGS84.</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Record|1</text:p>
          </table:table-cell>
          <table:table-cell office:value-type="string">
            <text:p>Status</text:p>
          </table:table-cell>
          <table:table-cell office:value-type="float" office:value="1">
            <text:p>1</text:p>
          </table:table-cell>
          <table:table-cell table:style-name="ce9" office:value-type="string">
            <text:p>Guardar como</text:p>
          </table:table-cell>
          <table:table-cell table:style-name="ce10" office:value-type="string">
            <text:p>Save As</text:p>
          </table:table-cell>
          <table:table-cell table:style-name="ce15" office:value-type="string">
            <text:p>Enregistrer sous</text:p>
          </table:table-cell>
          <table:table-cell table:style-name="ce5" office:value-type="string">
            <text:p>Salvar como</text:p>
          </table:table-cell>
          <table:table-cell table:style-name="ce9" office:value-type="string">
            <text:p>Seleccione una opción</text:p>
          </table:table-cell>
          <table:table-cell table:style-name="ce10" office:value-type="string">
            <text:p>Select an option</text:p>
          </table:table-cell>
          <table:table-cell table:style-name="ce10" office:value-type="string">
            <text:p>Select an option</text:p>
          </table:table-cell>
          <table:table-cell table:style-name="ce5" office:value-type="string">
            <text:p>Selecione uma opção</text:p>
          </table:table-cell>
          <table:table-cell table:style-name="ce23" office:value-type="string">
            <text:p><text:span text:style-name="T7">Indica la disponibilidad futura de la ficha, facilita</text:span><text:span text:style-name="T8">ndo el </text:span><text:span text:style-name="T8">proceso de control de calidad de la base de datos. Escoja </text:span><text:span text:style-name="T8">una opción para guardar esta ficha.</text:span></text:p>
          </table:table-cell>
          <table:table-cell table:style-name="ce12" office:value-type="string">
            <text:p>Indicates the future availability of the record, facilitating the process of quality control of the database. Choose an option to save this record.</text:p>
          </table:table-cell>
          <table:table-cell table:style-name="ce12" office:value-type="string">
            <text:p>Indicates the future availability of the record, facilitating the process of quality control of the database. Choose an option to save this record.</text:p>
          </table:table-cell>
          <table:table-cell table:style-name="ce5" office:value-type="string">
            <text:p>Indica a disponibilidade futura do formulário, facilitando o processo de controle de qualidade do banco de dados. Escolha uma opção para salvar este formulário.</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1">
          <table:table-cell office:value-type="string">
            <text:p>Record|2</text:p>
          </table:table-cell>
          <table:table-cell office:value-type="string">
            <text:p>Author</text:p>
          </table:table-cell>
          <table:table-cell office:value-type="float" office:value="1">
            <text:p>1</text:p>
          </table:table-cell>
          <table:table-cell table:style-name="ce9" office:value-type="string">
            <text:p>Autor</text:p>
          </table:table-cell>
          <table:table-cell table:style-name="ce10" office:value-type="string">
            <text:p>Author</text:p>
          </table:table-cell>
          <table:table-cell table:style-name="ce15" office:value-type="string">
            <text:p>Auteur</text:p>
          </table:table-cell>
          <table:table-cell table:style-name="ce5" office:value-type="string">
            <text:p>Autor</text:p>
          </table:table-cell>
          <table:table-cell table:style-name="ce9"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table:style-name="ce22" office:value-type="string">
            <text:p>Usuario que ha creado esta ficha.</text:p>
          </table:table-cell>
          <table:table-cell table:style-name="ce10" office:value-type="string">
            <text:p>User who created the record.</text:p>
          </table:table-cell>
          <table:table-cell table:style-name="ce10" office:value-type="string">
            <text:p>User who created the record.</text:p>
          </table:table-cell>
          <table:table-cell table:style-name="ce5" office:value-type="string">
            <text:p>Usuário que criou este formulário</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1">
          <table:table-cell office:value-type="string">
            <text:p>Record|2</text:p>
          </table:table-cell>
          <table:table-cell office:value-type="string">
            <text:p>Creation</text:p>
          </table:table-cell>
          <table:table-cell office:value-type="float" office:value="2">
            <text:p>2</text:p>
          </table:table-cell>
          <table:table-cell table:style-name="ce9" office:value-type="string">
            <text:p>Fecha creación</text:p>
          </table:table-cell>
          <table:table-cell table:style-name="ce10" office:value-type="string">
            <text:p>Creation date</text:p>
          </table:table-cell>
          <table:table-cell table:style-name="ce15" office:value-type="string">
            <text:p>Date de création</text:p>
          </table:table-cell>
          <table:table-cell table:style-name="ce5" office:value-type="string">
            <text:p>Data de criação</text:p>
          </table:table-cell>
          <table:table-cell table:style-name="ce9"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table:style-name="ce22" office:value-type="string">
            <text:p>Fecha de creación de la ficha.</text:p>
          </table:table-cell>
          <table:table-cell table:style-name="ce10" office:value-type="string">
            <text:p>Date of the creation of the record.</text:p>
          </table:table-cell>
          <table:table-cell table:style-name="ce10" office:value-type="string">
            <text:p>Date of the creation of the record.</text:p>
          </table:table-cell>
          <table:table-cell table:style-name="ce5" office:value-type="string">
            <text:p>Data de criação do formulário.</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1">
          <table:table-cell office:value-type="string">
            <text:p>Record|2</text:p>
          </table:table-cell>
          <table:table-cell office:value-type="string">
            <text:p>Update</text:p>
          </table:table-cell>
          <table:table-cell office:value-type="float" office:value="3">
            <text:p>3</text:p>
          </table:table-cell>
          <table:table-cell table:style-name="ce9" office:value-type="string">
            <text:p>Fecha actualización</text:p>
          </table:table-cell>
          <table:table-cell table:style-name="ce10" office:value-type="string">
            <text:p>Updated</text:p>
          </table:table-cell>
          <table:table-cell table:style-name="ce15" office:value-type="string">
            <text:p>Mise à jour</text:p>
          </table:table-cell>
          <table:table-cell table:style-name="ce5" office:value-type="string">
            <text:p>Data de atualização</text:p>
          </table:table-cell>
          <table:table-cell table:style-name="ce9"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table:style-name="ce24" office:value-type="string">
            <text:p>Última fecha de actualización de la ficha.</text:p>
          </table:table-cell>
          <table:table-cell table:style-name="ce12" office:value-type="string">
            <text:p>Latest date on which the record was updated.</text:p>
          </table:table-cell>
          <table:table-cell table:style-name="ce12" office:value-type="string">
            <text:p>Latest date on which the record was updated.</text:p>
          </table:table-cell>
          <table:table-cell table:style-name="ce5" office:value-type="string">
            <text:p>Última data de atualização do formulário.</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12">
          <table:table-cell office:value-type="string">
            <text:p>Event</text:p>
          </table:table-cell>
          <table:table-cell office:value-type="string">
            <text:p>Name</text:p>
          </table:table-cell>
          <table:table-cell office:value-type="float" office:value="1">
            <text:p>1</text:p>
          </table:table-cell>
          <table:table-cell table:style-name="ce9" office:value-type="string">
            <text:p>Tipo de evento</text:p>
          </table:table-cell>
          <table:table-cell table:style-name="ce10" office:value-type="string">
            <text:p>Type of event</text:p>
          </table:table-cell>
          <table:table-cell table:style-name="ce15" office:value-type="string">
            <text:p>Evénement</text:p>
          </table:table-cell>
          <table:table-cell table:style-name="ce5" office:value-type="string">
            <text:p>Evento</text:p>
          </table:table-cell>
          <table:table-cell table:style-name="ce9" office:value-type="string">
            <text:p>Seleccione de la lista</text:p>
          </table:table-cell>
          <table:table-cell table:style-name="ce10" office:value-type="string">
            <text:p>Select from the list</text:p>
          </table:table-cell>
          <table:table-cell table:style-name="ce10" office:value-type="string">
            <text:p>Select from the list</text:p>
          </table:table-cell>
          <table:table-cell table:style-name="ce5" office:value-type="string">
            <text:p>Selecione da lista</text:p>
          </table:table-cell>
          <table:table-cell table:style-name="ce22" office:value-type="string">
            <text:p>El evento es el fenómeno - natural, socio-natural o tecnológico - que actúa como el detonante de los efectos adversos sobre las vidas humanas, la salud y/o la infraestructura económica y social de una comunidad. Recuerde que en DesInventar evento es diferente a desastre. A diferencia de instituciones especializadas como servicios meteorológicos y sismológicos, en DesInventar no se incluyen todos los eventos sino sólo aquellos que tienen asociados efectos adversos (por ejemplo, no se incluyen lluvias sin efectos adversos, terremotos de bajas magnitudes e intensidades sin daños, inundaciones en regiones no ocupadas ni cultivadas sin daños, etc.).</text:p>
          </table:table-cell>
          <table:table-cell table:style-name="ce10" office:value-type="string">
            <text:p>The Event is a phenomenon – natural, socio-natural or technological – which acts as a detonator of adverse effects on human lives, health and/or the economic and social infrastructure of a community. Remember that in DesInventar an Event is different from a disaster. In contrast to specialised institutions such as meteorological and seismological services, in DesInventar not all events are included, only those events that have associated adverse effects (for example, rainfall without adverse effects would not be included, tremors of low magnitude and intensity that do not cause damage, floods in regions that are unoccupied or uncultivated that do not cause damage, etc).</text:p>
          </table:table-cell>
          <table:table-cell table:style-name="ce10" office:value-type="string">
            <text:p>The Event is a phenomenon – natural, socio-natural or technological – which acts as a detonator of adverse effects on human lives, health and/or the economic and social infrastructure of a community. Remember that in DesInventar an Event is different from a disaster. In contrast to specialised institutions such as meteorological and seismological services, in DesInventar not all events are included, only those events that have associated adverse effects (for example, rainfall without adverse effects would not be included, tremors of low magnitude and intensity that do not cause damage, floods in regions that are unoccupied or uncultivated that do not cause damage, etc).</text:p>
          </table:table-cell>
          <table:table-cell table:style-name="ce5" office:value-type="string">
            <text:p>O evento é o fenômeno - natural, sócio-natural ou tecnológico - que atua como agente detonante dos efeitos adversos sobre as vidas humanas, a saúde e/ou a infra-estrutura econômica e social de uma comunidade. Lembre-se que em DesInventar evento é diferente de desastre. Diferentemente de instituições especializadas como serviços meteorológicos e sismológicos, em DesInventar não se incluem todos os eventos, mas somente aqueles que têm associados efeitos adversos (por exemplo, não se incluem chuvas sem efeitos adversos, terremotos de baixas magnitudes e intensidades sem danos, inundações em regiões não ocupadas nem cultivadas, etc.).</text:p>
          </table:table-cell>
          <table:table-cell table:style-name="ce22" office:value-type="string">
            <text:p>DesInventar dispone de una lista predefinida de 36 tipos de eventos. La selección de vocablos para denominar los tipos de eventos no es “ortodoxa”, vista desde disciplinas como la geología, la meteorología, etc, sinó que pretende aproximarse a las designaciones más comunes para los diversos fenómenos en los paises. Para su selección se consultaron diversos diccionarios y glosarios técnicos, sin preteder ser exhaustivos y se predefinieron con ésto y con discusiones en talleres internacionales en los cuales participaron investigadores de las ciencias sociales, económicas y físico - naturales. Se trata de proveer un conjunto de términos, lo más homogéneos posibles, de utilidad para proyectos a partir de fuentes de información no siempre especializadas en los diferentes países.</text:p>
          </table:table-cell>
          <table:table-cell table:style-name="ce12" office:value-type="string">
            <text:p>DesInventar has a predefined list of 36 types of Events. The selection of terms to denominate these types of Events is not “orthodox”, as seen from disciplines such as geology, meteorology, etc, but rather is an attempt to arrive at the most common designations for the different phenomena that can affect countries. The selection process relied on the consultation of diverse dictionaries and technical glossaries (which by no means should be seen as exhaustive), along with discussions in international workshops with research participants from social, economic and natural physics sciences. The intention is to provide a gathering of terms which are as homogeneous as possible in different countries and <text:s/>which may be useful for projects whose sources of information are not always specialised.</text:p>
          </table:table-cell>
          <table:table-cell table:style-name="ce12" office:value-type="string">
            <text:p>DesInventar has a predefined list of 36 types of Events. The selection of terms to denominate these types of Events is not “orthodox”, as seen from disciplines such as geology, meteorology, etc, but rather is an attempt to arrive at the most common designations for the different phenomena that can affect countries. The selection process relied on the consultation of diverse dictionaries and technical glossaries (which by no means should be seen as exhaustive), along with discussions in international workshops with research participants from social, economic and natural physics sciences. The intention is to provide a gathering of terms which are as homogeneous as possible in different countries and <text:s/>which may be useful for projects whose sources of information are not always specialised.</text:p>
          </table:table-cell>
          <table:table-cell table:style-name="ce5" office:value-type="string">
            <text:p>DesInventar dispõe de uma lista predefinida de 36 tipos de eventos. A seleção do vocabulário para nomear os tipos de eventos não é “ortodoxa”, na perspectiva das disciplinas como a geologia, a meteorologia, etc. Os termos pretendem se aproximar às designações mais comuns nos países para os diversos fenômenos. Para sua seleção foi feita uma consulta não exaustiva de dicionários e glossários técnicos juntamente com discussões em oficinas internacionais, das quais participaram pesquisadores das ciências sociais, econômicas e físico-naturais. Trata-se de prover um conjunto de termos, o mais homogêneo possível, de utilidade para projetos onde as fontes de informação nem sempre são especializadas.</text:p>
          </table:table-cell>
          <table:table-cell table:number-columns-repeated="236"/>
        </table:table-row>
        <table:table-row table:style-name="ro5">
          <table:table-cell office:value-type="string">
            <text:p>Event</text:p>
          </table:table-cell>
          <table:table-cell office:value-type="string">
            <text:p>Duration</text:p>
          </table:table-cell>
          <table:table-cell office:value-type="float" office:value="2">
            <text:p>2</text:p>
          </table:table-cell>
          <table:table-cell table:style-name="ce9" office:value-type="string">
            <text:p>Duración</text:p>
          </table:table-cell>
          <table:table-cell table:style-name="ce10" office:value-type="string">
            <text:p>Duration</text:p>
          </table:table-cell>
          <table:table-cell table:style-name="ce15" office:value-type="string">
            <text:p>Durée</text:p>
          </table:table-cell>
          <table:table-cell table:style-name="ce5" office:value-type="string">
            <text:p>Duração</text:p>
          </table:table-cell>
          <table:table-cell table:style-name="ce9" office:value-type="string">
            <text:p>Cantidad en días</text:p>
          </table:table-cell>
          <table:table-cell table:style-name="ce10" office:value-type="string">
            <text:p>Number of days</text:p>
          </table:table-cell>
          <table:table-cell table:style-name="ce10" office:value-type="string">
            <text:p>Number of days</text:p>
          </table:table-cell>
          <table:table-cell table:style-name="ce5" office:value-type="string">
            <text:p>Quantidade de dias</text:p>
          </table:table-cell>
          <table:table-cell table:style-name="ce22" office:value-type="string">
            <text:p>Número de días que duró el evento. La mayoría de los eventos pueden durar algunos minutos (i. e. sismos, deslizamientos súbitos) u horas (i. e. inundaciones o incendios). Eventos como sequías o inundaciones prolongadas pueden durar meses.</text:p>
          </table:table-cell>
          <table:table-cell table:style-name="ce18" office:value-type="string">
            <text:p><text:span text:style-name="T13">The number of days an Event lasted. </text:span><text:span text:style-name="T4">The majority of events </text:span><text:span text:style-name="T4">may last a few minutes (ie, earthquakes, landslides, </text:span><text:span text:style-name="T4">flashfloods) or hours (ie, flooding or fires). Events such as </text:span><text:span text:style-name="T4">droughts or prolonged flooding may last months.</text:span></text:p>
          </table:table-cell>
          <table:table-cell table:style-name="ce18" office:value-type="string">
            <text:p><text:span text:style-name="T13">The number of days an Event lasted. </text:span><text:span text:style-name="T4">The majority of events </text:span><text:span text:style-name="T4">may last a few minutes (ie, earthquakes, landslides, </text:span><text:span text:style-name="T4">flashfloods) or hours (ie, flooding or fires). Events such as </text:span><text:span text:style-name="T4">droughts or prolonged flooding may last months.</text:span></text:p>
          </table:table-cell>
          <table:table-cell table:style-name="ce5" office:value-type="string">
            <text:p>Número de dias de duração do evento. A maioria dos eventos pode durar alguns minutos (por exemplo, sismos ou escorregamentos súbitos) ou horas (exemplo inundações ou incêndios). Eventos como secas ou inundações prolongadas podem durar meses.</text:p>
          </table:table-cell>
          <table:table-cell table:style-name="ce9" office:value-type="string">
            <text:p>La mayoría de los eventos pueden durar algunos minutos (i. e. sismos, deslizamientos súbitos) u horas (i. e. inundaciones o incendios). Eventos como sequías o inundaciones prolongadas pueden durar meses.</text:p>
          </table:table-cell>
          <table:table-cell table:style-name="ce10" office:value-type="string">
            <text:p>The majority of events may last a few minutes (ie, earthquakes, landslides, flashfloods) or hours (ie, flooding or fires). Events such as droughts or prolonged flooding may last months.</text:p>
          </table:table-cell>
          <table:table-cell table:style-name="ce10" office:value-type="string">
            <text:p>The majority of events may last a few minutes (ie, earthquakes, landslides, flashfloods) or hours (ie, flooding or fires). Events such as droughts or prolonged flooding may last months.</text:p>
          </table:table-cell>
          <table:table-cell table:style-name="ce5" office:value-type="string">
            <text:p><text:s/></text:p>
          </table:table-cell>
          <table:table-cell table:number-columns-repeated="236"/>
        </table:table-row>
        <table:table-row table:style-name="ro13">
          <table:table-cell office:value-type="string">
            <text:p>Event</text:p>
          </table:table-cell>
          <table:table-cell office:value-type="string">
            <text:p>Magnitude</text:p>
          </table:table-cell>
          <table:table-cell office:value-type="float" office:value="3">
            <text:p>3</text:p>
          </table:table-cell>
          <table:table-cell table:style-name="ce9" office:value-type="string">
            <text:p>Magnitud</text:p>
          </table:table-cell>
          <table:table-cell table:style-name="ce10" office:value-type="string">
            <text:p>Magnitude</text:p>
          </table:table-cell>
          <table:table-cell table:style-name="ce15" office:value-type="string">
            <text:p>Ampleur</text:p>
          </table:table-cell>
          <table:table-cell table:style-name="ce5" office:value-type="string">
            <text:p>Magnitude</text:p>
          </table:table-cell>
          <table:table-cell table:style-name="ce9" office:value-type="string">
            <text:p>Valor de magnitud</text:p>
          </table:table-cell>
          <table:table-cell table:style-name="ce10" office:value-type="string">
            <text:p>Value of magnitude</text:p>
          </table:table-cell>
          <table:table-cell table:style-name="ce10" office:value-type="string">
            <text:p>Value of magnitude</text:p>
          </table:table-cell>
          <table:table-cell table:style-name="ce5" office:value-type="string">
            <text:p>Valor de magnitude</text:p>
          </table:table-cell>
          <table:table-cell table:style-name="ce23" office:value-type="string">
            <text:p>Magnitud del evento. En este campo se registran los valores de magnitud internacionalmente usados (i.e. escala de Richter para sismos, escala de Saffir Simpson para huracanes); variables cuantificadas (velocidad de los vientos, área del deslizamiento, cent<text:span text:style-name="T9">í</text:span><text:span text:style-name="T10">metros c</text:span><text:span text:style-name="T9">úbicos </text:span><text:span text:style-name="T9">de tierra deslizada, valor de las </text:span><text:span text:style-name="T9">precipitaciones, etc.) o descripciones breves </text:span><text:span text:style-name="T9">tales como -leve-, -medio-, -alto-, </text:span><text:span text:style-name="T9">-extremo-, etc.</text:span></text:p>
          </table:table-cell>
          <table:table-cell table:style-name="ce10" office:value-type="string">
            <text:p>The magnitude of the Event. In this field internationally-used values of magnitude are registered (ie, the Richter scale for earthquakes, the Saffir Simpson scale for hurricanes); quantified variables (wind speed, area of landslide, cubic centimetres of earth fallen, value of rainfall, etc) or brief descriptions such as – light, medium, high, extreme – etc.</text:p>
          </table:table-cell>
          <table:table-cell table:style-name="ce10" office:value-type="string">
            <text:p>The magnitude of the Event. In this field internationally-used values of magnitude are registered (ie, the Richter scale for earthquakes, the Saffir Simpson scale for hurricanes); quantified variables (wind speed, area of landslide, cubic centimetres of earth fallen, value of rainfall, etc) or brief descriptions such as – light, medium, high, extreme – etc.</text:p>
          </table:table-cell>
          <table:table-cell table:style-name="ce5" office:value-type="string">
            <text:p>Magnitude do evento. Neste campo registram-se os valores de magnitude usados internacionalmente (por exemplo, a escala Richter para sismos ou a escala Saffir Simpson para furacões); variáveis quantitativas (velocidade dos ventos, área do escorregamento, metros cúbicos de terra escorregada, valor das precipitações, etc.) ou adjetivos qualitativos tais como leve, médio, alto ou extremo.</text:p>
          </table:table-cell>
          <table:table-cell table:style-name="ce22" office:value-type="string">
            <text:p>Corresponde con valores de magnitud internacionalmente usadas para los eventos sismo, erupción volcánica, tsunami, huracán - tormenta tropical. Para otros tipos de evento el usuario podrá incluir variables cuantificadas tales como velocidad de vientos, alturas en metros de avenidas torrenciales e inundaciones, cantidad de lluvia en un sitio en 24 horas, área volumen de un deslizamiento o de un depósito. Se utiliza siempre las mismas unidades para cada tipo de variable: km/hora, m, mm/día, m2, m3, km3. Si algún equipo de trabajo tiene (o desarrolla) una metodología para medir las magnitudes de los desastres, se recomienda que cree un campo en la sección de <text:s/>Efectos Adicionales.</text:p>
          </table:table-cell>
          <table:table-cell table:style-name="ce10" office:value-type="string">
            <text:p>This corresponds to internationally-used values of magnitude for seismic events, volcanic eruptions, tsunami, hurricanes or tropical storms. For other types of events, the user may include quantified variables such as wind speed, height in metres of torrential flows or floods, amount of rainfall in a place in a 24 hour period, volume area of a landslide or deposit. The same units should be used for every type of variable: km/hr, m, mm/day, m2, m3, km3. If a work team has (or develops) a methodology to measure the magnitude of the disaster, it is recommended that they create a field in the section Additional Effects.</text:p>
          </table:table-cell>
          <table:table-cell table:style-name="ce10" office:value-type="string">
            <text:p>This corresponds to internationally-used values of magnitude for seismic events, volcanic eruptions, tsunami, hurricanes or tropical storms. For other types of events, the user may include quantified variables such as wind speed, height in metres of torrential flows or floods, amount of rainfall in a place in a 24 hour period, volume area of a landslide or deposit. The same units should be used for every type of variable: km/hr, m, mm/day, m2, m3, km3. If a work team has (or develops) a methodology to measure the magnitude of the disaster, it is recommended that they create a field in the section Additional Effects.</text:p>
          </table:table-cell>
          <table:table-cell table:style-name="ce5" office:value-type="string">
            <text:p>Correspondente aos valores de magnitude internacionalmente usados para eventos sísmicos, erupção vulcânica, tsunami e furacão - tempestade tropical. Para outros tipos de evento o usuário poderá incluir variáveis quantitativas, tais como velocidade dos ventos; nível de enxurradas e inundações; quantidade de chuva em 24 horas num local; área e/ou volume de um escorregamento. Sempre são utilizadas as mesmas unidades para cada tipo de variável: km/h, m, mm/dia, m2, m3, km3. Se alguma equipe de trabalho tem (ou desenvolve) uma metodologia para medir as magnitudes dos desastres, recomenda-se que se crie um campo na seção de Efeitos Adicionais.</text:p>
          </table:table-cell>
          <table:table-cell table:number-columns-repeated="236"/>
        </table:table-row>
        <table:table-row table:style-name="ro3">
          <table:table-cell office:value-type="string">
            <text:p>Event</text:p>
          </table:table-cell>
          <table:table-cell office:value-type="string">
            <text:p>Notes</text:p>
          </table:table-cell>
          <table:table-cell office:value-type="float" office:value="4">
            <text:p>4</text:p>
          </table:table-cell>
          <table:table-cell table:style-name="ce9" office:value-type="string">
            <text:p>Observaciones de evento</text:p>
          </table:table-cell>
          <table:table-cell table:style-name="ce10" office:value-type="string">
            <text:p>Observation about the event</text:p>
          </table:table-cell>
          <table:table-cell table:style-name="ce15" office:value-type="string">
            <text:p>Observation sur l'événement</text:p>
          </table:table-cell>
          <table:table-cell table:style-name="ce5" office:value-type="string">
            <text:p>Observações de evento</text:p>
          </table:table-cell>
          <table:table-cell table:style-name="ce9" office:value-type="string">
            <text:p>Texto o palabras claves</text:p>
          </table:table-cell>
          <table:table-cell table:style-name="ce10" office:value-type="string">
            <text:p>Text or key words</text:p>
          </table:table-cell>
          <table:table-cell table:style-name="ce10" office:value-type="string">
            <text:p>Text or key words</text:p>
          </table:table-cell>
          <table:table-cell table:style-name="ce5" office:value-type="string">
            <text:p>Texto ou palavras-chave</text:p>
          </table:table-cell>
          <table:table-cell table:style-name="ce22" office:value-type="string">
            <text:p>Descripción corta de la ocurrecia del evento. En el caso de eventos en cadena, eventos simultáneos incluye descripción de lo ocurrido.</text:p>
          </table:table-cell>
          <table:table-cell table:style-name="ce10" office:value-type="string">
            <text:p>A brief description of the occurrence of the event. In the case of chain events or simultaneous events, these should also be included in the description.</text:p>
          </table:table-cell>
          <table:table-cell table:style-name="ce10" office:value-type="string">
            <text:p>A brief description of the occurrence of the event. In the case of chain events or simultaneous events, these should also be included in the description.</text:p>
          </table:table-cell>
          <table:table-cell table:style-name="ce5" office:value-type="string">
            <text:p>Descrição sucinta da ocorrência do evento. Nos casos de eventos em cadeia ou eventos simultâneos, incluir a descrição do ocorrido.</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14">
          <table:table-cell office:value-type="string">
            <text:p>Cause</text:p>
          </table:table-cell>
          <table:table-cell office:value-type="string">
            <text:p>Name</text:p>
          </table:table-cell>
          <table:table-cell office:value-type="float" office:value="1">
            <text:p>1</text:p>
          </table:table-cell>
          <table:table-cell table:style-name="ce9" office:value-type="string">
            <text:p>Tipo de causa</text:p>
          </table:table-cell>
          <table:table-cell table:style-name="ce10" office:value-type="string">
            <text:p>Type of cause</text:p>
          </table:table-cell>
          <table:table-cell table:style-name="ce15" office:value-type="string">
            <text:p>Cause</text:p>
          </table:table-cell>
          <table:table-cell table:style-name="ce5" office:value-type="string">
            <text:p>Causa</text:p>
          </table:table-cell>
          <table:table-cell table:style-name="ce9" office:value-type="string">
            <text:p>Seleccione de la lista</text:p>
          </table:table-cell>
          <table:table-cell table:style-name="ce10" office:value-type="string">
            <text:p>Select from the list</text:p>
          </table:table-cell>
          <table:table-cell table:style-name="ce10" office:value-type="string">
            <text:p>Select from the list</text:p>
          </table:table-cell>
          <table:table-cell table:style-name="ce5" office:value-type="string">
            <text:p>Selecione da lista</text:p>
          </table:table-cell>
          <table:table-cell table:style-name="ce23" office:value-type="string">
            <text:p>Fenómeno inmediato que causó el evento. Normalmente las causas del desastre son una combinación de circunstancias propias del entorno sociocultural, económico, político e histórico, que se combinan con el evento detonante del desastre, sea éste un fenómeno de origen natural o antrópico.</text:p>
          </table:table-cell>
          <table:table-cell table:style-name="ce12" office:value-type="string">
            <text:p>The phenomenon which immediately caused the event. Normally disasters are caused by a combination of circumstances relating to the socio-cultural, economic, political and historical environment, which may combine with an event to detonate the disaster, whether this is a phenomenon of natural or anthropological origin.</text:p>
          </table:table-cell>
          <table:table-cell table:style-name="ce12" office:value-type="string">
            <text:p>The phenomenon which immediately caused the event. Normally disasters are caused by a combination of circumstances relating to the socio-cultural, economic, political and historical environment, which may combine with an event to detonate the disaster, whether this is a phenomenon of natural or anthropological origin.</text:p>
          </table:table-cell>
          <table:table-cell table:style-name="ce5" office:value-type="string">
            <text:p>Fenômeno imediato que causou o evento. Normalmente as causas do desastre são uma combinação de circunstâncias próprias do entorno socio-cultural, econômico, político e histôrico, que se combinam com o evento detonante do desastre, seja de origem natural ou antrópica.</text:p>
          </table:table-cell>
          <table:table-cell table:style-name="ce22" office:value-type="string">
            <text:p>El tema de la multicausalidad de los desastres es todavía un terreno de discusión académica y conceptual que no pretendemos agotar en DesInventar. Uno de los propósitos de la metodología DesInventar, y justamente uno de los motivos de su desarrollo, es validar o mejorar hipótesis sobre relaciones entre desastres y condiciones de vulnerabilidad. Para ello debe buscarse facilitar la relación entre los inventarios y otras variables sociales, económicas y medioambientales. En este sentido, se han predefinido un conjunto de causas cuya aplicación no siempre es evidente o directa. En algunos casos la causa se atribuye a fenómenos de mayor cobertura espacial y energía (sismos, huracanes, etc.), caso en el cual se -encubren- las demás variables que obviamente son fundamentales, como la planificación y usos del suelo, el hacinamiento y deterioro de las condiciones de vida de amplios segmentos de la población, etc. <text:s/>Se recomienda evitar el uso de las causas -Otra causa- y -Desconocida-, antes de revisar exhaustivamente la lista de causas y, dependiendo de las necesidades y del contexto, crear la que haga falta.</text:p>
          </table:table-cell>
          <table:table-cell table:style-name="ce12" office:value-type="string">
            <text:p>The theme of multi-causality of disasters is still an area for academic and conceptual debate, and one which DesInventar does not intend to cover. One of the objectives of DesInventar’s methodology, and precisely one of the motives for its development, is to validate or improve hypotheses about the relationship between disasters and conditions of vulnerability. <text:s/>For that reason, it should try to facilitate the relation between the inventories and other social, economic or environmental variables. In this sense, a group of causes has been predefined whose application is not always evident or direct. In some cases, the cause is attributed to phenomena of wider spatial or energy coverage (earthquakes, hurricanes, etc.) which would thus encapsulate other, obviously fundamental, variables such as planning and use of soils, overcrowding and deterioration of life conditions for large sections of the population, etc. It is recommended that the use of the causes – Other Cause – and – Unknown – be avoided, without first revising carefully the list of causes. Then, depending on necessity and context, a cause can be created.</text:p>
          </table:table-cell>
          <table:table-cell table:style-name="ce12" office:value-type="string">
            <text:p>The theme of multi-causality of disasters is still an area for academic and conceptual debate, and one which DesInventar does not intend to cover. One of the objectives of DesInventar’s methodology, and precisely one of the motives for its development, is to validate or improve hypotheses about the relationship between disasters and conditions of vulnerability. <text:s/>For that reason, it should try to facilitate the relation between the inventories and other social, economic or environmental variables. In this sense, a group of causes has been predefined whose application is not always evident or direct. In some cases, the cause is attributed to phenomena of wider spatial or energy coverage (earthquakes, hurricanes, etc.) which would thus encapsulate other, obviously fundamental, variables such as planning and use of soils, overcrowding and deterioration of life conditions for large sections of the population, etc. It is recommended that the use of the causes – Other Cause – and – Unknown – be avoided, without first revising carefully the list of causes. Then, depending on necessity and context, a cause can be created.</text:p>
          </table:table-cell>
          <table:table-cell table:style-name="ce5" office:value-type="string">
            <text:p>A multi-causalidade dos desastres é um tema ainda em discussão acadêmica e epistemológica que não se pretende esgotar em DesInventar. Um dos propósitos da metodologia DesInventar, e justamente uma das motivações do seu desenvolvimento, é validar ou melhorar hipóteses sobre relações entre desastres e condições de vulnerabilidade. Para isto deve-se facilitar a relação entre os inventários e outras variáveis sociais, econômicas e meio-ambientais. Neste sentido, têm-se predefinido um conjunto de causas cuja aplicação nem sempre é evidente ou direta. Em alguns casos a causa se atribui a fenômenos de maior cobertura espacial e energia (sismos, furações, etc.), caso no qual se -encobrem- as demais variáveis que obviamente são fundamentais, tais como a planificação e o uso do solo; a superlotação e a deterioração das condições de vida de amplos segmentos da população, etc. Recomenda-se evitar o uso das causas -Outra causa- e -Desconhecida-, antes de revisar exaustivamente a lista de causas e, dependendo das necessidades e do contexto, criar a que estiver faltando.</text:p>
          </table:table-cell>
          <table:table-cell table:number-columns-repeated="236"/>
        </table:table-row>
        <table:table-row table:style-name="ro13">
          <table:table-cell office:value-type="string">
            <text:p>Cause</text:p>
          </table:table-cell>
          <table:table-cell office:value-type="string">
            <text:p>Notes</text:p>
          </table:table-cell>
          <table:table-cell office:value-type="float" office:value="2">
            <text:p>2</text:p>
          </table:table-cell>
          <table:table-cell table:style-name="ce9" office:value-type="string">
            <text:p>Observaciones de causa</text:p>
          </table:table-cell>
          <table:table-cell table:style-name="ce12" office:value-type="string">
            <text:p>Observations about the cause</text:p>
          </table:table-cell>
          <table:table-cell table:style-name="ce15" office:value-type="string">
            <text:p>Observations sur la cause</text:p>
          </table:table-cell>
          <table:table-cell table:style-name="ce5" office:value-type="string">
            <text:p>Observações de causa</text:p>
          </table:table-cell>
          <table:table-cell table:style-name="ce9" office:value-type="string">
            <text:p>Texto o palabras claves</text:p>
          </table:table-cell>
          <table:table-cell table:style-name="ce10" office:value-type="string">
            <text:p>Text or key words</text:p>
          </table:table-cell>
          <table:table-cell table:style-name="ce10" office:value-type="string">
            <text:p>Text or key words</text:p>
          </table:table-cell>
          <table:table-cell table:style-name="ce5" office:value-type="string">
            <text:p>Texto ou palavras-chave</text:p>
          </table:table-cell>
          <table:table-cell table:style-name="ce23" office:value-type="string">
            <text:p>Anotación breve de las relaciones ente la causa y el evento. Es un campo muy importante para los análisis de la base de datos pues en este se pueden describir aquellas causas que complementan o contextualizan la registrada en el campo Causa.</text:p>
          </table:table-cell>
          <table:table-cell table:style-name="ce10" office:value-type="string">
            <text:p>A brief annotation of the relationship between the cause and the event. This field is a very important in terms of analysis of the database because here would be described those causes which complement or contextualise the one registered in the field Cause.</text:p>
          </table:table-cell>
          <table:table-cell table:style-name="ce10" office:value-type="string">
            <text:p>A brief annotation of the relationship between the cause and the event. This field is a very important in terms of analysis of the database because here would be described those causes which complement or contextualise the one registered in the field Cause.</text:p>
          </table:table-cell>
          <table:table-cell table:style-name="ce5" office:value-type="string">
            <text:p>Anotação breve das relações entre a causa e o evento. É um campo muito importante para as análises do banco de dados porque neste pode-se descrever as causas que complementam ou contextualizam a registrada no campo Causa</text:p>
          </table:table-cell>
          <table:table-cell table:style-name="ce22" office:value-type="string">
            <text:p>En sentido estricto al evaluar cada desastre, por más natural que parezca, éste ocurre como un desajuste entre las complejas variables y dinámicas que construyeron un entorno social o de infraestructura – servicios y los factores tanto internos (condiciones de vulnerabilidad) como externos (el evento de origen natural o antrópico), que pusieron en evidencia el riesgo y que condujeron a que se materializara. Este campo se incluyó para registrar todas aquellas variables y relaciones de causalidad del evento, por ejemplo, diferencias en la determinación de la causa de un evento como si un deslizamiento ocurrió solamente por las lluvias o por el inapropiado manejo de aguas residuales.</text:p>
          </table:table-cell>
          <table:table-cell table:style-name="ce12" office:value-type="string">
            <text:p>Strictly speaking every disaster, however natural it may appear, occurs because of an imbalance between complex variables and dynamics of which a social environment or one of infrastructure is constructed - services and internal factors (vulnerable conditions) as much as external factors (the event of natural or anthropological origin) which bring to light the risk and lead to the event taking place. This field is included in order to register all those variables and relations to the causality of the event. For example, differences in the determination of the cause of an event, such as whether a landslide is due solely to rainfall or because of inappropriate management of a sewage system. </text:p>
          </table:table-cell>
          <table:table-cell table:style-name="ce12" office:value-type="string">
            <text:p>Strictly speaking every disaster, however natural it may appear, occurs because of an imbalance between complex variables and dynamics of which a social environment or one of infrastructure is constructed - services and internal factors (vulnerable conditions) as much as external factors (the event of natural or anthropological origin) which bring to light the risk and lead to the event taking place. This field is included in order to register all those variables and relations to the causality of the event. For example, differences in the determination of the cause of an event, such as whether a landslide is due solely to rainfall or because of inappropriate management of a sewage system. </text:p>
          </table:table-cell>
          <table:table-cell table:style-name="ce5" office:value-type="string">
            <text:p>Em sentido estrito ao avaliar cada desastre, por mais natural que aparente ser, este ocorre como conseqüência do desajuste entre as complexas variáveis e dinâmicas que construíram um entorno social (infra-estrutura-serviços) e os fatores tanto internos (condições de vulnerabilidade) quanto externos (o evento de origem natural ou antrópica), que evidenciaram o risco e conduziram a que este se materializará. Este campo foi incluído para registrar todas as variáveis e relações de causalidade do evento; por exemplo, no caso de um escorregamento, este pode ter sido causado somente por chuvas, mas também pelo manejo inadequado da rede de esgoto.</text:p>
          </table:table-cell>
          <table:table-cell table:number-columns-repeated="236"/>
        </table:table-row>
        <table:table-row table:style-name="ro15">
          <table:table-cell office:value-type="string">
            <text:p>Effect|PeopleGood</text:p>
          </table:table-cell>
          <table:table-cell office:value-type="string">
            <text:p>PeopleDead</text:p>
          </table:table-cell>
          <table:table-cell office:value-type="float" office:value="1">
            <text:p>1</text:p>
          </table:table-cell>
          <table:table-cell table:style-name="ce9" office:value-type="string">
            <text:p>Muertos</text:p>
          </table:table-cell>
          <table:table-cell table:style-name="ce10" office:value-type="string">
            <text:p>Deaths</text:p>
          </table:table-cell>
          <table:table-cell table:style-name="ce15" office:value-type="string">
            <text:p>Décès</text:p>
          </table:table-cell>
          <table:table-cell table:style-name="ce5" office:value-type="string">
            <text:p>Mortos</text:p>
          </table:table-cell>
          <table:table-cell table:style-name="ce9" office:value-type="string">
            <text:p>Digite la cantidad o seleccione de la lista</text:p>
          </table:table-cell>
          <table:table-cell table:style-name="ce10" office:value-type="string">
            <text:p>Type a number or select from the list</text:p>
          </table:table-cell>
          <table:table-cell table:style-name="ce10" office:value-type="string">
            <text:p>Type a number or select from the list</text:p>
          </table:table-cell>
          <table:table-cell table:style-name="ce5" office:value-type="string">
            <text:p>Digite a quantidade ou selecione da lista</text:p>
          </table:table-cell>
          <table:table-cell table:style-name="ce22" office:value-type="string">
            <text:p>Número de personas fallecidas por causas directas. Cuando se dispone de datos oficiales finales se incluye este valor con las observaciones correspondientes, por ejemplo cuando haya diferencias entre las cifras oficialmente aceptadas y las de otras fuentes. Las presunciones sobre muertos, no verificados oficialmente, se registran en el campo -Observaciones de efectos- consignando la fuente de información.</text:p>
          </table:table-cell>
          <table:table-cell table:style-name="ce10" office:value-type="string">
            <text:p>The number of persons whose deaths were directly caused. When final official data is available, this figure should be included with corresponding observations, for example, when there are differences between officially accepted figures and those of other sources. Suppositions about number of deaths, not officially verified, should be registered in the field - Observations of Effects – including the source of information.</text:p>
          </table:table-cell>
          <table:table-cell table:style-name="ce10" office:value-type="string">
            <text:p>The number of persons whose deaths were directly caused. When final official data is available, this figure should be included with corresponding observations, for example, when there are differences between officially accepted figures and those of other sources. Suppositions about number of deaths, not officially verified, should be registered in the field - Observations of Effects – including the source of information.</text:p>
          </table:table-cell>
          <table:table-cell table:style-name="ce5" office:value-type="string">
            <text:p>Número de pessoas falecidas por causas diretas. Quando se dispõe de dados oficiais finais este valor se inclui com as observações correspondentes; por exemplo, quando houver diferenças entre os números oficialmente aceitos e de outras fontes. As estimativas de mortos, não verificadas oficialmente, se registram no campo -Observações de Efeitos- ingressando a fonte de informação.</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11">
          <table:table-cell office:value-type="string">
            <text:p>Effect|PeopleGood</text:p>
          </table:table-cell>
          <table:table-cell office:value-type="string">
            <text:p>PeopleAffected</text:p>
          </table:table-cell>
          <table:table-cell office:value-type="float" office:value="4">
            <text:p>4</text:p>
          </table:table-cell>
          <table:table-cell table:style-name="ce9" office:value-type="string">
            <text:p>Afectados</text:p>
          </table:table-cell>
          <table:table-cell table:style-name="ce10" office:value-type="string">
            <text:p>Affected</text:p>
          </table:table-cell>
          <table:table-cell table:style-name="ce15" office:value-type="string">
            <text:p>Touchés</text:p>
          </table:table-cell>
          <table:table-cell table:style-name="ce5" office:value-type="string">
            <text:p>Afetados</text:p>
          </table:table-cell>
          <table:table-cell table:style-name="ce9" office:value-type="string">
            <text:p>Digite la cantidad o seleccione de la lista</text:p>
          </table:table-cell>
          <table:table-cell table:style-name="ce10" office:value-type="string">
            <text:p>Type a number or select from the list</text:p>
          </table:table-cell>
          <table:table-cell table:style-name="ce10" office:value-type="string">
            <text:p>Type a number or select from the list</text:p>
          </table:table-cell>
          <table:table-cell table:style-name="ce5" office:value-type="string">
            <text:p>Digite a quantidade ou selecione da lista</text:p>
          </table:table-cell>
          <table:table-cell table:style-name="ce22" office:value-type="string">
            <text:p>Número de personas que sufren efectos indirectos o secundarios asociados a un desastre. Corresponde al número de personas, diferentes a damnificados, que sufren el impacto de los efectos secundarios de los desastres por razones como deficiencias en la prestación de servicios públicos, en el comercio, o en el trabajo, o por aislamiento. Si la información aparece por familias, calcular el número de personas según indicadores disponibles.</text:p>
          </table:table-cell>
          <table:table-cell table:style-name="ce12" office:value-type="string">
            <text:p>The number of persons who suffer indirect or secondary effects related to a disaster. <text:s/>This refers to the number of people, distinct from victims, who suffer the impact of secondary effects of disasters for such reasons as deficiencies in public services, commerce, work, or because of isolation. If the information refers to families, calculate the number of people according to available indicators.</text:p>
          </table:table-cell>
          <table:table-cell table:style-name="ce12" office:value-type="string">
            <text:p>The number of persons who suffer indirect or secondary effects related to a disaster. <text:s/>This refers to the number of people, distinct from victims, who suffer the impact of secondary effects of disasters for such reasons as deficiencies in public services, commerce, work, or because of isolation. If the information refers to families, calculate the number of people according to available indicators.</text:p>
          </table:table-cell>
          <table:table-cell table:style-name="ce5" office:value-type="string">
            <text:p>Número de pessoas que sofreram os efeitos indiretos ou secundários associados a um desastre. Corresponde ao número de pessoas, diferentes das atingidas, que sofreram o impacto dos efeitos secundários dos desastres por razões como deficiências na prestação de serviços públicos, no comércio, no trabalho ou por isolamento. Se a informação aparecer por famílias, calcular o número de pessoas segundo indicadores disponívei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Effect|PeopleGood</text:p>
          </table:table-cell>
          <table:table-cell office:value-type="string">
            <text:p>PeopleEvacuated</text:p>
          </table:table-cell>
          <table:table-cell office:value-type="float" office:value="7">
            <text:p>7</text:p>
          </table:table-cell>
          <table:table-cell table:style-name="ce9" office:value-type="string">
            <text:p>Evacuados</text:p>
          </table:table-cell>
          <table:table-cell table:style-name="ce10" office:value-type="string">
            <text:p>Evacuees</text:p>
          </table:table-cell>
          <table:table-cell table:style-name="ce15" office:value-type="string">
            <text:p>Évacuées</text:p>
          </table:table-cell>
          <table:table-cell table:style-name="ce5" office:value-type="string">
            <text:p>Evacuados</text:p>
          </table:table-cell>
          <table:table-cell table:style-name="ce9" office:value-type="string">
            <text:p>Digite la cantidad o seleccione de la lista</text:p>
          </table:table-cell>
          <table:table-cell table:style-name="ce10" office:value-type="string">
            <text:p>Type a number or select from the list</text:p>
          </table:table-cell>
          <table:table-cell table:style-name="ce10" office:value-type="string">
            <text:p>Type a number or select from the list</text:p>
          </table:table-cell>
          <table:table-cell table:style-name="ce5" office:value-type="string">
            <text:p>Digite a quantidade ou selecione da lista</text:p>
          </table:table-cell>
          <table:table-cell table:style-name="ce22" office:value-type="string">
            <text:p>Número de personas evacuadas temporalmente de sus viviendas, lugares de trabajo, colegios, hospitales, etc. Si la información aparece por familias, calcular el número de personas según indicadores disponibles.</text:p>
          </table:table-cell>
          <table:table-cell table:style-name="ce12" office:value-type="string">
            <text:p>The number of persons temporarily evacuated from their homes, work places, schools, hospitals, etc. If the information refers to families, calculate the number of people according to available indicators.</text:p>
          </table:table-cell>
          <table:table-cell table:style-name="ce12" office:value-type="string">
            <text:p>The number of persons temporarily evacuated from their homes, work places, schools, hospitals, etc. If the information refers to families, calculate the number of people according to available indicators.</text:p>
          </table:table-cell>
          <table:table-cell table:style-name="ce5" office:value-type="string">
            <text:p>Número de pessoas evacuadas temporariamente de suas residências, locais de trabalho, colégios, hospitais, etc. Se a informação aparecer por famílias, calcular o número de pessoas segundo indicadores disponívei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5">
          <table:table-cell office:value-type="string">
            <text:p>Effect|PeopleGood</text:p>
          </table:table-cell>
          <table:table-cell office:value-type="string">
            <text:p>PeopleMissing</text:p>
          </table:table-cell>
          <table:table-cell office:value-type="float" office:value="2">
            <text:p>2</text:p>
          </table:table-cell>
          <table:table-cell table:style-name="ce9" office:value-type="string">
            <text:p>Desaparecidos</text:p>
          </table:table-cell>
          <table:table-cell table:style-name="ce10" office:value-type="string">
            <text:p>Missing</text:p>
          </table:table-cell>
          <table:table-cell table:style-name="ce15" office:value-type="string">
            <text:p>Disparus</text:p>
          </table:table-cell>
          <table:table-cell table:style-name="ce5" office:value-type="string">
            <text:p>Desaparecidos</text:p>
          </table:table-cell>
          <table:table-cell table:style-name="ce9" office:value-type="string">
            <text:p>Digite la cantidad o seleccione de la lista</text:p>
          </table:table-cell>
          <table:table-cell table:style-name="ce10" office:value-type="string">
            <text:p>Type a number or select from the list</text:p>
          </table:table-cell>
          <table:table-cell table:style-name="ce10" office:value-type="string">
            <text:p>Type a number or select from the list</text:p>
          </table:table-cell>
          <table:table-cell table:style-name="ce5" office:value-type="string">
            <text:p>Digite a quantidade ou selecione da lista</text:p>
          </table:table-cell>
          <table:table-cell table:style-name="ce22" office:value-type="string">
            <text:p>Número de personas cuyo paradero a partir del desastre es desconocido. Incluye personas presumiblemente muertas sin evidencias físicas. Los datos de muertos y de desaparecidos son mutuamente excluyentes, por lo tanto no los mezcle.</text:p>
          </table:table-cell>
          <table:table-cell table:style-name="ce12" office:value-type="string">
            <text:p>The number of persons whose whereabouts since the disaster is unknown. It includes people who are presumed dead, although there is no physical evidence. <text:s/>The data on number of deaths and number of missing are mutually exclusive and should not be mixed.</text:p>
          </table:table-cell>
          <table:table-cell table:style-name="ce12" office:value-type="string">
            <text:p>The number of persons whose whereabouts since the disaster is unknown. It includes people who are presumed dead, although there is no physical evidence. <text:s/>The data on number of deaths and number of missing are mutually exclusive and should not be mixed.</text:p>
          </table:table-cell>
          <table:table-cell table:style-name="ce5" office:value-type="string">
            <text:p>Número de pessoas cujo paradeiro é desconhecido desde o momento do desastre. Inclui pessoas supostamente mortas, mas das quais não se têm evidência física. Os dados de mortos e desaparecidos são mutuamente excludentes, portanto não se deve misturar.</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Effect|PeopleGood</text:p>
          </table:table-cell>
          <table:table-cell office:value-type="string">
            <text:p>PeopleRelocated</text:p>
          </table:table-cell>
          <table:table-cell office:value-type="float" office:value="5">
            <text:p>5</text:p>
          </table:table-cell>
          <table:table-cell table:style-name="ce9" office:value-type="string">
            <text:p>Reubicados</text:p>
          </table:table-cell>
          <table:table-cell table:style-name="ce10" office:value-type="string">
            <text:p>Relocated</text:p>
          </table:table-cell>
          <table:table-cell table:style-name="ce15" office:value-type="string">
            <text:p>Déplacées</text:p>
          </table:table-cell>
          <table:table-cell table:style-name="ce5" office:value-type="string">
            <text:p>Desabrigados</text:p>
          </table:table-cell>
          <table:table-cell table:style-name="ce9" office:value-type="string">
            <text:p>Digite la cantidad o seleccione de la lista</text:p>
          </table:table-cell>
          <table:table-cell table:style-name="ce10" office:value-type="string">
            <text:p>Type a number or select from the list</text:p>
          </table:table-cell>
          <table:table-cell table:style-name="ce10" office:value-type="string">
            <text:p>Type a number or select from the list</text:p>
          </table:table-cell>
          <table:table-cell table:style-name="ce5" office:value-type="string">
            <text:p>Digite a quantidade ou selecione da lista</text:p>
          </table:table-cell>
          <table:table-cell table:style-name="ce22" office:value-type="string">
            <text:p>Número de personas que han sido trasladadas desde sus sitios de vivienda a nuevos emplazamientos permanentes. Si la información aparece por familias, calcular el número de personas según indicadores disponibles.</text:p>
          </table:table-cell>
          <table:table-cell table:style-name="ce12" office:value-type="string">
            <text:p>The number of persons who have been moved permanently from their homes to new sites. If the information refers to families, calculate the number of people according to available indicators.</text:p>
          </table:table-cell>
          <table:table-cell table:style-name="ce12" office:value-type="string">
            <text:p>The number of persons who have been moved permanently from their homes to new sites. If the information refers to families, calculate the number of people according to available indicators.</text:p>
          </table:table-cell>
          <table:table-cell table:style-name="ce5" office:value-type="string">
            <text:p>Número de pessoas que têm sido deslocadas desde suas moradias até novos locais permanentes. Se a informação aparecer por famílias, calcular o número de pessoas segundo indicadores disponívei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15">
          <table:table-cell office:value-type="string">
            <text:p>Effect|PeopleGood</text:p>
          </table:table-cell>
          <table:table-cell office:value-type="string">
            <text:p>PeopleHarmed</text:p>
          </table:table-cell>
          <table:table-cell office:value-type="float" office:value="8">
            <text:p>8</text:p>
          </table:table-cell>
          <table:table-cell table:style-name="ce9" office:value-type="string">
            <text:p>Damnificados</text:p>
          </table:table-cell>
          <table:table-cell table:style-name="ce10" office:value-type="string">
            <text:p>Victims</text:p>
          </table:table-cell>
          <table:table-cell table:style-name="ce15" office:value-type="string">
            <text:p>Victimes</text:p>
          </table:table-cell>
          <table:table-cell table:style-name="ce5" office:value-type="string">
            <text:p>Atingidos</text:p>
          </table:table-cell>
          <table:table-cell table:style-name="ce9" office:value-type="string">
            <text:p>Digite la cantidad o seleccione de la lista</text:p>
          </table:table-cell>
          <table:table-cell table:style-name="ce10" office:value-type="string">
            <text:p>Type a number or select from the list</text:p>
          </table:table-cell>
          <table:table-cell table:style-name="ce10" office:value-type="string">
            <text:p>Type a number or select from the list</text:p>
          </table:table-cell>
          <table:table-cell table:style-name="ce5" office:value-type="string">
            <text:p>Digite a quantidade ou selecione da lista</text:p>
          </table:table-cell>
          <table:table-cell table:style-name="ce22" office:value-type="string">
            <text:p>Número de personas que han sufrido grave daño directamente asociado al evento en sus bienes y/o servicios individuales o colectivos. Por ejemplo destrucción parcial o total de su vivienda y sus bienes; pérdidas en cultivos y/o en bodegas, etc. Se deben incluir también personas reubicadas. Si la información aparece por familias, se debe calcular el número de personas según indicadores disponibles.</text:p>
          </table:table-cell>
          <table:table-cell table:style-name="ce12" office:value-type="string">
            <text:p>The number of persons whose goods and/or individual or collective services have suffered serious damage, directly associated with the event. For example, partial or total destruction of their homes and goods; loss of crops and/or crops stored in warehouses, etc. If the information refers to families, calculate the number of people according to available indicators.</text:p>
          </table:table-cell>
          <table:table-cell table:style-name="ce12" office:value-type="string">
            <text:p>The number of persons whose goods and/or individual or collective services have suffered serious damage, directly associated with the event. For example, partial or total destruction of their homes and goods; loss of crops and/or crops stored in warehouses, etc. If the information refers to families, calculate the number of people according to available indicators.</text:p>
          </table:table-cell>
          <table:table-cell table:style-name="ce5" office:value-type="string">
            <text:p>Número de pessoas que sofreram danos graves diretamente associados ao evento em seus bens e/ou serviços individuais ou coletivos. Por exemplo, a destruição parcial ou total da sua residência e bens ou as perdas em cultivos e/ou depósitos de colheita. Devem-se incluir também pessoas desabrigadas. Se a informação aparecer por famílias, deve-se calcular o número de pessoas segundo indicadores disponívei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5">
          <table:table-cell office:value-type="string">
            <text:p>Effect|PeopleGood</text:p>
          </table:table-cell>
          <table:table-cell office:value-type="string">
            <text:p>PeopleInjured</text:p>
          </table:table-cell>
          <table:table-cell office:value-type="float" office:value="3">
            <text:p>3</text:p>
          </table:table-cell>
          <table:table-cell table:style-name="ce9" office:value-type="string">
            <text:p>Heridos, enfermos</text:p>
          </table:table-cell>
          <table:table-cell table:style-name="ce10" office:value-type="string">
            <text:p>Wounded, sick</text:p>
          </table:table-cell>
          <table:table-cell table:style-name="ce15" office:value-type="string">
            <text:p>Blessés, des malades</text:p>
          </table:table-cell>
          <table:table-cell table:style-name="ce5" office:value-type="string">
            <text:p>Feridos, doentes</text:p>
          </table:table-cell>
          <table:table-cell table:style-name="ce9" office:value-type="string">
            <text:p>Digite la cantidad o seleccione de la lista</text:p>
          </table:table-cell>
          <table:table-cell table:style-name="ce10" office:value-type="string">
            <text:p>Type a number or select from the list</text:p>
          </table:table-cell>
          <table:table-cell table:style-name="ce10" office:value-type="string">
            <text:p>Type a number or select from the list</text:p>
          </table:table-cell>
          <table:table-cell table:style-name="ce5" office:value-type="string">
            <text:p>Digite a quantidade ou selecione da lista</text:p>
          </table:table-cell>
          <table:table-cell table:style-name="ce22" office:value-type="string">
            <text:p>Número de personas que resultaron afectadas en su salud o integridad física, sin ser víctimas mortales, por causa directa del desastre. Se deben incluir las personas que sufrieron lesiones y las que quedaron enfermas si se trata de una plaga o epidemia.</text:p>
          </table:table-cell>
          <table:table-cell table:style-name="ce12" office:value-type="string">
            <text:p>The number of persons whose health or physical integrity is affected as a direct result of the disaster. This figure does not include victims who die. <text:s/>Those who suffer injuries and or illness, if the event is related to a plague or epidemic, should be included here.</text:p>
          </table:table-cell>
          <table:table-cell table:style-name="ce12" office:value-type="string">
            <text:p>The number of persons whose health or physical integrity is affected as a direct result of the disaster. This figure does not include victims who die. <text:s/>Those who suffer injuries and or illness, if the event is related to a plague or epidemic, should be included here.</text:p>
          </table:table-cell>
          <table:table-cell table:style-name="ce5" office:value-type="string">
            <text:p>Número de pessoas que foram afetadas na sua saúde ou integridade física, desconsiderando as mortes, por causa direta do desastre. Devem-se incluir as pessoas que sofreram lesões e as que ficaram doentes no caso de uma plaga ou epidemia.</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Effect|PeopleGood</text:p>
          </table:table-cell>
          <table:table-cell office:value-type="string">
            <text:p>HousesAffected</text:p>
          </table:table-cell>
          <table:table-cell office:value-type="float" office:value="6">
            <text:p>6</text:p>
          </table:table-cell>
          <table:table-cell table:style-name="ce9" office:value-type="string">
            <text:p>Viv. afectadas</text:p>
          </table:table-cell>
          <table:table-cell table:style-name="ce10" office:value-type="string">
            <text:p>Homes affected</text:p>
          </table:table-cell>
          <table:table-cell table:style-name="ce15" office:value-type="string">
            <text:p>Maisons touchées</text:p>
          </table:table-cell>
          <table:table-cell table:style-name="ce5" office:value-type="string">
            <text:p>Residências afetadas</text:p>
          </table:table-cell>
          <table:table-cell table:style-name="ce9" office:value-type="string">
            <text:p>Digite la cantidad o seleccione de la lista</text:p>
          </table:table-cell>
          <table:table-cell table:style-name="ce10" office:value-type="string">
            <text:p>Type a number or select from the list</text:p>
          </table:table-cell>
          <table:table-cell table:style-name="ce10" office:value-type="string">
            <text:p>Type a number or select from the list</text:p>
          </table:table-cell>
          <table:table-cell table:style-name="ce5" office:value-type="string">
            <text:p>Digite a quantidade ou selecione da lista</text:p>
          </table:table-cell>
          <table:table-cell table:style-name="ce22" office:value-type="string">
            <text:p>Número de viviendas con daños menores, no estructurales o arquitectónicos, que pueden seguir siendo habitadas, aún cuando requieran de acciones de reparación o de limpieza.</text:p>
          </table:table-cell>
          <table:table-cell table:style-name="ce10" office:value-type="string">
            <text:p>The number of homes with minor damage, not structural or architectural, which may continue being lived in, although they may require some repair or cleaning.</text:p>
          </table:table-cell>
          <table:table-cell table:style-name="ce10" office:value-type="string">
            <text:p>The number of homes with minor damage, not structural or architectural, which may continue being lived in, although they may require some repair or cleaning.</text:p>
          </table:table-cell>
          <table:table-cell table:style-name="ce5" office:value-type="string">
            <text:p>Número de residências com danos menores, não estruturais ou arquitetônicos, que podem seguir sendo habitadas, embora requeiram ações de reparação ou de limpeza.</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Effect|PeopleGood</text:p>
          </table:table-cell>
          <table:table-cell office:value-type="string">
            <text:p>HousesDestroyed</text:p>
          </table:table-cell>
          <table:table-cell office:value-type="float" office:value="9">
            <text:p>9</text:p>
          </table:table-cell>
          <table:table-cell table:style-name="ce9" office:value-type="string">
            <text:p>Viv. destruidas</text:p>
          </table:table-cell>
          <table:table-cell table:style-name="ce10" office:value-type="string">
            <text:p>Homes destroyed</text:p>
          </table:table-cell>
          <table:table-cell table:style-name="ce15" office:value-type="string">
            <text:p>Maisons détruites</text:p>
          </table:table-cell>
          <table:table-cell table:style-name="ce5" office:value-type="string">
            <text:p>Residências atingidas</text:p>
          </table:table-cell>
          <table:table-cell table:style-name="ce9" office:value-type="string">
            <text:p>Digite la cantidad o seleccione de la lista</text:p>
          </table:table-cell>
          <table:table-cell table:style-name="ce10" office:value-type="string">
            <text:p>Type a number or select from the list</text:p>
          </table:table-cell>
          <table:table-cell table:style-name="ce10" office:value-type="string">
            <text:p>Type a number or select from the list</text:p>
          </table:table-cell>
          <table:table-cell table:style-name="ce5" office:value-type="string">
            <text:p>Digite a quantidade ou selecione da lista</text:p>
          </table:table-cell>
          <table:table-cell table:style-name="ce22" office:value-type="string">
            <text:p>Número de viviendas arrasadas, sepultadas, colapsadas o deterioradas de tal manera que no son habitables.</text:p>
          </table:table-cell>
          <table:table-cell table:style-name="ce10" office:value-type="string">
            <text:p>The number of homes levelled, buried, collapsed or damaged to the extent that they are no longer habitable.</text:p>
          </table:table-cell>
          <table:table-cell table:style-name="ce10" office:value-type="string">
            <text:p>The number of homes levelled, buried, collapsed or damaged to the extent that they are no longer habitable.</text:p>
          </table:table-cell>
          <table:table-cell table:style-name="ce5" office:value-type="string">
            <text:p>Número de residências arrasadas, soterradas, colapsadas ou deterioradas de tal maneira que não sejam mais habitávei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Effect|Economic</text:p>
          </table:table-cell>
          <table:table-cell office:value-type="string">
            <text:p>LossesValueLocal</text:p>
          </table:table-cell>
          <table:table-cell office:value-type="float" office:value="1">
            <text:p>1</text:p>
          </table:table-cell>
          <table:table-cell table:style-name="ce9" office:value-type="string">
            <text:p>Valor pérdidas $</text:p>
          </table:table-cell>
          <table:table-cell table:style-name="ce10" office:value-type="string">
            <text:p>Loss value $</text:p>
          </table:table-cell>
          <table:table-cell table:style-name="ce15" office:value-type="string">
            <text:p>Valeur en monnaie local $</text:p>
          </table:table-cell>
          <table:table-cell table:style-name="ce5" office:value-type="string">
            <text:p>Valor perdas $</text:p>
          </table:table-cell>
          <table:table-cell table:style-name="ce9" office:value-type="string">
            <text:p>Valor en moneda local</text:p>
          </table:table-cell>
          <table:table-cell table:style-name="ce10" office:value-type="string">
            <text:p>Amount in local currency</text:p>
          </table:table-cell>
          <table:table-cell table:style-name="ce10" office:value-type="string">
            <text:p>Amount in local currency</text:p>
          </table:table-cell>
          <table:table-cell table:style-name="ce5" office:value-type="string">
            <text:p>Valor em moeda local</text:p>
          </table:table-cell>
          <table:table-cell table:style-name="ce22" office:value-type="string">
            <text:p>Monto de las pérdidas directas causadas por el desastre en la moneda local.</text:p>
          </table:table-cell>
          <table:table-cell table:style-name="ce10" office:value-type="string">
            <text:p>Sum of losses directly caused by the disaster in local currency.</text:p>
          </table:table-cell>
          <table:table-cell table:style-name="ce10" office:value-type="string">
            <text:p>Sum of losses directly caused by the disaster in local currency.</text:p>
          </table:table-cell>
          <table:table-cell table:style-name="ce5" office:value-type="string">
            <text:p>Montante em moeda local das perdas diretas causadas pelo desastre.</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Effect|Economic</text:p>
          </table:table-cell>
          <table:table-cell office:value-type="string">
            <text:p>LossesValueUSD</text:p>
          </table:table-cell>
          <table:table-cell office:value-type="float" office:value="2">
            <text:p>2</text:p>
          </table:table-cell>
          <table:table-cell table:style-name="ce9" office:value-type="string">
            <text:p>Valor pérdidas US$</text:p>
          </table:table-cell>
          <table:table-cell table:style-name="ce10" office:value-type="string">
            <text:p>Loss value US$</text:p>
          </table:table-cell>
          <table:table-cell table:style-name="ce15" office:value-type="string">
            <text:p>Valeur en US $</text:p>
          </table:table-cell>
          <table:table-cell table:style-name="ce5" office:value-type="string">
            <text:p>Valor perdas US$</text:p>
          </table:table-cell>
          <table:table-cell table:style-name="ce9" office:value-type="string">
            <text:p>Valor en dólares de EEUU</text:p>
          </table:table-cell>
          <table:table-cell table:style-name="ce10" office:value-type="string">
            <text:p>Amount in US dollars.</text:p>
          </table:table-cell>
          <table:table-cell table:style-name="ce10" office:value-type="string">
            <text:p>Amount in US dollars.</text:p>
          </table:table-cell>
          <table:table-cell table:style-name="ce5" office:value-type="string">
            <text:p>Valor em dólares de EEUU</text:p>
          </table:table-cell>
          <table:table-cell table:style-name="ce22" office:value-type="string">
            <text:p>Equivalente en dólares (US$) de las pérdidas en moneda local, según la tasa de cambio de moneda nacional en la fecha de ocurrencia del desastre. Este valor es útil para evaluaciones comparativas entre bases de datos.</text:p>
          </table:table-cell>
          <table:table-cell table:style-name="ce10" office:value-type="string">
            <text:p>The equivalent in dollars (US$) of the value of losses in local currency, according to the exchange rate on the date of the disaster. This figure is useful for comparative evaluations between databases.</text:p>
          </table:table-cell>
          <table:table-cell table:style-name="ce10" office:value-type="string">
            <text:p>The equivalent in dollars (US$) of the value of losses in local currency, according to the exchange rate on the date of the disaster. This figure is useful for comparative evaluations between databases.</text:p>
          </table:table-cell>
          <table:table-cell table:style-name="ce5" office:value-type="string">
            <text:p>Equivalente em dólares (US$) das perdas em moeda local, segundo a taxa de câmbio de moeda nacional na data de ocorrência do desastre. Este valor é útil para avaliações comparativas entre bancos de dado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Effect|Affected|SectorHealth</text:p>
          </table:table-cell>
          <table:table-cell office:value-type="string">
            <text:p>MedicalCenters</text:p>
          </table:table-cell>
          <table:table-cell office:value-type="float" office:value="5">
            <text:p>5</text:p>
          </table:table-cell>
          <table:table-cell table:style-name="ce9" office:value-type="string">
            <text:p>Centros hospitalarios</text:p>
          </table:table-cell>
          <table:table-cell table:style-name="ce10" office:value-type="string">
            <text:p>Health Sector</text:p>
          </table:table-cell>
          <table:table-cell table:style-name="ce15" office:value-type="string">
            <text:p>Centres de santé</text:p>
          </table:table-cell>
          <table:table-cell table:style-name="ce5" office:value-type="string">
            <text:p>Centros hospitalares</text:p>
          </table:table-cell>
          <table:table-cell table:style-name="ce9" office:value-type="string">
            <text:p>Cantidad</text:p>
          </table:table-cell>
          <table:table-cell table:style-name="ce10" office:value-type="string">
            <text:p>Quantity</text:p>
          </table:table-cell>
          <table:table-cell table:style-name="ce10" office:value-type="string">
            <text:p>Quantity</text:p>
          </table:table-cell>
          <table:table-cell table:style-name="ce5" office:value-type="string">
            <text:p>Quantidade</text:p>
          </table:table-cell>
          <table:table-cell table:style-name="ce22" office:value-type="string">
            <text:p>Número de centros de salud, clínicas, hospitales locales y regionales destruidos y afectados directa o indirectamente por el desastre.</text:p>
          </table:table-cell>
          <table:table-cell table:style-name="ce10" office:value-type="string">
            <text:p>The number of health centres, clinics, local and regional hospitals destroyed and directly or indirectly affected by the disaster.</text:p>
          </table:table-cell>
          <table:table-cell table:style-name="ce10" office:value-type="string">
            <text:p>The number of health centres, clinics, local and regional hospitals destroyed and directly or indirectly affected by the disaster.</text:p>
          </table:table-cell>
          <table:table-cell table:style-name="ce5" office:value-type="string">
            <text:p>Número de centros de saúde, clínicas, hospitais locais e regionais destruídos e/ou afetados direta ou indiretamente pelo desastre.</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Effect|Affected|SectorEducation</text:p>
          </table:table-cell>
          <table:table-cell office:value-type="string">
            <text:p>EducationCenters</text:p>
          </table:table-cell>
          <table:table-cell office:value-type="float" office:value="4">
            <text:p>4</text:p>
          </table:table-cell>
          <table:table-cell table:style-name="ce9" office:value-type="string">
            <text:p>Centros de educación</text:p>
          </table:table-cell>
          <table:table-cell table:style-name="ce10" office:value-type="string">
            <text:p>Educational centres</text:p>
          </table:table-cell>
          <table:table-cell table:style-name="ce15" office:value-type="string">
            <text:p>Centres éducatifs</text:p>
          </table:table-cell>
          <table:table-cell table:style-name="ce5" office:value-type="string">
            <text:p>Centros educativos</text:p>
          </table:table-cell>
          <table:table-cell table:style-name="ce9" office:value-type="string">
            <text:p>Cantidad</text:p>
          </table:table-cell>
          <table:table-cell table:style-name="ce10" office:value-type="string">
            <text:p>Quantity</text:p>
          </table:table-cell>
          <table:table-cell table:style-name="ce10" office:value-type="string">
            <text:p>Quantity</text:p>
          </table:table-cell>
          <table:table-cell table:style-name="ce5" office:value-type="string">
            <text:p>Quantidade</text:p>
          </table:table-cell>
          <table:table-cell table:style-name="ce22" office:value-type="string">
            <text:p>Número de guarderías, escuelas, colegios, universidades, centros de capacitación, etc. destruidas y afectadas directa o indirectamente por el desastre. Incluye aquellos que han sido utilizados como albergues temporales. </text:p>
          </table:table-cell>
          <table:table-cell table:style-name="ce10" office:value-type="string">
            <text:p>The amount of play schools, kindergartens, schools, colleges, universities, training centres etc, destroyed or directly or indirectly affected by the disaster. Include those that have been used as temporary shelters.</text:p>
          </table:table-cell>
          <table:table-cell table:style-name="ce10" office:value-type="string">
            <text:p>The amount of play schools, kindergartens, schools, colleges, universities, training centres etc, destroyed or directly or indirectly affected by the disaster. Include those that have been used as temporary shelters.</text:p>
          </table:table-cell>
          <table:table-cell table:style-name="ce5" office:value-type="string">
            <text:p>Número de creches, escolas, colégios, universidades, centros de capacitação, etc., destruídos e afetados direta ou indiretamente pelo desastre. Inclui aqueles que têm sido utilizados como albergues temporários. </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Effect|Affected|SectorAgricultural</text:p>
          </table:table-cell>
          <table:table-cell office:value-type="string">
            <text:p>FarmingAndForest</text:p>
          </table:table-cell>
          <table:table-cell office:value-type="float" office:value="2">
            <text:p>2</text:p>
          </table:table-cell>
          <table:table-cell table:style-name="ce9" office:value-type="string">
            <text:p>Cultivos y bosques (Ha)</text:p>
          </table:table-cell>
          <table:table-cell table:style-name="ce12" office:value-type="string">
            <text:p>Crops and woods (Hectares)</text:p>
          </table:table-cell>
          <table:table-cell table:style-name="ce15" office:value-type="string">
            <text:p>Cultures et de bois (Ha)</text:p>
          </table:table-cell>
          <table:table-cell table:style-name="ce5" office:value-type="string">
            <text:p>Cultivos e florestas (Ha)</text:p>
          </table:table-cell>
          <table:table-cell table:style-name="ce9" office:value-type="string">
            <text:p>Cantidad</text:p>
          </table:table-cell>
          <table:table-cell table:style-name="ce10" office:value-type="string">
            <text:p>Quantity</text:p>
          </table:table-cell>
          <table:table-cell table:style-name="ce10" office:value-type="string">
            <text:p>Quantity</text:p>
          </table:table-cell>
          <table:table-cell table:style-name="ce5" office:value-type="string">
            <text:p>Quantidade</text:p>
          </table:table-cell>
          <table:table-cell table:style-name="ce22" office:value-type="string">
            <text:p>Número de áreas de cultivo, pastizales o bosques destruidas y afectadas. Si la información está en otra medida se deberá convertir a hectáreas. </text:p>
          </table:table-cell>
          <table:table-cell table:style-name="ce10" office:value-type="string">
            <text:p>The amount of cultivated or pastoral land or woods destroyed or affected. If the information exists in another measurement, it should be converted to hectares.</text:p>
          </table:table-cell>
          <table:table-cell table:style-name="ce10" office:value-type="string">
            <text:p>The amount of cultivated or pastoral land or woods destroyed or affected. If the information exists in another measurement, it should be converted to hectares.</text:p>
          </table:table-cell>
          <table:table-cell table:style-name="ce5" office:value-type="string">
            <text:p>Área de cultivo, pastagens ou floresta destruídos e afetados. Se a informação está em outra unidade deve-se converter para hectares. </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Effect|Affected|SectorAgricultural</text:p>
          </table:table-cell>
          <table:table-cell office:value-type="string">
            <text:p>LiveStock</text:p>
          </table:table-cell>
          <table:table-cell office:value-type="float" office:value="3">
            <text:p>3</text:p>
          </table:table-cell>
          <table:table-cell table:style-name="ce9" office:value-type="string">
            <text:p>Ganado</text:p>
          </table:table-cell>
          <table:table-cell table:style-name="ce10" office:value-type="string">
            <text:p>Livestock</text:p>
          </table:table-cell>
          <table:table-cell table:style-name="ce15" office:value-type="string">
            <text:p>Bétail</text:p>
          </table:table-cell>
          <table:table-cell table:style-name="ce5" office:value-type="string">
            <text:p>Gado</text:p>
          </table:table-cell>
          <table:table-cell table:style-name="ce9" office:value-type="string">
            <text:p>Cantidad</text:p>
          </table:table-cell>
          <table:table-cell table:style-name="ce10" office:value-type="string">
            <text:p>Quantity</text:p>
          </table:table-cell>
          <table:table-cell table:style-name="ce10" office:value-type="string">
            <text:p>Quantity</text:p>
          </table:table-cell>
          <table:table-cell table:style-name="ce5" office:value-type="string">
            <text:p>Quantidade</text:p>
          </table:table-cell>
          <table:table-cell table:style-name="ce22" office:value-type="string">
            <text:p>Número de unidades perdidas (bovinos, porcinos, caprinos, avícolas) cualquiera sea el evento (inundación, sequía, epidemia, etc.). </text:p>
          </table:table-cell>
          <table:table-cell table:style-name="ce12" office:value-type="string">
            <text:p>The number of animals lost (bovine, pig, ovine, poultry) regardless of the type of event (flood, drought, epidemic, etc).</text:p>
          </table:table-cell>
          <table:table-cell table:style-name="ce12" office:value-type="string">
            <text:p>The number of animals lost (bovine, pig, ovine, poultry) regardless of the type of event (flood, drought, epidemic, etc).</text:p>
          </table:table-cell>
          <table:table-cell table:style-name="ce5" office:value-type="string">
            <text:p>Número de unidades perdidas (bovinos, suínos, caprinos, aves) qualquer que seja o evento (inundação, seca, epidemia, etc.). </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Effect|Affected|SectorTransport</text:p>
          </table:table-cell>
          <table:table-cell office:value-type="string">
            <text:p>Roads</text:p>
          </table:table-cell>
          <table:table-cell office:value-type="float" office:value="1">
            <text:p>1</text:p>
          </table:table-cell>
          <table:table-cell table:style-name="ce9" office:value-type="string">
            <text:p>Vías afectadas (m)</text:p>
          </table:table-cell>
          <table:table-cell table:style-name="ce12" office:value-type="string">
            <text:p>Routes affected</text:p>
          </table:table-cell>
          <table:table-cell table:style-name="ce15" office:value-type="string">
            <text:p>Routes touchés</text:p>
          </table:table-cell>
          <table:table-cell table:style-name="ce5" office:value-type="string">
            <text:p>Estradas afetadas (m)</text:p>
          </table:table-cell>
          <table:table-cell table:style-name="ce9" office:value-type="string">
            <text:p>Cantidad</text:p>
          </table:table-cell>
          <table:table-cell table:style-name="ce10" office:value-type="string">
            <text:p>Quantity</text:p>
          </table:table-cell>
          <table:table-cell table:style-name="ce10" office:value-type="string">
            <text:p>Quantity</text:p>
          </table:table-cell>
          <table:table-cell table:style-name="ce5" office:value-type="string">
            <text:p>Quantidade</text:p>
          </table:table-cell>
          <table:table-cell table:style-name="ce22" office:value-type="string">
            <text:p>Longitud de redes viales destruidas y/o inhabilitadas en metros.</text:p>
          </table:table-cell>
          <table:table-cell table:style-name="ce12" office:value-type="string">
            <text:p>The length of transport networks destroyed and/or rendered unusable, in metres.</text:p>
          </table:table-cell>
          <table:table-cell table:style-name="ce12" office:value-type="string">
            <text:p>The length of transport networks destroyed and/or rendered unusable, in metres.</text:p>
          </table:table-cell>
          <table:table-cell table:style-name="ce5" office:value-type="string">
            <text:p>Comprimento, em metros, das redes viárias destruídas e/ou desabilitada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11">
          <table:table-cell office:value-type="string">
            <text:p>Effect|More|SectorOther</text:p>
          </table:table-cell>
          <table:table-cell office:value-type="string">
            <text:p>OtherLosses</text:p>
          </table:table-cell>
          <table:table-cell office:value-type="float" office:value="1">
            <text:p>1</text:p>
          </table:table-cell>
          <table:table-cell table:style-name="ce9" office:value-type="string">
            <text:p>Otras pérdidas</text:p>
          </table:table-cell>
          <table:table-cell table:style-name="ce10" office:value-type="string">
            <text:p>Other losses</text:p>
          </table:table-cell>
          <table:table-cell table:style-name="ce15" office:value-type="string">
            <text:p>Autres pertes</text:p>
          </table:table-cell>
          <table:table-cell table:style-name="ce5" office:value-type="string">
            <text:p>Outras perdas</text:p>
          </table:table-cell>
          <table:table-cell table:style-name="ce9" office:value-type="string">
            <text:p>Texto</text:p>
          </table:table-cell>
          <table:table-cell table:style-name="ce10" office:value-type="string">
            <text:p>Text</text:p>
          </table:table-cell>
          <table:table-cell table:style-name="ce10" office:value-type="string">
            <text:p>Text</text:p>
          </table:table-cell>
          <table:table-cell table:style-name="ce5" office:value-type="string">
            <text:p>Texto</text:p>
          </table:table-cell>
          <table:table-cell table:style-name="ce22" office:value-type="string">
            <text:p>Descripción de otras pérdidas no incluidas en los campos de la ficha básica. Por ejemplo: edificaciones religiosas y monumentos, patrimonio arquitectónico y cultural, escenarios e instalaciones masivas, edificios de administración pública de la banca, del comercio y del turismo, vehículos o buses perdidos, puentes.</text:p>
          </table:table-cell>
          <table:table-cell table:style-name="ce12" office:value-type="string">
            <text:p>A description of other losses not included in the fields of the basic record. For example: religious buildings and monuments, architectural or cultural heritage buildings, theatres and public installations, public administration buildings relating to banks, commerce and tourism; vehicles or buses lost, bridges.</text:p>
          </table:table-cell>
          <table:table-cell table:style-name="ce12" office:value-type="string">
            <text:p>A description of other losses not included in the fields of the basic record. For example: religious buildings and monuments, architectural or cultural heritage buildings, theatres and public installations, public administration buildings relating to banks, commerce and tourism; vehicles or buses lost, bridges.</text:p>
          </table:table-cell>
          <table:table-cell table:style-name="ce5" office:value-type="string">
            <text:p>Descrição das perdas não incluídas nos campos do formulário básico. Por exemplo: edificações religiosas e monumentos, patrimônio arquitetônico e cultural, teatros e instalações massivas, edifícios de administração pública, do comércio e do turismo, veículos ou ônibus perdidos e pontes.</text:p>
          </table:table-cell>
          <table:table-cell table:style-name="ce9" office:value-type="string">
            <text:p>Valor calculado o estimado de las pérdidas debidas a efectos indirectos o inducidos, atribuibles a interrupciones o deficiencias en la prestación de servicios públicos, en el comercio, en el trabajo, así como por aislamiento geográfico. En caso de no tener el monto de estas pérdidas se pueden anotar aquellos efectos que no se encuentran en los campos de la ficha. También es posible incluir el cálculo de lo que costaría o costó la reparación o reconstrucción de los daños provocados por el desastre.</text:p>
          </table:table-cell>
          <table:table-cell table:style-name="ce10" office:value-type="string">
            <text:p>A calculated or estimated value of losses due to indirect or induced effects attributable to interruptions or deficiencies in public services, trade, work or geographic isolation. If the value of these losses is not available, those effects that are not found in the fields of the record may be noted here. It is also possible to include the calculation of cost of repair or reconstruction of the damages caused by the disaster.</text:p>
          </table:table-cell>
          <table:table-cell table:style-name="ce10" office:value-type="string">
            <text:p>A calculated or estimated value of losses due to indirect or induced effects attributable to interruptions or deficiencies in public services, trade, work or geographic isolation. If the value of these losses is not available, those effects that are not found in the fields of the record may be noted here. It is also possible to include the calculation of cost of repair or reconstruction of the damages caused by the disaster.</text:p>
          </table:table-cell>
          <table:table-cell table:style-name="ce5" office:value-type="string">
            <text:p>Valor calculado ou estimado das perdas devidas a efeitos indiretos ou induzidos, atribuíveis a interrupções ou deficiências na prestação de serviços públicos, no comércio, no trabalho, assim como por isolamento geográfico. No caso de não se dispor do montante destas perdas, podem-se anotar aqueles efeitos que não se encontram nos campos do formulário. Também é possível incluir o cálculo do que custaria ou custou a reparação ou a reconstrução dos danos provocados pelo desastre.</text:p>
          </table:table-cell>
          <table:table-cell table:number-columns-repeated="236"/>
        </table:table-row>
        <table:table-row table:style-name="ro16">
          <table:table-cell office:value-type="string">
            <text:p>Effect|More</text:p>
          </table:table-cell>
          <table:table-cell office:value-type="string">
            <text:p>Notes</text:p>
          </table:table-cell>
          <table:table-cell office:value-type="float" office:value="2">
            <text:p>2</text:p>
          </table:table-cell>
          <table:table-cell table:style-name="ce9" office:value-type="string">
            <text:p>Observaciones de efectos</text:p>
          </table:table-cell>
          <table:table-cell table:style-name="ce10" office:value-type="string">
            <text:p>Observations about the effects</text:p>
          </table:table-cell>
          <table:table-cell table:style-name="ce15" office:value-type="string">
            <text:p>Observations sur les effets</text:p>
          </table:table-cell>
          <table:table-cell table:style-name="ce5" office:value-type="string">
            <text:p>Observações de efeitos</text:p>
          </table:table-cell>
          <table:table-cell table:style-name="ce9" office:value-type="string">
            <text:p>Texto</text:p>
          </table:table-cell>
          <table:table-cell table:style-name="ce10" office:value-type="string">
            <text:p>Text</text:p>
          </table:table-cell>
          <table:table-cell table:style-name="ce10" office:value-type="string">
            <text:p>Text</text:p>
          </table:table-cell>
          <table:table-cell table:style-name="ce5" office:value-type="string">
            <text:p>Texto</text:p>
          </table:table-cell>
          <table:table-cell table:style-name="ce22" office:value-type="string">
            <text:p>Anotaciones o ampliaciones sobre los efectos del desastre.Se usa para registrar las discrepancias entres las cifras de efectos cuando hay mas de una fuente. Al igual que los campos de observaciones de eventos y causes se para contextualizar los datos consignados en la ficha ess en esta caso para los efectos.</text:p>
          </table:table-cell>
          <table:table-cell table:style-name="ce10" office:value-type="string">
            <text:p>Notes or detail about the effects of the disaster. This field should be used to register discrepancies between effect figures when there is more than one source.</text:p>
          </table:table-cell>
          <table:table-cell table:style-name="ce10" office:value-type="string">
            <text:p>Notes or detail about the effects of the disaster. This field should be used to register discrepancies between effect figures when there is more than one source.</text:p>
          </table:table-cell>
          <table:table-cell table:style-name="ce5" office:value-type="string">
            <text:p>Anotações ou ampliações sobre os efeitos do desastre. Usa-se para registrar as discrepâncias entre as cifras de efeitos quando há mais de uma fonte. Igual aos campos de observações de eventos e causas usa-se para contextualizar os dados inseridos no formulário neste caso para os efeitos.</text:p>
          </table:table-cell>
          <table:table-cell table:style-name="ce22" office:value-type="string">
            <text:p>De acuerdo con la secuencia de campos de la Ficha Básica, se recomienda utilizar las siguientes claves para las observaciones (se debe digitar la clave y a continuación la observación correspondiente): R. Reubicados, T. Transporte, Vd. Viviendas destruidas, Ac. Acueducto, Va. Viviendas afectadas, En. Energía, V. Vías, I. Industria, A. Agricultura, Al. Alcantarillado, P. Pecuario, C. Comunicaciones, S. Salud, Ma. Magnitud, Ed. Educación, Fe. Fecha de fín de un evento de largo período, Vp. Valor pérdidas.</text:p>
          </table:table-cell>
          <table:table-cell table:style-name="ce39" office:value-type="string">
            <text:p><text:span text:style-name="T7">In accordance, with the sequence of fields in the Basic </text:span><text:span text:style-name="T7">Record, it is recommended to use the following codes for </text:span><text:span text:style-name="T7">observations (first type the code and then the corresponding </text:span><text:span text:style-name="T7">observation): </text:span><text:span text:style-name="T25">R. Relocated, T. Transport, Vd. Homes </text:span><text:span text:style-name="T25">destroyed, Ac. Aqueduct, Va. Homes Affected, En. Energy, </text:span><text:span text:style-name="T25">V. Routes, I. Industry, A. Agriculture, Al. Sewerage, P. </text:span><text:span text:style-name="T25">Fishing, C. Communications, S. Health, Ma. Magnitude, Ed. </text:span><text:span text:style-name="T17">Education, Fe. Date of the end of an event which covers a </text:span><text:span text:style-name="T17">long period. Vp. Loss Value.</text:span><text:span text:style-name="T26"> </text:span></text:p>
          </table:table-cell>
          <table:table-cell table:style-name="ce39" office:value-type="string">
            <text:p><text:span text:style-name="T7">In accordance, with the sequence of fields in the Basic </text:span><text:span text:style-name="T7">Record, it is recommended to use the following codes for </text:span><text:span text:style-name="T7">observations (first type the code and then the corresponding </text:span><text:span text:style-name="T7">observation): </text:span><text:span text:style-name="T25">R. Relocated, T. Transport, Vd. Homes </text:span><text:span text:style-name="T25">destroyed, Ac. Aqueduct, Va. Homes Affected, En. Energy, </text:span><text:span text:style-name="T25">V. Routes, I. Industry, A. Agriculture, Al. Sewerage, P. </text:span><text:span text:style-name="T25">Fishing, C. Communications, S. Health, Ma. Magnitude, Ed. </text:span><text:span text:style-name="T17">Education, Fe. Date of the end of an event which covers a </text:span><text:span text:style-name="T17">long period. Vp. Loss Value.</text:span><text:span text:style-name="T26"> </text:span></text:p>
          </table:table-cell>
          <table:table-cell table:style-name="ce5" office:value-type="string">
            <text:p>Conforme à seqüência de campos do Formulário Básico, recomenda-se utilizar as seguintes chaves para as observações: (deve-se digitar a chave e em seguida a observação correspondente): R. Desabrigados; T. Transporte; Vd. Residências destruídas; Ac. Aqueduto; Va. Residências afetadas; En. Energia; V. Estradas; I. Indústria; A. Agricultura; Al. Esgoto; P. Pecuária; C. Comunicações; S. Saúde; Ma. Magnitude; Ed. Educação; Fe. Data do fim de um evento de período comprido; Vp. Valor das perdas.</text:p>
          </table:table-cell>
          <table:table-cell table:number-columns-repeated="236"/>
        </table:table-row>
        <table:table-row table:style-name="ro6">
          <table:table-cell office:value-type="string">
            <text:p>Sector</text:p>
          </table:table-cell>
          <table:table-cell office:value-type="string">
            <text:p>Transport</text:p>
          </table:table-cell>
          <table:table-cell office:value-type="float" office:value="1">
            <text:p>1</text:p>
          </table:table-cell>
          <table:table-cell table:style-name="ce9" office:value-type="string">
            <text:p>Transporte</text:p>
          </table:table-cell>
          <table:table-cell table:style-name="ce10" office:value-type="string">
            <text:p>Transport</text:p>
          </table:table-cell>
          <table:table-cell table:style-name="ce15" office:value-type="string">
            <text:p>Transports</text:p>
          </table:table-cell>
          <table:table-cell table:style-name="ce5" office:value-type="string">
            <text:p>Transporte</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22" office:value-type="string">
            <text:p>Campo cualitativo de la base de datos. Tiene dos opciones “Afectado o Nó Afectado”. Corresponde con efectos del desastre sobre el sector del transporte: redes viales (vehiculares, férreas), terminales de transporte, aeropuertos, puentes fluviales y marítimos, muelles, etc. afectados y/o destruidos.</text:p>
          </table:table-cell>
          <table:table-cell table:style-name="ce18" office:value-type="string">
            <text:p><text:span text:style-name="T13">Qualitative field in the database. </text:span><text:span text:style-name="T4">It has two options: Affected </text:span><text:span text:style-name="T4">or Not Affected. It relates to the effects of the disaster on the </text:span><text:span text:style-name="T4">transport sector: road networks (train or rail), transport </text:span><text:span text:style-name="T4">stations, airports, river and sea bridges, sea walls, etc, that </text:span><text:span text:style-name="T4">have been affected or destroyed.</text:span></text:p>
          </table:table-cell>
          <table:table-cell table:style-name="ce18" office:value-type="string">
            <text:p><text:span text:style-name="T13">Qualitative field in the database. </text:span><text:span text:style-name="T4">It has two options: Affected </text:span><text:span text:style-name="T4">or Not Affected. It relates to the effects of the disaster on the </text:span><text:span text:style-name="T4">transport sector: road networks (train or rail), transport </text:span><text:span text:style-name="T4">stations, airports, river and sea bridges, sea walls, etc, that </text:span><text:span text:style-name="T4">have been affected or destroyed.</text:span></text:p>
          </table:table-cell>
          <table:table-cell table:style-name="ce5" office:value-type="string">
            <text:p>Campo qualitativo do banco de dados. Tem duas opções: Afetado e Não Afetado. Corresponde aos efeitos do desastre sobre o setor de transporte: redes viárias (rodovias e linhas férreas), rodoviárias, aeroportos, pontes fluviais e marítimos, cais, etc., afetados e/ou destruídos.</text:p>
          </table:table-cell>
          <table:table-cell table:style-name="ce9"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table:number-columns-repeated="236"/>
        </table:table-row>
        <table:table-row table:style-name="ro6">
          <table:table-cell office:value-type="string">
            <text:p>Sector</text:p>
          </table:table-cell>
          <table:table-cell office:value-type="string">
            <text:p>Communications</text:p>
          </table:table-cell>
          <table:table-cell office:value-type="float" office:value="2">
            <text:p>2</text:p>
          </table:table-cell>
          <table:table-cell table:style-name="ce9" office:value-type="string">
            <text:p>Comunicaciones</text:p>
          </table:table-cell>
          <table:table-cell table:style-name="ce10" office:value-type="string">
            <text:p>Communications</text:p>
          </table:table-cell>
          <table:table-cell table:style-name="ce15" office:value-type="string">
            <text:p>Communications</text:p>
          </table:table-cell>
          <table:table-cell table:style-name="ce5" office:value-type="string">
            <text:p>Comunicações</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22" office:value-type="string">
            <text:p>Campo cualitativo de la base de datos. Tiene dos opciones “Afectado o Nó Afectado”. Se relaciona con los daños en el sector de comunicaciones: sobre plantas y redes telefónicas, estaciones de radio y televisión, oficinas de correo y de información pública, servicios de internet, radiotelefonía, comunicaciones celulares.</text:p>
          </table:table-cell>
          <table:table-cell table:style-name="ce18" office:value-type="string">
            <text:p><text:span text:style-name="T13">Qualitative field in the database. </text:span><text:span text:style-name="T4">It has two options: Affected </text:span><text:span text:style-name="T4">or Not Affected. It relates to damages to the communication </text:span><text:span text:style-name="T4">sector: plants and telephone networks, radio and television </text:span><text:span text:style-name="T4">stations, post offices and public information offices, internet </text:span><text:span text:style-name="T4">services, radio telephones and mobile phones. </text:span></text:p>
          </table:table-cell>
          <table:table-cell table:style-name="ce18" office:value-type="string">
            <text:p><text:span text:style-name="T13">Qualitative field in the database. </text:span><text:span text:style-name="T4">It has two options: Affected </text:span><text:span text:style-name="T4">or Not Affected. It relates to damages to the communication </text:span><text:span text:style-name="T4">sector: plants and telephone networks, radio and television </text:span><text:span text:style-name="T4">stations, post offices and public information offices, internet </text:span><text:span text:style-name="T4">services, radio telephones and mobile phones. </text:span></text:p>
          </table:table-cell>
          <table:table-cell table:style-name="ce5" office:value-type="string">
            <text:p>Campo qualitativo do banco de dados. Tem duas opções: Afetado e Não Afetado. Corresponde aos efeitos do desastre sobre o setor de comunicações: sobre plantas e redes telefônicas, estações de rádio e televisão, correios e outros centros de informação pública, serviços de internet, radiotelefonia e comunicações celulare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6">
          <table:table-cell office:value-type="string">
            <text:p>Sector</text:p>
          </table:table-cell>
          <table:table-cell office:value-type="string">
            <text:p>Relief</text:p>
          </table:table-cell>
          <table:table-cell office:value-type="float" office:value="3">
            <text:p>3</text:p>
          </table:table-cell>
          <table:table-cell table:style-name="ce9" office:value-type="string">
            <text:p>Instalaciones de socorro</text:p>
          </table:table-cell>
          <table:table-cell table:style-name="ce10" office:value-type="string">
            <text:p>Aid organisation installations</text:p>
          </table:table-cell>
          <table:table-cell table:style-name="ce15" office:value-type="string">
            <text:p>Organisation d'aide installations</text:p>
          </table:table-cell>
          <table:table-cell table:style-name="ce5" office:value-type="string">
            <text:p>Instalações de socorro</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9" office:value-type="string">
            <text:p>Campo cualitativo de la base de datos. Tiene dos opciones “Afectado o Nó Afectado”. Se relaciona con los daños en el sector de respuesta a emergencia, específicamente instalaciones de los organismos de socorro: Cuerpos de bomberos, instalaciones de organismos de socorro y de entidades de orden público. </text:p>
          </table:table-cell>
          <table:table-cell table:style-name="ce12" office:value-type="string">
            <text:p>Qualitative field in the database. It has two options: Affected or Not Affected. It relates to damages to the emergency response sector, specifically to the aid organisms’ installations: Fire fighters and other aid organisms and to entities of public order.</text:p>
          </table:table-cell>
          <table:table-cell table:style-name="ce12" office:value-type="string">
            <text:p>Qualitative field in the database. It has two options: Affected or Not Affected. It relates to damages to the emergency response sector, specifically to the aid organisms’ installations: Fire fighters and other aid organisms and to entities of public order.</text:p>
          </table:table-cell>
          <table:table-cell table:style-name="ce5" office:value-type="string">
            <text:p>Campo qualitativo do banco de dados. Tem duas opções: Afetado e Não Afetado. Corresponde aos efeitos do desastre sobre o setor de resposta à emergência, especificamente as instalações dos organismos de socorro: Bombeiros, pronto socorro e entidades de ordem pública.</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Sector</text:p>
          </table:table-cell>
          <table:table-cell office:value-type="string">
            <text:p>Agricultural</text:p>
          </table:table-cell>
          <table:table-cell office:value-type="float" office:value="4">
            <text:p>4</text:p>
          </table:table-cell>
          <table:table-cell table:style-name="ce9" office:value-type="string">
            <text:p>Agropecuario</text:p>
          </table:table-cell>
          <table:table-cell table:style-name="ce10" office:value-type="string">
            <text:p>Agriculture and fishing</text:p>
          </table:table-cell>
          <table:table-cell table:style-name="ce15" office:value-type="string">
            <text:p>L'agriculture et la pêche</text:p>
          </table:table-cell>
          <table:table-cell table:style-name="ce5" office:value-type="string">
            <text:p>Agropecuário</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22" office:value-type="string">
            <text:p>Campo cualitativo de la base de datos. Tiene dos opciones “Afectado o Nó Afectado”. Se relaciona con los daños en el sector de Agropecuario: Campos de cultivos, granjas, zonas de pastoreo.</text:p>
          </table:table-cell>
          <table:table-cell table:style-name="ce12" office:value-type="string">
            <text:p>Qualitative field in the database. It has two options: Affected or Not Affected. It relates to damaged to the Agriculture and Fishing sector: crops, granaries, pastoral zones.</text:p>
          </table:table-cell>
          <table:table-cell table:style-name="ce12" office:value-type="string">
            <text:p>Qualitative field in the database. It has two options: Affected or Not Affected. It relates to damaged to the Agriculture and Fishing sector: crops, granaries, pastoral zones.</text:p>
          </table:table-cell>
          <table:table-cell table:style-name="ce5" office:value-type="string">
            <text:p>Campo qualitativo do banco de dados. Tem duas opções: Afetado e Não Afetado. Corresponde aos efeitos do desastre sobre o setor Agropecuário: Campos de cultivos, fazendas, zonas de pastagens, etc.</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5">
          <table:table-cell office:value-type="string">
            <text:p>Sector</text:p>
          </table:table-cell>
          <table:table-cell office:value-type="string">
            <text:p>WaterSupply</text:p>
          </table:table-cell>
          <table:table-cell office:value-type="float" office:value="5">
            <text:p>5</text:p>
          </table:table-cell>
          <table:table-cell table:style-name="ce9" office:value-type="string">
            <text:p>Acueducto</text:p>
          </table:table-cell>
          <table:table-cell table:style-name="ce10" office:value-type="string">
            <text:p>Aqueduct</text:p>
          </table:table-cell>
          <table:table-cell table:style-name="ce15" office:value-type="string">
            <text:p>Aqueduc</text:p>
          </table:table-cell>
          <table:table-cell table:style-name="ce5" office:value-type="string">
            <text:p>Aqueduto</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22" office:value-type="string">
            <text:p>Campo cualitativo de la base de datos. Tiene dos opciones “Afectado o Nó Afectado”. Se relaciona con los daños en el sector de Acueducto: Tomas de agua, plantas de tratamiento, acueductos y canales de conducción de agua potable, tanques de almacenamiento.</text:p>
          </table:table-cell>
          <table:table-cell table:style-name="ce12" office:value-type="string">
            <text:p>Qualitative field in the database. It has two options: Affected or Not Affected. It relates to damages to the aqueduct sector: water outlets, water treatment plants, aqueducts and canals which carry drinking water, storage tanks.</text:p>
          </table:table-cell>
          <table:table-cell table:style-name="ce12" office:value-type="string">
            <text:p>Qualitative field in the database. It has two options: Affected or Not Affected. It relates to damages to the aqueduct sector: water outlets, water treatment plants, aqueducts and canals which carry drinking water, storage tanks.</text:p>
          </table:table-cell>
          <table:table-cell table:style-name="ce5" office:value-type="string">
            <text:p>Campo qualitativo do banco de dados. Tem duas opções: Afetado e Não Afetado. Corresponde aos efeitos do desastre sobre o setor de Aqueduto: Poços, plantas de tratamento, aquedutos e canais de condução da água potável, tanques para armazenagem.</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5">
          <table:table-cell office:value-type="string">
            <text:p>Sector</text:p>
          </table:table-cell>
          <table:table-cell office:value-type="string">
            <text:p>Sewerage</text:p>
          </table:table-cell>
          <table:table-cell office:value-type="float" office:value="6">
            <text:p>6</text:p>
          </table:table-cell>
          <table:table-cell table:style-name="ce9" office:value-type="string">
            <text:p>Alcantarillado</text:p>
          </table:table-cell>
          <table:table-cell table:style-name="ce10" office:value-type="string">
            <text:p>Sewerage</text:p>
          </table:table-cell>
          <table:table-cell table:style-name="ce15" office:value-type="string">
            <text:p>Egouts</text:p>
          </table:table-cell>
          <table:table-cell table:style-name="ce5" office:value-type="string">
            <text:p>Esgoto</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22" office:value-type="string">
            <text:p>Campo cualitativo de la base de datos. Tiene dos opciones “Afectado o Nó Afectado”. Se relaciona con los daños en el sector de Alcantarillado: Redes de disposición de aguas servidas y/o pluviales y sus plantas de tratamiento.</text:p>
          </table:table-cell>
          <table:table-cell table:style-name="ce12" office:value-type="string">
            <text:p>Qualitative field in the database. It has two options: Affected or Not Affected. It relates to damages to the sewage sector: sewage systems and treatment plants.</text:p>
          </table:table-cell>
          <table:table-cell table:style-name="ce12" office:value-type="string">
            <text:p>Qualitative field in the database. It has two options: Affected or Not Affected. It relates to damages to the sewage sector: sewage systems and treatment plants.</text:p>
          </table:table-cell>
          <table:table-cell table:style-name="ce5" office:value-type="string">
            <text:p>Campo qualitativo do banco de dados. Tem duas opções: Afetado e Não Afetado. Corresponde aos efeitos do desastre sobre o setor de Esgoto: Redes de disposição de águas residuais e/ou pluviais e suas plantas de tratamento.</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6">
          <table:table-cell office:value-type="string">
            <text:p>Sector</text:p>
          </table:table-cell>
          <table:table-cell office:value-type="string">
            <text:p>Education</text:p>
          </table:table-cell>
          <table:table-cell office:value-type="float" office:value="7">
            <text:p>7</text:p>
          </table:table-cell>
          <table:table-cell table:style-name="ce9" office:value-type="string">
            <text:p>Educación</text:p>
          </table:table-cell>
          <table:table-cell table:style-name="ce10" office:value-type="string">
            <text:p>Education</text:p>
          </table:table-cell>
          <table:table-cell table:style-name="ce15" office:value-type="string">
            <text:p>Education</text:p>
          </table:table-cell>
          <table:table-cell table:style-name="ce5" office:value-type="string">
            <text:p>Educação</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22" office:value-type="string">
            <text:p>Campo cualitativo de la base de datos. Tiene dos opciones “Afectado o Nó Afectado”. Se relaciona con los daños en el sector de Educación: Todo lo relacionado con este sector: guarderías, escuelas, colegios, universidades, centros de capacitación, bibliotecas, centros culturales, etc.</text:p>
          </table:table-cell>
          <table:table-cell table:style-name="ce12" office:value-type="string">
            <text:p>Qualitative field in the database. It has two options: Affected or Not Affected. It relates to damages to the Education sector: everything relating to this sector – pre-schools, kindergartens, schools, colleges, universities, training centres, libraries, cultural centres, etc.</text:p>
          </table:table-cell>
          <table:table-cell table:style-name="ce12" office:value-type="string">
            <text:p>Qualitative field in the database. It has two options: Affected or Not Affected. It relates to damages to the Education sector: everything relating to this sector – pre-schools, kindergartens, schools, colleges, universities, training centres, libraries, cultural centres, etc.</text:p>
          </table:table-cell>
          <table:table-cell table:style-name="ce5" office:value-type="string">
            <text:p>Campo qualitativo do banco de dados. Tem duas opções: Afetado e Não Afetado. Corresponde aos efeitos do desastre sobre o setor de Educação. Todo o relacionado com este setor: creches, escolas, colégios, universidades, centros de capacitação, bibliotecas, centros culturais, etc.</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6">
          <table:table-cell office:value-type="string">
            <text:p>Sector</text:p>
          </table:table-cell>
          <table:table-cell office:value-type="string">
            <text:p>Power</text:p>
          </table:table-cell>
          <table:table-cell office:value-type="float" office:value="8">
            <text:p>8</text:p>
          </table:table-cell>
          <table:table-cell table:style-name="ce9" office:value-type="string">
            <text:p>Energía</text:p>
          </table:table-cell>
          <table:table-cell table:style-name="ce10" office:value-type="string">
            <text:p>Energy</text:p>
          </table:table-cell>
          <table:table-cell table:style-name="ce15" office:value-type="string">
            <text:p>Énergie</text:p>
          </table:table-cell>
          <table:table-cell table:style-name="ce5" office:value-type="string">
            <text:p>Energia</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22" office:value-type="string">
            <text:p>Campo cualitativo de la base de datos. Tiene dos opciones “Afectado o Nó Afectado”. Se relaciona con los daños en el sector energético: Presas, subestaciones, líneas de transmisión, plantas de generación, plantas de procesamiento de energéticos y depósitos combustibles, oleoductos, gasoductos, plantas nucleares.</text:p>
          </table:table-cell>
          <table:table-cell table:style-name="ce12" office:value-type="string">
            <text:p>Qualitative field in the database. It has two options: Affected or Not Affected. It relates to damages to the Energy sector: dams, substations, transmission lines, generators, energy processing plants and combustible stores, pipelines, gas lines, nuclear plants.</text:p>
          </table:table-cell>
          <table:table-cell table:style-name="ce12" office:value-type="string">
            <text:p>Qualitative field in the database. It has two options: Affected or Not Affected. It relates to damages to the Energy sector: dams, substations, transmission lines, generators, energy processing plants and combustible stores, pipelines, gas lines, nuclear plants.</text:p>
          </table:table-cell>
          <table:table-cell table:style-name="ce5" office:value-type="string">
            <text:p>Campo qualitativo do banco de dados. Tem duas opções: Afetado e Não Afetado. Corresponde aos efeitos do desastre sobre o setor energético: hidroelétricas, subestações, linhas de transmissão, plantas de geração, plantas de processamento e depósitos combustíveis, oleodutos, gasodutos, plantas nucleare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Sector</text:p>
          </table:table-cell>
          <table:table-cell office:value-type="string">
            <text:p>Industry</text:p>
          </table:table-cell>
          <table:table-cell office:value-type="float" office:value="9">
            <text:p>9</text:p>
          </table:table-cell>
          <table:table-cell table:style-name="ce9" office:value-type="string">
            <text:p>Industrias</text:p>
          </table:table-cell>
          <table:table-cell table:style-name="ce10" office:value-type="string">
            <text:p>Industry</text:p>
          </table:table-cell>
          <table:table-cell table:style-name="ce15" office:value-type="string">
            <text:p>Industrie</text:p>
          </table:table-cell>
          <table:table-cell table:style-name="ce5" office:value-type="string">
            <text:p>Indústrias</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22" office:value-type="string">
            <text:p>Campo cualitativo de la base de datos. Tiene dos opciones “Afectado o Nó Afectado”. Se relaciona con los daños en el sector de industrial:Industrias de todos los tipos y tamaños, incluidas agrícolas y pecuarias.</text:p>
          </table:table-cell>
          <table:table-cell table:style-name="ce12" office:value-type="string">
            <text:p>Qualitative field in the database. It has two options: Affected or Not Affected. It relates to damages to the Industrial sector: all types and sizes of industry, including agricultural and fishing plants.</text:p>
          </table:table-cell>
          <table:table-cell table:style-name="ce12" office:value-type="string">
            <text:p>Qualitative field in the database. It has two options: Affected or Not Affected. It relates to damages to the Industrial sector: all types and sizes of industry, including agricultural and fishing plants.</text:p>
          </table:table-cell>
          <table:table-cell table:style-name="ce5" office:value-type="string">
            <text:p>Campo qualitativo do banco de dados. Tem duas opções: Afetado e Não Afetado. Corresponde aos efeitos do desastre sobre o setor industrial: Indústrias de todos os tipos e tamanhos, incluídas agrícolas e pecuária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6">
          <table:table-cell office:value-type="string">
            <text:p>Sector</text:p>
          </table:table-cell>
          <table:table-cell office:value-type="string">
            <text:p>Health</text:p>
          </table:table-cell>
          <table:table-cell office:value-type="float" office:value="10">
            <text:p>10</text:p>
          </table:table-cell>
          <table:table-cell table:style-name="ce9" office:value-type="string">
            <text:p>Salud</text:p>
          </table:table-cell>
          <table:table-cell table:style-name="ce10" office:value-type="string">
            <text:p>Health</text:p>
          </table:table-cell>
          <table:table-cell table:style-name="ce15" office:value-type="string">
            <text:p>Santé</text:p>
          </table:table-cell>
          <table:table-cell table:style-name="ce5" office:value-type="string">
            <text:p>Saúde</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22" office:value-type="string">
            <text:p>Campo cualitativo de la base de datos. Tiene dos opciones “Afectado o Nó Afectado”. Se relaciona con los daños en el sector de la salud: Todo lo relacionado con el sector de salud incluyendo las redes de comunicación, red de atención de emergencias (ambulancias), centros de atención, etc.</text:p>
          </table:table-cell>
          <table:table-cell table:style-name="ce12" office:value-type="string">
            <text:p>Qualitative field in the database. It has two options: Affected or Not Affected. It relates to damages to the Health sector: everything related to the health sector, including communication networks, emergency networks (ambulances), casualty centres, etc.</text:p>
          </table:table-cell>
          <table:table-cell table:style-name="ce12" office:value-type="string">
            <text:p>Qualitative field in the database. It has two options: Affected or Not Affected. It relates to damages to the Health sector: everything related to the health sector, including communication networks, emergency networks (ambulances), casualty centres, etc.</text:p>
          </table:table-cell>
          <table:table-cell table:style-name="ce5" office:value-type="string">
            <text:p>Campo qualitativo do banco de dados. Tem duas opções: Afetado e Não Afetado. Corresponde aos efeitos do desastre sobre o setor da saúde. Todo o relacionado com este setor, incluindo as redes de comunicação, de atenção de emergências (ambulâncias), centros de atenção, etc.</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Sector</text:p>
          </table:table-cell>
          <table:table-cell office:value-type="string">
            <text:p>Other</text:p>
          </table:table-cell>
          <table:table-cell office:value-type="float" office:value="11">
            <text:p>11</text:p>
          </table:table-cell>
          <table:table-cell table:style-name="ce9" office:value-type="string">
            <text:p>Otros</text:p>
          </table:table-cell>
          <table:table-cell table:style-name="ce10" office:value-type="string">
            <text:p>Other</text:p>
          </table:table-cell>
          <table:table-cell table:style-name="ce15" office:value-type="string">
            <text:p>Autre</text:p>
          </table:table-cell>
          <table:table-cell table:style-name="ce5" office:value-type="string">
            <text:p>Outros</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9" office:value-type="string">
            <text:p>Campo cualitativo de la base de datos. Tiene dos opciones “Afectado o Nó Afectado”. Se relaciona con daños que no corresponde <text:s/>a ninguno de los campos de la ficha básica.</text:p>
          </table:table-cell>
          <table:table-cell table:style-name="ce12" office:value-type="string">
            <text:p>Qualitative field in the database. It has two options: Affected or Not Affected. It relates to damages which do not correspond to any of the fields in the basic record.</text:p>
          </table:table-cell>
          <table:table-cell table:style-name="ce12" office:value-type="string">
            <text:p>Qualitative field in the database. It has two options: Affected or Not Affected. It relates to damages which do not correspond to any of the fields in the basic record.</text:p>
          </table:table-cell>
          <table:table-cell table:style-name="ce5" office:value-type="string">
            <text:p>Campo qualitativo do banco de dados. Tem duas opções: Afetado e Não Afetado. Relaciona-se com os danos que não correspondem a nenhum dos campos do formulário básico.</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RecordStatus</text:p>
          </table:table-cell>
          <table:table-cell office:value-type="string">
            <text:p>Draft</text:p>
          </table:table-cell>
          <table:table-cell office:value-type="float" office:value="1">
            <text:p>1</text:p>
          </table:table-cell>
          <table:table-cell table:style-name="ce9" office:value-type="string">
            <text:p>Borrador</text:p>
          </table:table-cell>
          <table:table-cell table:style-name="ce10" office:value-type="string">
            <text:p>Draft</text:p>
          </table:table-cell>
          <table:table-cell table:style-name="ce15" office:value-type="string">
            <text:p>Esquisse</text:p>
          </table:table-cell>
          <table:table-cell table:style-name="ce5" office:value-type="string">
            <text:p>Rascunho</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22" office:value-type="string">
            <text:p>Corresponde a uno de los estados de almacenamiento de la ficha: Ficha en edición, aún no terminada (responsabilidad del Alimentador)</text:p>
          </table:table-cell>
          <table:table-cell table:style-name="ce10" office:value-type="string">
            <text:p>This relates to one of the storage states of the record: Record being edited, still incomplete (responsibility of the Feeder).</text:p>
          </table:table-cell>
          <table:table-cell table:style-name="ce10" office:value-type="string">
            <text:p>This relates to one of the storage states of the record: Record being edited, still incomplete (responsibility of the Feeder).</text:p>
          </table:table-cell>
          <table:table-cell table:style-name="ce5" office:value-type="string">
            <text:p>Corresponde a um dos estados de armazenamento do formulário: Formulário em edição ainda não terminada (responsabilidade do Atualizador)</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RecordStatus</text:p>
          </table:table-cell>
          <table:table-cell office:value-type="string">
            <text:p>Aprobe</text:p>
          </table:table-cell>
          <table:table-cell office:value-type="float" office:value="2">
            <text:p>2</text:p>
          </table:table-cell>
          <table:table-cell table:style-name="ce9" office:value-type="string">
            <text:p>Por aprobar</text:p>
          </table:table-cell>
          <table:table-cell table:style-name="ce10" office:value-type="string">
            <text:p>For approval</text:p>
          </table:table-cell>
          <table:table-cell table:style-name="ce15" office:value-type="string">
            <text:p>Pour l'homologation</text:p>
          </table:table-cell>
          <table:table-cell table:style-name="ce5" office:value-type="string">
            <text:p>Para aprovação</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22" office:value-type="string">
            <text:p>Corresponde a uno de los estados de almacenamiento de la ficha: Ficha que se encuentra lista para ser aprobada (por el supervisor).</text:p>
          </table:table-cell>
          <table:table-cell table:style-name="ce10" office:value-type="string">
            <text:p>This relates to one of the storage states of the record: Record ready to be approved (by the supervisor).</text:p>
          </table:table-cell>
          <table:table-cell table:style-name="ce10" office:value-type="string">
            <text:p>This relates to one of the storage states of the record: Record ready to be approved (by the supervisor).</text:p>
          </table:table-cell>
          <table:table-cell table:style-name="ce5" office:value-type="string">
            <text:p>Corresponde a um dos estados de armazenamento do formulário: Formulário que está na lista para ser aprovado (pelo supervisor).</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RecordStatus</text:p>
          </table:table-cell>
          <table:table-cell office:value-type="string">
            <text:p>Trash</text:p>
          </table:table-cell>
          <table:table-cell office:value-type="float" office:value="3">
            <text:p>3</text:p>
          </table:table-cell>
          <table:table-cell table:style-name="ce9" office:value-type="string">
            <text:p>Eliminar</text:p>
          </table:table-cell>
          <table:table-cell table:style-name="ce10" office:value-type="string">
            <text:p>Delete</text:p>
          </table:table-cell>
          <table:table-cell table:style-name="ce15" office:value-type="string">
            <text:p>Supprimer</text:p>
          </table:table-cell>
          <table:table-cell table:style-name="ce5" office:value-type="string">
            <text:p>Eliminar</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22" office:value-type="string">
            <text:p>Corresponde a uno de los estados de almacenamiento de la ficha: Ficha que se encuentra lista para ser eliminada (por el supervisor)</text:p>
          </table:table-cell>
          <table:table-cell table:style-name="ce10" office:value-type="string">
            <text:p>This relates to one of the storage states of the record: Record is ready to be deleted (by the supervisor).</text:p>
          </table:table-cell>
          <table:table-cell table:style-name="ce10" office:value-type="string">
            <text:p>This relates to one of the storage states of the record: Record is ready to be deleted (by the supervisor).</text:p>
          </table:table-cell>
          <table:table-cell table:style-name="ce5" office:value-type="string">
            <text:p>Corresponde a um dos estados de armazenamento do formulário: Formulário que está na lista para ser eliminado (pelo supervisor)</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RecordStatus</text:p>
          </table:table-cell>
          <table:table-cell office:value-type="string">
            <text:p>Publish</text:p>
          </table:table-cell>
          <table:table-cell office:value-type="float" office:value="4">
            <text:p>4</text:p>
          </table:table-cell>
          <table:table-cell table:style-name="ce9" office:value-type="string">
            <text:p>Publicada</text:p>
          </table:table-cell>
          <table:table-cell table:style-name="ce10" office:value-type="string">
            <text:p>Published</text:p>
          </table:table-cell>
          <table:table-cell table:style-name="ce15" office:value-type="string">
            <text:p>Publié</text:p>
          </table:table-cell>
          <table:table-cell table:style-name="ce5" office:value-type="string">
            <text:p>Publicada</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22" office:value-type="string">
            <text:p>Corresponde a uno de los estados de almacenamiento de la ficha: Ficha de consulta pública. Ya ha sido aprobada para su publicación por parte del Supervisor.</text:p>
          </table:table-cell>
          <table:table-cell table:style-name="ce10" office:value-type="string">
            <text:p>This relates to one of the storage states of the record: Consultation record published. It has been approved by the Supervisor for publication.</text:p>
          </table:table-cell>
          <table:table-cell table:style-name="ce10" office:value-type="string">
            <text:p>This relates to one of the storage states of the record: Consultation record published. It has been approved by the Supervisor for publication.</text:p>
          </table:table-cell>
          <table:table-cell table:style-name="ce5" office:value-type="string">
            <text:p>Corresponde a um dos estados de armazenamento do formulário: Formulário de consulta pública. Já foi aprovado pelo Supervisor para sua publicação.</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RecordStatus</text:p>
          </table:table-cell>
          <table:table-cell office:value-type="string">
            <text:p>Delete</text:p>
          </table:table-cell>
          <table:table-cell office:value-type="float" office:value="5">
            <text:p>5</text:p>
          </table:table-cell>
          <table:table-cell table:style-name="ce9" office:value-type="string">
            <text:p>Eliminada!</text:p>
          </table:table-cell>
          <table:table-cell table:style-name="ce10" office:value-type="string">
            <text:p>Deleted!</text:p>
          </table:table-cell>
          <table:table-cell table:style-name="ce15" office:value-type="string">
            <text:p>Supprimé!</text:p>
          </table:table-cell>
          <table:table-cell table:style-name="ce5" office:value-type="string">
            <text:p>Eliminada!</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9" office:value-type="string">
            <text:p>Corresponde a uno de los estados de almacenamiento de la ficha: Ficha eliminada por el Supervisor</text:p>
          </table:table-cell>
          <table:table-cell table:style-name="ce10" office:value-type="string">
            <text:p>This relates to one of the storage states of the record: Record has been deleted by the Supervisor.</text:p>
          </table:table-cell>
          <table:table-cell table:style-name="ce10" office:value-type="string">
            <text:p>This relates to one of the storage states of the record: Record has been deleted by the Supervisor.</text:p>
          </table:table-cell>
          <table:table-cell table:style-name="ce5" office:value-type="string">
            <text:p>Corresponde a um dos estados de armazenamento do formulário: Formulário eliminado pelo Supervisor.</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Data</text:p>
          </table:table-cell>
          <table:table-cell office:value-type="string">
            <text:p>DisasterId_</text:p>
          </table:table-cell>
          <table:table-cell office:value-type="float" office:value="1">
            <text:p>1</text:p>
          </table:table-cell>
          <table:table-cell office:value-type="string">
            <text:p>Número de fichas</text:p>
          </table:table-cell>
          <table:table-cell table:style-name="ce11" office:value-type="string">
            <text:p>Number of reports</text:p>
          </table:table-cell>
          <table:table-cell table:style-name="ce15" office:value-type="string">
            <text:p>Nombre de rapports</text:p>
          </table:table-cell>
          <table:table-cell table:style-name="ce5" office:value-type="string">
            <text:p>N° de relatos</text:p>
          </table:table-cell>
          <table:table-cell office:value-type="string">
            <text:p><text:s/></text:p>
          </table:table-cell>
          <table:table-cell table:style-name="ce12" office:value-type="string">
            <text:p>Number of reports which coincide with the consultation</text:p>
          </table:table-cell>
          <table:table-cell table:style-name="ce12" office:value-type="string">
            <text:p>Number of reports which coincide with the consultation</text:p>
          </table:table-cell>
          <table:table-cell table:style-name="ce5" office:value-type="string">
            <text:p><text:s/></text:p>
          </table:table-cell>
          <table:table-cell office:value-type="string">
            <text:p>Numero de reportes que conciden con la consulta</text:p>
          </table:table-cell>
          <table:table-cell table:style-name="ce12" office:value-type="string">
            <text:p>Number of reports which coincide with the consultation</text:p>
          </table:table-cell>
          <table:table-cell table:style-name="ce12" office:value-type="string">
            <text:p>Number of reports which coincide with the consultation</text:p>
          </table:table-cell>
          <table:table-cell table:style-name="ce5" office:value-type="string">
            <text:p>Número de relatos que coincidem com a consulta.</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Graph</text:p>
          </table:table-cell>
          <table:table-cell office:value-type="string">
            <text:p>Type</text:p>
          </table:table-cell>
          <table:table-cell office:value-type="float" office:value="1">
            <text:p>1</text:p>
          </table:table-cell>
          <table:table-cell table:style-name="ce9" office:value-type="string">
            <text:p>Tipo de Gráfico</text:p>
          </table:table-cell>
          <table:table-cell table:style-name="ce10" office:value-type="string">
            <text:p>Type of Graphic</text:p>
          </table:table-cell>
          <table:table-cell table:style-name="ce15" office:value-type="string">
            <text:p>Type de graphique</text:p>
          </table:table-cell>
          <table:table-cell table:style-name="ce5" office:value-type="string">
            <text:p>Tipo de Gráfico</text:p>
          </table:table-cell>
          <table:table-cell table:style-name="ce9" office:value-type="string">
            <text:p>Seleccione un tipo gráfico</text:p>
          </table:table-cell>
          <table:table-cell table:style-name="ce10" office:value-type="string">
            <text:p>Select a graphic type</text:p>
          </table:table-cell>
          <table:table-cell table:style-name="ce10" office:value-type="string">
            <text:p>Select a graphic type</text:p>
          </table:table-cell>
          <table:table-cell table:style-name="ce5" office:value-type="string">
            <text:p>Selecione um tipo de gráfico</text:p>
          </table:table-cell>
          <table:table-cell table:style-name="ce9" office:value-type="string">
            <text:p>Los tipos de gráficos disponibles son: histogramas temporales, estacionales y gráficos comparativos.</text:p>
          </table:table-cell>
          <table:table-cell table:style-name="ce10" office:value-type="string">
            <text:p>The types of graphics available are: temporal histograms, seasonal and comparative graphs.</text:p>
          </table:table-cell>
          <table:table-cell table:style-name="ce10" office:value-type="string">
            <text:p>The types of graphics available are: temporal histograms, seasonal and comparative graphs.</text:p>
          </table:table-cell>
          <table:table-cell table:style-name="ce5" office:value-type="string">
            <text:p>Os tipos de gráficos disponíveis são: histogramas temporais, estacionais e gráficos comparativo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6">
          <table:table-cell office:value-type="string">
            <text:p>Graph</text:p>
          </table:table-cell>
          <table:table-cell office:value-type="string">
            <text:p>HisTemporal</text:p>
          </table:table-cell>
          <table:table-cell office:value-type="float" office:value="2">
            <text:p>2</text:p>
          </table:table-cell>
          <table:table-cell table:style-name="ce9" office:value-type="string">
            <text:p>Temporal</text:p>
          </table:table-cell>
          <table:table-cell table:style-name="ce11" office:value-type="string">
            <text:p>Temporal</text:p>
          </table:table-cell>
          <table:table-cell table:style-name="ce15" office:value-type="string">
            <text:p>Temporal</text:p>
          </table:table-cell>
          <table:table-cell table:style-name="ce5" office:value-type="string">
            <text:p>Temporal</text:p>
          </table:table-cell>
          <table:table-cell table:style-name="ce9" office:value-type="string">
            <text:p>Histograma de barras o lineas, el eje X corresponde al tiempo, el Y al efecto a graficar</text:p>
          </table:table-cell>
          <table:table-cell table:style-name="ce17" office:value-type="string">
            <text:p><text:span text:style-name="T1">Bar or line histogram. </text:span><text:span text:style-name="T2">The x axis corresponds to </text:span><text:span text:style-name="T2">time and the Y axis to the effect</text:span></text:p>
          </table:table-cell>
          <table:table-cell table:style-name="ce17" office:value-type="string">
            <text:p><text:span text:style-name="T1">Bar or line histogram. </text:span><text:span text:style-name="T2">The x axis corresponds to </text:span><text:span text:style-name="T2">time and the Y axis to the effect</text:span></text:p>
          </table:table-cell>
          <table:table-cell table:style-name="ce5" office:value-type="string">
            <text:p>Histograma de barras ou linhas, o eixo X corresponde ao tempo, o eixo Y corresponde ao efeito que vai se representar</text:p>
          </table:table-cell>
          <table:table-cell table:style-name="ce25" office:value-type="string">
            <text:p>Histograma temporal. Representación gráfica de una variable de los efectos en forma de barras o líneas, donde la superficie de cada barra/línea corresponde a la frecuencia del valor representado (eje vertical), según el periodo que el usuario seleccione, el cual se despliega en el eje horizontal.</text:p>
          </table:table-cell>
          <table:table-cell table:style-name="ce12" office:value-type="string">
            <text:p>Temporar histogram. Graphic representation of one of the variables of effects in line or bar format, where the top of every bar/line corresponds to the frequency of the value represented (vertical axis), according to the period defined by the user, which is displayed on the horizontal axis.</text:p>
          </table:table-cell>
          <table:table-cell table:style-name="ce12" office:value-type="string">
            <text:p>Temporar histogram. Graphic representation of one of the variables of effects in line or bar format, where the top of every bar/line corresponds to the frequency of the value represented (vertical axis), according to the period defined by the user, which is displayed on the horizontal axis.</text:p>
          </table:table-cell>
          <table:table-cell table:style-name="ce5" office:value-type="string">
            <text:p>Histograma temporal. Representação gráfica de uma variável dos efeitos em forma de barras ou linhas, onde a superfície de cada barra/linha corresponde à freqüência do valor representado (eixo vertical), segundo o período que o usuário selecione (eixo horizontal).</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6">
          <table:table-cell office:value-type="string">
            <text:p>Graph</text:p>
          </table:table-cell>
          <table:table-cell office:value-type="string">
            <text:p>HisEveTemporal</text:p>
          </table:table-cell>
          <table:table-cell office:value-type="float" office:value="3">
            <text:p>3</text:p>
          </table:table-cell>
          <table:table-cell table:style-name="ce9" office:value-type="string">
            <text:p>Tipo de evento/temporal</text:p>
          </table:table-cell>
          <table:table-cell table:style-name="ce11" office:value-type="string">
            <text:p>Type of event/Temporal</text:p>
          </table:table-cell>
          <table:table-cell table:style-name="ce15" office:value-type="string">
            <text:p>Compétition / temporelle</text:p>
          </table:table-cell>
          <table:table-cell table:style-name="ce5" office:value-type="string">
            <text:p>Evento/temporal</text:p>
          </table:table-cell>
          <table:table-cell table:style-name="ce9" office:value-type="string">
            <text:p>Igual que el histograma temporal discrimina por eventos en el eje de las X.</text:p>
          </table:table-cell>
          <table:table-cell table:style-name="ce12" office:value-type="string">
            <text:p>The same as the temporal histogram, it discriminates between events on the x axis.</text:p>
          </table:table-cell>
          <table:table-cell table:style-name="ce12" office:value-type="string">
            <text:p>The same as the temporal histogram, it discriminates between events on the x axis.</text:p>
          </table:table-cell>
          <table:table-cell table:style-name="ce5" office:value-type="string">
            <text:p>Igual que o histograma temporal, discrimina por eventos no eixo dos X.</text:p>
          </table:table-cell>
          <table:table-cell table:style-name="ce25" office:value-type="string">
            <text:p>Histograma evento/temporal. Representación gráfica de uno o mas eventos en términos de una variable de efectos en forma de barras o líneas, donde la altura alcanzada por la barra/línea corresponde con la frecuencia del valor representado (eje vertical), según el periodo de tiempo (eje horizontal) que el usuario seleccione.</text:p>
          </table:table-cell>
          <table:table-cell table:style-name="ce12" office:value-type="string">
            <text:p>Event/Temporal histogram. Graphic representation of one or more events in terms of the variables of effects in line or bar format, where the height of the line/bar corresponds to the frequency of the value represented (vertical axis), according to the time period defined by the user (horizontal axis).</text:p>
          </table:table-cell>
          <table:table-cell table:style-name="ce12" office:value-type="string">
            <text:p>Event/Temporal histogram. Graphic representation of one or more events in terms of the variables of effects in line or bar format, where the height of the line/bar corresponds to the frequency of the value represented (vertical axis), according to the time period defined by the user (horizontal axis).</text:p>
          </table:table-cell>
          <table:table-cell table:style-name="ce5" office:value-type="string">
            <text:p>Histograma evento/temporal. Representação gráfica de um ou mais eventos em termos de uma variável de efeitos na forma de barras ou linhas, onde a altura atingida pela barra/linha corresponde à freqüência do valor representado (eixo vertical), segundo o período de tempo (eixo horizontal) que o usuário selecione.</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8">
          <table:table-cell office:value-type="string">
            <text:p>Graph</text:p>
          </table:table-cell>
          <table:table-cell office:value-type="string">
            <text:p>HisGeoTemporal</text:p>
          </table:table-cell>
          <table:table-cell office:value-type="float" office:value="4">
            <text:p>4</text:p>
          </table:table-cell>
          <table:table-cell table:style-name="ce9" office:value-type="string">
            <text:p>/temporal</text:p>
          </table:table-cell>
          <table:table-cell table:style-name="ce11" office:value-type="string">
            <text:p>/temporal</text:p>
          </table:table-cell>
          <table:table-cell table:style-name="ce15" office:value-type="string">
            <text:p>/ temporelles</text:p>
          </table:table-cell>
          <table:table-cell table:style-name="ce5" office:value-type="string">
            <text:p>/temporal</text:p>
          </table:table-cell>
          <table:table-cell table:style-name="ce9" office:value-type="string">
            <text:p>Igual que el histograma temporal discrimina por unidades geográficas en el eje de las X.</text:p>
          </table:table-cell>
          <table:table-cell table:style-name="ce12" office:value-type="string">
            <text:p>The same as the temporal histogram, it discriminates between geographical units on the x axis.</text:p>
          </table:table-cell>
          <table:table-cell table:style-name="ce12" office:value-type="string">
            <text:p>The same as the temporal histogram, it discriminates between geographical units on the x axis.</text:p>
          </table:table-cell>
          <table:table-cell table:style-name="ce5" office:value-type="string">
            <text:p>Igual que o histograma temporal, descrimina por unidades geográficas no eixo dos X.</text:p>
          </table:table-cell>
          <table:table-cell table:style-name="ce25" office:value-type="string">
            <text:p>Histograma Geográfico/temporal: Representación gráfica de uno a seis unidades geográficas en términos de una variable de efectos en forma de barras o líneas, donde la altura alcanzada por la barra/línea corresponde con la frecuencia del valor representado (eje vertical), según el periodo de tiempo (eje horizontal) que el usuario seleccione.</text:p>
          </table:table-cell>
          <table:table-cell table:style-name="ce12" office:value-type="string">
            <text:p>Geographical/Temporal histogram. <text:s/>Graphic representation of one to six geographical units in terms of the variables of effects in line or bar format, where the height of the line/bar corresponds to the frequency of the value represented (vertical axis), according to the time period defined by the user (horizontal axis).</text:p>
          </table:table-cell>
          <table:table-cell table:style-name="ce12" office:value-type="string">
            <text:p>Geographical/Temporal histogram. <text:s/>Graphic representation of one to six geographical units in terms of the variables of effects in line or bar format, where the height of the line/bar corresponds to the frequency of the value represented (vertical axis), according to the time period defined by the user (horizontal axis).</text:p>
          </table:table-cell>
          <table:table-cell table:style-name="ce5" office:value-type="string">
            <text:p>Histograma Geográfico/temporal: Representação gráfica de um a seis unidades geográficas em termos de uma variável de efeitos na forma de barras ou linhas, onde a altura atingida pela barra/linha corresponde à freqüência do valor representado (eixo vertical), segundo o período de tempo (eixo horizontal) que o usuário selecione.</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6">
          <table:table-cell office:value-type="string">
            <text:p>Graph</text:p>
          </table:table-cell>
          <table:table-cell office:value-type="string">
            <text:p>HisCauTemporal</text:p>
          </table:table-cell>
          <table:table-cell office:value-type="float" office:value="5">
            <text:p>5</text:p>
          </table:table-cell>
          <table:table-cell table:style-name="ce9" office:value-type="string">
            <text:p>Tipo de causa/temporal</text:p>
          </table:table-cell>
          <table:table-cell table:style-name="ce11" office:value-type="string">
            <text:p>Type of cause/temporal</text:p>
          </table:table-cell>
          <table:table-cell table:style-name="ce15" office:value-type="string">
            <text:p>Cause / temporelle</text:p>
          </table:table-cell>
          <table:table-cell table:style-name="ce5" office:value-type="string">
            <text:p>Causa/temporal</text:p>
          </table:table-cell>
          <table:table-cell table:style-name="ce9" office:value-type="string">
            <text:p>Discrimina por causas en el Eje X</text:p>
          </table:table-cell>
          <table:table-cell table:style-name="ce12" office:value-type="string">
            <text:p>Discriminates causes on the X axis.</text:p>
          </table:table-cell>
          <table:table-cell table:style-name="ce12" office:value-type="string">
            <text:p>Discriminates causes on the X axis.</text:p>
          </table:table-cell>
          <table:table-cell table:style-name="ce5" office:value-type="string">
            <text:p>Descrimina por causas no eixo dos X.</text:p>
          </table:table-cell>
          <table:table-cell table:style-name="ce25" office:value-type="string">
            <text:p>Representación gráfica de una a seis causas en términos de una variable de efectos en forma de barras o líneas, donde la altura alcanzada por la barra/línea corresponde con la frecuencia del valor representado (eje vertical), según el periodo de tiempo (eje horizontal) que el usuario seleccione.</text:p>
          </table:table-cell>
          <table:table-cell table:style-name="ce12" office:value-type="string">
            <text:p>Graphic representation of one to six causes in terms of the variables of effects in line or bar format, where the height of the line/bar corresponds to the frequency of the value represented (vertical axis), according to the time period defined by the user (horizontal axis).</text:p>
          </table:table-cell>
          <table:table-cell table:style-name="ce12" office:value-type="string">
            <text:p>Graphic representation of one to six causes in terms of the variables of effects in line or bar format, where the height of the line/bar corresponds to the frequency of the value represented (vertical axis), according to the time period defined by the user (horizontal axis).</text:p>
          </table:table-cell>
          <table:table-cell table:style-name="ce5" office:value-type="string">
            <text:p>Representação gráfica de uma a seis causas em termos de uma variável de efeitos na forma de barras ou linhas, onde a altura atingida pela barra/linha corresponde à freqüência do valor representado (eixo vertical), segundo o período de tempo (eixo horizontal) que o usuário selecione.</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Graph</text:p>
          </table:table-cell>
          <table:table-cell office:value-type="string">
            <text:p>ComByEvents</text:p>
          </table:table-cell>
          <table:table-cell office:value-type="float" office:value="6">
            <text:p>6</text:p>
          </table:table-cell>
          <table:table-cell table:style-name="ce9" office:value-type="string">
            <text:p>Por tipo de eventos</text:p>
          </table:table-cell>
          <table:table-cell table:style-name="ce11" office:value-type="string">
            <text:p>By type of events</text:p>
          </table:table-cell>
          <table:table-cell table:style-name="ce15" office:value-type="string">
            <text:p>Par les événements</text:p>
          </table:table-cell>
          <table:table-cell table:style-name="ce5" office:value-type="string">
            <text:p>Por eventos</text:p>
          </table:table-cell>
          <table:table-cell table:style-name="ce9" office:value-type="string">
            <text:p>Compara los eventos en un gráfico tipo torta, según la variable a graficar</text:p>
          </table:table-cell>
          <table:table-cell table:style-name="ce12" office:value-type="string">
            <text:p>Compares events in a pie chart, according to the variable.</text:p>
          </table:table-cell>
          <table:table-cell table:style-name="ce12" office:value-type="string">
            <text:p>Compares events in a pie chart, according to the variable.</text:p>
          </table:table-cell>
          <table:table-cell table:style-name="ce5" office:value-type="string">
            <text:p>Compara os eventos num gráfico tipo pizza, segundo a variável a se representar</text:p>
          </table:table-cell>
          <table:table-cell table:style-name="ce9" office:value-type="string">
            <text:p>Comparativo de eventos: Gráfico comparativo -tipo torta- de una variable (de efectos o de número de reportes) agrupados por los eventos seleccionados</text:p>
          </table:table-cell>
          <table:table-cell table:style-name="ce12" office:value-type="string">
            <text:p>Comparison of events: Comparative pie chart – of a variable (of effects or number of reports) grouped by selected events.</text:p>
          </table:table-cell>
          <table:table-cell table:style-name="ce12" office:value-type="string">
            <text:p>Comparison of events: Comparative pie chart – of a variable (of effects or number of reports) grouped by selected events.</text:p>
          </table:table-cell>
          <table:table-cell table:style-name="ce5" office:value-type="string">
            <text:p>Comparativo de eventos: Gráfico comparativo - tipo pizza- de uma variável (de efeitos ou de número de relatos) agrupada pelos eventos selecionado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Graph</text:p>
          </table:table-cell>
          <table:table-cell office:value-type="string">
            <text:p>ComByGeography</text:p>
          </table:table-cell>
          <table:table-cell office:value-type="float" office:value="7">
            <text:p>7</text:p>
          </table:table-cell>
          <table:table-cell table:style-name="ce9" office:value-type="string">
            <text:p>Por </text:p>
          </table:table-cell>
          <table:table-cell table:style-name="ce11" office:value-type="string">
            <text:p>By</text:p>
          </table:table-cell>
          <table:table-cell table:style-name="ce15" office:value-type="string">
            <text:p>Par </text:p>
          </table:table-cell>
          <table:table-cell table:style-name="ce5" office:value-type="string">
            <text:p>Por </text:p>
          </table:table-cell>
          <table:table-cell table:style-name="ce9" office:value-type="string">
            <text:p>Compara las unidades geográficas en un gráfico tipo torta, según la variable a graficar</text:p>
          </table:table-cell>
          <table:table-cell table:style-name="ce12" office:value-type="string">
            <text:p>Compares geographical units in a pie chart, according to the variable</text:p>
          </table:table-cell>
          <table:table-cell table:style-name="ce12" office:value-type="string">
            <text:p>Compares geographical units in a pie chart, according to the variable</text:p>
          </table:table-cell>
          <table:table-cell table:style-name="ce5" office:value-type="string">
            <text:p>Compara as unidades geográficas num gráfico tipo pizza, segundo a variável a se representar</text:p>
          </table:table-cell>
          <table:table-cell table:style-name="ce9" office:value-type="string">
            <text:p>Comparativo de unidades geográficas: Gráfico comparativo -tipo torta- de una variable (de efectos o de número de reportes) agrupados por las unidades geográficas seleccionados</text:p>
          </table:table-cell>
          <table:table-cell table:style-name="ce12" office:value-type="string">
            <text:p>Comparison of geographical units. Comparative pie chart – of a variable (of effects or number of reports) grouped by selected geographical units.</text:p>
          </table:table-cell>
          <table:table-cell table:style-name="ce12" office:value-type="string">
            <text:p>Comparison of geographical units. Comparative pie chart – of a variable (of effects or number of reports) grouped by selected geographical units.</text:p>
          </table:table-cell>
          <table:table-cell table:style-name="ce5" office:value-type="string">
            <text:p>Comparativo de unidades geográficas: Gráfico comparativo - tipo pizza - de uma variável (de efeitos ou de número de relatos) agrupada pelas unidades geográficas selecionada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Graph</text:p>
          </table:table-cell>
          <table:table-cell office:value-type="string">
            <text:p>ComByCauses</text:p>
          </table:table-cell>
          <table:table-cell office:value-type="float" office:value="8">
            <text:p>8</text:p>
          </table:table-cell>
          <table:table-cell table:style-name="ce9" office:value-type="string">
            <text:p>Por tipo de causas</text:p>
          </table:table-cell>
          <table:table-cell table:style-name="ce11" office:value-type="string">
            <text:p>By type of causes</text:p>
          </table:table-cell>
          <table:table-cell table:style-name="ce15" office:value-type="string">
            <text:p>Par causes</text:p>
          </table:table-cell>
          <table:table-cell table:style-name="ce5" office:value-type="string">
            <text:p>Por causas</text:p>
          </table:table-cell>
          <table:table-cell table:style-name="ce9" office:value-type="string">
            <text:p>Compara las causas en un gráfico tipo torta, según la variable a graficar</text:p>
          </table:table-cell>
          <table:table-cell table:style-name="ce12" office:value-type="string">
            <text:p>Compares causes in a pie chart, according to the variable</text:p>
          </table:table-cell>
          <table:table-cell table:style-name="ce12" office:value-type="string">
            <text:p>Compares causes in a pie chart, according to the variable</text:p>
          </table:table-cell>
          <table:table-cell table:style-name="ce5" office:value-type="string">
            <text:p>Compara as causas num gráfico tipo pizza, segundo a variável a se representar</text:p>
          </table:table-cell>
          <table:table-cell table:style-name="ce9" office:value-type="string">
            <text:p>Comparativo de causas: Gráfico comparativo -tipo torta- de una variable (de efectos o de número de reportes) agrupados por las causas seleccionados</text:p>
          </table:table-cell>
          <table:table-cell table:style-name="ce12" office:value-type="string">
            <text:p>Comparison of causes: Comparative pie chart – of a variable (of effects or number of reports) grouped by selected causes.</text:p>
          </table:table-cell>
          <table:table-cell table:style-name="ce12" office:value-type="string">
            <text:p>Comparison of causes: Comparative pie chart – of a variable (of effects or number of reports) grouped by selected causes.</text:p>
          </table:table-cell>
          <table:table-cell table:style-name="ce5" office:value-type="string">
            <text:p>Comparativo de unidades geográficas: Gráfico comparativo - tipo pizza - de uma variável (de efeitos ou de número de reportes) agrupada pelas causas selecionada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Graph</text:p>
          </table:table-cell>
          <table:table-cell office:value-type="string">
            <text:p>Period</text:p>
          </table:table-cell>
          <table:table-cell office:value-type="float" office:value="9">
            <text:p>9</text:p>
          </table:table-cell>
          <table:table-cell table:style-name="ce9" office:value-type="string">
            <text:p>Serie</text:p>
          </table:table-cell>
          <table:table-cell table:style-name="ce11" office:value-type="string">
            <text:p>Series</text:p>
          </table:table-cell>
          <table:table-cell table:style-name="ce15" office:value-type="string">
            <text:p>Série</text:p>
          </table:table-cell>
          <table:table-cell table:style-name="ce5" office:value-type="string">
            <text:p>Série</text:p>
          </table:table-cell>
          <table:table-cell table:style-name="ce9" office:value-type="string">
            <text:p>Serie de datos a representar (mensual, diaria)</text:p>
          </table:table-cell>
          <table:table-cell table:style-name="ce12" office:value-type="string">
            <text:p>Series of data to be represented (monthly, daily)</text:p>
          </table:table-cell>
          <table:table-cell table:style-name="ce12" office:value-type="string">
            <text:p>Series of data to be represented (monthly, daily)</text:p>
          </table:table-cell>
          <table:table-cell table:style-name="ce5" office:value-type="string">
            <text:p>Série de dados a representar (mensal, diária)</text:p>
          </table:table-cell>
          <table:table-cell table:style-name="ce9" office:value-type="string">
            <text:p>Serie histórica a representar. Por ejemplo la serie puede ser diaria o mensual.</text:p>
          </table:table-cell>
          <table:table-cell table:style-name="ce12" office:value-type="string">
            <text:p>Historical series to be represented. For example, the series may be daily or monthly.</text:p>
          </table:table-cell>
          <table:table-cell table:style-name="ce12" office:value-type="string">
            <text:p>Historical series to be represented. For example, the series may be daily or monthly.</text:p>
          </table:table-cell>
          <table:table-cell table:style-name="ce5" office:value-type="string">
            <text:p>Série histórica a ser representada. Por exemplo, a série pode ser diária ou mensal</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Graph</text:p>
          </table:table-cell>
          <table:table-cell office:value-type="string">
            <text:p>SeaHistogram</text:p>
          </table:table-cell>
          <table:table-cell office:value-type="float" office:value="10">
            <text:p>10</text:p>
          </table:table-cell>
          <table:table-cell table:style-name="ce9" office:value-type="string">
            <text:p>Estacionalidad</text:p>
          </table:table-cell>
          <table:table-cell table:style-name="ce11" office:value-type="string">
            <text:p>Seasonal</text:p>
          </table:table-cell>
          <table:table-cell table:style-name="ce15" office:value-type="string">
            <text:p>Saisonnier</text:p>
          </table:table-cell>
          <table:table-cell table:style-name="ce5" office:value-type="string">
            <text:p>Estacionariedade</text:p>
          </table:table-cell>
          <table:table-cell table:style-name="ce9" office:value-type="string">
            <text:p>Periodo estacionalpor analizar. P. ej. Anual</text:p>
          </table:table-cell>
          <table:table-cell table:style-name="ce12" office:value-type="string">
            <text:p>Seasonal period to be analyses, eg, annual</text:p>
          </table:table-cell>
          <table:table-cell table:style-name="ce12" office:value-type="string">
            <text:p>Seasonal period to be analyses, eg, annual</text:p>
          </table:table-cell>
          <table:table-cell table:style-name="ce5" office:value-type="string">
            <text:p>Período estacional a ser analisado. Por exemplo, anual.</text:p>
          </table:table-cell>
          <table:table-cell table:style-name="ce9" office:value-type="string">
            <text:p>Periodo estacional o estacionalidad de interés. Por ejemplo anual o mensual. </text:p>
          </table:table-cell>
          <table:table-cell table:style-name="ce12" office:value-type="string">
            <text:p>Seasonal period or period of interest. For example, annual or monthly</text:p>
          </table:table-cell>
          <table:table-cell table:style-name="ce12" office:value-type="string">
            <text:p>Seasonal period or period of interest. For example, annual or monthly</text:p>
          </table:table-cell>
          <table:table-cell table:style-name="ce5" office:value-type="string">
            <text:p>Período estacional ou estacionariedade de interesse. Por exemplo, anual ou mensal.</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Graph</text:p>
          </table:table-cell>
          <table:table-cell office:value-type="string">
            <text:p>Scale</text:p>
          </table:table-cell>
          <table:table-cell office:value-type="float" office:value="11">
            <text:p>11</text:p>
          </table:table-cell>
          <table:table-cell table:style-name="ce9" office:value-type="string">
            <text:p>Escala</text:p>
          </table:table-cell>
          <table:table-cell table:style-name="ce11" office:value-type="string">
            <text:p>Scale</text:p>
          </table:table-cell>
          <table:table-cell table:style-name="ce15" office:value-type="string">
            <text:p>Échelle</text:p>
          </table:table-cell>
          <table:table-cell table:style-name="ce5" office:value-type="string">
            <text:p>Escala</text:p>
          </table:table-cell>
          <table:table-cell table:style-name="ce9" office:value-type="string">
            <text:p>Escala del Eje Y</text:p>
          </table:table-cell>
          <table:table-cell table:style-name="ce13" office:value-type="string">
            <text:p>Y axis scale</text:p>
          </table:table-cell>
          <table:table-cell table:style-name="ce13" office:value-type="string">
            <text:p>Y axis scale</text:p>
          </table:table-cell>
          <table:table-cell table:style-name="ce5" office:value-type="string">
            <text:p>Escala do eixo Y</text:p>
          </table:table-cell>
          <table:table-cell table:style-name="ce9" office:value-type="string">
            <text:p>Escala utilizada para representar la variable en el eje vertical o Y</text:p>
          </table:table-cell>
          <table:table-cell table:style-name="ce12" office:value-type="string">
            <text:p>Scale used to represent the variable in the vertical or Y axis.</text:p>
          </table:table-cell>
          <table:table-cell table:style-name="ce12" office:value-type="string">
            <text:p>Scale used to represent the variable in the vertical or Y axis.</text:p>
          </table:table-cell>
          <table:table-cell table:style-name="ce5" office:value-type="string">
            <text:p>Escala utilizada para representar a variável no eixo vertical ou Y.</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Graph</text:p>
          </table:table-cell>
          <table:table-cell table:style-name="ce5" office:value-type="string">
            <text:p>Feel</text:p>
          </table:table-cell>
          <table:table-cell office:value-type="float" office:value="12">
            <text:p>12</text:p>
          </table:table-cell>
          <table:table-cell table:style-name="ce9" office:value-type="string">
            <text:p>Apariencia</text:p>
          </table:table-cell>
          <table:table-cell table:style-name="ce11" office:value-type="string">
            <text:p>Appearance</text:p>
          </table:table-cell>
          <table:table-cell table:style-name="ce15" office:value-type="string">
            <text:p>Apparence</text:p>
          </table:table-cell>
          <table:table-cell table:style-name="ce5" office:value-type="string">
            <text:p>Aparência</text:p>
          </table:table-cell>
          <table:table-cell table:style-name="ce9" office:value-type="string">
            <text:p>Gráfico con apariencia bi o tridimensional</text:p>
          </table:table-cell>
          <table:table-cell table:style-name="ce12" office:value-type="string">
            <text:p>Bi- or tri-dimensional graph</text:p>
          </table:table-cell>
          <table:table-cell table:style-name="ce12" office:value-type="string">
            <text:p>Bi- or tri-dimensional graph</text:p>
          </table:table-cell>
          <table:table-cell table:style-name="ce5" office:value-type="string">
            <text:p>Gráfico com aparência bi ou tridimensional</text:p>
          </table:table-cell>
          <table:table-cell table:style-name="ce9" office:value-type="string">
            <text:p>Apariencia del gráfico dos o tres dimensiones (2D o 3D)</text:p>
          </table:table-cell>
          <table:table-cell table:style-name="ce12" office:value-type="string">
            <text:p>2D or 3D appearance of the graph.</text:p>
          </table:table-cell>
          <table:table-cell table:style-name="ce12" office:value-type="string">
            <text:p>2D or 3D appearance of the graph.</text:p>
          </table:table-cell>
          <table:table-cell table:style-name="ce5" office:value-type="string">
            <text:p>Aparência do gráfico em duas ou três dimensõe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Graph</text:p>
          </table:table-cell>
          <table:table-cell office:value-type="string">
            <text:p>Kind</text:p>
          </table:table-cell>
          <table:table-cell office:value-type="float" office:value="13">
            <text:p>13</text:p>
          </table:table-cell>
          <table:table-cell table:style-name="ce9" office:value-type="string">
            <text:p>Tipo</text:p>
          </table:table-cell>
          <table:table-cell table:style-name="ce11" office:value-type="string">
            <text:p>Type</text:p>
          </table:table-cell>
          <table:table-cell table:style-name="ce15" office:value-type="string">
            <text:p>Type</text:p>
          </table:table-cell>
          <table:table-cell table:style-name="ce5" office:value-type="string">
            <text:p>Tipo</text:p>
          </table:table-cell>
          <table:table-cell table:style-name="ce9" office:value-type="string">
            <text:p>Existen tres tipos de gráficos de líneas, barras o tipo torta.</text:p>
          </table:table-cell>
          <table:table-cell table:style-name="ce12" office:value-type="string">
            <text:p>There are three types of graphs: line, bar or pie chart</text:p>
          </table:table-cell>
          <table:table-cell table:style-name="ce12" office:value-type="string">
            <text:p>There are three types of graphs: line, bar or pie chart</text:p>
          </table:table-cell>
          <table:table-cell table:style-name="ce5" office:value-type="string">
            <text:p>Existem três tipos de gráficos: linhas, barras e pizza.</text:p>
          </table:table-cell>
          <table:table-cell table:style-name="ce9" office:value-type="string">
            <text:p>Representación de valores en gráfico de barras, pastel o lineas</text:p>
          </table:table-cell>
          <table:table-cell table:style-name="ce12" office:value-type="string">
            <text:p>Representation of values in bar chart, line graph or pie chart.</text:p>
          </table:table-cell>
          <table:table-cell table:style-name="ce12" office:value-type="string">
            <text:p>Representation of values in bar chart, line graph or pie chart.</text:p>
          </table:table-cell>
          <table:table-cell table:style-name="ce5" office:value-type="string">
            <text:p>Representação de valores em gráficos de linhas, barras ou pizza</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8">
          <table:table-cell office:value-type="string">
            <text:p>Graph</text:p>
          </table:table-cell>
          <table:table-cell office:value-type="string">
            <text:p>Mode</text:p>
          </table:table-cell>
          <table:table-cell office:value-type="float" office:value="14">
            <text:p>14</text:p>
          </table:table-cell>
          <table:table-cell table:style-name="ce9" office:value-type="string">
            <text:p>Modo</text:p>
          </table:table-cell>
          <table:table-cell table:style-name="ce11" office:value-type="string">
            <text:p>Mode</text:p>
          </table:table-cell>
          <table:table-cell table:style-name="ce15" office:value-type="string">
            <text:p>Mode</text:p>
          </table:table-cell>
          <table:table-cell table:style-name="ce5" office:value-type="string">
            <text:p>Modo</text:p>
          </table:table-cell>
          <table:table-cell table:style-name="ce9" office:value-type="string">
            <text:p>Por defecto el modo es normal. Despliegue la ayuda inferior para ver explicación de los otros modos.</text:p>
          </table:table-cell>
          <table:table-cell table:style-name="ce18" office:value-type="string">
            <text:p><text:span text:style-name="T3">The default mode is normal. </text:span><text:span text:style-name="T4">Display the lower help section </text:span><text:span text:style-name="T4">for an explanation of other modes.</text:span></text:p>
          </table:table-cell>
          <table:table-cell table:style-name="ce18" office:value-type="string">
            <text:p><text:span text:style-name="T3">The default mode is normal. </text:span><text:span text:style-name="T4">Display the lower help section </text:span><text:span text:style-name="T4">for an explanation of other modes.</text:span></text:p>
          </table:table-cell>
          <table:table-cell table:style-name="ce5" office:value-type="string">
            <text:p>O modo padrão é o normal. Selecione a ajuda inferior para ver explicação dos outros modos.</text:p>
          </table:table-cell>
          <table:table-cell table:style-name="ce9" office:value-type="string">
            <text:p>El modo acumulado aplica para los histogramas temporales y se usa para sumar los valores graficados de año en año. Este modo de gráfico permite estudiar tendencias de crecimiento o nó de los reportes o efectos. El modo Superpuesto aplica para los histogramas evento temporales o geográfico temporales y superpone dentro de una sola barra todos los valores representados</text:p>
          </table:table-cell>
          <table:table-cell table:style-name="ce18" office:value-type="string">
            <text:p><text:span text:style-name="T4">The accumulated mode applies to temporal histograms and </text:span><text:span text:style-name="T4">is used to total the values that appear in the charts from </text:span><text:span text:style-name="T4">year to year. This graphic mode allows the study of </text:span><text:span text:style-name="T4">tendencies in growth or otherwise of the reports and effects. </text:span><text:span text:style-name="T4">The Superimpose/Overwrite </text:span><text:span text:style-name="T3"><text:s/></text:span><text:span text:style-name="T4">Mode applies to event </text:span><text:span text:style-name="T4">temporal or geographic temporal histograms and </text:span><text:span text:style-name="T4">superimposes in one bar all the values represented.</text:span></text:p>
          </table:table-cell>
          <table:table-cell table:style-name="ce18" office:value-type="string">
            <text:p><text:span text:style-name="T4">The accumulated mode applies to temporal histograms and </text:span><text:span text:style-name="T4">is used to total the values that appear in the charts from </text:span><text:span text:style-name="T4">year to year. This graphic mode allows the study of </text:span><text:span text:style-name="T4">tendencies in growth or otherwise of the reports and effects. </text:span><text:span text:style-name="T4">The Superimpose/Overwrite </text:span><text:span text:style-name="T3"><text:s/></text:span><text:span text:style-name="T4">Mode applies to event </text:span><text:span text:style-name="T4">temporal or geographic temporal histograms and </text:span><text:span text:style-name="T4">superimposes in one bar all the values represented.</text:span></text:p>
          </table:table-cell>
          <table:table-cell table:style-name="ce5" office:value-type="string">
            <text:p>O modo acumulado aplica para os histogramas temporais e usa-se para somar os valores representados de ano em ano. Este modo de gráfico permite estudar tendências de crescimento ou não dos relatos ou efeitos. O modo -Sobreposto- aplica para os histogramas de eventos temporais ou geográfico-temporais e sobrepõe dentro de somente uma barra todos os valores representado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Graph</text:p>
          </table:table-cell>
          <table:table-cell office:value-type="string">
            <text:p>Show</text:p>
          </table:table-cell>
          <table:table-cell office:value-type="float" office:value="15">
            <text:p>15</text:p>
          </table:table-cell>
          <table:table-cell table:style-name="ce9" office:value-type="string">
            <text:p>Datos en gráfica</text:p>
          </table:table-cell>
          <table:table-cell table:style-name="ce11" office:value-type="string">
            <text:p>Graphic data</text:p>
          </table:table-cell>
          <table:table-cell table:style-name="ce15" office:value-type="string">
            <text:p>Données iconographiques</text:p>
          </table:table-cell>
          <table:table-cell table:style-name="ce5" office:value-type="string">
            <text:p>Dados no gráfico</text:p>
          </table:table-cell>
          <table:table-cell table:style-name="ce9" office:value-type="string">
            <text:p>Si desea que cada valor representado en la gráfica aparezca explícitamente</text:p>
          </table:table-cell>
          <table:table-cell table:style-name="ce12" office:value-type="string">
            <text:p>If you wish each value represented in the graph to appear explicitly</text:p>
          </table:table-cell>
          <table:table-cell table:style-name="ce12" office:value-type="string">
            <text:p>If you wish each value represented in the graph to appear explicitly</text:p>
          </table:table-cell>
          <table:table-cell table:style-name="ce5" office:value-type="string">
            <text:p>Deseja-se que cada valor representado no gráfico apareça explicitamente</text:p>
          </table:table-cell>
          <table:table-cell table:style-name="ce9" office:value-type="string">
            <text:p>Ver o no ver los valores en la gráfica</text:p>
          </table:table-cell>
          <table:table-cell table:style-name="ce12" office:value-type="string">
            <text:p>See or don’t see the values in the graph.</text:p>
          </table:table-cell>
          <table:table-cell table:style-name="ce12" office:value-type="string">
            <text:p>See or don’t see the values in the graph.</text:p>
          </table:table-cell>
          <table:table-cell table:style-name="ce5" office:value-type="string">
            <text:p>Ver ou não ver os valores do gráfico</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Graph</text:p>
          </table:table-cell>
          <table:table-cell office:value-type="string">
            <text:p>Field</text:p>
          </table:table-cell>
          <table:table-cell office:value-type="float" office:value="16">
            <text:p>16</text:p>
          </table:table-cell>
          <table:table-cell table:style-name="ce9" office:value-type="string">
            <text:p>Variable a graficar</text:p>
          </table:table-cell>
          <table:table-cell table:style-name="ce11" office:value-type="string">
            <text:p>Variable of the graph </text:p>
          </table:table-cell>
          <table:table-cell table:style-name="ce15" office:value-type="string">
            <text:p>Variable du graphique</text:p>
          </table:table-cell>
          <table:table-cell table:style-name="ce5" office:value-type="string">
            <text:p>Variável a representar</text:p>
          </table:table-cell>
          <table:table-cell table:style-name="ce9" office:value-type="string">
            <text:p>Variale principal del gráfico. Por ejemplo gráfico de Viviendas destruidas</text:p>
          </table:table-cell>
          <table:table-cell table:style-name="ce18" office:value-type="string">
            <text:p><text:span text:style-name="T3">Principle variable of the graph. </text:span><text:span text:style-name="T4">For example, graph of </text:span><text:span text:style-name="T4">homes destroyed.</text:span></text:p>
          </table:table-cell>
          <table:table-cell table:style-name="ce18" office:value-type="string">
            <text:p><text:span text:style-name="T3">Principle variable of the graph. </text:span><text:span text:style-name="T4">For example, graph of </text:span><text:span text:style-name="T4">homes destroyed.</text:span></text:p>
          </table:table-cell>
          <table:table-cell table:style-name="ce5" office:value-type="string">
            <text:p>Variável principal do gráfico. Por exemplo, o gráfico de residências destruídas.</text:p>
          </table:table-cell>
          <table:table-cell table:style-name="ce9" office:value-type="string">
            <text:p>Variable a usar en el eje vertical , o Eje Y</text:p>
          </table:table-cell>
          <table:table-cell table:style-name="ce12" office:value-type="string">
            <text:p><text:s/></text:p>
          </table:table-cell>
          <table:table-cell table:style-name="ce12" office:value-type="string">
            <text:p><text:s/></text:p>
          </table:table-cell>
          <table:table-cell table:style-name="ce5" office:value-type="string">
            <text:p>Variável a ser usada no eixo vertical ou eixo Y</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Graph</text:p>
          </table:table-cell>
          <table:table-cell office:value-type="string">
            <text:p>DisasterId_</text:p>
          </table:table-cell>
          <table:table-cell office:value-type="float" office:value="17">
            <text:p>17</text:p>
          </table:table-cell>
          <table:table-cell office:value-type="string">
            <text:p>Número de fichas</text:p>
          </table:table-cell>
          <table:table-cell table:style-name="ce11" office:value-type="string">
            <text:p>Number of reports</text:p>
          </table:table-cell>
          <table:table-cell table:style-name="ce15" office:value-type="string">
            <text:p>Nombre de rapports</text:p>
          </table:table-cell>
          <table:table-cell table:style-name="ce5" office:value-type="string">
            <text:p>N° de relatos</text:p>
          </table:table-cell>
          <table:table-cell office:value-type="string">
            <text:p><text:s/></text:p>
          </table:table-cell>
          <table:table-cell table:style-name="ce12" office:value-type="string">
            <text:p>Number of reports which coincide with the consultation</text:p>
          </table:table-cell>
          <table:table-cell table:style-name="ce12" office:value-type="string">
            <text:p>Number of reports which coincide with the consultation</text:p>
          </table:table-cell>
          <table:table-cell table:style-name="ce5" office:value-type="string">
            <text:p><text:s/></text:p>
          </table:table-cell>
          <table:table-cell office:value-type="string">
            <text:p>Numero de reportes que conciden con la consulta</text:p>
          </table:table-cell>
          <table:table-cell table:style-name="ce12" office:value-type="string">
            <text:p>Number of reports which coincide with the consultation</text:p>
          </table:table-cell>
          <table:table-cell table:style-name="ce12" office:value-type="string">
            <text:p>Number of reports which coincide with the consultation</text:p>
          </table:table-cell>
          <table:table-cell table:style-name="ce5" office:value-type="string">
            <text:p>Número de relatos que coincidem com a consult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EventName</text:p>
          </table:table-cell>
          <table:table-cell office:value-type="float" office:value="18">
            <text:p>18</text:p>
          </table:table-cell>
          <table:table-cell office:value-type="string">
            <text:p>Tipo de eventos</text:p>
          </table:table-cell>
          <table:table-cell office:value-type="string">
            <text:p>Type of events</text:p>
          </table:table-cell>
          <table:table-cell table:style-name="ce15" office:value-type="string">
            <text:p>Evénements</text:p>
          </table:table-cell>
          <table:table-cell table:style-name="ce5" office:value-type="string">
            <text:p>Evento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CauseName</text:p>
          </table:table-cell>
          <table:table-cell office:value-type="float" office:value="19">
            <text:p>19</text:p>
          </table:table-cell>
          <table:table-cell office:value-type="string">
            <text:p>Tipo de causas</text:p>
          </table:table-cell>
          <table:table-cell office:value-type="string">
            <text:p>Type of causes</text:p>
          </table:table-cell>
          <table:table-cell table:style-name="ce15" office:value-type="string">
            <text:p>Causes</text:p>
          </table:table-cell>
          <table:table-cell table:style-name="ce5" office:value-type="string">
            <text:p>Causa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DisasterBeginTime_YEAR</text:p>
          </table:table-cell>
          <table:table-cell office:value-type="float" office:value="20">
            <text:p>20</text:p>
          </table:table-cell>
          <table:table-cell office:value-type="string">
            <text:p>Años</text:p>
          </table:table-cell>
          <table:table-cell office:value-type="string">
            <text:p>Years</text:p>
          </table:table-cell>
          <table:table-cell table:style-name="ce15" office:value-type="string">
            <text:p>Années</text:p>
          </table:table-cell>
          <table:table-cell table:style-name="ce5" office:value-type="string">
            <text:p>Ano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DisasterBeginTime_MONTH</text:p>
          </table:table-cell>
          <table:table-cell office:value-type="float" office:value="21">
            <text:p>21</text:p>
          </table:table-cell>
          <table:table-cell office:value-type="string">
            <text:p>Meses</text:p>
          </table:table-cell>
          <table:table-cell office:value-type="string">
            <text:p>Months</text:p>
          </table:table-cell>
          <table:table-cell table:style-name="ce15" office:value-type="string">
            <text:p>Mois</text:p>
          </table:table-cell>
          <table:table-cell table:style-name="ce5" office:value-type="string">
            <text:p>Mese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DisasterBeginTime_WEEK</text:p>
          </table:table-cell>
          <table:table-cell office:value-type="float" office:value="22">
            <text:p>22</text:p>
          </table:table-cell>
          <table:table-cell office:value-type="string">
            <text:p>Semanas</text:p>
          </table:table-cell>
          <table:table-cell office:value-type="string">
            <text:p>Weeks</text:p>
          </table:table-cell>
          <table:table-cell table:style-name="ce15" office:value-type="string">
            <text:p>Semaines</text:p>
          </table:table-cell>
          <table:table-cell table:style-name="ce5" office:value-type="string">
            <text:p>Semana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DisasterBeginTime_DAY</text:p>
          </table:table-cell>
          <table:table-cell office:value-type="float" office:value="23">
            <text:p>23</text:p>
          </table:table-cell>
          <table:table-cell office:value-type="string">
            <text:p>Días</text:p>
          </table:table-cell>
          <table:table-cell office:value-type="string">
            <text:p>Days</text:p>
          </table:table-cell>
          <table:table-cell table:style-name="ce15" office:value-type="string">
            <text:p>Jours</text:p>
          </table:table-cell>
          <table:table-cell table:style-name="ce5" office:value-type="string">
            <text:p>Dia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table:style-name="ce5" office:value-type="string">
            <text:p>DisasterBeginTime_YMONTH</text:p>
          </table:table-cell>
          <table:table-cell office:value-type="float" office:value="24">
            <text:p>24</text:p>
          </table:table-cell>
          <table:table-cell office:value-type="string">
            <text:p>Año-Mes</text:p>
          </table:table-cell>
          <table:table-cell office:value-type="string">
            <text:p>Year-Month</text:p>
          </table:table-cell>
          <table:table-cell table:style-name="ce15" office:value-type="string">
            <text:p>Siècles</text:p>
          </table:table-cell>
          <table:table-cell table:style-name="ce5" office:value-type="string">
            <text:p>Século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table:style-name="ce5" office:value-type="string">
            <text:p>DisasterBeginTime_YWEEK</text:p>
          </table:table-cell>
          <table:table-cell office:value-type="float" office:value="25">
            <text:p>25</text:p>
          </table:table-cell>
          <table:table-cell office:value-type="string">
            <text:p>Año-Semana</text:p>
          </table:table-cell>
          <table:table-cell office:value-type="string">
            <text:p>Year-Week</text:p>
          </table:table-cell>
          <table:table-cell table:style-name="ce15" office:value-type="string">
            <text:p>XX</text:p>
          </table:table-cell>
          <table:table-cell table:style-name="ce5" office:value-type="string">
            <text:p>Qüinqüênio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table:style-name="ce5" office:value-type="string">
            <text:p>DisasterBeginTime_YDAY</text:p>
          </table:table-cell>
          <table:table-cell office:value-type="float" office:value="26">
            <text:p>26</text:p>
          </table:table-cell>
          <table:table-cell office:value-type="string">
            <text:p>Año -Día</text:p>
          </table:table-cell>
          <table:table-cell office:value-type="string">
            <text:p>Year-Day</text:p>
          </table:table-cell>
          <table:table-cell table:style-name="ce15" office:value-type="string">
            <text:p>Décennies</text:p>
          </table:table-cell>
          <table:table-cell table:style-name="ce5" office:value-type="string">
            <text:p>Década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1</text:p>
          </table:table-cell>
          <table:table-cell office:value-type="float" office:value="1">
            <text:p>1</text:p>
          </table:table-cell>
          <table:table-cell office:value-type="string">
            <text:p>ene</text:p>
          </table:table-cell>
          <table:table-cell office:value-type="string">
            <text:p>jan</text:p>
          </table:table-cell>
          <table:table-cell table:style-name="ce15" office:value-type="string">
            <text:p>Janvier</text:p>
          </table:table-cell>
          <table:table-cell table:style-name="ce5" office:value-type="string">
            <text:p>jan</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2</text:p>
          </table:table-cell>
          <table:table-cell office:value-type="float" office:value="2">
            <text:p>2</text:p>
          </table:table-cell>
          <table:table-cell table:number-columns-repeated="2" office:value-type="string">
            <text:p>feb</text:p>
          </table:table-cell>
          <table:table-cell table:style-name="ce15" office:value-type="string">
            <text:p>Février</text:p>
          </table:table-cell>
          <table:table-cell table:style-name="ce5" office:value-type="string">
            <text:p>fev</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3</text:p>
          </table:table-cell>
          <table:table-cell office:value-type="float" office:value="3">
            <text:p>3</text:p>
          </table:table-cell>
          <table:table-cell table:number-columns-repeated="2" office:value-type="string">
            <text:p>mar</text:p>
          </table:table-cell>
          <table:table-cell table:style-name="ce15" office:value-type="string">
            <text:p>Mars</text:p>
          </table:table-cell>
          <table:table-cell table:style-name="ce5" office:value-type="string">
            <text:p>mar</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4</text:p>
          </table:table-cell>
          <table:table-cell office:value-type="float" office:value="4">
            <text:p>4</text:p>
          </table:table-cell>
          <table:table-cell office:value-type="string">
            <text:p>abr</text:p>
          </table:table-cell>
          <table:table-cell office:value-type="string">
            <text:p>apr</text:p>
          </table:table-cell>
          <table:table-cell table:style-name="ce15" office:value-type="string">
            <text:p>Avril</text:p>
          </table:table-cell>
          <table:table-cell table:style-name="ce5" office:value-type="string">
            <text:p>abr</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5</text:p>
          </table:table-cell>
          <table:table-cell office:value-type="float" office:value="5">
            <text:p>5</text:p>
          </table:table-cell>
          <table:table-cell table:number-columns-repeated="2" office:value-type="string">
            <text:p>may</text:p>
          </table:table-cell>
          <table:table-cell table:style-name="ce15" office:value-type="string">
            <text:p>mai</text:p>
          </table:table-cell>
          <table:table-cell table:style-name="ce5" office:value-type="string">
            <text:p>mai</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6</text:p>
          </table:table-cell>
          <table:table-cell office:value-type="float" office:value="6">
            <text:p>6</text:p>
          </table:table-cell>
          <table:table-cell table:number-columns-repeated="2" office:value-type="string">
            <text:p>jun</text:p>
          </table:table-cell>
          <table:table-cell table:style-name="ce15" office:value-type="string">
            <text:p>Juin</text:p>
          </table:table-cell>
          <table:table-cell table:style-name="ce5" office:value-type="string">
            <text:p>jun</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7</text:p>
          </table:table-cell>
          <table:table-cell office:value-type="float" office:value="7">
            <text:p>7</text:p>
          </table:table-cell>
          <table:table-cell table:number-columns-repeated="2" office:value-type="string">
            <text:p>jul</text:p>
          </table:table-cell>
          <table:table-cell table:style-name="ce15" office:value-type="string">
            <text:p>Juillet</text:p>
          </table:table-cell>
          <table:table-cell table:style-name="ce5" office:value-type="string">
            <text:p>jul</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8</text:p>
          </table:table-cell>
          <table:table-cell office:value-type="float" office:value="8">
            <text:p>8</text:p>
          </table:table-cell>
          <table:table-cell office:value-type="string">
            <text:p>ago</text:p>
          </table:table-cell>
          <table:table-cell office:value-type="string">
            <text:p>aug</text:p>
          </table:table-cell>
          <table:table-cell table:style-name="ce15" office:value-type="string">
            <text:p>Août</text:p>
          </table:table-cell>
          <table:table-cell table:style-name="ce5" office:value-type="string">
            <text:p>ago</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9</text:p>
          </table:table-cell>
          <table:table-cell office:value-type="float" office:value="9">
            <text:p>9</text:p>
          </table:table-cell>
          <table:table-cell table:number-columns-repeated="2" office:value-type="string">
            <text:p>sep</text:p>
          </table:table-cell>
          <table:table-cell table:style-name="ce15" office:value-type="string">
            <text:p>Sep</text:p>
          </table:table-cell>
          <table:table-cell table:style-name="ce5" office:value-type="string">
            <text:p>set</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10</text:p>
          </table:table-cell>
          <table:table-cell office:value-type="float" office:value="10">
            <text:p>10</text:p>
          </table:table-cell>
          <table:table-cell table:number-columns-repeated="2" office:value-type="string">
            <text:p>oct</text:p>
          </table:table-cell>
          <table:table-cell table:style-name="ce15" office:value-type="string">
            <text:p>Octobre</text:p>
          </table:table-cell>
          <table:table-cell table:style-name="ce5" office:value-type="string">
            <text:p>out</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11</text:p>
          </table:table-cell>
          <table:table-cell office:value-type="float" office:value="11">
            <text:p>11</text:p>
          </table:table-cell>
          <table:table-cell table:number-columns-repeated="2" office:value-type="string">
            <text:p>nov</text:p>
          </table:table-cell>
          <table:table-cell table:style-name="ce15" office:value-type="string">
            <text:p>Novembre</text:p>
          </table:table-cell>
          <table:table-cell table:style-name="ce5" office:value-type="string">
            <text:p>nov</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12</text:p>
          </table:table-cell>
          <table:table-cell office:value-type="float" office:value="12">
            <text:p>12</text:p>
          </table:table-cell>
          <table:table-cell office:value-type="string">
            <text:p>dic</text:p>
          </table:table-cell>
          <table:table-cell office:value-type="string">
            <text:p>dec</text:p>
          </table:table-cell>
          <table:table-cell table:style-name="ce15" office:value-type="string">
            <text:p>Décembre</text:p>
          </table:table-cell>
          <table:table-cell table:style-name="ce5" office:value-type="string">
            <text:p>dez</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5">
          <table:table-cell office:value-type="string">
            <text:p>Statistic</text:p>
          </table:table-cell>
          <table:table-cell office:value-type="string">
            <text:p>Firstlev</text:p>
          </table:table-cell>
          <table:table-cell office:value-type="float" office:value="1">
            <text:p>1</text:p>
          </table:table-cell>
          <table:table-cell table:style-name="ce9" office:value-type="string">
            <text:p>Primer nivel</text:p>
          </table:table-cell>
          <table:table-cell table:style-name="ce10" office:value-type="string">
            <text:p>First level</text:p>
          </table:table-cell>
          <table:table-cell table:style-name="ce15" office:value-type="string">
            <text:p>Premier niveau</text:p>
          </table:table-cell>
          <table:table-cell table:style-name="ce5" office:value-type="string">
            <text:p>Primeiro nível</text:p>
          </table:table-cell>
          <table:table-cell table:style-name="ce9" office:value-type="string">
            <text:p>Variable de consolidación de los datos (primer nivel)</text:p>
          </table:table-cell>
          <table:table-cell table:style-name="ce12" office:value-type="string">
            <text:p>Consolidation variable of the data (first level)</text:p>
          </table:table-cell>
          <table:table-cell table:style-name="ce12" office:value-type="string">
            <text:p>Consolidation variable of the data (first level)</text:p>
          </table:table-cell>
          <table:table-cell table:style-name="ce5" office:value-type="string">
            <text:p>Variável de consolidação dos dados (primeiro nível)</text:p>
          </table:table-cell>
          <table:table-cell table:style-name="ce9" office:value-type="string">
            <text:p>El nivel de totalización corresponde con la variable para la cual se van a consolidar los datos. Por ejemplo para hacer un consolidado de la base de datos por años se escoge Año como primer nivel de totalización. Escoja el primer nivel de agrupación o consolidación de los datos</text:p>
          </table:table-cell>
          <table:table-cell table:style-name="ce12" office:value-type="string">
            <text:p>The level of totalization corresponds to the variable for which the data will be consolidated. For example, to consolidate a database by year, select Year as the first level of totalisation. <text:s/>Choose the first level of grouping or consolidation of the data.</text:p>
          </table:table-cell>
          <table:table-cell table:style-name="ce12" office:value-type="string">
            <text:p>The level of totalization corresponds to the variable for which the data will be consolidated. For example, to consolidate a database by year, select Year as the first level of totalisation. <text:s/>Choose the first level of grouping or consolidation of the data.</text:p>
          </table:table-cell>
          <table:table-cell table:style-name="ce5" office:value-type="string">
            <text:p>O nível de totalização corresponde à variável para a qual vão se consolidar os dados. Por exemplo, para fazer um consolidado do banco de dados por ano se escolhe Ano como primeiro nível de totalização. Escolha o primeiro nível de agrupamento ou consolidação dos dado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Statistic</text:p>
          </table:table-cell>
          <table:table-cell office:value-type="string">
            <text:p>Secondlev</text:p>
          </table:table-cell>
          <table:table-cell office:value-type="float" office:value="2">
            <text:p>2</text:p>
          </table:table-cell>
          <table:table-cell table:style-name="ce9" office:value-type="string">
            <text:p>Segundo nivel</text:p>
          </table:table-cell>
          <table:table-cell table:style-name="ce11" office:value-type="string">
            <text:p>Second level</text:p>
          </table:table-cell>
          <table:table-cell table:style-name="ce15" office:value-type="string">
            <text:p>Deuxième niveau</text:p>
          </table:table-cell>
          <table:table-cell table:style-name="ce5" office:value-type="string">
            <text:p>Segundo nível</text:p>
          </table:table-cell>
          <table:table-cell table:style-name="ce9" office:value-type="string">
            <text:p>Variable de consolidación de los datos (primer nivel)</text:p>
          </table:table-cell>
          <table:table-cell table:style-name="ce12" office:value-type="string">
            <text:p>Consolidation variable of the data (second level)</text:p>
          </table:table-cell>
          <table:table-cell table:style-name="ce12" office:value-type="string">
            <text:p>Consolidation variable of the data (second level)</text:p>
          </table:table-cell>
          <table:table-cell table:style-name="ce5" office:value-type="string">
            <text:p>Variável de consolidação dos dados (segundo nível)</text:p>
          </table:table-cell>
          <table:table-cell table:style-name="ce9" office:value-type="string">
            <text:p>Escoja el segundo nivel de totalización o consolidación. Ejemplo: Para conocer los totales de efectos por eventos en cada año, se escoge Año en el primer nivel de totalización y evento en el segundo</text:p>
          </table:table-cell>
          <table:table-cell table:style-name="ce12" office:value-type="string">
            <text:p><text:s/></text:p>
          </table:table-cell>
          <table:table-cell table:style-name="ce12" office:value-type="string">
            <text:p><text:s/></text:p>
          </table:table-cell>
          <table:table-cell table:style-name="ce5" office:value-type="string">
            <text:p>Escolha o segundo nível de totalização ou consolidação. Por exemplo, para conhecer os totais de efeitos por evento em cada ano no primeiro nível de totalização e evento no segundo</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Statistic</text:p>
          </table:table-cell>
          <table:table-cell office:value-type="string">
            <text:p>Thirdlev</text:p>
          </table:table-cell>
          <table:table-cell office:value-type="float" office:value="3">
            <text:p>3</text:p>
          </table:table-cell>
          <table:table-cell table:style-name="ce9" office:value-type="string">
            <text:p>Tercer nivel</text:p>
          </table:table-cell>
          <table:table-cell table:style-name="ce11" office:value-type="string">
            <text:p>Third level</text:p>
          </table:table-cell>
          <table:table-cell table:style-name="ce15" office:value-type="string">
            <text:p>Troisième niveau</text:p>
          </table:table-cell>
          <table:table-cell table:style-name="ce5" office:value-type="string">
            <text:p>Terceiro nível</text:p>
          </table:table-cell>
          <table:table-cell table:style-name="ce9" office:value-type="string">
            <text:p>Variable de consolidación de los datos (tercer nivel)</text:p>
          </table:table-cell>
          <table:table-cell table:style-name="ce12" office:value-type="string">
            <text:p>Consolidation variable of the data (third level)</text:p>
          </table:table-cell>
          <table:table-cell table:style-name="ce12" office:value-type="string">
            <text:p>Consolidation variable of the data (third level)</text:p>
          </table:table-cell>
          <table:table-cell table:style-name="ce5" office:value-type="string">
            <text:p>Variável de consolidação dos dados (terceiro nível)</text:p>
          </table:table-cell>
          <table:table-cell table:style-name="ce9" office:value-type="string">
            <text:p>Si requiere mayor nivel de detalle escoja un tercer nivel de totalización</text:p>
          </table:table-cell>
          <table:table-cell table:style-name="ce12" office:value-type="string">
            <text:p>If you require more detail, choose a third level of totalisation.</text:p>
          </table:table-cell>
          <table:table-cell table:style-name="ce12" office:value-type="string">
            <text:p>If you require more detail, choose a third level of totalisation.</text:p>
          </table:table-cell>
          <table:table-cell table:style-name="ce5" office:value-type="string">
            <text:p>Se requerer um maior nível de detalhe, escolha um terceiro nível de totalização</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1">
          <table:table-cell office:value-type="string">
            <text:p>Statistic</text:p>
          </table:table-cell>
          <table:table-cell office:value-type="string">
            <text:p>EventName</text:p>
          </table:table-cell>
          <table:table-cell office:value-type="float" office:value="4">
            <text:p>4</text:p>
          </table:table-cell>
          <table:table-cell office:value-type="string">
            <text:p>Tipo de evento</text:p>
          </table:table-cell>
          <table:table-cell office:value-type="string">
            <text:p>Type of event</text:p>
          </table:table-cell>
          <table:table-cell table:style-name="ce15" office:value-type="string">
            <text:p>Evénement</text:p>
          </table:table-cell>
          <table:table-cell table:style-name="ce5" office:value-type="string">
            <text:p>Evento</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Statistic</text:p>
          </table:table-cell>
          <table:table-cell office:value-type="string">
            <text:p>DisasterBeginTime_YEAR</text:p>
          </table:table-cell>
          <table:table-cell office:value-type="float" office:value="5">
            <text:p>5</text:p>
          </table:table-cell>
          <table:table-cell office:value-type="string">
            <text:p>Año</text:p>
          </table:table-cell>
          <table:table-cell office:value-type="string">
            <text:p>Year</text:p>
          </table:table-cell>
          <table:table-cell table:style-name="ce15" office:value-type="string">
            <text:p>Année</text:p>
          </table:table-cell>
          <table:table-cell table:style-name="ce5" office:value-type="string">
            <text:p>Ano</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office:value-type="string">
            <text:p>Statistic</text:p>
          </table:table-cell>
          <table:table-cell office:value-type="string">
            <text:p>DisasterId_</text:p>
          </table:table-cell>
          <table:table-cell office:value-type="float" office:value="6">
            <text:p>6</text:p>
          </table:table-cell>
          <table:table-cell office:value-type="string">
            <text:p>Número de fichas</text:p>
          </table:table-cell>
          <table:table-cell table:style-name="ce11" office:value-type="string">
            <text:p>Number of reports</text:p>
          </table:table-cell>
          <table:table-cell table:style-name="ce15" office:value-type="string">
            <text:p>Année-Mois -</text:p>
          </table:table-cell>
          <table:table-cell table:style-name="ce5" office:value-type="string">
            <text:p>N° de relatos</text:p>
          </table:table-cell>
          <table:table-cell office:value-type="string">
            <text:p><text:s/></text:p>
          </table:table-cell>
          <table:table-cell table:style-name="ce12" office:value-type="string">
            <text:p>Number of reports which coincide with the consultation</text:p>
          </table:table-cell>
          <table:table-cell office:value-type="string">
            <text:p><text:s/></text:p>
          </table:table-cell>
          <table:table-cell table:style-name="ce5" office:value-type="string">
            <text:p><text:s/></text:p>
          </table:table-cell>
          <table:table-cell office:value-type="string">
            <text:p>Numero de reportes que conciden con la consulta</text:p>
          </table:table-cell>
          <table:table-cell table:style-name="ce12" office:value-type="string">
            <text:p>Number of reports which coincide with the consultation</text:p>
          </table:table-cell>
          <table:table-cell office:value-type="string">
            <text:p><text:s/></text:p>
          </table:table-cell>
          <table:table-cell table:style-name="ce5" office:value-type="string">
            <text:p>Número de relatos que coincidem com a consult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Statistic</text:p>
          </table:table-cell>
          <table:table-cell office:value-type="string">
            <text:p>DisasterBeginTime_MONTH</text:p>
          </table:table-cell>
          <table:table-cell office:value-type="float" office:value="7">
            <text:p>7</text:p>
          </table:table-cell>
          <table:table-cell office:value-type="string">
            <text:p>Mes</text:p>
          </table:table-cell>
          <table:table-cell office:value-type="string">
            <text:p>Month</text:p>
          </table:table-cell>
          <table:table-cell table:style-name="ce15" office:value-type="string">
            <text:p>Mois</text:p>
          </table:table-cell>
          <table:table-cell table:style-name="ce5" office:value-type="string">
            <text:p>Mê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Statistic</text:p>
          </table:table-cell>
          <table:table-cell office:value-type="string">
            <text:p>CauseName</text:p>
          </table:table-cell>
          <table:table-cell office:value-type="float" office:value="8">
            <text:p>8</text:p>
          </table:table-cell>
          <table:table-cell office:value-type="string">
            <text:p>Tipo de causa</text:p>
          </table:table-cell>
          <table:table-cell office:value-type="string">
            <text:p>Type of cause</text:p>
          </table:table-cell>
          <table:table-cell table:style-name="ce15" office:value-type="string">
            <text:p>Cause</text:p>
          </table:table-cell>
          <table:table-cell table:style-name="ce5" office:value-type="string">
            <text:p>Causa</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office:value-type="string">
            <text:p>MapOpt</text:p>
          </table:table-cell>
          <table:table-cell office:value-type="string">
            <text:p>Display</text:p>
          </table:table-cell>
          <table:table-cell office:value-type="float" office:value="1">
            <text:p>1</text:p>
          </table:table-cell>
          <table:table-cell table:style-name="ce9" office:value-type="string">
            <text:p>Nivel de despliegue</text:p>
          </table:table-cell>
          <table:table-cell table:style-name="ce11" office:value-type="string">
            <text:p>Display level</text:p>
          </table:table-cell>
          <table:table-cell table:style-name="ce15" office:value-type="string">
            <text:p>Affichage niveau</text:p>
          </table:table-cell>
          <table:table-cell table:style-name="ce5" office:value-type="string">
            <text:p>Nível de seleção</text:p>
          </table:table-cell>
          <table:table-cell table:style-name="ce9" office:value-type="string">
            <text:p><text:s/></text:p>
          </table:table-cell>
          <table:table-cell table:style-name="ce13" office:value-type="string">
            <text:p><text:s/></text:p>
          </table:table-cell>
          <table:table-cell table:style-name="ce13" office:value-type="string">
            <text:p><text:s/></text:p>
          </table:table-cell>
          <table:table-cell table:style-name="ce5" office:value-type="string">
            <text:p><text:s/></text:p>
          </table:table-cell>
          <table:table-cell table:style-name="ce9" office:value-type="string">
            <text:p>Seleccione la unidad de despliegue, dentro de la cual estarán las unidades representadas</text:p>
          </table:table-cell>
          <table:table-cell table:style-name="ce12" office:value-type="string">
            <text:p>Select the unit of display, within which will be the represented units.</text:p>
          </table:table-cell>
          <table:table-cell table:style-name="ce12" office:value-type="string">
            <text:p>Select the unit of display, within which will be the represented units.</text:p>
          </table:table-cell>
          <table:table-cell table:style-name="ce5" office:value-type="string">
            <text:p>Selecione a unidade dentro da qual estarão as unidades representada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MapOpt</text:p>
          </table:table-cell>
          <table:table-cell office:value-type="string">
            <text:p>Representation</text:p>
          </table:table-cell>
          <table:table-cell office:value-type="float" office:value="2">
            <text:p>2</text:p>
          </table:table-cell>
          <table:table-cell table:style-name="ce9" office:value-type="string">
            <text:p>Nivel de representación</text:p>
          </table:table-cell>
          <table:table-cell table:style-name="ce11" office:value-type="string">
            <text:p>Representation level</text:p>
          </table:table-cell>
          <table:table-cell table:style-name="ce15" office:value-type="string">
            <text:p>Niveau de représentation</text:p>
          </table:table-cell>
          <table:table-cell table:style-name="ce5" office:value-type="string">
            <text:p>Nível de representação</text:p>
          </table:table-cell>
          <table:table-cell table:style-name="ce9" office:value-type="string">
            <text:p>Nivel geográfico <text:s/>del mapa</text:p>
          </table:table-cell>
          <table:table-cell table:style-name="ce13" office:value-type="string">
            <text:p>Geographic level of map</text:p>
          </table:table-cell>
          <table:table-cell table:style-name="ce13" office:value-type="string">
            <text:p>Geographic level of map</text:p>
          </table:table-cell>
          <table:table-cell table:style-name="ce5" office:value-type="string">
            <text:p>Nível geográfico do mapa</text:p>
          </table:table-cell>
          <table:table-cell table:style-name="ce9" office:value-type="string">
            <text:p>Corresponde a la unidad geográfica donde se representará la variable a graficar. Por ejemplos las viviendas destruidas se representaran al nivel de Cantón, o a nivel de Provincia</text:p>
          </table:table-cell>
          <table:table-cell table:style-name="ce18" office:value-type="string">
            <text:p><text:span text:style-name="T3">Corresponds to the geographical unit where the graphic </text:span><text:span text:style-name="T3">variable will be displayed. </text:span><text:span text:style-name="T4">For example, destroyed homes </text:span><text:span text:style-name="T4">will be represented at the level of Cantonment or at the level </text:span><text:span text:style-name="T4">of Province.</text:span></text:p>
          </table:table-cell>
          <table:table-cell table:style-name="ce18" office:value-type="string">
            <text:p><text:span text:style-name="T3">Corresponds to the geographical unit where the graphic </text:span><text:span text:style-name="T3">variable will be displayed. </text:span><text:span text:style-name="T4">For example, destroyed homes </text:span><text:span text:style-name="T4">will be represented at the level of Cantonment or at the level </text:span><text:span text:style-name="T4">of Province.</text:span></text:p>
          </table:table-cell>
          <table:table-cell table:style-name="ce5" office:value-type="string">
            <text:p>Corresponde à unidade geográfica onde se representará variável. Por exemplo, as residências destruídas se representarão no nível de Estado ou municipal.</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MapOpt</text:p>
          </table:table-cell>
          <table:table-cell office:value-type="string">
            <text:p>Area</text:p>
          </table:table-cell>
          <table:table-cell office:value-type="float" office:value="1">
            <text:p>1</text:p>
          </table:table-cell>
          <table:table-cell table:style-name="ce9" office:value-type="string">
            <text:p>Identificación de areas</text:p>
          </table:table-cell>
          <table:table-cell table:style-name="ce11" office:value-type="string">
            <text:p>Area identification</text:p>
          </table:table-cell>
          <table:table-cell table:style-name="ce15" office:value-type="string">
            <text:p>Domaine d'identification</text:p>
          </table:table-cell>
          <table:table-cell table:style-name="ce5" office:value-type="string">
            <text:p>Identificação de áreas</text:p>
          </table:table-cell>
          <table:table-cell table:style-name="ce9" office:value-type="string">
            <text:p>Texto que aparece sobre la unidad geográfica</text:p>
          </table:table-cell>
          <table:table-cell table:style-name="ce12" office:value-type="string">
            <text:p>Text which appears about the geographical unit</text:p>
          </table:table-cell>
          <table:table-cell table:style-name="ce12" office:value-type="string">
            <text:p>Text which appears about the geographical unit</text:p>
          </table:table-cell>
          <table:table-cell table:style-name="ce5" office:value-type="string">
            <text:p>Texto que aparece sobre a unidade geográfica</text:p>
          </table:table-cell>
          <table:table-cell table:style-name="ce9" office:value-type="string">
            <text:p>Corresponde al texto de identificación que acompaña cada unidad geográfica. Hay tres opciones: nombre de la unidad, valor representado o no mostrar nada.</text:p>
          </table:table-cell>
          <table:table-cell table:style-name="ce12" office:value-type="string">
            <text:p>Corresponds to the identification text which accompanies every geographical unit. There are thee options: name of the unit, value represented or display nothing.</text:p>
          </table:table-cell>
          <table:table-cell table:style-name="ce12" office:value-type="string">
            <text:p>Corresponds to the identification text which accompanies every geographical unit. There are thee options: name of the unit, value represented or display nothing.</text:p>
          </table:table-cell>
          <table:table-cell table:style-name="ce5" office:value-type="string">
            <text:p>Corresponde ao texto de identificação que acompanha cada unidade geográfica. Há três tipos de opções: nome da unidade, valor representado ou não mostrar nada.</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MapOpt</text:p>
          </table:table-cell>
          <table:table-cell office:value-type="string">
            <text:p>Field</text:p>
          </table:table-cell>
          <table:table-cell office:value-type="float" office:value="2">
            <text:p>2</text:p>
          </table:table-cell>
          <table:table-cell table:style-name="ce9" office:value-type="string">
            <text:p>Variable a graficar</text:p>
          </table:table-cell>
          <table:table-cell table:style-name="ce10" office:value-type="string">
            <text:p>Map Variable </text:p>
          </table:table-cell>
          <table:table-cell table:style-name="ce15" office:value-type="string">
            <text:p>Carte variable</text:p>
          </table:table-cell>
          <table:table-cell table:style-name="ce5" office:value-type="string">
            <text:p>Variável a representar</text:p>
          </table:table-cell>
          <table:table-cell table:style-name="ce9" office:value-type="string">
            <text:p>Variable a representar en el mapa</text:p>
          </table:table-cell>
          <table:table-cell table:style-name="ce12" office:value-type="string">
            <text:p>Variable to be represented on the map</text:p>
          </table:table-cell>
          <table:table-cell table:style-name="ce12" office:value-type="string">
            <text:p>Variable to be represented on the map</text:p>
          </table:table-cell>
          <table:table-cell table:style-name="ce5" office:value-type="string">
            <text:p>Variável a representar no mapa</text:p>
          </table:table-cell>
          <table:table-cell table:style-name="ce9" office:value-type="string">
            <text:p>Corresponde a la variable de la base a representar en el mapa. Por ejemplo Mapa de Muertos, Mapa de Viviendas destruidas.</text:p>
          </table:table-cell>
          <table:table-cell table:style-name="ce12" office:value-type="string">
            <text:p>Corresponds to the variable of the base to be represented on the map. For example, Map of Deaths, Map of Houses Destroyed.</text:p>
          </table:table-cell>
          <table:table-cell table:style-name="ce12" office:value-type="string">
            <text:p>Corresponds to the variable of the base to be represented on the map. For example, Map of Deaths, Map of Houses Destroyed.</text:p>
          </table:table-cell>
          <table:table-cell table:style-name="ce5" office:value-type="string">
            <text:p>Corresponde à variável do banco a representar no mapa. Por exemplo, o mapa de mortos ou o mapa de vivendas destruída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MapOpt</text:p>
          </table:table-cell>
          <table:table-cell office:value-type="string">
            <text:p>Convention</text:p>
          </table:table-cell>
          <table:table-cell office:value-type="float" office:value="3">
            <text:p>3</text:p>
          </table:table-cell>
          <table:table-cell table:style-name="ce9" office:value-type="string">
            <text:p>Tipo de convención</text:p>
          </table:table-cell>
          <table:table-cell table:style-name="ce11" office:value-type="string">
            <text:p>Type of convention</text:p>
          </table:table-cell>
          <table:table-cell table:style-name="ce15" office:value-type="string">
            <text:p>Type de convention</text:p>
          </table:table-cell>
          <table:table-cell table:style-name="ce5" office:value-type="string">
            <text:p>Tipo de convenção</text:p>
          </table:table-cell>
          <table:table-cell table:style-name="ce9" office:value-type="string">
            <text:p>Rangos para representar la variable en el mapa</text:p>
          </table:table-cell>
          <table:table-cell table:style-name="ce12" office:value-type="string">
            <text:p>Ranges to represent the map variable</text:p>
          </table:table-cell>
          <table:table-cell table:style-name="ce12" office:value-type="string">
            <text:p>Ranges to represent the map variable</text:p>
          </table:table-cell>
          <table:table-cell table:style-name="ce5" office:value-type="string">
            <text:p>Faixa para representar a variável no mapa</text:p>
          </table:table-cell>
          <table:table-cell table:style-name="ce9" office:value-type="string">
            <text:p>Convención usada para identificar el rango. Se puede cambiar el color haciendo doble click en el color.</text:p>
          </table:table-cell>
          <table:table-cell table:style-name="ce12" office:value-type="string">
            <text:p>Convention used to identify the range. The colour can be changed by double-clicking on Colour.</text:p>
          </table:table-cell>
          <table:table-cell table:style-name="ce12" office:value-type="string">
            <text:p>Convention used to identify the range. The colour can be changed by double-clicking on Colour.</text:p>
          </table:table-cell>
          <table:table-cell table:style-name="ce5" office:value-type="string">
            <text:p>Convenção usada para identificar a faixa. Pode se trocar a cor fazendo duplo click sobre ela.</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MapOpt</text:p>
          </table:table-cell>
          <table:table-cell office:value-type="string">
            <text:p>Range</text:p>
          </table:table-cell>
          <table:table-cell office:value-type="float" office:value="4">
            <text:p>4</text:p>
          </table:table-cell>
          <table:table-cell table:style-name="ce9" office:value-type="string">
            <text:p>Rangos, Leyendas y Colores</text:p>
          </table:table-cell>
          <table:table-cell table:style-name="ce11" office:value-type="string">
            <text:p>Ranges, Legends and Colours</text:p>
          </table:table-cell>
          <table:table-cell table:style-name="ce15" office:value-type="string">
            <text:p>Cuisinières, Légendes et couleurs</text:p>
          </table:table-cell>
          <table:table-cell table:style-name="ce5" office:value-type="string">
            <text:p>Faixas, Legendas e Cores</text:p>
          </table:table-cell>
          <table:table-cell table:style-name="ce9" office:value-type="string">
            <text:p>Cada rango tiene asociado un color en el mapa</text:p>
          </table:table-cell>
          <table:table-cell table:style-name="ce12" office:value-type="string">
            <text:p>Each range has an associated colour on the map</text:p>
          </table:table-cell>
          <table:table-cell table:style-name="ce12" office:value-type="string">
            <text:p>Each range has an associated colour on the map</text:p>
          </table:table-cell>
          <table:table-cell table:style-name="ce5" office:value-type="string">
            <text:p>Cada faixa têm associada uma cor no mapa</text:p>
          </table:table-cell>
          <table:table-cell table:style-name="ce9" office:value-type="string">
            <text:p>Los rangos de la leyenda que aparecen por defecto pueden ser modificado según su criterio o necesidad</text:p>
          </table:table-cell>
          <table:table-cell table:style-name="ce12" office:value-type="string">
            <text:p>The ranges of the legend which appear by default can be modified according to your criteria or needs.</text:p>
          </table:table-cell>
          <table:table-cell table:style-name="ce12" office:value-type="string">
            <text:p>The ranges of the legend which appear by default can be modified according to your criteria or needs.</text:p>
          </table:table-cell>
          <table:table-cell table:style-name="ce5" office:value-type="string">
            <text:p>As faixas da legenda que aparecem por padrão podem ser modificadas segundo o critério ou necessidade do usuário.</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MapOpt</text:p>
          </table:table-cell>
          <table:table-cell office:value-type="string">
            <text:p>DisasterId_</text:p>
          </table:table-cell>
          <table:table-cell office:value-type="float" office:value="5">
            <text:p>5</text:p>
          </table:table-cell>
          <table:table-cell office:value-type="string">
            <text:p>Número de fichas</text:p>
          </table:table-cell>
          <table:table-cell table:style-name="ce11" office:value-type="string">
            <text:p>Number of reports</text:p>
          </table:table-cell>
          <table:table-cell table:style-name="ce15" office:value-type="string">
            <text:p>Nombre de rapports</text:p>
          </table:table-cell>
          <table:table-cell table:style-name="ce5" office:value-type="string">
            <text:p>N° de relatos</text:p>
          </table:table-cell>
          <table:table-cell office:value-type="string">
            <text:p><text:s/></text:p>
          </table:table-cell>
          <table:table-cell table:style-name="ce12" office:value-type="string">
            <text:p>Number of reports which coincide with the consultation</text:p>
          </table:table-cell>
          <table:table-cell office:value-type="string">
            <text:p><text:s/></text:p>
          </table:table-cell>
          <table:table-cell table:style-name="ce5" office:value-type="string">
            <text:p><text:s/></text:p>
          </table:table-cell>
          <table:table-cell office:value-type="string">
            <text:p>Numero de reportes que conciden con la consulta</text:p>
          </table:table-cell>
          <table:table-cell table:style-name="ce12" office:value-type="string">
            <text:p>Number of reports which coincide with the consultation</text:p>
          </table:table-cell>
          <table:table-cell office:value-type="string">
            <text:p><text:s/></text:p>
          </table:table-cell>
          <table:table-cell table:style-name="ce5" office:value-type="string">
            <text:p>Número de relatos que coincidem com a consult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7">
          <table:table-cell office:value-type="string">
            <text:p>MainPage</text:p>
          </table:table-cell>
          <table:table-cell office:value-type="string">
            <text:p>DI8</text:p>
          </table:table-cell>
          <table:table-cell office:value-type="float" office:value="1">
            <text:p>1</text:p>
          </table:table-cell>
          <table:table-cell office:value-type="string">
            <text:p>DesInventar 8</text:p>
          </table:table-cell>
          <table:table-cell table:style-name="ce11" office:value-type="string">
            <text:p>DesInventar 8</text:p>
          </table:table-cell>
          <table:table-cell table:style-name="ce15" office:value-type="string">
            <text:p>DesInventar 8</text:p>
          </table:table-cell>
          <table:table-cell table:style-name="ce5" office:value-type="string">
            <text:p>DesInventar 8</text:p>
          </table:table-cell>
          <table:table-cell table:style-name="ce16" office:value-type="string">
            <text:p><text:s/></text:p>
          </table:table-cell>
          <table:table-cell table:style-name="ce13" office:value-type="string">
            <text:p><text:s/></text:p>
          </table:table-cell>
          <table:table-cell table:style-name="ce13" office:value-type="string">
            <text:p><text:s/></text:p>
          </table:table-cell>
          <table:table-cell table:style-name="ce5" office:value-type="string">
            <text:p><text:s/></text:p>
          </table:table-cell>
          <table:table-cell office:value-type="string">
            <text:p>&lt;span class='titulo'&gt;DesInventar 8&lt;/span&gt; &lt;p align='justify'&gt; DesInventar 8 es la implementación de software para ambiente Internet de la metodología de DesInventar,que hereda las funcionalidades de las versiones anteriores. DesInventar 8 cuenta con las siguientes funciones:&lt;/p&gt;&lt;p align='justify'&gt;&lt;/p&gt;&lt;p align='justify'&gt;1. Módulo de ingreso de información en línea:&lt;br&gt;&lt;ul&gt;&lt;li&gt;Exclusivo para responsables de cada base de datos&lt;/li&gt;&lt;li&gt;Con roles según diferentes niveles de permisos.&lt;/li&gt;&lt;li&gt;Soporte para múltiples usuarios y controles para la modificación de las bases de datos.&lt;/li&gt;&lt;li&gt;Personalización de las base de datos.&lt;/li&gt;&lt;li&gt;Registro de desastres en la ficha básica.&lt;/li&gt;&lt;li&gt;Opción de creación de una ficha personalizada complementaria de la ficha básica.&lt;/li&gt;&lt;/ul&gt;&lt;br&gt;&lt;br&gt;2. Módulo de consulta de las bases de datos de acceso público.&lt;br&gt;&lt;ul&gt; &lt;li&gt;Acceso libre.&lt;/li&gt;&lt;li&gt;Generación de consultas para las variables básicas: geografía, eventos, causas, efectos y periodo.&lt;/li&gt;&lt;li&gt;Generación de consultas detalladas para variables numéricas de efectos (muertos, heridos, etc), para <text:s/>buscar rangos de mayor que, menor que, entre tal y cual valor, entre otros. Tambien la posibilidad de <text:s/>búsqueda en los campos de observaciones de la ficha.&lt;/li&gt; &lt;li&gt;Visualización de consultas a través de gráficos y mapas temáticos.&lt;/li&gt; &lt;li&gt;Despliegue de resultados en tablas con paginación, ordenamiento, selección de columnas, etc.&lt;/li&gt;&lt;li&gt;Exportación de resultados a diversos formatos.&lt;/li&gt; &lt;li&gt;Interoperación con el Sistema de Información Andino para la Prevención y Atención de Desastres (SIAPAD).&lt;/li&gt;&lt;li&gt;Consulta integrada de las bases nacionales de la Subregión Andina.&lt;/li&gt;&lt;/ul&gt;&lt;/p&gt;</text:p>
          </table:table-cell>
          <table:table-cell office:value-type="string">
            <text:p><text:span text:style-name="T7">&lt;span class='titulo'&gt;DesInventar 8&lt;/span&gt; &lt;p align='justify'&gt; </text:span><text:span text:style-name="T14">DesInventar 8 is the implementation of software on the </text:span><text:span text:style-name="T14">Internet of the current methodology of DesInventar, which </text:span><text:span text:style-name="T14">inherits the functionality of previous versions. DesInventar 8 </text:span><text:span text:style-name="T14">has the following functions:&lt;/p&gt;&lt;p align='justify'&gt;</text:span><text:span text:style-name="T15">1. <text:s/>Module </text:span><text:span text:style-name="T15">for the input of information online&lt;br&gt;&lt;ul&gt;&lt;li&gt;Exclusively for </text:span><text:span text:style-name="T15">those responsible for each database.&lt;/li&gt;&lt;li&gt;With roles </text:span><text:span text:style-name="T15">assigned for different levels of authority.&lt;/li&gt;&lt;li&gt;Support for </text:span><text:span text:style-name="T15">multiple users and controls for the modification of the </text:span><text:span text:style-name="T15">databases.&lt;/li&gt;&lt;li&gt;Personalisation of the </text:span><text:span text:style-name="T15">databases&lt;/li&gt;&lt;li&gt;Register of disasters in the basic </text:span><text:span text:style-name="T15">record.&lt;/li&gt;&lt;li&gt;Option for the creation of a personalised </text:span><text:span text:style-name="T15">record to complement the basic record.&lt;/li&gt;&lt;/ul&gt;&lt;br&gt;2. </text:span><text:span text:style-name="T15">Module for free-access consultation of the </text:span><text:span text:style-name="T15">databases&lt;br&gt;&lt;ul&gt;&lt;li&gt;Free access&lt;/li&gt;&lt;li&gt;Consultation </text:span><text:span text:style-name="T15">which relates the basic variables: geography, event, cause, </text:span><text:span text:style-name="T15">effects and period.&lt;/li&gt;&lt;li&gt;Detailed consultation of numeric </text:span><text:span text:style-name="T15">variables of effects (deaths, injuries, etc), ranges of greater </text:span><text:span text:style-name="T15">than, less than and between x and y values, among others. </text:span><text:span text:style-name="T15">Also the possibility of searching the observation fields of the </text:span><text:span text:style-name="T15">record.&lt;/li&gt;&lt;li&gt;Visual consultation of graphics and thematic </text:span><text:span text:style-name="T15">maps.&lt;/li&gt;&lt;li&gt;Display of results in paginated, ordered </text:span><text:span text:style-name="T15">tables; selection of columns, etc.&lt;/li&gt;&lt;li&gt;Export results into </text:span><text:span text:style-name="T15">diverse formats (CSV, PNG)&lt;/li&gt;&lt;li&gt;Inter-operation with the </text:span><text:span text:style-name="T15">Andean Information System on the Prevention of and </text:span><text:span text:style-name="T15">Attention to Disasters (Sistema de Información Andino para </text:span><text:span text:style-name="T15">la Prevención y Atención de Desastres - </text:span><text:span text:style-name="T15">SIAPAD).&lt;/li&gt;&lt;li&gt;Integrated consultation of the national </text:span><text:span text:style-name="T15">databases in the Andean Sub-region.&lt;/li&gt;&lt;/ul&gt;&lt;/p&gt;</text:span></text:p>
          </table:table-cell>
          <table:table-cell office:value-type="string">
            <text:p><text:span text:style-name="T7">&lt;span class='titulo'&gt;DesInventar 8&lt;/span&gt; &lt;p align='justify'&gt; </text:span><text:span text:style-name="T14">DesInventar 8 is the implementation of software on the </text:span><text:span text:style-name="T14">Internet of the current methodology of DesInventar, which </text:span><text:span text:style-name="T14">inherits the functionality of previous versions. DesInventar 8 </text:span><text:span text:style-name="T14">has the following functions:&lt;/p&gt;&lt;p align='justify'&gt;</text:span><text:span text:style-name="T15">1. <text:s/>Module </text:span><text:span text:style-name="T15">for the input of information online&lt;br&gt;&lt;ul&gt;&lt;li&gt;Exclusively for </text:span><text:span text:style-name="T15">those responsible for each database.&lt;/li&gt;&lt;li&gt;With roles </text:span><text:span text:style-name="T15">assigned for different levels of authority.&lt;/li&gt;&lt;li&gt;Support for </text:span><text:span text:style-name="T15">multiple users and controls for the modification of the </text:span><text:span text:style-name="T15">databases.&lt;/li&gt;&lt;li&gt;Personalisation of the </text:span><text:span text:style-name="T15">databases&lt;/li&gt;&lt;li&gt;Register of disasters in the basic </text:span><text:span text:style-name="T15">record.&lt;/li&gt;&lt;li&gt;Option for the creation of a personalised </text:span><text:span text:style-name="T15">record to complement the basic record.&lt;/li&gt;&lt;/ul&gt;&lt;br&gt;2. </text:span><text:span text:style-name="T15">Module for free-access consultation of the </text:span><text:span text:style-name="T15">databases&lt;br&gt;&lt;ul&gt;&lt;li&gt;Free access&lt;/li&gt;&lt;li&gt;Consultation </text:span><text:span text:style-name="T15">which relates the basic variables: geography, event, cause, </text:span><text:span text:style-name="T15">effects and period.&lt;/li&gt;&lt;li&gt;Detailed consultation of numeric </text:span><text:span text:style-name="T15">variables of effects (deaths, injuries, etc), ranges of greater </text:span><text:span text:style-name="T15">than, less than and between x and y values, among others. </text:span><text:span text:style-name="T15">Also the possibility of searching the observation fields of the </text:span><text:span text:style-name="T15">record.&lt;/li&gt;&lt;li&gt;Visual consultation of graphics and thematic </text:span><text:span text:style-name="T15">maps.&lt;/li&gt;&lt;li&gt;Display of results in paginated, ordered </text:span><text:span text:style-name="T15">tables; selection of columns, etc.&lt;/li&gt;&lt;li&gt;Export results into </text:span><text:span text:style-name="T15">diverse formats (CSV, PNG)&lt;/li&gt;&lt;li&gt;Inter-operation with the </text:span><text:span text:style-name="T15">Andean Information System on the Prevention of and </text:span><text:span text:style-name="T15">Attention to Disasters (Sistema de Información Andino para </text:span><text:span text:style-name="T15">la Prevención y Atención de Desastres - </text:span><text:span text:style-name="T15">SIAPAD).&lt;/li&gt;&lt;li&gt;Integrated consultation of the national </text:span><text:span text:style-name="T15">databases in the Andean Sub-region.&lt;/li&gt;&lt;/ul&gt;&lt;/p&gt;</text:span></text:p>
          </table:table-cell>
          <table:table-cell table:style-name="ce5" office:value-type="string">
            <text:p>&lt;span class='titulo'&gt;DesInventar 8&lt;/span&gt; &lt;p align='justify'&gt; DesInventar 8 é a implementação de um software para o ambiente Internet da metodologia de DesInventar, que herdará as funcionalidades das versões anteriores. DesInventar 8 dispõe das seguintes funções:&lt;/p&gt;&lt;p align='justify'&gt;&lt;/p&gt;&lt;p align='justify'&gt;1. Módulo de ingresso de informação em linha:&lt;br&gt;&lt;ul&gt;&lt;li&gt;Exclusivo para responsáveis da cada banco de dados&lt;/li&gt;&lt;li&gt;Com perfis segundo diferentes níveis de permissões.&lt;/li&gt;&lt;li&gt;Suporte para múltiplos usuários e controles para modificação dos bancos de dados.&lt;/li&gt;&lt;li&gt;Personalização dos bancos de dados.&lt;/li&gt;&lt;li&gt;Registro de desastres no formulário básico.&lt;/li&gt;&lt;li&gt;Opção de criação de um formulário personalizado complementar do formulário básico.&lt;/li&gt;&lt;/ul&gt;&lt;br&gt;&lt;br&gt;2. Módulo de consulta dos bancos de dados de acesso público.&lt;br&gt;&lt;ul&gt; &lt;li&gt;Acesso livre.&lt;/li&gt;&lt;li&gt;Geração de consultas para as variáveis básicas: geografia, eventos, causas, efeitos e período.&lt;/li&gt;&lt;li&gt;Geração de consultas detalhadas para variáveis numéricas de efeitos (mortos, feridos, etc), para <text:s/>procurar faixas de valores como: maior que, menor que, entre dois valores, e outros. Também a possibilidade de buscas nos campos de observações do formulário.&lt;/li&gt; &lt;li&gt;Visualização de consultas através de gráficos e mapas temáticos.&lt;/li&gt; &lt;li&gt;Seleção de resultados em tabelas com paginação, ordenamento, seleção de colunas, etc.&lt;/li&gt;&lt;li&gt;Exportação de resultados para diversos formatos.&lt;/li&gt; &lt;li&gt;Interoperabilidade com o Sistema de Informação Andino para a Prevenção e Atenção de Desastres (SIAPAD).&lt;/li&gt;&lt;li&gt;Consulta integrada dos bancos nacionais da Sub-região Andina.&lt;/li&gt;&lt;/ul&gt;&lt;/p&gt;</text:p>
          </table:table-cell>
          <table:table-cell office:value-type="string">
            <text:p><text:s/></text:p>
          </table:table-cell>
          <table:table-cell table:style-name="ce12" office:value-type="string">
            <text:p><text:s/></text:p>
          </table:table-cell>
          <table:table-cell table:style-name="ce12" office:value-type="string">
            <text:p><text:s/></text:p>
          </table:table-cell>
          <table:table-cell table:style-name="ce5" office:value-type="string">
            <text:p><text:s/></text:p>
          </table:table-cell>
          <table:table-cell table:number-columns-repeated="236"/>
        </table:table-row>
        <table:table-row table:style-name="ro18">
          <table:table-cell office:value-type="string">
            <text:p>MainPage</text:p>
          </table:table-cell>
          <table:table-cell office:value-type="string">
            <text:p>whatis</text:p>
          </table:table-cell>
          <table:table-cell office:value-type="float" office:value="2">
            <text:p>2</text:p>
          </table:table-cell>
          <table:table-cell office:value-type="string">
            <text:p>¿Qué es DesInventar?</text:p>
          </table:table-cell>
          <table:table-cell table:style-name="ce10" office:value-type="string">
            <text:p>What is DesInventar?</text:p>
          </table:table-cell>
          <table:table-cell table:style-name="ce15" office:value-type="string">
            <text:p>Qu'est-ce que DesInventar?</text:p>
          </table:table-cell>
          <table:table-cell table:style-name="ce5" office:value-type="string">
            <text:p>O que é DesInventar?</text:p>
          </table:table-cell>
          <table:table-cell table:style-name="ce16" office:value-type="string">
            <text:p><text:s/></text:p>
          </table:table-cell>
          <table:table-cell table:style-name="ce13" office:value-type="string">
            <text:p><text:s/></text:p>
          </table:table-cell>
          <table:table-cell table:style-name="ce13" office:value-type="string">
            <text:p><text:s/></text:p>
          </table:table-cell>
          <table:table-cell table:style-name="ce5" office:value-type="string">
            <text:p><text:s/></text:p>
          </table:table-cell>
          <table:table-cell office:value-type="string">
            <text:p>&lt;span class='titulo'&gt;¿Qué es DesInventar?&lt;/span&gt;&lt;p align='justify'&gt;Hasta mediados de la década de 1990 no se disponía en América Latina, ni en la Subregión Andina de información sistemática sobre la ocurrencia de desastres cotidianos de pequeño y mediano impacto. A partir de 1994 se empezó a construir un marco conceptual y metodológico común por parte de grupos de investigadores, académicos y actores institucionales, agrupados en la Red de Estudios Sociales en Prevención de Desastres en América Latina (LA RED), que concibieron un sistema de adquisición, consulta y despliegue de información sobre desastres de pequeños, medianos y grandes impactos, con base en datos preexistentes, fuentes hemerográficas y reportes de instituciones en nueve países de América Latina. Esta concepción, metodología y herramienta de software desarrolladas se denominan Sistema de Inventario de Desastres – DesInventar. &lt;br&gt;&lt;br&gt;El desarrollo de DesInventar, con una concepción que permite ver a los desastres desde una escala espacial local (municipio o equivalente), facilita diálogos para gestión de riesgos entre actores e instituciones y sectores, y con gobiernos provinciales y nacionales. &lt;br&gt;&lt;br&gt;DesInventar es una herramienta conceptual y metodológica para la construcción de bases de datos de pérdidas, daños o efectos ocasionados por emergencias o desastres. Incluye:&lt;ul&gt;&lt;li&gt;Metodología (definiciones y ayudas para el manejo de datos)&lt;/li&gt;&lt;li&gt;Estructura de base de datos flexible&lt;/li&gt;&lt;li&gt;Software para alimentación de la base de datos&lt;/li&gt;&lt;li&gt;Software para consulta de los datos (no limitado a un número predefinido de consultas), con opciones de selección de los criterios de búsqueda y presentación de resultados en diversos consolidados: Mapas, Gráficos datos&lt;/li&gt;&lt;/ul&gt;&lt;br&gt;&lt;br&gt;Más información&lt;br&gt;&lt;ul&gt;&lt;li&gt;&lt;a href='http://www.desinventar.org/sp/metodologia/index.html' target='_blank'&gt;Metodología DesInventar&lt;/a&gt;&lt;/li&gt;&lt;li&gt;&lt;a href='http://www.desinventar.org/'&gt;Website DesInventar&lt;/a&gt;&lt;/li&gt;&lt;/ul&gt;&lt;/p&gt;</text:p>
          </table:table-cell>
          <table:table-cell office:value-type="string">
            <text:p><text:span text:style-name="T7">&lt;span class='titulo'&gt;What is DesInventar?&lt;/span&gt;&lt;p </text:span><text:span text:style-name="T7">align='justify'&gt;</text:span><text:span text:style-name="T14">Until the mid-1990’s, systematic information </text:span><text:span text:style-name="T14">about the occurrence of daily disasters of small and medium </text:span><text:span text:style-name="T14">impact was not available in Latin America, nor in the </text:span><text:span text:style-name="T14">Andean Sub-region. <text:s/>From 1994, the creation of a common </text:span><text:span text:style-name="T14">conceptual and methodological framework was begun by </text:span><text:span text:style-name="T14">groups of researchers, academicians, and institutional </text:span><text:span text:style-name="T14">actors linked to the Network of Social Studies in the </text:span><text:span text:style-name="T14">Prevention of Disasters in Latin America (Red de Estudios </text:span><text:span text:style-name="T14">Sociales en Prevención de Desastres en América Latina - </text:span><text:span text:style-name="T14">LA RED). These groups conceptualised a system of </text:span><text:span text:style-name="T14">acquisition, consultation and display of information about </text:span><text:span text:style-name="T14">disasters of small, medium and greater impact, based on </text:span><text:span text:style-name="T14">pre-existing data, newspaper sources and institutional </text:span><text:span text:style-name="T14">reports in nine countries in Latin America. <text:s/>The developed </text:span><text:span text:style-name="T14">conceptualisation, methodology and software tool is called </text:span><text:span text:style-name="T14">Disaster Inventory System - DesInventar (Sistema de </text:span><text:span text:style-name="T14">Inventario de Desastres – DesInventar).&lt;br&gt;&lt;br&gt;</text:span><text:span text:style-name="T7">The </text:span><text:span text:style-name="T7">development of DesInventar, with its conception that makes </text:span><text:span text:style-name="T7">visible disasters from a local scale (town or equivalent), </text:span><text:span text:style-name="T7">facilitates dialogue for risk management between actors, </text:span><text:span text:style-name="T7">institutions, sectors, provincial and national governments. </text:span><text:span text:style-name="T7">&lt;br&gt;&lt;br&gt;DesInventar is a conceptual and methodological </text:span><text:span text:style-name="T7">tool for the construction of databases of loss, damage, or </text:span><text:span text:style-name="T7">effects caused by emergencies or disasters. It </text:span><text:span text:style-name="T7">includes:&lt;br&gt;&lt;br&gt;methodology (definitions and help in the </text:span><text:span text:style-name="T7">management of data) database with flexible structure; <text:s/></text:span><text:span text:style-name="T7">software for input into the database; software for </text:span><text:span text:style-name="T7">consultation of data (not limited to a predefined number of </text:span><text:span text:style-name="T7">consultations) – with selection options for search criteria. </text:span><text:span text:style-name="T14">For more information: &lt;br&gt;&lt;ul&gt;&lt;a href='#' </text:span><text:span text:style-name="T14">onclick='runWin('../doc/?m=metguide', </text:span><text:span text:style-name="T14">'doc');'&gt;Methodology&lt;/a&gt;&lt;br&gt;&lt;a </text:span><text:span text:style-name="T14">href='http://www.desinventar.org/' </text:span><text:span text:style-name="T14">target=desinv&gt;www.desinventar.org&lt;/a&gt;&lt;/ul&gt;</text:span><text:span text:style-name="T7">&lt;/p&gt;</text:span></text:p>
          </table:table-cell>
          <table:table-cell office:value-type="string">
            <text:p><text:span text:style-name="T7">&lt;span class='titulo'&gt;What is DesInventar?&lt;/span&gt;&lt;p </text:span><text:span text:style-name="T7">align='justify'&gt;</text:span><text:span text:style-name="T14">Until the mid-1990’s, systematic information </text:span><text:span text:style-name="T14">about the occurrence of daily disasters of small and medium </text:span><text:span text:style-name="T14">impact was not available in Latin America, nor in the </text:span><text:span text:style-name="T14">Andean Sub-region. <text:s/>From 1994, the creation of a common </text:span><text:span text:style-name="T14">conceptual and methodological framework was begun by </text:span><text:span text:style-name="T14">groups of researchers, academicians, and institutional </text:span><text:span text:style-name="T14">actors linked to the Network of Social Studies in the </text:span><text:span text:style-name="T14">Prevention of Disasters in Latin America (Red de Estudios </text:span><text:span text:style-name="T14">Sociales en Prevención de Desastres en América Latina - </text:span><text:span text:style-name="T14">LA RED). These groups conceptualised a system of </text:span><text:span text:style-name="T14">acquisition, consultation and display of information about </text:span><text:span text:style-name="T14">disasters of small, medium and greater impact, based on </text:span><text:span text:style-name="T14">pre-existing data, newspaper sources and institutional </text:span><text:span text:style-name="T14">reports in nine countries in Latin America. <text:s/>The developed </text:span><text:span text:style-name="T14">conceptualisation, methodology and software tool is called </text:span><text:span text:style-name="T14">Disaster Inventory System - DesInventar (Sistema de </text:span><text:span text:style-name="T14">Inventario de Desastres – DesInventar).&lt;br&gt;&lt;br&gt;</text:span><text:span text:style-name="T7">The </text:span><text:span text:style-name="T7">development of DesInventar, with its conception that makes </text:span><text:span text:style-name="T7">visible disasters from a local scale (town or equivalent), </text:span><text:span text:style-name="T7">facilitates dialogue for risk management between actors, </text:span><text:span text:style-name="T7">institutions, sectors, provincial and national governments. </text:span><text:span text:style-name="T7">&lt;br&gt;&lt;br&gt;DesInventar is a conceptual and methodological </text:span><text:span text:style-name="T7">tool for the construction of databases of loss, damage, or </text:span><text:span text:style-name="T7">effects caused by emergencies or disasters. It </text:span><text:span text:style-name="T7">includes:&lt;br&gt;&lt;br&gt;methodology (definitions and help in the </text:span><text:span text:style-name="T7">management of data) database with flexible structure; <text:s/></text:span><text:span text:style-name="T7">software for input into the database; software for </text:span><text:span text:style-name="T7">consultation of data (not limited to a predefined number of </text:span><text:span text:style-name="T7">consultations) – with selection options for search criteria. </text:span><text:span text:style-name="T14">For more information: &lt;br&gt;&lt;ul&gt;&lt;a href='#' </text:span><text:span text:style-name="T14">onclick='runWin('../doc/?m=metguide', </text:span><text:span text:style-name="T14">'doc');'&gt;Methodology&lt;/a&gt;&lt;br&gt;&lt;a </text:span><text:span text:style-name="T14">href='http://www.desinventar.org/' </text:span><text:span text:style-name="T14">target=desinv&gt;www.desinventar.org&lt;/a&gt;&lt;/ul&gt;</text:span><text:span text:style-name="T7">&lt;/p&gt;</text:span></text:p>
          </table:table-cell>
          <table:table-cell table:style-name="ce5" office:value-type="string">
            <text:p>&lt;span class='titulo'&gt; O que é DesInventar?&lt;/span&gt;&lt;p align='justify'&gt;Até meados da década dos anos 1990 não se dispunha na America Latina, nem na Sub-região Andina, de informação sistemática sobre a ocorrência de desastres cotidianos de pequeno e médio impacto. A partir de 1994 se começou a construir um esquema conceitual e metodológico comum por parte de grupos de pesquisadores, acadêmicos e atores institucionais, agrupados em La Red de Estudos Sociais em Prevenção de Desastres na América Latina (LA RED), que concederam um sistema de aquisição, consulta e seleção de informação sobre desastres de pequenos, medianos e grandes impactos, com base em dados pré-existentes, fontes jornalísticas e relatórios institucionais em nove países de América Latina. O conjunto de desenvolvimentos epistemológicos, metodologia e ferramenta de software foi denominado Sistema de Inventário de Desastres – DesInventar. &lt;br&gt;&lt;br&gt;O desenvolvimento de DesInventar, com uma concepção que permite ver os desastres desde uma escala espacial local (município ou equivalente), facilita diálogos para a gestão de riscos entre atores, instituições, setores sociais e governos locais e nacionais. &lt;br&gt;&lt;br&gt;DesInventar é uma ferramenta conceitual e metodológica para a construção de bancos de dados de perdas, danos ou efeitos ocasionados por emergências ou desastres. Inclui:&lt;ul&gt;&lt;li&gt;Metodologia (definições e ajudas para o manejo de dados)&lt;/li&gt;&lt;li&gt;Estrutura de banco de dados flexível&lt;/li&gt;&lt;li&gt;Software para atualização do banco de dados&lt;/li&gt;&lt;li&gt;Software para consulta dos dados (não limitado a um número pré-definido de consultas), com opções de seleção dos critérios de busca e apresentação de resultados em diversos consolidados: Mapas, Gráficos dados&lt;/li&gt;&lt;/ul&gt;&lt;br&gt;&lt;br&gt;Maior informação&lt;br&gt;&lt;ul&gt;&lt;li&gt;&lt;a href='http://www.desinventar.org/sp/metodologia/index.html' target='_blank'&gt;Metodologia DesInventar&lt;/a&gt;&lt;/li&gt;&lt;li&gt;&lt;a href='http://www.desinventar.org/'&gt;Website DesInventar&lt;/a&gt;&lt;/li&gt;&lt;/ul&gt;&lt;/p&gt;</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9">
          <table:table-cell office:value-type="string">
            <text:p>MainPage</text:p>
          </table:table-cell>
          <table:table-cell office:value-type="string">
            <text:p>credits</text:p>
          </table:table-cell>
          <table:table-cell office:value-type="float" office:value="3">
            <text:p>3</text:p>
          </table:table-cell>
          <table:table-cell office:value-type="string">
            <text:p>Créditos</text:p>
          </table:table-cell>
          <table:table-cell table:style-name="ce11" office:value-type="string">
            <text:p>Credits</text:p>
          </table:table-cell>
          <table:table-cell table:style-name="ce15" office:value-type="string">
            <text:p>Crédits</text:p>
          </table:table-cell>
          <table:table-cell table:style-name="ce5" office:value-type="string">
            <text:p>Créditos</text:p>
          </table:table-cell>
          <table:table-cell table:style-name="ce16" office:value-type="string">
            <text:p><text:s/></text:p>
          </table:table-cell>
          <table:table-cell table:style-name="ce13" office:value-type="string">
            <text:p><text:s/></text:p>
          </table:table-cell>
          <table:table-cell table:style-name="ce13" office:value-type="string">
            <text:p><text:s/></text:p>
          </table:table-cell>
          <table:table-cell table:style-name="ce5" office:value-type="string">
            <text:p><text:s/></text:p>
          </table:table-cell>
          <table:table-cell table:style-name="ce26" office:value-type="string">
            <text:p>&lt;span class='titulo'&gt;Créditos&lt;/span&gt;&lt;p align='justify'&gt;DesInventar 8&lt;br&gt;© 1999 – 2008 Corporación OSSO, Cali - Colombia&lt;br&gt;Correo electrónico: &lt;a href='mailto:desinventar@desinventar.org'&gt;desinventar@desinventar.org&lt;/a&gt;&lt;br&gt;&lt;br&gt;El Proyecto PREDECAN se ejecuta con el apoyo técnico y financiero de La Comisión Europea y la Secretaría General de la Comunidad Andina. &lt;br&gt;&lt;br&gt;La creación de bases de datos sobre efectos de los desastres forma parte de las líneas de trabajo priorizadas por la Estrategia Andina para la Prevención y Atención de Desastres en su eje temático 2: -Información, investigación y desarrollo-, la cual es implementada por el Comité Andino para la Prevención y Atención de Desastres – CAPRADE, a través del proyecto -Apoyo a la Prevención de Desastres en la Comunidad Andina- PREDECAN.&lt;br&gt;&lt;br&gt;Este es un desarrollo de Caprade Comunidad Andina, facilitado por Predecan, Financiado por la Comisión Europea y la Secretaria General de la Comunidad Andina, contó con la Asistencia Técnica de la Corporación OSSO (Colombia) siguiendo el desarrollo original y metodología de LA RED. &lt;/p&gt;&lt;br&gt;&lt;hr&gt; &lt;ul&gt;&lt;i&gt;Agradecimientos a:&lt;/i&gt;&lt;br&gt;Consultores nacionales de la Consultoría Predecan 025 de 2006 en Venezuela, Perú, Ecuador, Colombia, Bolivia, y a la Entidad Gestora del Proyecto de Predecan.&lt;/ul&gt;&lt;ul&gt;&lt;i&gt;Grupo de desarrollo de DesInventar -Corporación OSSO:&lt;/i&gt;&lt;br&gt;Andrés Velásquez, Cristina Rosales, Nayibe Jimenez, Cecilia Ramos (Diseño Gráfico), Jhon H. Caicedo y Mario A. Yandar.&lt;/ul&gt;</text:p>
          </table:table-cell>
          <table:table-cell table:style-name="ce26" office:value-type="string">
            <text:p>&lt;span class='titulo'&gt;Credits&lt;/span&gt;&lt;p align='justify'&gt;DesInventar 8&lt;br&gt;© 1999 – 2008 Corporación OSSO, Cali - Colombia&lt;br&gt;email: &lt;a href='mailto:desinventar@desinventar.org'&gt;desinventar@desinventar.org&lt;/a&gt;&lt;br&gt;&lt;br&gt; &lt;/p&gt;&lt;br&gt;&lt;hr&gt; </text:p>
          </table:table-cell>
          <table:table-cell table:style-name="ce26" office:value-type="string">
            <text:p>&lt;span class='titulo'&gt;Credits&lt;/span&gt;&lt;p align='justify'&gt;DesInventar 8&lt;br&gt;© 1999 – 2008 Corporación OSSO, Cali - Colombia&lt;br&gt;email: &lt;a href='mailto:desinventar@desinventar.org'&gt;desinventar@desinventar.org&lt;/a&gt;&lt;br&gt;&lt;br&gt; &lt;/p&gt;&lt;br&gt;&lt;hr&gt; </text:p>
          </table:table-cell>
          <table:table-cell table:style-name="ce5" office:value-type="string">
            <text:p>&lt;span class='titulo'&gt;Créditos&lt;/span&gt;&lt;p align='justify'&gt;DesInventar 8&lt;br&gt;© 1999 – 2008 Corporación OSSO, Cali - Colombia&lt;br&gt;E-mail: &lt;a href='mailto:desinventar@desinventar.org'&gt;desinventar@desinventar.org&lt;/a&gt;&lt;br&gt;&lt;br&gt;O <text:s/>projeto PREDECAN foi executado com o apoio técnico e financeiro da Comissão Européia e a Secretaria Geral da Comunidade Andina. &lt;br&gt;&lt;br&gt;A criação do banco de dados sobre efeitos de desastres faz parte das linhas de trabalho priorizadas pela Estratégia Andina para a Prevenção e Atenção de Desastres no seu segundo eixo temático:-Informação, pesquisa e desenvolvimento-, a qual é implementada pelo Comitê Andino para a Prevenção e Atenção de Desastres – CAPRADE, através do projeto -Apoio à Prevenção de Desastres na Comunidade Andina- PREDECAN.&lt;br&gt;&lt;br&gt;Este é um desenvolvimento da CAPRADE e da Comunidade Andina, facilitado pelo PREDECAN, Financiado pela Comissão Européia e a Secretaria Geral da Comunidade Andina; contou com a assistência técnica da Corporación OSSO (Colômbia) seguindo o desenvolvimento original e a metodologia de LA RED. &lt;/p&gt;&lt;br&gt;&lt;hr&gt; &lt;ul&gt;&lt;i&gt;Agradecimentos a:&lt;/i&gt;&lt;br&gt;Consultores nacionais da Consultoria Predecan 025 de 2006 na Venezuela, Peru, Equador, Colômbia, Bolívia, e à Entidade Gestora do Projeto de Predecan.&lt;/ul&gt;&lt;ul&gt;&lt;i&gt;Equipe de desenvolvimento de DesInventar -Corporación OSSO:&lt;/i&gt;&lt;br&gt;Andrés Velásquez, Cristina Rosales, Nayibe Jimenez, Cecilia Ramos (Diseño Gráfico), Jhon H. Caicedo e Mario A. Yandar.&lt;/ul&gt;</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5">
          <table:table-cell office:value-type="string">
            <text:p>MainPage</text:p>
          </table:table-cell>
          <table:table-cell office:value-type="string">
            <text:p>contactus</text:p>
          </table:table-cell>
          <table:table-cell office:value-type="float" office:value="4">
            <text:p>4</text:p>
          </table:table-cell>
          <table:table-cell office:value-type="string">
            <text:p>Contáctenos</text:p>
          </table:table-cell>
          <table:table-cell table:style-name="ce11" office:value-type="string">
            <text:p>Contact us</text:p>
          </table:table-cell>
          <table:table-cell table:style-name="ce15" office:value-type="string">
            <text:p>Contactez-nous</text:p>
          </table:table-cell>
          <table:table-cell table:style-name="ce5" office:value-type="string">
            <text:p>Contate-nos</text:p>
          </table:table-cell>
          <table:table-cell table:style-name="ce16" office:value-type="string">
            <text:p><text:s/></text:p>
          </table:table-cell>
          <table:table-cell table:style-name="ce13" office:value-type="string">
            <text:p><text:s/></text:p>
          </table:table-cell>
          <table:table-cell table:style-name="ce13" office:value-type="string">
            <text:p><text:s/></text:p>
          </table:table-cell>
          <table:table-cell table:style-name="ce5" office:value-type="string">
            <text:p><text:s/></text:p>
          </table:table-cell>
          <table:table-cell table:style-name="ce16" office:value-type="string">
            <text:p>&lt;span class='titulo'&gt;Contáctenos&lt;/span&gt;&lt;p align='justify'&gt;Escríbanos a &lt;a href='mailto:desinventar@desinventar.org'&gt;desinventar@desinventar.org&lt;/a&gt; para: &lt;ul&gt;&lt;li&gt;Creación de cuentas de acceso&lt;/li&gt;&lt;li&gt;Creación de bases de datos&lt;/li&gt;&lt;li&gt;Acceso al módulo de ingreso de alguna base de datos&lt;/li&gt;&lt;li&gt;Comentarios, preguntas, sugerencias.&lt;/li&gt;&lt;/ul&gt;&lt;/p&gt;</text:p>
          </table:table-cell>
          <table:table-cell table:style-name="ce16" office:value-type="string">
            <text:p>&lt;span class='titulo'&gt;Contact us&lt;/span&gt;&lt;p align='justify'&gt;Write to us&lt;a href='mailto:desinventar@desinventar.org'&gt;desinventar@desinventar.org&lt;/a&gt;in order<text:span text:style-name="T16"> to: </text:span>Create access accounts; Create databases; Access the Input Module of a database; <text:s/>Make comments, questions, or <text:s/>suggestions.&lt;/li&gt;&lt;/ul&gt;&lt;/p&gt;</text:p>
          </table:table-cell>
          <table:table-cell table:style-name="ce16" office:value-type="string">
            <text:p>&lt;span class='titulo'&gt;Contact us&lt;/span&gt;&lt;p align='justify'&gt;Write to us&lt;a href='mailto:desinventar@desinventar.org'&gt;desinventar@desinventar.org&lt;/a&gt;in order<text:span text:style-name="T16"> to: </text:span>Create access accounts; Create databases; Access the Input Module of a database; <text:s/>Make comments, questions, or <text:s/>suggestions.&lt;/li&gt;&lt;/ul&gt;&lt;/p&gt;</text:p>
          </table:table-cell>
          <table:table-cell table:style-name="ce5" office:value-type="string">
            <text:p>&lt;span class='titulo'&gt;Contate-nos&lt;/span&gt;&lt;p align='justify'&gt;Escreva-nos a &lt;a href='mailto:desinventar@desinventar.org'&gt;desinventar@desinventar.org&lt;/a&gt; para: &lt;ul&gt;&lt;li&gt;Criação de contas de acesso&lt;/li&gt;&lt;li&gt;Criação de bancos de dados&lt;/li&gt;&lt;li&gt;Acesso ao módulo de ingreso de algum banco de dados&lt;/li&gt;&lt;li&gt;Comentarios, perguntas e sugestões.&lt;/li&gt;&lt;/ul&gt;&lt;/p&gt;</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0">
          <table:table-cell office:value-type="string">
            <text:p>MetGuide</text:p>
          </table:table-cell>
          <table:table-cell office:value-type="string">
            <text:p>intro</text:p>
          </table:table-cell>
          <table:table-cell office:value-type="float" office:value="1">
            <text:p>1</text:p>
          </table:table-cell>
          <table:table-cell office:value-type="string">
            <text:p>Introducción Guía DesInventar</text:p>
          </table:table-cell>
          <table:table-cell table:style-name="ce11" office:value-type="string">
            <text:p>Introduction – DesInventar Guide</text:p>
          </table:table-cell>
          <table:table-cell table:style-name="ce15" office:value-type="string">
            <text:p>Introduction - Guide DesInventar</text:p>
          </table:table-cell>
          <table:table-cell table:style-name="ce5" office:value-type="string">
            <text:p>Introdução Guia DesInventar</text:p>
          </table:table-cell>
          <table:table-cell office:value-type="string">
            <text:p>img</text:p>
          </table:table-cell>
          <table:table-cell table:style-name="ce13" office:value-type="string">
            <text:p><text:s/></text:p>
          </table:table-cell>
          <table:table-cell table:style-name="ce13" office:value-type="string">
            <text:p><text:s/></text:p>
          </table:table-cell>
          <table:table-cell table:style-name="ce5" office:value-type="string">
            <text:p>img</text:p>
          </table:table-cell>
          <table:table-cell office:value-type="string">
            <text:p>La Red de Estudios Sociales en Prevención de Desastres, constituida en 1992, formuló en su Agenda de Investigaciones y Constitución Orgánica que:&lt;br&gt;&lt;br&gt;“El crecimiento poblacional y los procesos de urbanización, las tendencias en la ocupación del territorio, el creciente empobrecimiento de importantes segmentos de la población, la utilización de inadecuados sistemas tecnológicos en la construcción de viviendas y en la dotación de la infraestructura básica, e inadecuados sistemas organizacionales, entre otros, han hecho aumentar contínuamente la vulnerabilidad de la población frente a una amplia diversidad de eventos físico-naturales”</text:p>
          </table:table-cell>
          <table:table-cell table:style-name="ce34" office:value-type="string">
            <text:p><text:span text:style-name="T7">The Network of Social Studies in the Prevention of </text:span><text:span text:style-name="T7">Disasters, constituted in 1992, formulated in its Agenda of </text:span><text:span text:style-name="T7">Research and Organic Constitution that:&lt;br&gt;&lt;br&gt;-</text:span><text:span text:style-name="T17">Population growth and the processes of urbanisation, </text:span><text:span text:style-name="T17">tendencies in the occupation of territory, growing poverty in </text:span><text:span text:style-name="T17">important segments of the population, the utilisation of </text:span><text:span text:style-name="T17">inadequate technological systems in the construction of </text:span><text:span text:style-name="T17">homes and in the endowment of basic infrastructure, and </text:span><text:span text:style-name="T17">inadequate organisational systems, among others, have </text:span><text:span text:style-name="T17">continually increased the vulnerability of the population </text:span><text:span text:style-name="T17">when faced with an ample diversity of physical-natural </text:span><text:span text:style-name="T17">events-.</text:span></text:p>
          </table:table-cell>
          <table:table-cell table:style-name="ce34" office:value-type="string">
            <text:p><text:span text:style-name="T7">The Network of Social Studies in the Prevention of </text:span><text:span text:style-name="T7">Disasters, constituted in 1992, formulated in its Agenda of </text:span><text:span text:style-name="T7">Research and Organic Constitution that:&lt;br&gt;&lt;br&gt;-</text:span><text:span text:style-name="T17">Population growth and the processes of urbanisation, </text:span><text:span text:style-name="T17">tendencies in the occupation of territory, growing poverty in </text:span><text:span text:style-name="T17">important segments of the population, the utilisation of </text:span><text:span text:style-name="T17">inadequate technological systems in the construction of </text:span><text:span text:style-name="T17">homes and in the endowment of basic infrastructure, and </text:span><text:span text:style-name="T17">inadequate organisational systems, among others, have </text:span><text:span text:style-name="T17">continually increased the vulnerability of the population </text:span><text:span text:style-name="T17">when faced with an ample diversity of physical-natural </text:span><text:span text:style-name="T17">events-.</text:span></text:p>
          </table:table-cell>
          <table:table-cell table:style-name="ce5" office:value-type="string">
            <text:p>La Red de Estudos Sociais em Prevenção de Desastres, constituída em 1992, formulou na sua Agenda de Pesquisas e Constituição Orgânica que:&lt;br&gt;&lt;br&gt;“O crescimento populacional e os processos de urbanização, as tendências na ocupação do território, o crescente empobrecimento de importantes segmentos da população, a utilização de inadequados sistemas tecnológicos na construção de residências e na dotação da infra-estrutura básica, e inadequados sistemas organizacionais, entre outros fatores, têm aumentado continuamente a vulnerabilidade da população frente a uma ampla diversidade de eventos físico-naturais".</text:p>
          </table:table-cell>
          <table:table-cell table:style-name="ce27" office:value-type="string">
            <text:p>Sin embargo, la ausencia de registros sistemáticos, homogéneos y comparables sobre la tipología de los desastres, entendidos como efectos adversos de la ocurrencia de eventos amenazantes en las condiciones de vulnerabilidad en cada región, país, o ciudad, por un lado, y por el otro, concepciones tales como considerar desastres sólamente a los efectos de aquellos eventos de gran envergadura y de grandes impactos, han hecho invisibles los miles de desastres que anualmente ocurren esparcidos en los países de regiones como América Latina y El Caribe, Asia y África.&lt;br&gt;&lt;br&gt;Por otro lado, en muchos países existen instituciones e investigadores interesados en el tema, los cuales utilizan diversas herramientas para sistematizar la información sobre desastres: se trata, por lo general, de bases de datos o de archivos físicos diseñados con criterios específicos e intereses puntuales o sectoriales y en formatos disímiles. Adicionalmente, está disponible un gran volumen de información por acopiar y sistematizar, principalmente en fuentes hemerográficas.&lt;br&gt;&lt;br&gt;Esta información dispersa debe ser compilada, homogeneizada y analizada. Pero, además, debe estar referenciada geográficamente, en razón de que los desastres (comunidades e infraestructura vulnerados), por los efectos de cada tipo de evento (amenazas), son variables regionalizadas.&lt;br&gt;&lt;br&gt;Un objetivo común en las regiones y países de América Latina y El Caribe, Asia y África es el de generar capacidades de análisis y de representación espaciotemporal de las efectos (desastres) derivados de condiciones de amenazas, y vulnerabilidades de manera retrospectiva y prospectiva, para aplicaciones en la gestión de riesgos, desde las labores de mitigación hasta las de atención y recuperación postdesastre. La evaluación cualitativa y cuantitativa del crecimiento de las vulnerabilidades y requiere disponer de una sólida base documental y de registro tanto de los pasados como de los que están ocurriendo cotidianamente, y de los . Como un aporte al logro de estos objetivos comunes en diversas regiones, LA RED inició a finales de 1993 el proyecto Inventarios de Desastres en América Latina que en su fase piloto, consistió en: ) discutir y acordar criterios conceptuales y metodológicos sobre el tratamiento analítico de los desastres, vistos a diversos niveles de resolución espacial; ) acopiar la información sobre desastres en el periodo 1990-1999, en fuentes disponibles, en una muestra de países latinoamericanos (México, Guatemala, El Salvador, Costa Rica, Colombia, Ecuador, Perú y Argentina), y ) desarrollar un instrumento de sistemas para tal finalidad.&lt;br&gt;&lt;br&gt;LA RED ha desarrollado esta metodología con el fin de proveer a los diversos actores en actividades de prevención y mitigación de desastres (gobiernos y sistemas nacionales de planificación y de atención de emergencias y desastres, organismos regionales y locales de prevención, organismos de socorro, agencias internacionales y bilaterales, empresas de seguros, así como a comunidades organizadas, medios de comunicación, e investigadores), de mejores capacidades para el acopio, procesamiento, análisis y representación homogénea de los desastres, entendidos como los efectos adversos sobre poblaciones, bienes e infraestructura vulnerables por fenómenos socionaturales y naturales.</text:p>
          </table:table-cell>
          <table:table-cell table:style-name="ce12" office:value-type="string">
            <text:p><text:span text:style-name="T17">In spite of this, there is, on the one hand, an absence of </text:span><text:span text:style-name="T17">systematic, homogeneous and comparable registers, about </text:span><text:span text:style-name="T17">the typology of disasters, understood as the adverse effects </text:span><text:span text:style-name="T17">of an occurrence of threatening events under conditions of </text:span><text:span text:style-name="T17">vulnerability in every region, country or city; and on the other </text:span><text:span text:style-name="T17">hand, the conception that disasters should only be </text:span><text:span text:style-name="T17">considered in terms of the effects of those events of </text:span><text:span text:style-name="T17">magnitude and great impact, has made invisible thousands </text:span><text:span text:style-name="T17">of annual disasters which occur sporadically in the countries </text:span><text:span text:style-name="T17">of regions such as Latin America and the Caribbean, Asia </text:span><text:span text:style-name="T17">and Africa.&lt;br&gt;&lt;br&gt;</text:span><text:span text:style-name="T7">In contrast, in many countries there are </text:span><text:span text:style-name="T7">institutions and researchers interested in this topic, who use </text:span><text:span text:style-name="T7">diverse tools to systematise the information about disasters: </text:span><text:span text:style-name="T7">generally they log information in databases or physical files </text:span><text:span text:style-name="T7">designed with specific criteria and particular or regional </text:span><text:span text:style-name="T7">interests, and in dissimilar formats. Additionally, there exists </text:span><text:span text:style-name="T7">a huge volume of information to organise and systematise, </text:span><text:span text:style-name="T7">principally from newspaper sources. &lt;br&gt;&lt;br&gt;This disperse </text:span><text:span text:style-name="T7">information needs to be compiled, homogenised and </text:span><text:span text:style-name="T7">analysed. And, furthermore, it must be geographically </text:span><text:span text:style-name="T7">referenced, because disasters (damaged communities and </text:span><text:span text:style-name="T7">infrastructure), due to the effects of each type of event </text:span><text:span text:style-name="T7">(threats), are regionalised variables.&lt;br&gt;&lt;br&gt;</text:span><text:span text:style-name="T17">A common </text:span><text:span text:style-name="T17">objective in the regions and countries of Latin America and </text:span><text:span text:style-name="T17">the Caribbean, Asia and Africa is to generate capacity of </text:span><text:span text:style-name="T17">both retrospective and prospective analysis and of spatial-</text:span><text:span text:style-name="T17">temporal representation of the effects (disasters) derived </text:span><text:span text:style-name="T17">from conditions of threat and vulnerability, for the application </text:span><text:span text:style-name="T17">of risk management - from mitigation work, to attention and </text:span><text:span text:style-name="T17">recuperation post-disaster. <text:s/>The qualitative and quantitative </text:span><text:span text:style-name="T17">evaluation of growth of vulnerability necessitates a solid </text:span><text:span text:style-name="T17">documental base and register, as much for events from the </text:span><text:span text:style-name="T17">past as for those events occurring daily. <text:s/>In support of the </text:span><text:span text:style-name="T17">achievement of these common objectives from diverse </text:span><text:span text:style-name="T17">regions, LA RED began, at the end of 1993, the project </text:span><text:span text:style-name="T17">Inventory of Disasters in Latin America, which is its pilot </text:span><text:span text:style-name="T17">phase consisted of: x) discussion and agreement of </text:span><text:span text:style-name="T17">conceptual criteria and methodologies for the analytical </text:span><text:span text:style-name="T17">treatment of disasters, seen from diverse levels of spatial </text:span><text:span text:style-name="T17">resolution; x) gathering of information about disasters during </text:span><text:span text:style-name="T17">the period 1990-1999 from available sources, in a sample of </text:span><text:span text:style-name="T17">Latin American countries (Mexico, Guatemala, El Salvador, </text:span><text:span text:style-name="T17">Costa Rica, Colombia, Ecuador, Peru and Argentina); and </text:span><text:span text:style-name="T17">x) development of a software-based instrument for this </text:span><text:span text:style-name="T17">purpose.&lt;br&gt;</text:span><text:span text:style-name="T7">&lt;br&gt;</text:span><text:span text:style-name="T17">LA RED has developed this methodology </text:span><text:span text:style-name="T17">with the intention of providing the diverse actors involved in </text:span><text:span text:style-name="T17">activities for the prevention and mitigation of disasters </text:span><text:span text:style-name="T17">(governments, national planning systems for attention </text:span><text:span text:style-name="T17">during emergencies and disasters, regional and local </text:span><text:span text:style-name="T17">preventative organisms, aid organisms, international and </text:span><text:span text:style-name="T17">bilateral agencies, insurance companies, as well as </text:span><text:span text:style-name="T17">organised communities, the media, and researchers) with </text:span><text:span text:style-name="T17">greater capacity for the gathering, processing, analysis and </text:span><text:span text:style-name="T17">homogeneous representation of disasters, understood as </text:span><text:span text:style-name="T17">the adverse effects on people, goods and infrastructure </text:span><text:span text:style-name="T17">which are vulnerable to socio-natural and natural </text:span><text:span text:style-name="T17">phenomena.</text:span></text:p>
          </table:table-cell>
          <table:table-cell table:style-name="ce12" office:value-type="string">
            <text:p><text:span text:style-name="T17">In spite of this, there is, on the one hand, an absence of </text:span><text:span text:style-name="T17">systematic, homogeneous and comparable registers, about </text:span><text:span text:style-name="T17">the typology of disasters, understood as the adverse effects </text:span><text:span text:style-name="T17">of an occurrence of threatening events under conditions of </text:span><text:span text:style-name="T17">vulnerability in every region, country or city; and on the other </text:span><text:span text:style-name="T17">hand, the conception that disasters should only be </text:span><text:span text:style-name="T17">considered in terms of the effects of those events of </text:span><text:span text:style-name="T17">magnitude and great impact, has made invisible thousands </text:span><text:span text:style-name="T17">of annual disasters which occur sporadically in the countries </text:span><text:span text:style-name="T17">of regions such as Latin America and the Caribbean, Asia </text:span><text:span text:style-name="T17">and Africa.&lt;br&gt;&lt;br&gt;</text:span><text:span text:style-name="T7">In contrast, in many countries there are </text:span><text:span text:style-name="T7">institutions and researchers interested in this topic, who use </text:span><text:span text:style-name="T7">diverse tools to systematise the information about disasters: </text:span><text:span text:style-name="T7">generally they log information in databases or physical files </text:span><text:span text:style-name="T7">designed with specific criteria and particular or regional </text:span><text:span text:style-name="T7">interests, and in dissimilar formats. Additionally, there exists </text:span><text:span text:style-name="T7">a huge volume of information to organise and systematise, </text:span><text:span text:style-name="T7">principally from newspaper sources. &lt;br&gt;&lt;br&gt;This disperse </text:span><text:span text:style-name="T7">information needs to be compiled, homogenised and </text:span><text:span text:style-name="T7">analysed. And, furthermore, it must be geographically </text:span><text:span text:style-name="T7">referenced, because disasters (damaged communities and </text:span><text:span text:style-name="T7">infrastructure), due to the effects of each type of event </text:span><text:span text:style-name="T7">(threats), are regionalised variables.&lt;br&gt;&lt;br&gt;</text:span><text:span text:style-name="T17">A common </text:span><text:span text:style-name="T17">objective in the regions and countries of Latin America and </text:span><text:span text:style-name="T17">the Caribbean, Asia and Africa is to generate capacity of </text:span><text:span text:style-name="T17">both retrospective and prospective analysis and of spatial-</text:span><text:span text:style-name="T17">temporal representation of the effects (disasters) derived </text:span><text:span text:style-name="T17">from conditions of threat and vulnerability, for the application </text:span><text:span text:style-name="T17">of risk management - from mitigation work, to attention and </text:span><text:span text:style-name="T17">recuperation post-disaster. <text:s/>The qualitative and quantitative </text:span><text:span text:style-name="T17">evaluation of growth of vulnerability necessitates a solid </text:span><text:span text:style-name="T17">documental base and register, as much for events from the </text:span><text:span text:style-name="T17">past as for those events occurring daily. <text:s/>In support of the </text:span><text:span text:style-name="T17">achievement of these common objectives from diverse </text:span><text:span text:style-name="T17">regions, LA RED began, at the end of 1993, the project </text:span><text:span text:style-name="T17">Inventory of Disasters in Latin America, which is its pilot </text:span><text:span text:style-name="T17">phase consisted of: x) discussion and agreement of </text:span><text:span text:style-name="T17">conceptual criteria and methodologies for the analytical </text:span><text:span text:style-name="T17">treatment of disasters, seen from diverse levels of spatial </text:span><text:span text:style-name="T17">resolution; x) gathering of information about disasters during </text:span><text:span text:style-name="T17">the period 1990-1999 from available sources, in a sample of </text:span><text:span text:style-name="T17">Latin American countries (Mexico, Guatemala, El Salvador, </text:span><text:span text:style-name="T17">Costa Rica, Colombia, Ecuador, Peru and Argentina); and </text:span><text:span text:style-name="T17">x) development of a software-based instrument for this </text:span><text:span text:style-name="T17">purpose.&lt;br&gt;</text:span><text:span text:style-name="T7">&lt;br&gt;</text:span><text:span text:style-name="T17">LA RED has developed this methodology </text:span><text:span text:style-name="T17">with the intention of providing the diverse actors involved in </text:span><text:span text:style-name="T17">activities for the prevention and mitigation of disasters </text:span><text:span text:style-name="T17">(governments, national planning systems for attention </text:span><text:span text:style-name="T17">during emergencies and disasters, regional and local </text:span><text:span text:style-name="T17">preventative organisms, aid organisms, international and </text:span><text:span text:style-name="T17">bilateral agencies, insurance companies, as well as </text:span><text:span text:style-name="T17">organised communities, the media, and researchers) with </text:span><text:span text:style-name="T17">greater capacity for the gathering, processing, analysis and </text:span><text:span text:style-name="T17">homogeneous representation of disasters, understood as </text:span><text:span text:style-name="T17">the adverse effects on people, goods and infrastructure </text:span><text:span text:style-name="T17">which are vulnerable to socio-natural and natural </text:span><text:span text:style-name="T17">phenomena.</text:span></text:p>
          </table:table-cell>
          <table:table-cell table:style-name="ce5" office:value-type="string">
            <text:p><text:s/></text:p>
          </table:table-cell>
          <table:table-cell table:number-columns-repeated="236"/>
        </table:table-row>
        <table:table-row table:style-name="ro21">
          <table:table-cell office:value-type="string">
            <text:p>MetGuide</text:p>
          </table:table-cell>
          <table:table-cell office:value-type="string">
            <text:p>whatis</text:p>
          </table:table-cell>
          <table:table-cell office:value-type="float" office:value="2">
            <text:p>2</text:p>
          </table:table-cell>
          <table:table-cell office:value-type="string">
            <text:p>¿Qué es DesInventar?</text:p>
          </table:table-cell>
          <table:table-cell table:style-name="ce11" office:value-type="string">
            <text:p>What is DesInventar?</text:p>
          </table:table-cell>
          <table:table-cell table:style-name="ce15" office:value-type="string">
            <text:p>Qu'est-ce que DesInventar?</text:p>
          </table:table-cell>
          <table:table-cell table:style-name="ce5" office:value-type="string">
            <text:p>O que é DesInventar?</text:p>
          </table:table-cell>
          <table:table-cell office:value-type="string">
            <text:p>img</text:p>
          </table:table-cell>
          <table:table-cell table:style-name="ce11" office:value-type="string">
            <text:p>image</text:p>
          </table:table-cell>
          <table:table-cell table:style-name="ce11" office:value-type="string">
            <text:p>image</text:p>
          </table:table-cell>
          <table:table-cell table:style-name="ce5" office:value-type="string">
            <text:p>img</text:p>
          </table:table-cell>
          <table:table-cell table:style-name="ce27" office:value-type="string">
            <text:p>DesInventar es un desarrollo conceptual y metodológico sobre los desastres de todas las magnitudes y sobre diversidad de entornos: locales, nacionales y regionales. </text:p>
          </table:table-cell>
          <table:table-cell table:style-name="ce12" office:value-type="string">
            <text:p>DesInventar is a conceptual and methodological development which deals with disasters of all magnitudes and a diversity of environments: local, national and regional.</text:p>
          </table:table-cell>
          <table:table-cell table:style-name="ce12" office:value-type="string">
            <text:p>DesInventar is a conceptual and methodological development which deals with disasters of all magnitudes and a diversity of environments: local, national and regional.</text:p>
          </table:table-cell>
          <table:table-cell table:style-name="ce5" office:value-type="string">
            <text:p>DesInventar é um desenvolvimento conceitual e metodológico sobre os desastres de todas as magnitudes e sobre diversidade de entorno: locais, nacionais e regionais.</text:p>
          </table:table-cell>
          <table:table-cell table:style-name="ce38" office:value-type="string">
            <text:p>Conceptual, porque no parte de los eventos de alto impacto sobre regiones o países, sino de los efectos esparcidos de este tipo de eventos sobre comunidades vulnerables a escala de sus localidades, por un lado y, por el otro, porque también considera como desastres todas aquellas pérdidas por impactos de fenómenos de origen natural, tecnológico o antrópico, de frecuente ocurrencia en esas mismas comunidades.&lt;br&gt;&lt;br&gt;Metodológico porque, con base en definiciones de efectos adversos y de pérdidas, permite situarlos en función de las variables espacio temporales en que suceden. Para ello posibilita representar geográficamente todas las variables consideradas mediante levantamiento de datos tal que, partiendo de lo local, posibilita su propia visión (de lo local), hasta visiones integradas espacialmente a escalas nacionales así como visiones multitemporales a estas escalas.&lt;br&gt;&lt;br&gt;Es un sistema de inventarios de desastres; una metodología de registro de información sobre características y efectos de diversos tipos de desastres, con especial interés en los desastres que son desde escalas regionales o nacionales y que a su vez permite mirar acumulados de este tipo de desastres locales desde perspectivas nacionales y regionales.&lt;br&gt;&lt;br&gt;La metodología de DesInventar, concebida de manera flexible y adaptable, es aplicable a unidades político-administrativas, de planificación, de gestión o de operaciones de instituciones, desde niveles de resolución nacionales hasta niveles de detalle, por ejemplo en una ciudad desagregada en barrios o manzanas.&lt;br&gt;&lt;br&gt;Así DesInventar es la síntesis del proceso mediante el cual los grupos de investigación alrededor de LA RED proponen un marco de unificación conceptual y metodológica sobre los desastres, a la vez que el instrumento para el desarrollo de los objetivos planteados. Los criterios básicos que guían a DesInventar son:&lt;br&gt;&lt;br&gt; <text:span text:style-name="T23">&lt;li&gt;todos los inventarios cuentan </text:span><text:span text:style-name="T23">con las mismas variables para medir </text:span><text:span text:style-name="T23">efectos, y con una clasificación básica y </text:span><text:span text:style-name="T23">homogénea de eventos;&lt;/li&gt; &lt;li&gt;la </text:span><text:span text:style-name="T23">información acopiada y procesada se </text:span><text:span text:style-name="T23">ingresa en la escala del tiempo y a un nivel </text:span><text:span text:style-name="T23">espacial georreferenciado;&lt;/li&gt; &lt;li&gt;los </text:span><text:span text:style-name="T23">inventarios son tratados analíticamente, </text:span><text:span text:style-name="T23">mediante herramientas de sistemas, como </text:span><text:span text:style-name="T23">requisito básico para obtener visiones </text:span><text:span text:style-name="T23">espaciales y temporales de la ocurrencia de </text:span><text:span text:style-name="T23">desastres, para el apoyo de investigaciones </text:span><text:span text:style-name="T23">comparativas y como soporte para la </text:span><text:span text:style-name="T23">gestión de riesgos.&lt;/li&gt;</text:span></text:p>
          </table:table-cell>
          <table:table-cell table:style-name="ce39" office:value-type="string">
            <text:p><text:span text:style-name="T18">It is conceptual on the one hand, because it </text:span><text:span text:style-name="T18">does not only consider high-impact events on </text:span><text:span text:style-name="T18">regions or countries, but also sporadic effects of </text:span><text:span text:style-name="T18">this type of event on vulnerable communities at </text:span><text:span text:style-name="T18">a local scale, and on the other, because it also </text:span><text:span text:style-name="T18">considers as disasters all losses stemming from </text:span><text:span text:style-name="T18">impacts of phenomena which are natural, </text:span><text:span text:style-name="T18">technological or anthropological in origin, which </text:span><text:span text:style-name="T18">occur frequently in these </text:span><text:span text:style-name="T18">communities.&lt;br&gt;&lt;br&gt;It is methodological </text:span><text:span text:style-name="T18">because, based on definitions of adverse </text:span><text:span text:style-name="T18">effects and losses, it allows these to be placed</text:span><text:span text:style-name="T27"> </text:span><text:span text:style-name="T18"><text:s/></text:span><text:span text:style-name="T18">in function of the spatial-temporal variables in </text:span><text:span text:style-name="T18">which they take place. Because of this, it makes </text:span><text:span text:style-name="T18">the geographical representation of all variables </text:span><text:span text:style-name="T18">considered through the gathering of data </text:span><text:span text:style-name="T18">possible, so that it enables a vision of the event </text:span><text:span text:style-name="T18">starting from a local perspective to visions that </text:span><text:span text:style-name="T18">are integrated spatially at national scales, as </text:span><text:span text:style-name="T18">well as multi-temporal visions at these scales. </text:span><text:span text:style-name="T18">&lt;br&gt;&lt;br&gt;</text:span><text:span text:style-name="T28">It is a system which inventories </text:span><text:span text:style-name="T28">disasters; a methodology for registering </text:span><text:span text:style-name="T28">information about the characteristics and effects </text:span><text:span text:style-name="T28">of diverse types of disasters, with a special </text:span><text:span text:style-name="T28">interest in disasters at a regional or national </text:span><text:span text:style-name="T28">scale, which in turn enables a look at the </text:span><text:span text:style-name="T28">accumulation of these types of local disasters </text:span><text:span text:style-name="T28">from a national and regional </text:span><text:span text:style-name="T28">perspective.&lt;br&gt;&lt;br&gt;The methodology of </text:span><text:span text:style-name="T28">DesInventar, created so as to be flexible and </text:span><text:span text:style-name="T28">adaptable, is applicable to political-</text:span><text:span text:style-name="T28">administrative units of planning, management or </text:span><text:span text:style-name="T28">institutional operations, from national resolution </text:span><text:span text:style-name="T28">levels to detailed levels, for example, a city </text:span><text:span text:style-name="T28">grouped in neighbourhoods or </text:span><text:span text:style-name="T28">blocks.&lt;br&gt;&lt;br&gt;Thus, DesInventar is the </text:span><text:span text:style-name="T28">synthesis of a process by which research </text:span><text:span text:style-name="T28">groups, linked to LA RED, propose a unified </text:span><text:span text:style-name="T28">conceptual and methodological framework </text:span><text:span text:style-name="T28">which deals with disasters, and at the same </text:span><text:span text:style-name="T28">time, <text:s/>is an instrument for the development of its </text:span><text:span text:style-name="T28">proposed objectives. The basic criteria which </text:span><text:span text:style-name="T28">guide DesInventar are:&lt;br&gt;&lt;br&gt;All the </text:span><text:span text:style-name="T28">inventories use the same variables to measure </text:span><text:span text:style-name="T28">effects, and have the same basic and </text:span><text:span text:style-name="T28">homogeneous classification of </text:span><text:span text:style-name="T28">events.&lt;br&gt;Gathered and processed </text:span><text:span text:style-name="T28">information is input into a timescale and a </text:span><text:span text:style-name="T28">geographically references spatial </text:span><text:span text:style-name="T28">level.&lt;br&gt;&lt;br&gt;The inventories are treated </text:span><text:span text:style-name="T28">analytically, through system tools, as a basic </text:span><text:span text:style-name="T28">requisite to gain spatial and temporal visions of </text:span><text:span text:style-name="T28">the occurrence of disasters, in order to support </text:span><text:span text:style-name="T28">comparative research and risk management.</text:span></text:p>
          </table:table-cell>
          <table:table-cell table:style-name="ce39" office:value-type="string">
            <text:p><text:span text:style-name="T29">It is conceptual on the one hand, </text:span><text:span text:style-name="T29">because it does not only consider high-</text:span><text:span text:style-name="T29">impact events on regions or countries, </text:span><text:span text:style-name="T29">but also sporadic effects of this type of </text:span><text:span text:style-name="T29">event on vulnerable communities at a </text:span><text:span text:style-name="T29">local scale, and on the other, because it </text:span><text:span text:style-name="T29">also considers as disasters all losses </text:span><text:span text:style-name="T29">stemming from impacts of phenomena </text:span><text:span text:style-name="T29">which are natural, technological or </text:span><text:span text:style-name="T29">anthropological in origin, which occur </text:span><text:span text:style-name="T29">frequently in these </text:span><text:span text:style-name="T29">communities.&lt;br&gt;&lt;br&gt;It is </text:span><text:span text:style-name="T29">methodological because, based on </text:span><text:span text:style-name="T29">definitions of adverse effects and </text:span><text:span text:style-name="T29">losses, it allows these to be placed</text:span><text:span text:style-name="T24"> </text:span><text:span text:style-name="T29"><text:s/>in </text:span><text:span text:style-name="T29">function of the spatial-temporal </text:span><text:span text:style-name="T29">variables in which they take place. </text:span><text:span text:style-name="T29">Because of this, it makes the </text:span><text:span text:style-name="T29">geographical representation of all </text:span><text:span text:style-name="T29">variables considered through the </text:span><text:span text:style-name="T29">gathering of data possible, so that it </text:span><text:span text:style-name="T29">enables a vision of the event starting </text:span><text:span text:style-name="T29">from a local perspective to visions that </text:span><text:span text:style-name="T29">are integrated spatially at national </text:span><text:span text:style-name="T29">scales, as well as multi-temporal visions </text:span><text:span text:style-name="T29">at these scales. &lt;br&gt;&lt;br&gt;</text:span>It is a system which inventories disasters; a methodology for registering information about the characteristics and effects of diverse types of disasters, with a special interest in disasters at a regional or national scale, which in turn enables a look at the accumulation of these types of local disasters from a national and regional perspective.&lt;br&gt;&lt;br&gt;The methodology of DesInventar, created so as to be flexible and adaptable, is applicable to political-administrative units of planning, management or institutional operations, from national resolution levels to detailed levels, for example, a city grouped in neighbourhoods or blocks.&lt;br&gt;&lt;br&gt;Thus, DesInventar is the synthesis of a process by which research groups, linked to LA RED, propose a unified conceptual and methodological framework which deals with disasters, and at the same time, <text:s/>is an instrument for the development of its proposed objectives. The basic criteria which guide DesInventar are:&lt;br&gt;&lt;br&gt;All the inventories use the same variables to measure effects, and have the same basic and homogeneous classification of events.&lt;br&gt;Gathered and processed information is input into a timescale and a geographically references spatial level.&lt;br&gt;&lt;br&gt;The inventories are treated analytically, through system tools, as a basic requisite to gain spatial and temporal visions of the occurrence of disasters, in order to support comparative research and risk management.</text:p>
          </table:table-cell>
          <table:table-cell table:style-name="ce5" office:value-type="string">
            <text:p><text:s/></text:p>
          </table:table-cell>
          <table:table-cell table:number-columns-repeated="236"/>
        </table:table-row>
        <table:table-row table:style-name="ro22">
          <table:table-cell office:value-type="string">
            <text:p>MetGuide</text:p>
          </table:table-cell>
          <table:table-cell office:value-type="string">
            <text:p>aboutdesinv</text:p>
          </table:table-cell>
          <table:table-cell office:value-type="float" office:value="3">
            <text:p>3</text:p>
          </table:table-cell>
          <table:table-cell office:value-type="string">
            <text:p>Presentación general</text:p>
          </table:table-cell>
          <table:table-cell table:style-name="ce13" office:value-type="string">
            <text:p>General Information</text:p>
          </table:table-cell>
          <table:table-cell table:style-name="ce15" office:value-type="string">
            <text:p>Informations générales</text:p>
          </table:table-cell>
          <table:table-cell table:style-name="ce5" office:value-type="string">
            <text:p>Apresentação geral</text:p>
          </table:table-cell>
          <table:table-cell office:value-type="string">
            <text:p>img</text:p>
          </table:table-cell>
          <table:table-cell table:style-name="ce13" office:value-type="string">
            <text:p>image</text:p>
          </table:table-cell>
          <table:table-cell table:style-name="ce13" office:value-type="string">
            <text:p>image</text:p>
          </table:table-cell>
          <table:table-cell table:style-name="ce5" office:value-type="string">
            <text:p>img</text:p>
          </table:table-cell>
          <table:table-cell table:style-name="ce28" office:value-type="string">
            <text:p>La presente Guía de DesInventar desarrolla la metodología general ya enunciada y contiene un conjunto de criterios y recomendaciones para su implementación. La Guía ha sido elaborada con base en la experiencia de grupos de trabajo en ocho países de América Latina: México, Guatemala, Salvador, Costa Rica, Colombia, Ecuador, Perú y Argentina, así como en las conclusiones de cuatro talleres internacionales (1994 – 1996) y, su propuesta metodológica y conceptual enriquecida con experiencias de otros usuarios y proyectos: SINAPROC de Panamá; CEPREDENAC en Centro América, Misiones de apoyo postdesastres en Honduras, Nicaragua, Perú, Venezuela y El Salvador; Universidad de La Florida (EEUU), Universidad de Chile y el PNUD en la India. La Guía ha sido corregida y actualizada en junio del 2003, con base en la versión anterior de 1998.</text:p>
          </table:table-cell>
          <table:table-cell table:style-name="ce12" office:value-type="string">
            <text:p>The current DesInventar Guide develops a general methodology, previously mentioned, and contains an overview of criteria and recommendations for its implementation. The Guide has been written based on the experiences of work groups in eight countries in Latin America: Mexico, Guatemala, Salvador, Costa Rica, Colombia, Ecuador, Peru and Argentina, as well as on the conclusions of four international workshops (1994-1996) and, its methodological and conceptual proposal has been enriched by experiences with other users and projects: SINAPROC of Panama, CEPREDENAC in Central America, Misions of Post Disaster Aid in Honduras, Nicaragua, Peru, Venezuela and El Salvador; University of Florida (USA), University of Chile and PNUD in India. The Guide was corrected and updated in June 2003, based on the previous version of 1998.</text:p>
          </table:table-cell>
          <table:table-cell table:style-name="ce12" office:value-type="string">
            <text:p>The current DesInventar Guide develops a general methodology, previously mentioned, and contains an overview of criteria and recommendations for its implementation. The Guide has been written based on the experiences of work groups in eight countries in Latin America: Mexico, Guatemala, Salvador, Costa Rica, Colombia, Ecuador, Peru and Argentina, as well as on the conclusions of four international workshops (1994-1996) and, its methodological and conceptual proposal has been enriched by experiences with other users and projects: SINAPROC of Panama, CEPREDENAC in Central America, Misions of Post Disaster Aid in Honduras, Nicaragua, Peru, Venezuela and El Salvador; University of Florida (USA), University of Chile and PNUD in India. The Guide was corrected and updated in June 2003, based on the previous version of 1998.</text:p>
          </table:table-cell>
          <table:table-cell table:style-name="ce5" office:value-type="string">
            <text:p>Esta Guia de DesInventar desenvolve a metodologia geral já comentada, e contém um conjunto de critérios, dicas e recomendações para sua implementação. Tem sido elaborada com base na experiência de grupos de trabalho em oito países de América Latina: México, Guatemala, El Salvador, Costa Rica, Colômbia, Equador, Peru e Argentina, assim como nas conclusões de quatro oficinas internacionais (1994–1996). Sua proposta metodológica e conceitual está acrescentada com experiências de outros usuários e projetos: SINAPROC de Panamá; CEPREDENAC em Centro América, missões de apoio pós-desastres em Honduras, Nicarágua, Peru, Venezuela e El Salvador; Universidade da Flórida (EEUU), Universidade de Chile e o PNUD na Índia. O Guia foi corrigido e atualizado em junho de 2003, com base na versão anterior de 1998.</text:p>
          </table:table-cell>
          <table:table-cell table:style-name="ce27" office:value-type="string">
            <text:p>La organización de La Guía corresponde con la secuencia de tareas que deben realizarse para la implementación de un proyecto de inventario de desastres. Inicialmente se deben definir la resolución y el entorno geográfico, características con las cuales se desea recopilar el inventario y conocer el concepto de desastre de DesInventar. En segunda instancia se debe conocer a fondo las características de los datos requeridos en los campos predefinidos del inventario y, si es necesario, se deben diseñar y crear campos complementarios a través de la ficha extendida. Luego se dan una serie de sugerencias para un mejor proceso de ingreso de datos al inventario. Hacia el final se incluyen preguntas y respuestas frecuentes en la aplicación de la metodología.&lt;br&gt; &lt;br&gt;En nombre de LA RED, la coordinación de DesInventar en el OSSO (U. del Valle, Colombia), espera que esta Guía sea un soporte adecuado para los usuarios en beneficio de disponer proyectos que ayuden a los países, instituciones y personas que trabajan en la gestión de riesgos.</text:p>
          </table:table-cell>
          <table:table-cell table:style-name="ce12" office:value-type="string">
            <text:p>The Guide has been organised to correspond with the sequence of tasks required for the implementation of a project to inventory disasters. Initially, the resolution and geographical setting must be defined, with which characteristics the inventory can be compiled and the DesInventar concept of the disaster revealed. Secondly, the user should get to know well the characteristics and the data required in the pre-defined fields of the inventory and, if necessary, should design and create complementary fields on the extended record. Following this, there are a series of suggestions to improve the process of data input in the inventory. Towards the end, there is a section on frequently asked questions on the application of the methodology.&lt;br&gt;&lt;br&gt; On behalf of LA RED, and the coordination of DesInventar in OSSO (University of Valle, Colombia), we hope that this Guide will provide adequate support for users, and will be of benefit in making projects available which help all countries, institutions and people who work in risk management.</text:p>
          </table:table-cell>
          <table:table-cell table:style-name="ce12" office:value-type="string">
            <text:p>The Guide has been organised to correspond with the sequence of tasks required for the implementation of a project to inventory disasters. Initially, the resolution and geographical setting must be defined, with which characteristics the inventory can be compiled and the DesInventar concept of the disaster revealed. Secondly, the user should get to know well the characteristics and the data required in the pre-defined fields of the inventory and, if necessary, should design and create complementary fields on the extended record. Following this, there are a series of suggestions to improve the process of data input in the inventory. Towards the end, there is a section on frequently asked questions on the application of the methodology.&lt;br&gt;&lt;br&gt; On behalf of LA RED, and the coordination of DesInventar in OSSO (University of Valle, Colombia), we hope that this Guide will provide adequate support for users, and will be of benefit in making projects available which help all countries, institutions and people who work in risk management.</text:p>
          </table:table-cell>
          <table:table-cell table:style-name="ce5" office:value-type="string">
            <text:p><text:s/></text:p>
          </table:table-cell>
          <table:table-cell table:number-columns-repeated="236"/>
        </table:table-row>
        <table:table-row table:style-name="ro4">
          <table:table-cell office:value-type="string">
            <text:p>MetGuide</text:p>
          </table:table-cell>
          <table:table-cell office:value-type="string">
            <text:p>regioninfo</text:p>
          </table:table-cell>
          <table:table-cell office:value-type="float" office:value="4">
            <text:p>4</text:p>
          </table:table-cell>
          <table:table-cell office:value-type="string">
            <text:p>Definición de una base de datos</text:p>
          </table:table-cell>
          <table:table-cell table:style-name="ce11" office:value-type="string">
            <text:p>Definition of a database</text:p>
          </table:table-cell>
          <table:table-cell table:style-name="ce15" office:value-type="string">
            <text:p>Définition d'une base de données</text:p>
          </table:table-cell>
          <table:table-cell table:style-name="ce5" office:value-type="string">
            <text:p>Definição de um banco de dados</text:p>
          </table:table-cell>
          <table:table-cell office:value-type="string">
            <text:p>img</text:p>
          </table:table-cell>
          <table:table-cell table:style-name="ce13" office:value-type="string">
            <text:p>Image</text:p>
          </table:table-cell>
          <table:table-cell table:style-name="ce13" office:value-type="string">
            <text:p>Image</text:p>
          </table:table-cell>
          <table:table-cell table:style-name="ce5" office:value-type="string">
            <text:p>img</text:p>
          </table:table-cell>
          <table:table-cell table:style-name="ce27" office:value-type="string">
            <text:p>En DesInventar, una base de datos es un inventario de efectos de desastres de diverso impacto, con información sistemática, acopiada a una resolución espacial específica y con variables de efectos y eventos homogéneos.</text:p>
          </table:table-cell>
          <table:table-cell table:style-name="ce12" office:value-type="string">
            <text:p>In DesInventar, a database is an inventory of the effects of disasters of diverse impact, with systematic information, brought together in a specific spatial resolution and with effect variables and homogeneous events.</text:p>
          </table:table-cell>
          <table:table-cell table:style-name="ce12" office:value-type="string">
            <text:p>In DesInventar, a database is an inventory of the effects of disasters of diverse impact, with systematic information, brought together in a specific spatial resolution and with effect variables and homogeneous events.</text:p>
          </table:table-cell>
          <table:table-cell table:style-name="ce5" office:value-type="string">
            <text:p>Em DesInventar, um banco de dados é um inventário de efeitos de desastres de diverso impacto, com informação sistemática, coletada numa resolução espacial específica e com variáveis de efeitos e eventos homogêneos.</text:p>
          </table:table-cell>
          <table:table-cell office:value-type="string">
            <text:p><text:s/></text:p>
          </table:table-cell>
          <table:table-cell table:style-name="ce12" office:value-type="string">
            <text:p><text:s/></text:p>
          </table:table-cell>
          <table:table-cell table:style-name="ce12" office:value-type="string">
            <text:p><text:s/></text:p>
          </table:table-cell>
          <table:table-cell table:style-name="ce5" office:value-type="string">
            <text:p><text:s/></text:p>
          </table:table-cell>
          <table:table-cell table:number-columns-repeated="236"/>
        </table:table-row>
        <table:table-row table:style-name="ro5">
          <table:table-cell office:value-type="string">
            <text:p>MetGuide</text:p>
          </table:table-cell>
          <table:table-cell office:value-type="string">
            <text:p>regionrol</text:p>
          </table:table-cell>
          <table:table-cell office:value-type="float" office:value="5">
            <text:p>5</text:p>
          </table:table-cell>
          <table:table-cell office:value-type="string">
            <text:p>Permisos de acceso</text:p>
          </table:table-cell>
          <table:table-cell table:style-name="ce11" office:value-type="string">
            <text:p>Access authorisation</text:p>
          </table:table-cell>
          <table:table-cell table:style-name="ce15" office:value-type="string">
            <text:p>Autorisation d'accès</text:p>
          </table:table-cell>
          <table:table-cell table:style-name="ce5" office:value-type="string">
            <text:p>Permissão de aceso</text:p>
          </table:table-cell>
          <table:table-cell office:value-type="string">
            <text:p>img</text:p>
          </table:table-cell>
          <table:table-cell table:style-name="ce13" office:value-type="string">
            <text:p>Image</text:p>
          </table:table-cell>
          <table:table-cell table:style-name="ce13" office:value-type="string">
            <text:p>Image</text:p>
          </table:table-cell>
          <table:table-cell table:style-name="ce5" office:value-type="string">
            <text:p>img</text:p>
          </table:table-cell>
          <table:table-cell table:style-name="ce15" office:value-type="string">
            <text:p>En esta ventana el administrador de la base de datos podrá administrar y crear accesos a la base de datos por parte de los usuarios. Podrá asignar los roles de Observador, Alimentador, Supervisor o Ninguno si desea retirar algún rol al usuario seleccionado.</text:p>
          </table:table-cell>
          <table:table-cell table:style-name="ce12" office:value-type="string">
            <text:p>In this window, the Administrator of the database can administer and create access to the database for the users. He/She may assign the roles of Observer, Feeder, Supervisor or None, if a decision is taken to withdraw a role from the selected user.</text:p>
          </table:table-cell>
          <table:table-cell table:style-name="ce12" office:value-type="string">
            <text:p>In this window, the Administrator of the database can administer and create access to the database for the users. He/She may assign the roles of Observer, Feeder, Supervisor or None, if a decision is taken to withdraw a role from the selected user.</text:p>
          </table:table-cell>
          <table:table-cell table:style-name="ce5" office:value-type="string">
            <text:p>Nesta janela o administrador do banco de dados poderá administrar e criar acessos ao banco por parte dos usuários. Poderá designar os perfis de observador, atualizador, supervisor ou nenhum se pretende tirar alguma função do usuário selecionado.</text:p>
          </table:table-cell>
          <table:table-cell office:value-type="string">
            <text:p><text:s/></text:p>
          </table:table-cell>
          <table:table-cell table:style-name="ce12" office:value-type="string">
            <text:p><text:s/></text:p>
          </table:table-cell>
          <table:table-cell table:style-name="ce12" office:value-type="string">
            <text:p><text:s/></text:p>
          </table:table-cell>
          <table:table-cell table:style-name="ce5" office:value-type="string">
            <text:p><text:s/></text:p>
          </table:table-cell>
          <table:table-cell table:number-columns-repeated="236"/>
        </table:table-row>
        <table:table-row table:style-name="ro23">
          <table:table-cell office:value-type="string">
            <text:p>MetGuide</text:p>
          </table:table-cell>
          <table:table-cell office:value-type="string">
            <text:p>geography</text:p>
          </table:table-cell>
          <table:table-cell office:value-type="float" office:value="6">
            <text:p>6</text:p>
          </table:table-cell>
          <table:table-cell office:value-type="string">
            <text:p>Definición de geografía</text:p>
          </table:table-cell>
          <table:table-cell table:style-name="ce11" office:value-type="string">
            <text:p>Definition of geography</text:p>
          </table:table-cell>
          <table:table-cell table:style-name="ce15" office:value-type="string">
            <text:p>Définition de la géographie</text:p>
          </table:table-cell>
          <table:table-cell table:style-name="ce5" office:value-type="string">
            <text:p>Definição de geografia</text:p>
          </table:table-cell>
          <table:table-cell office:value-type="string">
            <text:p>img</text:p>
          </table:table-cell>
          <table:table-cell table:style-name="ce13" office:value-type="string">
            <text:p>Image</text:p>
          </table:table-cell>
          <table:table-cell table:style-name="ce13" office:value-type="string">
            <text:p>Image</text:p>
          </table:table-cell>
          <table:table-cell table:style-name="ce5" office:value-type="string">
            <text:p>img</text:p>
          </table:table-cell>
          <table:table-cell table:style-name="ce29" office:value-type="string">
            <text:p>Para el manejo de la geografía en DesInventar se requiere tener en cuenta dos conceptos básicos: la &lt;i&gt;resolución&lt;/i&gt;, que corresponde al nivel de detalle espacial al cual se desea registrar los datos, que debe ser la misma para todas las fichas de la base de datos, y la &lt;i&gt;jerarquía de las zonificaciones o de los niveles geográficos&lt;/i&gt;, que implica que el nivel superior de zonificación (el de menor resolución) incluye niveles subordinados, hasta llegar al nivel escogido como resolución de la base de datos.</text:p>
          </table:table-cell>
          <table:table-cell table:style-name="ce35" office:value-type="string">
            <text:p><text:span text:style-name="T18">In order to understand and use the geography </text:span><text:span text:style-name="T18">in DesInventar, two basic concepts should be </text:span><text:span text:style-name="T18">kept in mind: the </text:span><text:span text:style-name="T19">resolution</text:span><text:span text:style-name="T18">, which corresponds </text:span><text:span text:style-name="T18">to the level of spatial detail with which the data </text:span><text:span text:style-name="T18">should be registered, and which should be the </text:span><text:span text:style-name="T18">same for all records in the database; and the </text:span><text:span text:style-name="T19">hierarchy of zoning or geographic levels</text:span><text:span text:style-name="T18">, which </text:span><text:span text:style-name="T18">implies that the highest zoning level (that of the </text:span><text:span text:style-name="T18">least resolution) includes subordinate levels, </text:span><text:span text:style-name="T18">until you arrive at the chosen level as a </text:span><text:span text:style-name="T18">resolution in the database.</text:span></text:p>
          </table:table-cell>
          <table:table-cell table:style-name="ce35" office:value-type="string">
            <text:p><text:span text:style-name="T17">In order to understand and use the geography in </text:span><text:span text:style-name="T17">DesInventar, two basic concepts should be kept in mind: the </text:span><text:span text:style-name="T21">resolution</text:span><text:span text:style-name="T17">, which corresponds to the level of spatial detail </text:span><text:span text:style-name="T17">with which the data should be registered, and which should </text:span><text:span text:style-name="T17">be the same for all records in the database; and the </text:span><text:span text:style-name="T21">hierarchy of zoning or geographic levels</text:span><text:span text:style-name="T17">, which implies that </text:span><text:span text:style-name="T17">the highest zoning level (that of the least resolution) </text:span><text:span text:style-name="T17">includes subordinate levels, until you arrive at the chosen </text:span><text:span text:style-name="T17">level as a resolution in the database.</text:span></text:p>
          </table:table-cell>
          <table:table-cell table:style-name="ce5" office:value-type="string">
            <text:p>Para o manejo da geografia em DesInventar é preciso levar em consideração dois conceitos básicos: a &lt;i&gt;resolução&lt;/i&gt;, que corresponde ao nível de detalhe espacial no qual se deseja registrar os dados, que deve ser a mesma para todos os formulários do banco de dados; e a &lt;i&gt;hierarquia das zonificações ou dos níveis geográficos&lt;/i&gt;, a qual implica que o nível superior de zonificação (o de menor resolução) inclui níveis subordinados, até atingir o nível escolhido como resolução do banco de dados.</text:p>
          </table:table-cell>
          <table:table-cell office:value-type="string">
            <text:p>&lt;b&gt;La resolución&lt;/b&gt;&lt;br&gt;Tradicionalmente no se han hecho mayores esfuerzos para definir algo parecido a un nivel de resolución homogéneo en un inventario de desastres. Simplemente se llevan registros de eventos catastróficos, con el resultado total de pérdidas, que normalmente involucra a una o más unidades geográficas o politico - administrativas de diferente tamaño y composición. Esto es una consecuencia directa de la visión sobre los desastres que durante muchos años prevaleció en el componente operativo de las agencias y organizaciones para la atención de emergencias.&lt;br&gt; &lt;br&gt;Se habla de bajo o alto nivel de detalle refiriéndose al espectro de acción de un organismo de gestión de riesgos: para un organismo nacional, este nivel de detalle es más bajo que para un organismo que trabaje a escala urbana.&lt;br&gt; &lt;br&gt;El nivel de detalle se denomina la resolución del inventario, y debe ser escogido de acuerdo con criterios prácticos. Normalmente se sugiere que se use un nivel de la división político - administrativa o estadística (censal) ya establecida, aunque es posible, según necesidades específicas, utilizar otra zonificación, por ejemplo la zonificación postal o una por cuencas hidrográficas.&lt;br&gt; &lt;br&gt;La sugerencia de utilizar una zonificación preestablecida proporciona una serie de ventajas. Por un lado normalmente hay responsables de cada una de estas zonas, desde el punto de vista administrativo, político y/o de prevención de desastres. Este es el caso del nivel sub-nacional (estados, provincias, departamentos) y del nivel local (distritos, bloques. condados o municipios), cuyos gobernantes disponen, o al menos deberían disponer, de planes y recursos para la gestión de riesgos.&lt;br&gt; &lt;br&gt;Por su parte, la disponibilidad de otros tipos de información asociada a las zonificaciones adoptadas permiten o facilitan comparaciones socioeconómicas con los desastres vistos a la misma resolución. Tal información puede referirse a número de habitantes, densidad de población, usos del suelo, tipologías constructivas, ingreso per cápita, variables ambientales, etc.&lt;br&gt;&lt;br&gt;Nótese que las zonificaciones no tradicionales (i.e., cuadrículas, zonas operativas), aunque pueden ser homogéneas o útiles <text:s/>para muchos própositos difícilmente son prácticas para los análisis de riesgos en función de los desastres <text:s/>e indicadores socieconómicos de vulnerabilidad.&lt;br&gt;&lt;br&gt; &lt;b&gt;La jerarquía&lt;/b&gt;&lt;br&gt;DesInventar trabaja la Geografía a través de niveles o capas. El nivel superior de zonificación (el de menor resolución) incluye niveles subordinados. Un agregado reúne un conjunto de áreas siguiendo algún criterio. En las zonificaciones políticas esto es un concepto común: por ejemplo un estado (provincia o departamento) agrupa un conjunto de municipios; a su vez un país está conformado por un grupo de estados. Para escoger los niveles de la geografía es conveniente utilizar criterios prácticos, similares a los enunciados para escoger el nivel de resolución, desde el más alto hasta el más bajo. Otra razón para que los niveles de agregación coincidan con regiones administrativas o políticas es que a estos niveles de decisión también puede serles útil el inventario.&lt;br&gt; &lt;br&gt;Al nivel de mayor agregación (resolución más baja) se le denomina en DesInventar -Nivel 0-, el que sigue -Nivel 1- y así sucesivamente. Un elemento de un nivel subordinado sólo se puede hacer parte de un nivel superior.&lt;br&gt; &lt;br&gt;Como ejemplos prácticos de niveles o zonificaciones y de sus elementos de geografía se pueden mostrar los siguientes: &lt;br&gt;&lt;br&gt;A escala nacional: &lt;br&gt;En México: Estados y Municipios; en Perú: Departamentos, Provincias y Distritos; en la India: Estados, Distritos y Bloques.&lt;br&gt;&lt;br&gt;A escala urbana:&lt;br&gt;En Cali (Colombia): Comunas y Barrios; en Lima (Perú): Distritos y Barrios.&lt;br&gt;&lt;br&gt;En las ciudades, se podrían considerar zonificaciones por Comunas, por Barrios y por Manzanas, siendo las manzanas la resolución del inventario y, por lo tanto, el nivel de recopilación de la información.</text:p>
          </table:table-cell>
          <table:table-cell table:style-name="ce12" office:value-type="string">
            <text:p>Resolution&lt;br&gt; Traditionally, no effort has been made to define something resembling a homogeneous resolution of a disaster inventory. Simply, catastrophic events are recorded with the resulting total loss, which normally involves one or more geographical or political-administrative units of different size and composition. This is a direct consequence of a view of disasters by the operative component of emergency response agencies and organisations, and is a view which has prevailed for many years.&lt;br&gt;&lt;br&gt;High or low level detail is talked about, referring to the spectrum of action that a risk management organism undertakes: for a national organism, this level of detail is lower than that of an organism which works on an urban scale. &lt;br&gt;&lt;br&gt;The level of detail is called the resolution of the inventory, and should be chosen according to practical criteria. Normally, an already established political-administrative or statistical (census) level of division is recommended, although it is possible, depending on specific needs, to use other zoning, for example, postal zoning or hydrographical basins.&lt;br&gt;&lt;br&gt;The recommendation of using a pre-established zoning system has several advantages. On the one hand, normally there are entities responsible for each zone, from an administrative, political and/or disaster prevention perspective. This is the case at sub-national levels (states, provinces, counties) and at local level (districts, blocks, towns), where governments provide, or at least should provide, plans and resources for risk management. &lt;br&gt;&lt;br&gt;Additionally, the availability of other types of information associated with the adopted zoning system enables or facilitates socio-economic comparisons of disasters seen from the same resolution. This information may refer to number of inhabitants, population density, use of land, constructive typologies, income per capita, environmental variables, etc.&lt;br&gt;&lt;br&gt;It should be noted that while non-traditional zoning systems (ie, squares, operative zones) may be homogeneous or useful, it is difficult to make them practical for risk analysis of disasters and socio-economic indicators of vulnerability.&lt;br&gt;&lt;br&gt;Hierarchy&lt;br&gt; DesInventar works with geography through levels and layers. The highest zoning level (that of the lowest resolution) includes subordinate levels. A union brings together several areas, following certain criteria. In political zones, this is a common concept: for example, a state (province or county) groups together several towns; in its turn, a country is made up of a group of states. In order to select the geographic levels it is convenient to use practical criteria, similar to those mentioned for choosing the level of resolution, from the highest to the lowest. Another reason that the grouping levels reflect political or administrative regions is that the inventory may be useful at these decision-making levels. &lt;br&gt;&lt;br&gt; The highest grouping level (lowest resolution) is designated in DesInventar as – Level 0 -, the next as – Level 1 – and so on. An element in a subordinate level may only be part of a higher level.&lt;br&gt;&lt;br&gt;The following are practical examples of zoning levels and their geographic elements:&lt;br&gt;&lt;br&gt;On a national scale: In Mexico: States and Towns; In Peru: Departments, Provinces and Districts; In India: States, Districts and Blocks&lt;br&gt;&lt;br&gt;On an urban scale:&lt;br&gt;In Cali (Colombia): Communes and Neighbourhoods&lt;br&gt;In Lima (Peru): Districts and Neighbourhoods&lt;br&gt;&lt;br&gt;In cities, Communes, Neighbourhoods and Block may be considered as zones, with blocks being the resolution of the inventory, and, because of this, the level of data collection.</text:p>
          </table:table-cell>
          <table:table-cell table:style-name="ce12" office:value-type="string">
            <text:p>Resolution&lt;br&gt; Traditionally, no effort has been made to define something resembling a homogeneous resolution of a disaster inventory. Simply, catastrophic events are recorded with the resulting total loss, which normally involves one or more geographical or political-administrative units of different size and composition. This is a direct consequence of a view of disasters by the operative component of emergency response agencies and organisations, and is a view which has prevailed for many years.&lt;br&gt;&lt;br&gt;High or low level detail is talked about, referring to the spectrum of action that a risk management organism undertakes: for a national organism, this level of detail is lower than that of an organism which works on an urban scale. &lt;br&gt;&lt;br&gt;The level of detail is called the resolution of the inventory, and should be chosen according to practical criteria. Normally, an already established political-administrative or statistical (census) level of division is recommended, although it is possible, depending on specific needs, to use other zoning, for example, postal zoning or hydrographical basins.&lt;br&gt;&lt;br&gt;The recommendation of using a pre-established zoning system has several advantages. On the one hand, normally there are entities responsible for each zone, from an administrative, political and/or disaster prevention perspective. This is the case at sub-national levels (states, provinces, counties) and at local level (districts, blocks, towns), where governments provide, or at least should provide, plans and resources for risk management. &lt;br&gt;&lt;br&gt;Additionally, the availability of other types of information associated with the adopted zoning system enables or facilitates socio-economic comparisons of disasters seen from the same resolution. This information may refer to number of inhabitants, population density, use of land, constructive typologies, income per capita, environmental variables, etc.&lt;br&gt;&lt;br&gt;It should be noted that while non-traditional zoning systems (ie, squares, operative zones) may be homogeneous or useful, it is difficult to make them practical for risk analysis of disasters and socio-economic indicators of vulnerability.&lt;br&gt;&lt;br&gt;Hierarchy&lt;br&gt; DesInventar works with geography through levels and layers. The highest zoning level (that of the lowest resolution) includes subordinate levels. A union brings together several areas, following certain criteria. In political zones, this is a common concept: for example, a state (province or county) groups together several towns; in its turn, a country is made up of a group of states. In order to select the geographic levels it is convenient to use practical criteria, similar to those mentioned for choosing the level of resolution, from the highest to the lowest. Another reason that the grouping levels reflect political or administrative regions is that the inventory may be useful at these decision-making levels. &lt;br&gt;&lt;br&gt; The highest grouping level (lowest resolution) is designated in DesInventar as – Level 0 -, the next as – Level 1 – and so on. An element in a subordinate level may only be part of a higher level.&lt;br&gt;&lt;br&gt;The following are practical examples of zoning levels and their geographic elements:&lt;br&gt;&lt;br&gt;On a national scale: In Mexico: States and Towns; In Peru: Departments, Provinces and Districts; In India: States, Districts and Blocks&lt;br&gt;&lt;br&gt;On an urban scale:&lt;br&gt;In Cali (Colombia): Communes and Neighbourhoods&lt;br&gt;In Lima (Peru): Districts and Neighbourhoods&lt;br&gt;&lt;br&gt;In cities, Communes, Neighbourhoods and Block may be considered as zones, with blocks being the resolution of the inventory, and, because of this, the level of data collection.</text:p>
          </table:table-cell>
          <table:table-cell table:style-name="ce5" office:value-type="string">
            <text:p><text:s/></text:p>
          </table:table-cell>
          <table:table-cell table:number-columns-repeated="236"/>
        </table:table-row>
        <table:table-row table:style-name="ro24">
          <table:table-cell office:value-type="string">
            <text:p>MetGuide</text:p>
          </table:table-cell>
          <table:table-cell office:value-type="string">
            <text:p>events</text:p>
          </table:table-cell>
          <table:table-cell office:value-type="float" office:value="7">
            <text:p>7</text:p>
          </table:table-cell>
          <table:table-cell office:value-type="string">
            <text:p>Definición de tipo de eventos</text:p>
          </table:table-cell>
          <table:table-cell table:style-name="ce11" office:value-type="string">
            <text:p>Definition of Events</text:p>
          </table:table-cell>
          <table:table-cell table:style-name="ce15" office:value-type="string">
            <text:p>Définition des événements</text:p>
          </table:table-cell>
          <table:table-cell table:style-name="ce5" office:value-type="string">
            <text:p>Definição de eventos</text:p>
          </table:table-cell>
          <table:table-cell office:value-type="string">
            <text:p>img</text:p>
          </table:table-cell>
          <table:table-cell table:style-name="ce13" office:value-type="string">
            <text:p>Image</text:p>
          </table:table-cell>
          <table:table-cell table:style-name="ce13" office:value-type="string">
            <text:p>Image</text:p>
          </table:table-cell>
          <table:table-cell table:style-name="ce5" office:value-type="string">
            <text:p>img</text:p>
          </table:table-cell>
          <table:table-cell table:style-name="ce30" office:value-type="string">
            <text:p>Es un fenómeno - natural, socio-natural o tecnológico - que actúa como el &lt;b&gt;detonante&lt;/b&gt; de los efectos adversos sobre las vidas humanas, la salud y/o la infraestructura económica y social de una comunidad. En DesInventar se maneja un conjunto de eventos predefinidos y se deja la posibilidad para que el usuario cree los que considere. No se deben duplicar eventos predefinidos.</text:p>
          </table:table-cell>
          <table:table-cell table:style-name="ce36" office:value-type="string">
            <text:p><text:span text:style-name="T4">An event is a phenomenon – natural, socio-natural or </text:span><text:span text:style-name="T4">technological – which acts as a </text:span><text:span text:style-name="T20">detonator</text:span><text:span text:style-name="T4"> of adverse </text:span><text:span text:style-name="T4">effects on human lives, health, and/or economic or social </text:span><text:span text:style-name="T4">infrastructure in a community. In DesInventar, a list of pre-</text:span><text:span text:style-name="T4">defined events is used which allows the user to choose the </text:span><text:span text:style-name="T4">most relevant. Pre-defined events should not be duplicated.</text:span></text:p>
          </table:table-cell>
          <table:table-cell table:style-name="ce37" office:value-type="string">
            <text:p><text:span text:style-name="T17">An event is a phenomenon – natural, socio-natural or </text:span><text:span text:style-name="T17">technological – which acts as a </text:span><text:span text:style-name="T22">detonator</text:span><text:span text:style-name="T17"> of adverse </text:span><text:span text:style-name="T17">effects on human lives, health, and/or economic or social </text:span><text:span text:style-name="T17">infrastructure in a community. In DesInventar, a list of pre-</text:span><text:span text:style-name="T17">defined events is used which allows the user to choose the </text:span><text:span text:style-name="T17">most relevant. Pre-defined events should not be duplicated.</text:span></text:p>
          </table:table-cell>
          <table:table-cell table:style-name="ce5" office:value-type="string">
            <text:p>Fenômeno - natural, sócio-natural ou tecnológico - que atua como o &lt;b&gt;detonante&lt;/b&gt; dos efeitos adversos sobre as vidas humanas, a saúde e/ou a infra-estrutura econômica e social de uma comunidade. Em DesInventar se maneja um conjunto de eventos pré-definidos e se deixa a possibilidade para que o usuário crie os próprios. Não se devem duplicar eventos pré-definidos.</text:p>
          </table:table-cell>
          <table:table-cell table:style-name="ce27" office:value-type="string">
            <text:p>Recuerde que en DesInventar, evento es diferente a desastre. Un evento puede disparar múltiples desastres, tantos como unidades geográficas afecte. Esto hace que las estadísticas llevadas con DesInventar difieran con respecto a estadísticas llevadas con la definición tradicional de desastre, pero sólo en cuanto al número de registros, nó con respecto a los efectos y daños.&lt;br&gt;&lt;br&gt;A diferencia de instituciones especializadas como servicios meteorológicos y sismológicos, en DesInventar no se incluyen todos los eventos (lluvias normales o que no tienen efectos adversos, terremotos de bajas magnitudes e intensidades, inundaciones en regiones no ocupadas ni cultivadas, etc.). DesInventar no busca hacer inventarios de eventos ni, mucho menos, reemplazar los servicios de información de variables ambientales en ningún país. Sólo se incluyen aquellos que hayan generado algún tipo de afectación.&lt;br&gt;&lt;br&gt;Obsérvese que a escalas locales los eventos disparadores pueden ser a su vez disparados por eventos de otro tipo o de una escala más ámplia de ocurrencia. Tal es el caso, por ejemplo, de epidemias generadas por cambios climáticos, inundaciones, avenidas y deslizamientos, marejadas, tempestades, etc., derivados de huracanes. La actual herramienta de DesInventar todavía no facilita agrupar estos múltiples desastres, para ciertas necesidades de análisis.&lt;br&gt;&lt;br&gt;&lt;b&gt;Eventos predefinidos&lt;/b&gt;&lt;br&gt;En todas las bases de datos se dispone de una lista de 36 tipos de eventos predefinidos de la metodología DesInventar. La selección de vocablos para denominar los tipos de eventos no es -ortodoxa-, vista desde disciplinas como la geología, la meteorología, etc, sinó que pretende aproximarse a las designaciones más comunes para los diversos fenómenos en los paises. Para su selección se consultaron diversos diccionarios y glosarios técnicos, sin preteder ser exhaustivos y se predefinieron con ésto y con discusiones en talleres internacionales en los cuales participaron investigadores de las ciencias sociales, económicas y físico - naturales. Se trata de proveer un conjunto de términos, lo más homogéneos posibles, de utilidad para proyectos a partir de fuentes de información no siempre especializadas en los diferentes países.&lt;br&gt;&lt;br&gt;Para mantener la homogeneidad entre diversas bases de datos y facilitar su comparabilidad es importante que los usuarios se acojan a la lista de eventos predefinidos. Cada uno de los eventos cuenta con una descripción y un conjunto de denominaciones que le son sinónimas, para una mayor ilustración de los usuarios.&lt;br&gt;&lt;br&gt;&lt;b&gt;Eventos personalizados&lt;/b&gt;&lt;br&gt;&lt;br&gt;DesInventar deja la posibilidad de crear un evento frecuente en una región y que es importante sistematizar si éste no se encuentra en la lista predefinida de -Eventos- de DesInventar. &lt;br&gt;&lt;br&gt;Si después de una revisión de las definiciones de los eventos predefinidos usted tiene un evento que no se encuentra en el listado, puede proceder a crear el evento personalizado. Los eventos personalizados podrán ser consultados exclusivamente en la base de datos en la que fueron creados.</text:p>
          </table:table-cell>
          <table:table-cell table:style-name="ce40" office:value-type="string">
            <text:p><text:span text:style-name="T7">Remember that in DesInventar, an event is different from a </text:span><text:span text:style-name="T7">disaster. An event may trigger multiple disasters as well as </text:span><text:span text:style-name="T7">affecting different geographical units. This means that the </text:span><text:span text:style-name="T7">statistics which DesInventar records, differ from statistics </text:span><text:span text:style-name="T7">which use the traditional definition of disaster, but only </text:span><text:span text:style-name="T7">insofar as the number of registers, not with respect to the </text:span><text:span text:style-name="T7">effects and damages.&lt;br&gt;&lt;br&gt;</text:span><text:span text:style-name="T17">In contrast to specialised </text:span><text:span text:style-name="T17">institutions such as meteorological and seismological </text:span><text:span text:style-name="T17">services, DesInventar does not include all events (normal </text:span><text:span text:style-name="T17">rainfall which does not produce adverse effects, tremors of </text:span><text:span text:style-name="T17">low magnitude and intensity, floods in regions that are </text:span><text:span text:style-name="T17">unoccupied or uncultivated. DesInventar does not intend to </text:span><text:span text:style-name="T17">make inventories of events</text:span><text:span text:style-name="T26"> </text:span><text:span text:style-name="T17">, and much less to replace those </text:span><text:span text:style-name="T17">information services of environmental variables in different </text:span><text:span text:style-name="T17">countries. Only events which have generated some kind of </text:span><text:span text:style-name="T17">affect are included.&lt;br&gt;&lt;br&gt;</text:span><text:span text:style-name="T7">It should be noted that on a </text:span><text:span text:style-name="T7">local scale, trigger events may in their turn be triggered by </text:span><text:span text:style-name="T7">other types of events on a broader occurrence scale. This is </text:span><text:span text:style-name="T7">the case, for example, in epidemics generated by climate </text:span><text:span text:style-name="T7">change, flood, flash-flood, landslide, storm surge, storm etc, </text:span><text:span text:style-name="T7">derived from hurricanes. The current tool of DesInventar is </text:span><text:span text:style-name="T7">still unable to facilitate the grouping of these multiple </text:span><text:span text:style-name="T7">disasters for certain analysis needs.&lt;br&gt;&lt;br&gt;</text:span><text:span text:style-name="T22">Predefined </text:span><text:span text:style-name="T22">Events</text:span><text:span text:style-name="T17"> &lt;br&gt;</text:span><text:span text:style-name="T7">In all the databases a list of 36 events, </text:span><text:span text:style-name="T7">predefined according to the methodology of DesInventar, is </text:span><text:span text:style-name="T7">available. The selection of terms to denominate these types </text:span><text:span text:style-name="T7">of Events is not “orthodox”, as seen from disciplines such as </text:span><text:span text:style-name="T7">geology, meteorology, etc, but rather is an attempt to arrive </text:span><text:span text:style-name="T7">at the most common designations for the different </text:span><text:span text:style-name="T7">phenomena that can affect countries. The selection process </text:span><text:span text:style-name="T7">relied on the consultation of diverse dictionaries and </text:span><text:span text:style-name="T7">technical glossaries (which by no means should be seen as </text:span><text:span text:style-name="T7">exhaustive), along with discussions in international </text:span><text:span text:style-name="T7">workshops with research participants from social, economic </text:span><text:span text:style-name="T7">and natural physics sciences. The intention is to provide a </text:span><text:span text:style-name="T7">gathering of terms which are as homogeneous as possible </text:span><text:span text:style-name="T7">and which may be useful for projects in different countries </text:span><text:span text:style-name="T7">whose sources of information are not always </text:span><text:span text:style-name="T7">specialised.&lt;br&gt;&lt;br&gt;In order to maintain homogeneity </text:span><text:span text:style-name="T7">between diverse databases and to facilitate comparability, it </text:span><text:span text:style-name="T7">is important that users refer to the list of pre-defined events. </text:span><text:span text:style-name="T7">Each of the events has a description and group of terms that </text:span><text:span text:style-name="T7">are synonyms, in order to make this clearer for users. </text:span><text:span text:style-name="T7">&lt;br&gt;&lt;br&gt;Personalised Events&lt;br&gt;DesInventar has left open </text:span><text:span text:style-name="T7">the possibility of creating a frequent event in a region, but it </text:span><text:span text:style-name="T7">is important to systematise this, if it is not to be found in the </text:span><text:span text:style-name="T7">list of pre-defined – Events - in DesInventar.&lt;br&gt;&lt;br&gt;If, after </text:span><text:span text:style-name="T7">a close revision of the definitions of pre-defined events, you </text:span><text:span text:style-name="T7">have an event that is not to be found in the list, you may </text:span><text:span text:style-name="T7">proceed to create a personalised event. Personalised </text:span><text:span text:style-name="T7">events may be only be consulted in the database where </text:span><text:span text:style-name="T7">they were created.</text:span></text:p>
          </table:table-cell>
          <table:table-cell table:style-name="ce40" office:value-type="string">
            <text:p><text:span text:style-name="T7">Remember that in DesInventar, an event is different from a </text:span><text:span text:style-name="T7">disaster. An event may trigger multiple disasters as well as </text:span><text:span text:style-name="T7">affecting different geographical units. This means that the </text:span><text:span text:style-name="T7">statistics which DesInventar records, differ from statistics </text:span><text:span text:style-name="T7">which use the traditional definition of disaster, but only </text:span><text:span text:style-name="T7">insofar as the number of registers, not with respect to the </text:span><text:span text:style-name="T7">effects and damages.&lt;br&gt;&lt;br&gt;</text:span><text:span text:style-name="T17">In contrast to specialised </text:span><text:span text:style-name="T17">institutions such as meteorological and seismological </text:span><text:span text:style-name="T17">services, DesInventar does not include all events (normal </text:span><text:span text:style-name="T17">rainfall which does not produce adverse effects, tremors of </text:span><text:span text:style-name="T17">low magnitude and intensity, floods in regions that are </text:span><text:span text:style-name="T17">unoccupied or uncultivated. DesInventar does not intend to </text:span><text:span text:style-name="T17">make inventories of events</text:span><text:span text:style-name="T26"> </text:span><text:span text:style-name="T17">, and much less to replace those </text:span><text:span text:style-name="T17">information services of environmental variables in different </text:span><text:span text:style-name="T17">countries. Only events which have generated some kind of </text:span><text:span text:style-name="T17">affect are included.&lt;br&gt;&lt;br&gt;</text:span><text:span text:style-name="T7">It should be noted that on a </text:span><text:span text:style-name="T7">local scale, trigger events may in their turn be triggered by </text:span><text:span text:style-name="T7">other types of events on a broader occurrence scale. This is </text:span><text:span text:style-name="T7">the case, for example, in epidemics generated by climate </text:span><text:span text:style-name="T7">change, flood, flash-flood, landslide, storm surge, storm etc, </text:span><text:span text:style-name="T7">derived from hurricanes. The current tool of DesInventar is </text:span><text:span text:style-name="T7">still unable to facilitate the grouping of these multiple </text:span><text:span text:style-name="T7">disasters for certain analysis needs.&lt;br&gt;&lt;br&gt;</text:span><text:span text:style-name="T22">Predefined </text:span><text:span text:style-name="T22">Events</text:span><text:span text:style-name="T17"> &lt;br&gt;</text:span><text:span text:style-name="T7">In all the databases a list of 36 events, </text:span><text:span text:style-name="T7">predefined according to the methodology of DesInventar, is </text:span><text:span text:style-name="T7">available. The selection of terms to denominate these types </text:span><text:span text:style-name="T7">of Events is not “orthodox”, as seen from disciplines such as </text:span><text:span text:style-name="T7">geology, meteorology, etc, but rather is an attempt to arrive </text:span><text:span text:style-name="T7">at the most common designations for the different </text:span><text:span text:style-name="T7">phenomena that can affect countries. The selection process </text:span><text:span text:style-name="T7">relied on the consultation of diverse dictionaries and </text:span><text:span text:style-name="T7">technical glossaries (which by no means should be seen as </text:span><text:span text:style-name="T7">exhaustive), along with discussions in international </text:span><text:span text:style-name="T7">workshops with research participants from social, economic </text:span><text:span text:style-name="T7">and natural physics sciences. The intention is to provide a </text:span><text:span text:style-name="T7">gathering of terms which are as homogeneous as possible </text:span><text:span text:style-name="T7">and which may be useful for projects in different countries </text:span><text:span text:style-name="T7">whose sources of information are not always </text:span><text:span text:style-name="T7">specialised.&lt;br&gt;&lt;br&gt;In order to maintain homogeneity </text:span><text:span text:style-name="T7">between diverse databases and to facilitate comparability, it </text:span><text:span text:style-name="T7">is important that users refer to the list of pre-defined events. </text:span><text:span text:style-name="T7">Each of the events has a description and group of terms that </text:span><text:span text:style-name="T7">are synonyms, in order to make this clearer for users. </text:span><text:span text:style-name="T7">&lt;br&gt;&lt;br&gt;Personalised Events&lt;br&gt;DesInventar has left open </text:span><text:span text:style-name="T7">the possibility of creating a frequent event in a region, but it </text:span><text:span text:style-name="T7">is important to systematise this, if it is not to be found in the </text:span><text:span text:style-name="T7">list of pre-defined – Events - in DesInventar.&lt;br&gt;&lt;br&gt;If, after </text:span><text:span text:style-name="T7">a close revision of the definitions of pre-defined events, you </text:span><text:span text:style-name="T7">have an event that is not to be found in the list, you may </text:span><text:span text:style-name="T7">proceed to create a personalised event. Personalised </text:span><text:span text:style-name="T7">events may be only be consulted in the database where </text:span><text:span text:style-name="T7">they were created.</text:span></text:p>
          </table:table-cell>
          <table:table-cell table:style-name="ce5" office:value-type="string">
            <text:p><text:s/></text:p>
          </table:table-cell>
          <table:table-cell table:number-columns-repeated="236"/>
        </table:table-row>
        <table:table-row table:style-name="ro25">
          <table:table-cell office:value-type="string">
            <text:p>MetGuide</text:p>
          </table:table-cell>
          <table:table-cell office:value-type="string">
            <text:p>causes</text:p>
          </table:table-cell>
          <table:table-cell office:value-type="float" office:value="8">
            <text:p>8</text:p>
          </table:table-cell>
          <table:table-cell office:value-type="string">
            <text:p>Definición de tipo de causas</text:p>
          </table:table-cell>
          <table:table-cell table:style-name="ce11" office:value-type="string">
            <text:p>Definition of Causes</text:p>
          </table:table-cell>
          <table:table-cell table:style-name="ce15" office:value-type="string">
            <text:p>Définition des causes</text:p>
          </table:table-cell>
          <table:table-cell table:style-name="ce5" office:value-type="string">
            <text:p>Definição de causas</text:p>
          </table:table-cell>
          <table:table-cell office:value-type="string">
            <text:p>img</text:p>
          </table:table-cell>
          <table:table-cell table:style-name="ce13" office:value-type="string">
            <text:p>Image</text:p>
          </table:table-cell>
          <table:table-cell table:style-name="ce13" office:value-type="string">
            <text:p>Image</text:p>
          </table:table-cell>
          <table:table-cell table:style-name="ce5" office:value-type="string">
            <text:p>img</text:p>
          </table:table-cell>
          <table:table-cell table:style-name="ce27" office:value-type="string">
            <text:p>Fenómeno inmediato que causó el evento. Normalmente las causas del desastre son una combinación de circunstancias propias del entorno sociocultural, económico, político e histórico, que se combinan con el evento detonante del desastre, sea éste un fenómeno de origen natural o antrópico.</text:p>
          </table:table-cell>
          <table:table-cell table:style-name="ce12" office:value-type="string">
            <text:p>The phenomenon which immediately caused the event. Normally disasters are caused by a combination of circumstances relating to the socio-cultural, economic, political and historical environment, which may combine with an event to detonate the disaster, whether this is a phenomenon of natural or anthropological origin.</text:p>
          </table:table-cell>
          <table:table-cell table:style-name="ce12" office:value-type="string">
            <text:p>The phenomenon which immediately caused the event. Normally disasters are caused by a combination of circumstances relating to the socio-cultural, economic, political and historical environment, which may combine with an event to detonate the disaster, whether this is a phenomenon of natural or anthropological origin.</text:p>
          </table:table-cell>
          <table:table-cell table:style-name="ce5" office:value-type="string">
            <text:p>Fenômeno imediato que causou o evento. Normalmente as causas do desastre são uma combinação de circunstâncias próprias do entorno sociocultural, econômico, político e histórico, que se misturam com o evento detonante do desastre, seja este um fenômeno de origem natural ou antrópica.</text:p>
          </table:table-cell>
          <table:table-cell office:value-type="string">
            <text:p>Uno de los propósitos de la metodología DesInventar, y jústamente uno de los motivos de su desarrollo, es validar o mejorar hipótesis sobre relaciones entre desastres y condiciones de vulnerabilidad. Para ello debe buscarse facilitar la relación entre los inventarios y otras variables sociales, económicas y medioambientales.&lt;br&gt;&lt;br&gt;En algunos casos la causa se atribuye a fenómenos de mayor cobertura espacial y energía (sismos, huracanes, etc.), caso en el cual se -encubren- las demás variables que obviamente son fundamentales, como la planificiación y usos del suelo, el hacinamiento y deterioro de las condiciones de vida de amplios segmentos de la población, etc. En sentido estricto, al evaluar cada desastre, por más -natural- que parezca éste ocurre como un desajuste entre las complejas variables y dinámicas que construyeron un entorno social o de infraestructura – servicios y los factores tanto internos (condiciones de vulnerabilidad) como -externos- (el evento de origen natural o antrópico), que pusieron en evidencia el riesgo, que condujeron a que el riesgo se materializara.&lt;br&gt;&lt;br&gt;El tema de la multicausalidad de los desastres es todavía un terreno de discusión académica y conceptual que no pretendemos agotar en DesInventar. Por esta razón se deja abierta la posibilidad de crear nuevas causas, aunque se recomienda que los usuarios busquen ajustarse a las predifinidas.&lt;br&gt;&lt;br&gt;Una vez realizados los inventarios éstos son la materia prima para análisis e investigaciones sobre escenarios de vulnerabilidad, factores la amenaza y construcción – prospección de escenarios de riesgo, elementos con los cuales los analistas, investigadores, planificadores y gobernantes pueden tomar las mejores decisiones para la gestión de riesgos en los ámbitos o niveles creados con <text:s/>DesInventar.&lt;br&gt;&lt;br&gt;&lt;b&gt;Causas predefinidas&lt;/b&gt;&lt;br&gt;Se han predefinido un conjunto de causas cuya aplicación no siempre es evidente o directa y por tanto se constituye en una guía general.&lt;br&gt;&lt;br&gt;&lt;b&gt;Causas personalizadas&lt;/b&gt;&lt;br&gt;Recomendamos evitar el uso de la causa -Otra causa-, en vez se recomienda revisar exhaustivamente la lista de causas y, dependiendo de las necesidades y del contexto, crear la que haga falta. </text:p>
          </table:table-cell>
          <table:table-cell table:style-name="ce41" office:value-type="string">
            <text:p>One of the objectives of DesInventar’s methodology, and precisely one of the motives for its development, is to validate or improve hypotheses about the relationship between disasters and conditions of vulnerability. <text:s/>For that reason, it should try to facilitate the relation between inventories and other social, economic or environmental variables.&lt;br&gt;&lt;br&gt; <text:span text:style-name="T29">In some cases, the cause </text:span><text:span text:style-name="T29">is attributed to phenomena of wider </text:span><text:span text:style-name="T29">spatial or energy coverage </text:span><text:span text:style-name="T29">(earthquakes, hurricanes, etc.) which </text:span><text:span text:style-name="T29">would thus encapsulate other, obviously </text:span><text:span text:style-name="T29">fundamental, variables such as </text:span><text:span text:style-name="T29">planning and use of land, overcrowding </text:span><text:span text:style-name="T29">and deterioration of living conditions for </text:span><text:span text:style-name="T29">large sections of the population, etc. </text:span><text:span text:style-name="T29">&lt;br&gt;&lt;br&gt;</text:span>Strictly speaking every disaster, however natural it may appear, occurs because of an imbalance between complex variables and dynamics of which a social environment or one of infrastructure is constructed - services and internal factors (vulnerable conditions) as much as external factors (the event of natural or anthropological origin) which bring to light the risk and lead to the event taking place. &lt;br&gt;&lt;br&gt;<text:span text:style-name="T29">The theme of </text:span><text:span text:style-name="T29">multi-causality of disasters is still an </text:span><text:span text:style-name="T29">area for academic and conceptual </text:span><text:span text:style-name="T29">debate, and one which DesInventar </text:span><text:span text:style-name="T29">does not intend to cover. For this </text:span><text:span text:style-name="T29">reason, we have left open the possibility </text:span><text:span text:style-name="T29">of creating new causes, although it is </text:span><text:span text:style-name="T29">recommended that users first try to </text:span><text:span text:style-name="T29">adjust their cause to the pre-defined list. </text:span><text:span text:style-name="T29">&lt;br&gt;&lt;br&gt;</text:span>Once the inventories have been carried out, this is the primary material for analysis and research on vulnerability scenarios, factors of threat and construction – projection of risk scenarios, <text:s/>with which data analysts, researchers, planners and governments may make better decisions for risk management at the levels created by DesInventar.&lt;br&gt;&lt;br&gt;Pre-defined Causes&lt;br&gt;A list of causes have been pre-defined, the application of which is not always direct or self-evident. For this reason, they have been included in a general guide.&lt;br&gt;&lt;br&gt;Personalised Causes&lt;br&gt;It is recommended that the use of the causes – Other Cause – and – Unknown – be avoided, without first revising carefully the list of causes. Then, depending on necessity and context, a cause can be created.</text:p>
          </table:table-cell>
          <table:table-cell table:style-name="ce41" office:value-type="string">
            <text:p>One of the objectives of DesInventar’s methodology, and precisely one of the motives for its development, is to validate or improve hypotheses about the relationship between disasters and conditions of vulnerability. <text:s/>For that reason, it should try to facilitate the relation between inventories and other social, economic or environmental variables.&lt;br&gt;&lt;br&gt; <text:span text:style-name="T29">In some cases, the cause </text:span><text:span text:style-name="T29">is attributed to phenomena of wider </text:span><text:span text:style-name="T29">spatial or energy coverage </text:span><text:span text:style-name="T29">(earthquakes, hurricanes, etc.) which </text:span><text:span text:style-name="T29">would thus encapsulate other, obviously </text:span><text:span text:style-name="T29">fundamental, variables such as </text:span><text:span text:style-name="T29">planning and use of land, overcrowding </text:span><text:span text:style-name="T29">and deterioration of living conditions for </text:span><text:span text:style-name="T29">large sections of the population, etc. </text:span><text:span text:style-name="T29">&lt;br&gt;&lt;br&gt;</text:span>Strictly speaking every disaster, however natural it may appear, occurs because of an imbalance between complex variables and dynamics of which a social environment or one of infrastructure is constructed - services and internal factors (vulnerable conditions) as much as external factors (the event of natural or anthropological origin) which bring to light the risk and lead to the event taking place. &lt;br&gt;&lt;br&gt;<text:span text:style-name="T29">The theme of </text:span><text:span text:style-name="T29">multi-causality of disasters is still an </text:span><text:span text:style-name="T29">area for academic and conceptual </text:span><text:span text:style-name="T29">debate, and one which DesInventar </text:span><text:span text:style-name="T29">does not intend to cover. For this </text:span><text:span text:style-name="T29">reason, we have left open the possibility </text:span><text:span text:style-name="T29">of creating new causes, although it is </text:span><text:span text:style-name="T29">recommended that users first try to </text:span><text:span text:style-name="T29">adjust their cause to the pre-defined list. </text:span><text:span text:style-name="T29">&lt;br&gt;&lt;br&gt;</text:span>Once the inventories have been carried out, this is the primary material for analysis and research on vulnerability scenarios, factors of threat and construction – projection of risk scenarios, <text:s/>with which data analysts, researchers, planners and governments may make better decisions for risk management at the levels created by DesInventar.&lt;br&gt;&lt;br&gt;Pre-defined Causes&lt;br&gt;A list of causes have been pre-defined, the application of which is not always direct or self-evident. For this reason, they have been included in a general guide.&lt;br&gt;&lt;br&gt;Personalised Causes&lt;br&gt;It is recommended that the use of the causes – Other Cause – and – Unknown – be avoided, without first revising carefully the list of causes. Then, depending on necessity and context, a cause can be created.</text:p>
          </table:table-cell>
          <table:table-cell table:style-name="ce5" office:value-type="string">
            <text:p>Anualmente ocorrem milhares de desastres na América Latina, Caribe, Ásia e África, porém estes passam despercebidos como conseqüência de concepções que consideram como desastre somente os efeitos de eventos de grande envergadura que causaram enormes impactos. Há uma ausência de registros sistemáticos, homogêneos e comparáveis sobre a tipologia dos desastres, estes entendidos como os efeitos adversos da ocorrência de eventos ameaçadores das condições de vulnerabilidade em cada região, país ou cidade.&lt;br&gt;&lt;br&gt;Em muitos países existem instituições e pesquisadores interessados na temática dos desastres, os quais utilizam diversas ferramentas para sistematizar a informação. Estas consistem geralmente em bancos de dados ou arquivos físicos, estruturados com base em critérios específicos e interesses particulares ou setoriais, utilizando diferentes formulários. Além disso, existe grande quantidade de informação ainda não sistematizada, principalmente de fontes jornalísticas. Porém, esta informação deve estar georreferenciada, pois tanto os desastres (efeitos adversos sobre elementos vulneráveis como comunidades e infra-estrutura) quanto os eventos que os geram (ameaças) são variáveis geográficas com um comportamento particular relativo a um local.&lt;br&gt;&lt;br&gt;Um objetivo comum nas regiões e países de América Latina, Ásia e África é gerar capacidades de análise e de representação espaço-temporal dos efeitos (desastres) derivados de condições de ameaças e vulnerabilidades, tanto em retrospectiva quanto em prospectiva, para aplicações na gestão do risco, desde ações de mitigação até as de atendimento e recuperação pós-desastre. Avaliações qualitativas e quantitativas do crescimento das vulnerabilidades requerem uma sólida base documental e registros tanto de ocorrências passadas, quanto de atuais e cotidianas. Como uma contribuição ao alcance destes objetivos, LA RED iniciou, no final do ano 1993, o projeto de Inventários de Desastres na América Latina, que na sua fase experimental consistiu em: a) discutir e estabelecer critérios conceituais e metodológicos sobre o tratamento analítico dos desastres observados numa perspectiva de resolução espacial; b) coletar a informação sobre desastres no período 1990-1999, de fontes disponíveis, num grupo inicial de países latino-americanos (México, Guatemala, El Salvador, Costa Rica, Colômbia, Equador, Peru e Argentina); e c) desenvolver uma ferramenta para o registro das informações coletadas.&lt;br&gt;&lt;br&gt;LA RED tem desenvolvido esta metodologia com o propósito de fornecer aos diferentes responsáveis das ações de prevenção e mitigação de desastres (governos e sistemas nacionais de planificação e atendimento de emergências e de desastres; organismos regionais e locais de prevenção; organismos de socorro; agências internacionais e bilaterais; empresas de seguros; comunidades organizadas; meios de comunicação; pesquisadores) melhores capacidades para coleta, processamento, análise e representação homogênea dos desastres. Nesta metodologia os desastres são entendidos como os efeitos adversos que ocorrem sobre populações, bens e infra-estrutura vulneráveis a causa de fenômenos sócio-naturais e naturais.</text:p>
          </table:table-cell>
          <table:table-cell table:number-columns-repeated="236"/>
        </table:table-row>
        <table:table-row table:style-name="ro26">
          <table:table-cell office:value-type="string">
            <text:p>MetGuide</text:p>
          </table:table-cell>
          <table:table-cell office:value-type="string">
            <text:p>extraeffects</text:p>
          </table:table-cell>
          <table:table-cell office:value-type="float" office:value="9">
            <text:p>9</text:p>
          </table:table-cell>
          <table:table-cell office:value-type="string">
            <text:p>Efectos adicionales</text:p>
          </table:table-cell>
          <table:table-cell table:style-name="ce11" office:value-type="string">
            <text:p>Additional Effects</text:p>
          </table:table-cell>
          <table:table-cell table:style-name="ce15" office:value-type="string">
            <text:p>D'autres effets</text:p>
          </table:table-cell>
          <table:table-cell table:style-name="ce5" office:value-type="string">
            <text:p>Efeitos adicionais</text:p>
          </table:table-cell>
          <table:table-cell office:value-type="string">
            <text:p>img</text:p>
          </table:table-cell>
          <table:table-cell table:style-name="ce13" office:value-type="string">
            <text:p>Image</text:p>
          </table:table-cell>
          <table:table-cell table:style-name="ce13" office:value-type="string">
            <text:p>Image</text:p>
          </table:table-cell>
          <table:table-cell table:style-name="ce5" office:value-type="string">
            <text:p>img</text:p>
          </table:table-cell>
          <table:table-cell table:style-name="ce27" office:value-type="string">
            <text:p>Conjunto de efectos no contemplados en el listado de efectos básicos de la Ficha o que representan un mayor detalle de los datos presentados en éstos. Por ejemplo, tipos de cultivos afectados, la discriminación de los tipos de puentes afectados o destruidos, etc.</text:p>
          </table:table-cell>
          <table:table-cell table:style-name="ce12" office:value-type="string">
            <text:p>Effects not contemplated in the list of basic effects in the Record, or which represent more detail than the data presented in these. For example, types of crops affected, discrimination between bridges affected or destroyed, etc.</text:p>
          </table:table-cell>
          <table:table-cell table:style-name="ce12" office:value-type="string">
            <text:p>Effects not contemplated in the list of basic effects in the Record, or which represent more detail than the data presented in these. For example, types of crops affected, discrimination between bridges affected or destroyed, etc.</text:p>
          </table:table-cell>
          <table:table-cell table:style-name="ce5" office:value-type="string">
            <text:p>Conjunto de efeitos não incluídos no listado de efeitos básicos do Formulário ou que representam um maior detalhe dos dados apresentados. Por exemplo, os tipos de cultivos afetados ou os tipos de pontes afetadas ou destruídas.</text:p>
          </table:table-cell>
          <table:table-cell office:value-type="string">
            <text:p>Uno de los temas importantes en la fase previa de desarrollo de un inventario de desastres es la planificación y determinación de las necesidades de información adicionales a las que DesInventar contempla en la Ficha. Esta determinación debe conllevar al diseño organizado y sustentado de un conjunto de efectos adicionales.&lt;br&gt;&lt;br&gt;Elabore una lista de bloques temáticos de información, tales como: actividades previas al desastre en prevención y mitigación del riesgo; información adicional y relevante para la institución acerca del desastre mismo; datos sobre la fase de respuesta y atención inmediata, sobre la fase de recuperación postdesastre, la prevención y mitigación de post-desastre, el papel de otras entidades en el desastre, etc; así como bloques temáticos que amplien campos contemplados en la Ficha: por ejemplo los tipos de puentes (peatonales, vehiculares), sexo o edad de las personas afectadas, ampliación del campo Sector Salud (Hospitales, centro de salud, etc).&lt;br&gt;&lt;br&gt;Tenga en cuenta evaluar los costos y consecuencias de asumir la carga adicional que supone la adquisición, validación y procesamiento de los datos diseñados, así como las dificultades que se puedan presentar tanto en la fase de investigación retrospectiva como en la operación cotidiana del inventario. </text:p>
          </table:table-cell>
          <table:table-cell table:style-name="ce12" office:value-type="string">
            <text:p>One of the most important themes in the prior development phase of an inventory of disasters is planning and identification of the necessity for more information than that contemplated in DesInventa’s Record. This identification should lead to an organised and sustained design for a range of additional effects.&lt;br&gt;&lt;br&gt;Create a list of thematic blocks of information, such as: prevention and risk mitigation activities undertaken prior to the event; additional and relevant information for the institution about the disaster itself; data pertaining to response and immediate attention, to post-disaster recuperation, prevention and mitigation post-disaster, the role of other entities in the disaster, etc. and thematic blocks which amplify fields already contemplated in the Record: for example, types of bridges (pedestrian, vehicular), sex or age of affected persons, amplification of the field Health Sector (hospitals, health centres, etc).&lt;br&gt;&lt;br&gt;Take into account an evaluation of the costs and consequences of assuming the additional load of acquiring, validating and processing the data designed, as well as the difficulties involved in both retrospective investigation and current operation of the inventory.</text:p>
          </table:table-cell>
          <table:table-cell table:style-name="ce12" office:value-type="string">
            <text:p>One of the most important themes in the prior development phase of an inventory of disasters is planning and identification of the necessity for more information than that contemplated in DesInventa’s Record. This identification should lead to an organised and sustained design for a range of additional effects.&lt;br&gt;&lt;br&gt;Create a list of thematic blocks of information, such as: prevention and risk mitigation activities undertaken prior to the event; additional and relevant information for the institution about the disaster itself; data pertaining to response and immediate attention, to post-disaster recuperation, prevention and mitigation post-disaster, the role of other entities in the disaster, etc. and thematic blocks which amplify fields already contemplated in the Record: for example, types of bridges (pedestrian, vehicular), sex or age of affected persons, amplification of the field Health Sector (hospitals, health centres, etc).&lt;br&gt;&lt;br&gt;Take into account an evaluation of the costs and consequences of assuming the additional load of acquiring, validating and processing the data designed, as well as the difficulties involved in both retrospective investigation and current operation of the inventory.</text:p>
          </table:table-cell>
          <table:table-cell table:style-name="ce5" office:value-type="string">
            <text:p>Conceitual, porque não se baseia nos eventos de grande impacto sobre regiões ou países, mas sim nos efeitos desses eventos sobre comunidades vulneráveis perceptíveis na escala de suas localidades. Também porque considera como desastres todas aquelas perdas devidas aos impactos de fenômenos de origem natural, tecnológica ou antrópica, de ocorrência freqüente nessas mesmas comunidades.&lt;br&gt;&lt;br&gt;Metodológico porque, baseado em definições de efeitos adversos e de perdas, permite classificar-los de acordo com as variáveis espaço-temporais em que acontecem. Com este objetivo possibilita a representação geográfica de todas as variáveis consideradas, a partir de dados levantados desde escalas locais. Isto permite visualização dos desastres partindo do local até visualizações integradas em escalas nacionais, além de visões multi-temporais em todos os níveis espaciais.&lt;br&gt;&lt;br&gt;É um sistema de inventários de desastres; uma metodologia de registro de informação sobre características e efeitos de diversos tipos de desastres, com especial interesse nos desastres de escalas regionais ou nacionais mas que permite observar o acumulados de desastres locais desde perspectivas nacionais e regionais.&lt;br&gt;&lt;br&gt;A metodologia de DesInventar, concebida de maneira flexível e adaptável, pode ser implementada em unidades político-administrativas, de planejamento, de gestão ou de operação de instituições, desde níveis de resolução nacionais até níveis de detalhe, por exemplo em uma cidade compartimentada em bairros ou quarteirões.&lt;br&gt;&lt;br&gt;Assim, DesInventar é a síntese do processo pelo qual os grupos de pesquisa em torno de LA RED propõem uma estrutura de unificação conceitual e metodológica sobre os desastres e, simultaneamente, o instrumento para o desenvolvimento dos objetivos propostos. Os critérios básicos que orientam a DesInventar são:&lt;br&gt;&lt;br&gt; &lt;li&gt;todos os inventários possuem as mesmas variáveis para medir efeitos além de uma classificação básica e homogênea de eventos;&lt;/li&gt; &lt;li&gt;a informação coletada e processada se ingressa numa escala temporal e num nível espacial georreferenciado;&lt;/li&gt; &lt;li&gt;os inventários são tratados analiticamente, mediante ferramentas do sistema, como requisito básico para obter visões espaciais e temporais da ocorrência de desastres, para o apoio de pesquisas comparativas e como suporte para a gestão de riscos.&lt;/li&gt;</text:p>
          </table:table-cell>
          <table:table-cell table:number-columns-repeated="236"/>
        </table:table-row>
        <table:table-row table:style-name="ro27">
          <table:table-cell office:value-type="string">
            <text:p>MetGuide</text:p>
          </table:table-cell>
          <table:table-cell office:value-type="string">
            <text:p>datacards</text:p>
          </table:table-cell>
          <table:table-cell office:value-type="float" office:value="10">
            <text:p>10</text:p>
          </table:table-cell>
          <table:table-cell office:value-type="string">
            <text:p>Definición de efectos básicos</text:p>
          </table:table-cell>
          <table:table-cell table:style-name="ce11" office:value-type="string">
            <text:p>Definition of Basic Effects</text:p>
          </table:table-cell>
          <table:table-cell table:style-name="ce15" office:value-type="string">
            <text:p>Définition des effets de base</text:p>
          </table:table-cell>
          <table:table-cell table:style-name="ce5" office:value-type="string">
            <text:p>Definição de efeitos básicos</text:p>
          </table:table-cell>
          <table:table-cell office:value-type="string">
            <text:p>img</text:p>
          </table:table-cell>
          <table:table-cell table:style-name="ce13" office:value-type="string">
            <text:p>Image</text:p>
          </table:table-cell>
          <table:table-cell table:style-name="ce13" office:value-type="string">
            <text:p>Image</text:p>
          </table:table-cell>
          <table:table-cell table:style-name="ce5" office:value-type="string">
            <text:p>img</text:p>
          </table:table-cell>
          <table:table-cell table:style-name="ce27" office:value-type="string">
            <text:p>Conjunto de pérdidas o efectos adversos ocurridos en una unidad geográfica determinada. Éstos se constituyen en indicativos directos de las condiciones de vulnerabilidad de comunidades, regiones y países. </text:p>
          </table:table-cell>
          <table:table-cell table:style-name="ce12" office:value-type="string">
            <text:p>The sum of loss or adverse effects which take place in a specific geographical unit. These are the direct indicators of conditions of vulnerability in communities, regions and countries.</text:p>
          </table:table-cell>
          <table:table-cell table:style-name="ce12" office:value-type="string">
            <text:p>The sum of loss or adverse effects which take place in a specific geographical unit. These are the direct indicators of conditions of vulnerability in communities, regions and countries.</text:p>
          </table:table-cell>
          <table:table-cell table:style-name="ce5" office:value-type="string">
            <text:p>Conjunto de perdas ou efeitos adversos ocorridos numa unidade geográfica determinada. Estes são indicadores indiretos das condições de vulnerabilidade de comunidades, regiões e países. </text:p>
          </table:table-cell>
          <table:table-cell table:style-name="ce30" office:value-type="string">
            <text:p>DesInventar maneja un conjunto de variables de los efectos comúnmente generados en un desastre tales como en personas, viviendas, infraestrutura vital y sectores económicos.&lt;br&gt; &lt;br&gt;Además de la georreferenciación (nivel de resolución), fecha y tipo de evento detonante, los campos de -Efectos- son el corazón de la metodología DesInventar. Recuérde que no estamos construyendo series históricas ni observaciones de lo cotidiano, tipo servicios meteorológicos, sino pérdidas expresadas como efectos adversos.&lt;br&gt;&lt;br&gt;Los efectos del desastre se han clasificado en cuatro grupos:&lt;br&gt;&lt;br&gt;a) Relacionados con las personas&lt;br&gt;b) Relacionados con la vivienda&lt;br&gt; c) Relacionados con la infraestructura &lt;br&gt;d) Pérdidas económicas.&lt;br&gt;</text:p>
          </table:table-cell>
          <table:table-cell table:style-name="ce12" office:value-type="string">
            <text:p>DesInventar works with a list of variables of effects commonly generated by a disaster such as, those that affect people, homes, vital infrastructure, and economic sectors. &lt;br&gt;&lt;br&gt;In addition to the geographical reference (resolution level), data and type of detonating event, the –Effect - fields are the heart of DesInventar’s methodology. Remember that we are not constructing historical series nor daily observations, nor meteorological services; rather, loss expressed as adverse effects.&lt;br&gt;&lt;br&gt;The effects of disaster have been classified in four groups:&lt;br&gt;&lt;br&gt;Related to people; Related to homes; Related to infrastructure; Economic loss</text:p>
          </table:table-cell>
          <table:table-cell table:style-name="ce12" office:value-type="string">
            <text:p>DesInventar works with a list of variables of effects commonly generated by a disaster such as, those that affect people, homes, vital infrastructure, and economic sectors. &lt;br&gt;&lt;br&gt;In addition to the geographical reference (resolution level), data and type of detonating event, the –Effect - fields are the heart of DesInventar’s methodology. Remember that we are not constructing historical series nor daily observations, nor meteorological services; rather, loss expressed as adverse effects.&lt;br&gt;&lt;br&gt;The effects of disaster have been classified in four groups:&lt;br&gt;&lt;br&gt;Related to people; Related to homes; Related to infrastructure; Economic loss</text:p>
          </table:table-cell>
          <table:table-cell table:style-name="ce5" office:value-type="string">
            <text:p>A organização da Guia corresponde à seqüência de tarefas que se devem realizar para a implementação de um projeto de inventário de desastres. Inicialmente se deve definir a resolução e o entorno geográfico, as características particulares do inventário, além de conhecer o conceito de desastres de DesInventar. A seguir, deve-se conhecer em detalhe as características dos dados requeridos nos campos pré-definidos do formulário e, se necessário, devem-se definir e criar campos complementares através do formulário estendido. Depois é dada uma série de dicas para um melhor processo de ingresso dos dados no inventário. No final se incluem perguntas e respostas freqüentes na aplicação da metodologia.&lt;br&gt; &lt;br&gt;Em representação de LA RED, a coordenação de DesInventar na CORPORACION OSSO (Cali, Colômbia) espera que esta Guia seja um suporte adequado para os usuários em beneficio de dispor projetos que ajudem aos países, instituições e pessoas que trabalham na gestão de riscos.</text:p>
          </table:table-cell>
          <table:table-cell table:number-columns-repeated="236"/>
        </table:table-row>
        <table:table-row table:style-name="ro2">
          <table:table-cell office:value-type="string">
            <text:p>MetGuide</text:p>
          </table:table-cell>
          <table:table-cell office:value-type="string">
            <text:p>references</text:p>
          </table:table-cell>
          <table:table-cell office:value-type="float" office:value="11">
            <text:p>11</text:p>
          </table:table-cell>
          <table:table-cell office:value-type="string">
            <text:p>Referencias</text:p>
          </table:table-cell>
          <table:table-cell table:style-name="ce11" office:value-type="string">
            <text:p>References</text:p>
          </table:table-cell>
          <table:table-cell table:style-name="ce15" office:value-type="string">
            <text:p>Références</text:p>
          </table:table-cell>
          <table:table-cell table:style-name="ce5" office:value-type="string">
            <text:p>Referências</text:p>
          </table:table-cell>
          <table:table-cell office:value-type="string">
            <text:p><text:s/></text:p>
          </table:table-cell>
          <table:table-cell table:style-name="ce13" office:value-type="string">
            <text:p><text:s/></text:p>
          </table:table-cell>
          <table:table-cell table:style-name="ce13" office:value-type="string">
            <text:p><text:s/></text:p>
          </table:table-cell>
          <table:table-cell table:style-name="ce5" office:value-type="string">
            <text:p><text:s/></text:p>
          </table:table-cell>
          <table:table-cell office:value-type="string">
            <text:p>Enlaces web hacia LARED, DesInventar, OSSO, informes, artículos, revistas, etc</text:p>
          </table:table-cell>
          <table:table-cell table:style-name="ce13" office:value-type="string">
            <text:p>Weblinks to LA RED, DesInventar, OSSO, reports, articles, magazines, etc.</text:p>
          </table:table-cell>
          <table:table-cell table:style-name="ce13" office:value-type="string">
            <text:p>Weblinks to LA RED, DesInventar, OSSO, reports, articles, magazines, etc.</text:p>
          </table:table-cell>
          <table:table-cell table:style-name="ce5" office:value-type="string">
            <text:p>Vínculos web com LA RED, DesInventar, CORPOSSO, relatórios, artigos, periódicos, etc.</text:p>
          </table:table-cell>
          <table:table-cell office:value-type="string">
            <text:p><text:s/></text:p>
          </table:table-cell>
          <table:table-cell table:style-name="ce13" office:value-type="string">
            <text:p><text:s/></text:p>
          </table:table-cell>
          <table:table-cell table:style-name="ce13" office:value-type="string">
            <text:p><text:s/></text:p>
          </table:table-cell>
          <table:table-cell table:style-name="ce5" office:value-type="string">
            <text:p><text:s/></text:p>
          </table:table-cell>
          <table:table-cell table:number-columns-repeated="236"/>
        </table:table-row>
        <table:table-row table:style-name="ro28">
          <table:table-cell office:value-type="string">
            <text:p>DI8Info</text:p>
          </table:table-cell>
          <table:table-cell office:value-type="string">
            <text:p>portal</text:p>
          </table:table-cell>
          <table:table-cell table:style-name="ce8" office:value-type="float" office:value="1">
            <text:p>1</text:p>
          </table:table-cell>
          <table:table-cell office:value-type="string">
            <text:p>Portal DesInventar8</text:p>
          </table:table-cell>
          <table:table-cell table:style-name="ce11" office:value-type="string">
            <text:p>Portal DesInventar</text:p>
          </table:table-cell>
          <table:table-cell table:style-name="ce15" office:value-type="string">
            <text:p>Portail DesInventar</text:p>
          </table:table-cell>
          <table:table-cell table:style-name="ce5" office:value-type="string">
            <text:p>Portal DesInventar8</text:p>
          </table:table-cell>
          <table:table-cell office:value-type="string">
            <text:p><text:s/></text:p>
          </table:table-cell>
          <table:table-cell table:style-name="ce13" office:value-type="string">
            <text:p><text:s/></text:p>
          </table:table-cell>
          <table:table-cell table:style-name="ce13" office:value-type="string">
            <text:p><text:s/></text:p>
          </table:table-cell>
          <table:table-cell table:style-name="ce5" office:value-type="string">
            <text:p><text:s/></text:p>
          </table:table-cell>
          <table:table-cell table:style-name="ce31" office:value-type="string">
            <text:p>DesInventar 8 es la implementación de software para ambiente Internet de la actual metodología de DesInventar, que hereda las funcionalidades de las versiones anteriores. DesInventar 8 cuenta con las siguientes funciones:&lt;br&gt;&lt;br&gt;1. Módulo de ingreso de información en línea: &lt;ul&gt;&lt;li&gt;Exclusivo para responsables de cada base de datos&lt;/li&gt; &lt;li&gt;Con roles según diferentes niveles de permisos.&lt;/li&gt;&lt;li&gt;Soporte para múltiples usuarios y controles para la modificación de las bases de datos.&lt;/li&gt; &lt;li&gt;Personalización de las base de datos.&lt;/li&gt; &lt;li&gt;Registro de desastres en la ficha básica.&lt;/li&gt; &lt;li&gt;Opción de creación de una ficha personalizada complementaria de la ficha básica.&lt;/li&gt;&lt;/ul&gt; &lt;br&gt; 2. Módulo de consulta de las bases de datos de acceso libre.&lt;br&gt; &lt;ul&gt;&lt;li&gt;Acceso libre.&lt;/li&gt; &lt;li&gt;Generación de consulta que relaciona las variables básicas: geografía, eventos, causas, efectos y periodo.&lt;/li&gt; &lt;li&gt;Generación de consultas detalladas para variables numéricas de efectos (muertos, heridos, etc), para buscar rangos de mayor que, menor que, entre tal y cual valor, entre otros. Tambien la posibilidad de búsqueda en los campos de observaciones de la ficha.&lt;/li&gt; &lt;li&gt;Visualización de consultas a través de gráficos y mapas temáticos.&lt;/li&gt; &lt;li&gt;Despliegue de resultados en tablas con paginación, ordenamiento, selección de columnas, etc.&lt;/li&gt; &lt;li&gt;Exportación de resultados a diversos formatos.&lt;/li&gt; &lt;li&gt;Interoperación con Sistema de Información Andino para la Prevención y Atención de Desastres (SIAPAD).&lt;/li&gt; &lt;li&gt;Consulta integrada de las bases nacionales de la Subregión Andina.&lt;/li&gt;&lt;/ul&gt;</text:p>
          </table:table-cell>
          <table:table-cell table:style-name="ce12" office:value-type="string">
            <text:p><text:span text:style-name="T17">DesInventar 8 is the implementation of software on the </text:span><text:span text:style-name="T17">Internet of the current methodology of DesInventar, which </text:span><text:span text:style-name="T17">inherits the functionality of previous versions. DesInventar 8 </text:span><text:span text:style-name="T17">has the following functions:&lt;br&gt;&lt;br&gt;</text:span><text:span text:style-name="T7">1. <text:s/>Module for the input </text:span><text:span text:style-name="T7">of information online&lt;br&gt; Exclusively for those responsible </text:span><text:span text:style-name="T7">for each database.&lt;br&gt; With roles assigned for different </text:span><text:span text:style-name="T7">levels of authority.&lt;br&gt; Support for multiple users and </text:span><text:span text:style-name="T7">controls for the modification of the databases.&lt;br&gt; </text:span><text:span text:style-name="T7">Personalisation of the databases&lt;br&gt; Register of disasters </text:span><text:span text:style-name="T7">in the basic record.&lt;br&gt; Option for the creation of a </text:span><text:span text:style-name="T7">personalised record to complement the basic record.&lt;br&gt; 2. <text:s/></text:span><text:span text:style-name="T7">Module for free-access consultation of the databases&lt;br&gt; </text:span><text:span text:style-name="T7">Free access&lt;br&gt;&lt;br&gt; Consultation which relates the basic </text:span><text:span text:style-name="T7">variables: geography, event, cause, effects and period.&lt;br&gt; </text:span><text:span text:style-name="T7">Detailed consultation of numeric variables of effects (deaths, </text:span><text:span text:style-name="T7">injuries, etc), ranges of greater than, less than and between </text:span><text:span text:style-name="T7">x and y values, among others. Also the possibility of </text:span><text:span text:style-name="T7">searching the observation fields of the record.&lt;br&gt;Visual </text:span><text:span text:style-name="T7">consultation of graphics and thematic maps.&lt;br&gt; Display of </text:span><text:span text:style-name="T7">results in paginated, ordered tables; selection of columns, </text:span><text:span text:style-name="T7">etc.&lt;br&gt;Export results into diverse formats Inter-operation </text:span><text:span text:style-name="T7">with the Andean Information System on the Prevention of </text:span><text:span text:style-name="T7">and Attention to Disasters (Sistema de Información Andino </text:span><text:span text:style-name="T7">para la Prevención y Atención de Desastres - </text:span><text:span text:style-name="T7">SIAPAD).&lt;br&gt;Integrated consultation of the national </text:span><text:span text:style-name="T7">databases in the Andean Sub-region.</text:span></text:p>
          </table:table-cell>
          <table:table-cell table:style-name="ce12" office:value-type="string">
            <text:p><text:span text:style-name="T17">DesInventar 8 is the implementation of software on the </text:span><text:span text:style-name="T17">Internet of the current methodology of DesInventar, which </text:span><text:span text:style-name="T17">inherits the functionality of previous versions. DesInventar 8 </text:span><text:span text:style-name="T17">has the following functions:&lt;br&gt;&lt;br&gt;</text:span><text:span text:style-name="T7">1. <text:s/>Module for the input </text:span><text:span text:style-name="T7">of information online&lt;br&gt; Exclusively for those responsible </text:span><text:span text:style-name="T7">for each database.&lt;br&gt; With roles assigned for different </text:span><text:span text:style-name="T7">levels of authority.&lt;br&gt; Support for multiple users and </text:span><text:span text:style-name="T7">controls for the modification of the databases.&lt;br&gt; </text:span><text:span text:style-name="T7">Personalisation of the databases&lt;br&gt; Register of disasters </text:span><text:span text:style-name="T7">in the basic record.&lt;br&gt; Option for the creation of a </text:span><text:span text:style-name="T7">personalised record to complement the basic record.&lt;br&gt; 2. <text:s/></text:span><text:span text:style-name="T7">Module for free-access consultation of the databases&lt;br&gt; </text:span><text:span text:style-name="T7">Free access&lt;br&gt;&lt;br&gt; Consultation which relates the basic </text:span><text:span text:style-name="T7">variables: geography, event, cause, effects and period.&lt;br&gt; </text:span><text:span text:style-name="T7">Detailed consultation of numeric variables of effects (deaths, </text:span><text:span text:style-name="T7">injuries, etc), ranges of greater than, less than and between </text:span><text:span text:style-name="T7">x and y values, among others. Also the possibility of </text:span><text:span text:style-name="T7">searching the observation fields of the record.&lt;br&gt;Visual </text:span><text:span text:style-name="T7">consultation of graphics and thematic maps.&lt;br&gt; Display of </text:span><text:span text:style-name="T7">results in paginated, ordered tables; selection of columns, </text:span><text:span text:style-name="T7">etc.&lt;br&gt;Export results into diverse formats Inter-operation </text:span><text:span text:style-name="T7">with the Andean Information System on the Prevention of </text:span><text:span text:style-name="T7">and Attention to Disasters (Sistema de Información Andino </text:span><text:span text:style-name="T7">para la Prevención y Atención de Desastres - </text:span><text:span text:style-name="T7">SIAPAD).&lt;br&gt;Integrated consultation of the national </text:span><text:span text:style-name="T7">databases in the Andean Sub-region.</text:span></text:p>
          </table:table-cell>
          <table:table-cell table:style-name="ce5" office:value-type="string">
            <text:p>DesInventar 8 é a implementação de um software para ambiente Internet da atual metodologia de DesInventar, que herdará das funcionalidades das versões anteriores. DesInventar 8 conta com as seguintes funções:&lt;br&gt;&lt;br&gt;1. Módulo de ingresso de informação em linha: &lt;ul&gt;&lt;li&gt;Exclusivo para responsáveis de cada banco de dados&lt;/li&gt; &lt;li&gt;Com perfis segundo diferentes níveis de permissões.&lt;/li&gt;&lt;li&gt;Suporte para múltiplos usuários e controles para modificação dos bancos de dados.&lt;/li&gt; &lt;li&gt;Personalização dos bancos de dados.&lt;/li&gt; &lt;li&gt;Registro de desastres no formulário.&lt;/li&gt; &lt;li&gt;Opção de criação de um formulário personalizado complementar ao formulário básico.&lt;/li&gt;&lt;/ul&gt; &lt;br&gt; 2. Módulo de consulta dos bancos de dados de acesso livre.&lt;br&gt; &lt;ul&gt;&lt;li&gt;Acesso livre.&lt;/li&gt; &lt;li&gt;Geração de consulta que relaciona as variáveis básicas: geografia, eventos, causas, efeitos e período.&lt;/li&gt; &lt;li&gt;Geração de consultas detalhadas para variáveis numéricas de efeitos (mortos, feridos, etc.), para procura de faixas de valores: maior que, menor que, entre dois valores, e outros. Também a possibilidade de busca nos campos de observações do formulário.&lt;/li&gt; &lt;li&gt;Visualização de consultas através de gráficos e mapas temáticos.&lt;/li&gt; &lt;li&gt;Seleção <text:s/>de resultados em tabelas com paginação, ordenamento, seleção de colunas, etc.&lt;/li&gt; &lt;li&gt;Exportação de resultados para diversos formatos.&lt;/li&gt; &lt;li&gt;Interoperabilidade com o Sistema de Informação Andino para a Prevenção e Atenção de Desastres (SIAPAD).&lt;/li&gt; &lt;li&gt;Consulta integrada dos bancos nacionais da Sub-região Andina.&lt;/li&gt;&lt;/ul&gt;</text:p>
          </table:table-cell>
          <table:table-cell office:value-type="string">
            <text:p><text:s/></text:p>
          </table:table-cell>
          <table:table-cell table:style-name="ce12" office:value-type="string">
            <text:p><text:s/></text:p>
          </table:table-cell>
          <table:table-cell table:style-name="ce12" office:value-type="string">
            <text:p><text:s/></text:p>
          </table:table-cell>
          <table:table-cell table:style-name="ce5" office:value-type="string">
            <text:p><text:s/></text:p>
          </table:table-cell>
          <table:table-cell table:number-columns-repeated="236"/>
        </table:table-row>
        <table:table-row table:style-name="ro29">
          <table:table-cell office:value-type="string">
            <text:p>DI8Info</text:p>
          </table:table-cell>
          <table:table-cell office:value-type="string">
            <text:p>moddi</text:p>
          </table:table-cell>
          <table:table-cell table:style-name="ce8" office:value-type="float" office:value="2">
            <text:p>2</text:p>
          </table:table-cell>
          <table:table-cell table:number-columns-repeated="2" office:value-type="string">
            <text:p>Módulo DesInventar</text:p>
          </table:table-cell>
          <table:table-cell table:style-name="ce15" office:value-type="string">
            <text:p>Module DesInventar</text:p>
          </table:table-cell>
          <table:table-cell table:style-name="ce5" office:value-type="string">
            <text:p>Módulo DesInventar</text:p>
          </table:table-cell>
          <table:table-cell table:number-columns-repeated="3" office:value-type="string">
            <text:p><text:s/></text:p>
          </table:table-cell>
          <table:table-cell table:style-name="ce5" office:value-type="string">
            <text:p><text:s/></text:p>
          </table:table-cell>
          <table:table-cell table:style-name="ce28" office:value-type="string">
            <text:p><text:span text:style-name="T11">Módulo DesInventar para ingreso de datos de desastres. </text:span><text:span text:style-name="T11">Este módulo se encuentra reservado para usuarios del </text:span><text:span text:style-name="T11">sistema, los cuales deben autenticarse con su respectivo </text:span><text:span text:style-name="T11">nombre de usuario y clave. Cada usuario del sistema tiene </text:span><text:span text:style-name="T11">permisos independientes para cada Región; los accesos de </text:span><text:span text:style-name="T11">acuerdo al tipo de usuario se presentan a continuación:&lt;br&gt; </text:span><text:span text:style-name="T12">&lt;table border=1&gt; &lt;tr&gt;&lt;td&gt;Tipo de </text:span><text:span text:style-name="T12">usuario&lt;/td&gt;&lt;td&gt;Información de Región&lt;/td&gt;&lt;td&gt;Gestión <text:s/></text:span><text:span text:style-name="T12">Usuarios&lt;/td&gt;&lt;td&gt;Gestión bitácoras&lt;/td&gt;&lt;td&gt;Gestión <text:s/></text:span><text:span text:style-name="T12">Eventos&lt;/td&gt;&lt;td&gt;Gestión <text:s/>Causas &lt;/td&gt;&lt;td&gt;Gestión <text:s/></text:span><text:span text:style-name="T12">Geografía&lt;/td&gt;&lt;td&gt;Gestión <text:s/>Efectos </text:span><text:span text:style-name="T12">Adicionales&lt;/td&gt;&lt;td&gt;Gestión de Fichas&lt;/td&gt;&lt;/tr&gt; </text:span><text:span text:style-name="T12">&lt;tr&gt;&lt;td&gt;Administrador&lt;/td&gt;&lt;td&gt;Total&lt;/td&gt;&lt;td&gt;Total&lt;/td&gt;&lt;td</text:span><text:span text:style-name="T12">&gt;Total&lt;/td&gt;&lt;td&gt;Tota </text:span><text:span text:style-name="T12">&lt;/td&gt;&lt;td&gt;Total&lt;/td&gt;&lt;td&gt;Total&lt;/td&gt;&lt;td&gt;Total&lt;/td&gt;&lt;td&gt;Total&lt;</text:span><text:span text:style-name="T12">/td&gt;&lt;/tr&gt;&lt;tr&gt;&lt;td&gt;Observador&lt;/td&gt;&lt;td&gt;Solo </text:span><text:span text:style-name="T12">lectura&lt;/td&gt;&lt;td&gt;Solo lectura&lt;/td&gt;&lt;td&gt;Solo </text:span><text:span text:style-name="T12">lectura&lt;/td&gt;&lt;td&gt;Solo lectura&lt;/td&gt;&lt;td&gt;Solo </text:span><text:span text:style-name="T12">lectura&lt;/td&gt;&lt;td&gt;Solo lectura&lt;/td&gt;&lt;td&gt;Solo </text:span><text:span text:style-name="T12">lectura&lt;/td&gt;&lt;td&gt;Solo </text:span><text:span text:style-name="T12">lectura&lt;/td&gt;&lt;/tr&gt;&lt;tr&gt;&lt;td&gt;Supervisor&lt;/td&gt;&lt;td&gt;Ninguno&lt;/td&gt;</text:span><text:span text:style-name="T12">&lt;td&gt;Ninguno&lt;/td&gt;&lt;td </text:span><text:span text:style-name="T12">Ninguno&lt;/td&gt;&lt;td&gt;Ninguno&lt;/td&gt;&lt;td&gt;Ninguno&lt;/td&gt;&lt;td&gt;Ningu</text:span><text:span text:style-name="T12">no&lt;/td&gt;&lt;td&gt;Ninguno&lt;/td </text:span><text:span text:style-name="T12">&gt;&lt;td&gt;Total&lt;/td&gt;&lt;/tr&gt;&lt;tr&gt;&lt;td&gt;Alimentador&lt;/td&gt;&lt;td&gt;Ninguno</text:span><text:span text:style-name="T12">&lt;/td&gt;&lt;td&gt;Ninguno&lt;/td&gt;&lt;td&gt;Ninguno&lt;/td&gt;&lt;td&gt;Ninguno&lt;/td&gt;</text:span><text:span text:style-name="T12">&lt;td&gt;Ninguno&lt;/td&gt;&lt;td&gt;Ninguno&lt;/td&gt;&lt;td&gt;Ninguno&lt;/td&gt;&lt;td&gt;P</text:span><text:span text:style-name="T12">arcial&lt;/td&gt;&lt;/tr&gt;&lt;/table&gt;&lt;br&gt; El administrador de una región, </text:span><text:span text:style-name="T12">es el usuario que designa el rol de otros usuarios en dicha </text:span><text:span text:style-name="T12">región.</text:span></text:p>
          </table:table-cell>
          <table:table-cell table:style-name="ce28" office:value-type="string">
            <text:p><text:span text:style-name="T11">Módulo DesInventar para ingreso de datos de desastres. </text:span><text:span text:style-name="T11">Este módulo se encuentra reservado para usuarios del </text:span><text:span text:style-name="T11">sistema, los cuales deben autenticarse con su respectivo </text:span><text:span text:style-name="T11">nombre de usuario y clave. Cada usuario del sistema tiene </text:span><text:span text:style-name="T11">permisos independientes para cada Región; los accesos de </text:span><text:span text:style-name="T11">acuerdo al tipo de usuario se presentan a continuación:&lt;br&gt; </text:span><text:span text:style-name="T12">&lt;table border=1&gt; &lt;tr&gt;&lt;td&gt;Tipo de </text:span><text:span text:style-name="T12">usuario&lt;/td&gt;&lt;td&gt;Información de Región&lt;/td&gt;&lt;td&gt;Gestión <text:s/></text:span><text:span text:style-name="T12">Usuarios&lt;/td&gt;&lt;td&gt;Gestión bitácoras&lt;/td&gt;&lt;td&gt;Gestión <text:s/></text:span><text:span text:style-name="T12">Eventos&lt;/td&gt;&lt;td&gt;Gestión <text:s/>Causas &lt;/td&gt;&lt;td&gt;Gestión <text:s/></text:span><text:span text:style-name="T12">Geografía&lt;/td&gt;&lt;td&gt;Gestión <text:s/>Efectos </text:span><text:span text:style-name="T12">Adicionales&lt;/td&gt;&lt;td&gt;Gestión de Fichas&lt;/td&gt;&lt;/tr&gt; </text:span><text:span text:style-name="T12">&lt;tr&gt;&lt;td&gt;Administrador&lt;/td&gt;&lt;td&gt;Total&lt;/td&gt;&lt;td&gt;Total&lt;/td&gt;&lt;td</text:span><text:span text:style-name="T12">&gt;Total&lt;/td&gt;&lt;td&gt;Tota </text:span><text:span text:style-name="T12">&lt;/td&gt;&lt;td&gt;Total&lt;/td&gt;&lt;td&gt;Total&lt;/td&gt;&lt;td&gt;Total&lt;/td&gt;&lt;td&gt;Total&lt;</text:span><text:span text:style-name="T12">/td&gt;&lt;/tr&gt;&lt;tr&gt;&lt;td&gt;Observador&lt;/td&gt;&lt;td&gt;Solo </text:span><text:span text:style-name="T12">lectura&lt;/td&gt;&lt;td&gt;Solo lectura&lt;/td&gt;&lt;td&gt;Solo </text:span><text:span text:style-name="T12">lectura&lt;/td&gt;&lt;td&gt;Solo lectura&lt;/td&gt;&lt;td&gt;Solo </text:span><text:span text:style-name="T12">lectura&lt;/td&gt;&lt;td&gt;Solo lectura&lt;/td&gt;&lt;td&gt;Solo </text:span><text:span text:style-name="T12">lectura&lt;/td&gt;&lt;td&gt;Solo </text:span><text:span text:style-name="T12">lectura&lt;/td&gt;&lt;/tr&gt;&lt;tr&gt;&lt;td&gt;Supervisor&lt;/td&gt;&lt;td&gt;Ninguno&lt;/td&gt;</text:span><text:span text:style-name="T12">&lt;td&gt;Ninguno&lt;/td&gt;&lt;td </text:span><text:span text:style-name="T12">Ninguno&lt;/td&gt;&lt;td&gt;Ninguno&lt;/td&gt;&lt;td&gt;Ninguno&lt;/td&gt;&lt;td&gt;Ningu</text:span><text:span text:style-name="T12">no&lt;/td&gt;&lt;td&gt;Ninguno&lt;/td </text:span><text:span text:style-name="T12">&gt;&lt;td&gt;Total&lt;/td&gt;&lt;/tr&gt;&lt;tr&gt;&lt;td&gt;Alimentador&lt;/td&gt;&lt;td&gt;Ninguno</text:span><text:span text:style-name="T12">&lt;/td&gt;&lt;td&gt;Ninguno&lt;/td&gt;&lt;td&gt;Ninguno&lt;/td&gt;&lt;td&gt;Ninguno&lt;/td&gt;</text:span><text:span text:style-name="T12">&lt;td&gt;Ninguno&lt;/td&gt;&lt;td&gt;Ninguno&lt;/td&gt;&lt;td&gt;Ninguno&lt;/td&gt;&lt;td&gt;P</text:span><text:span text:style-name="T12">arcial&lt;/td&gt;&lt;/tr&gt;&lt;/table&gt;&lt;br&gt; El administrador de una región, </text:span><text:span text:style-name="T12">es el usuario que designa el rol de otros usuarios en dicha </text:span><text:span text:style-name="T12">región.</text:span></text:p>
          </table:table-cell>
          <table:table-cell table:style-name="ce28" office:value-type="string">
            <text:p><text:span text:style-name="T11">Módulo DesInventar para ingreso de datos de desastres. </text:span><text:span text:style-name="T11">Este módulo se encuentra reservado para usuarios del </text:span><text:span text:style-name="T11">sistema, los cuales deben autenticarse con su respectivo </text:span><text:span text:style-name="T11">nombre de usuario y clave. Cada usuario del sistema tiene </text:span><text:span text:style-name="T11">permisos independientes para cada Región; los accesos de </text:span><text:span text:style-name="T11">acuerdo al tipo de usuario se presentan a continuación:&lt;br&gt; </text:span><text:span text:style-name="T12">&lt;table border=1&gt; &lt;tr&gt;&lt;td&gt;Tipo de </text:span><text:span text:style-name="T12">usuario&lt;/td&gt;&lt;td&gt;Información de Región&lt;/td&gt;&lt;td&gt;Gestión <text:s/></text:span><text:span text:style-name="T12">Usuarios&lt;/td&gt;&lt;td&gt;Gestión bitácoras&lt;/td&gt;&lt;td&gt;Gestión <text:s/></text:span><text:span text:style-name="T12">Eventos&lt;/td&gt;&lt;td&gt;Gestión <text:s/>Causas &lt;/td&gt;&lt;td&gt;Gestión <text:s/></text:span><text:span text:style-name="T12">Geografía&lt;/td&gt;&lt;td&gt;Gestión <text:s/>Efectos </text:span><text:span text:style-name="T12">Adicionales&lt;/td&gt;&lt;td&gt;Gestión de Fichas&lt;/td&gt;&lt;/tr&gt; </text:span><text:span text:style-name="T12">&lt;tr&gt;&lt;td&gt;Administrador&lt;/td&gt;&lt;td&gt;Total&lt;/td&gt;&lt;td&gt;Total&lt;/td&gt;&lt;td</text:span><text:span text:style-name="T12">&gt;Total&lt;/td&gt;&lt;td&gt;Tota </text:span><text:span text:style-name="T12">&lt;/td&gt;&lt;td&gt;Total&lt;/td&gt;&lt;td&gt;Total&lt;/td&gt;&lt;td&gt;Total&lt;/td&gt;&lt;td&gt;Total&lt;</text:span><text:span text:style-name="T12">/td&gt;&lt;/tr&gt;&lt;tr&gt;&lt;td&gt;Observador&lt;/td&gt;&lt;td&gt;Solo </text:span><text:span text:style-name="T12">lectura&lt;/td&gt;&lt;td&gt;Solo lectura&lt;/td&gt;&lt;td&gt;Solo </text:span><text:span text:style-name="T12">lectura&lt;/td&gt;&lt;td&gt;Solo lectura&lt;/td&gt;&lt;td&gt;Solo </text:span><text:span text:style-name="T12">lectura&lt;/td&gt;&lt;td&gt;Solo lectura&lt;/td&gt;&lt;td&gt;Solo </text:span><text:span text:style-name="T12">lectura&lt;/td&gt;&lt;td&gt;Solo </text:span><text:span text:style-name="T12">lectura&lt;/td&gt;&lt;/tr&gt;&lt;tr&gt;&lt;td&gt;Supervisor&lt;/td&gt;&lt;td&gt;Ninguno&lt;/td&gt;</text:span><text:span text:style-name="T12">&lt;td&gt;Ninguno&lt;/td&gt;&lt;td </text:span><text:span text:style-name="T12">Ninguno&lt;/td&gt;&lt;td&gt;Ninguno&lt;/td&gt;&lt;td&gt;Ninguno&lt;/td&gt;&lt;td&gt;Ningu</text:span><text:span text:style-name="T12">no&lt;/td&gt;&lt;td&gt;Ninguno&lt;/td </text:span><text:span text:style-name="T12">&gt;&lt;td&gt;Total&lt;/td&gt;&lt;/tr&gt;&lt;tr&gt;&lt;td&gt;Alimentador&lt;/td&gt;&lt;td&gt;Ninguno</text:span><text:span text:style-name="T12">&lt;/td&gt;&lt;td&gt;Ninguno&lt;/td&gt;&lt;td&gt;Ninguno&lt;/td&gt;&lt;td&gt;Ninguno&lt;/td&gt;</text:span><text:span text:style-name="T12">&lt;td&gt;Ninguno&lt;/td&gt;&lt;td&gt;Ninguno&lt;/td&gt;&lt;td&gt;Ninguno&lt;/td&gt;&lt;td&gt;P</text:span><text:span text:style-name="T12">arcial&lt;/td&gt;&lt;/tr&gt;&lt;/table&gt;&lt;br&gt; El administrador de una región, </text:span><text:span text:style-name="T12">es el usuario que designa el rol de otros usuarios en dicha </text:span><text:span text:style-name="T12">región.</text:span></text:p>
          </table:table-cell>
          <table:table-cell table:style-name="ce5" office:value-type="string">
            <text:p>Módulo DesInventar para ingresso de dados de desastres. Este módulo é reservado para usuários do sistema, os quais devem se registrar com seu respectivo nome de usuário e senha. Cada usuário do sistema tem permissões independentes para cada Região; os acessos de acordo ao tipo de usuário se apresentam a seguir:&lt;br&gt; &lt;table border=1&gt; &lt;tr&gt;&lt;td&gt;Tipo de usuário&lt;/td&gt;&lt;td&gt;Informação da Região&lt;/td&gt;&lt;td&gt;Gestão Usuários&lt;/td&gt;&lt;td&gt;Gestão Relatórios&lt;/td&gt;&lt;td&gt;Gestão Eventos&lt;/td&gt;&lt;td&gt;Gestão Causas &lt;/td&gt;&lt;td&gt;Gestão <text:s/>Geografia&lt;/td&gt;&lt;td&gt;Gestão Efeitos Adicionais&lt;/td&gt;&lt;td&gt;Gestão de Formulários&lt;/td&gt;&lt;/tr&gt; &lt;tr&gt;&lt;td&gt;Administrador&lt;/td&gt;&lt;td&gt;Total&lt;/td&gt;&lt;td&gt;Total&lt;/td&gt;&lt;td&gt;Total&lt;/td&gt;&lt;td&gt;Total&lt;/td&gt;&lt;td&gt;Total&lt;/td&gt;&lt;td&gt;Total&lt;/td&gt;&lt;td&gt;Total&lt;/td&gt;&lt;td&gt;Total&lt;/td&gt;&lt;/tr&gt;&lt;tr&gt;&lt;td&gt;Observador&lt;/td&gt;&lt;td&gt;Somente leitura&lt;/td&gt;&lt;td&gt;Somente leitura&lt;/td&gt;&lt;td&gt;Somente leitura&lt;/td&gt;&lt;td&gt;Somente leitura&lt;/td&gt;&lt;td&gt;Somente leitura&lt;/td&gt;&lt;td&gt;Somente leitura&lt;/td&gt;&lt;td&gt;Somente leitura&lt;/td&gt;&lt;td&gt;Somente leitura&lt;/td&gt;&lt;/tr&gt;&lt;tr&gt;&lt;td&gt;Supervisor&lt;/td&gt;&lt;td&gt;Nenhum&lt;/td&gt;&lt;td&gt;Nenhum&lt;/td&gt;&lt;td Nenhum&lt;/td&gt;&lt;td&gt;Nenhum&lt;/td&gt;&lt;td&gt;Nenhum&lt;/td&gt;&lt;td&gt;Nenhum&lt;/td&gt;&lt;td&gt;Nenhum&lt;/td &gt;&lt;td&gt;Total&lt;/td&gt;&lt;/tr&gt;&lt;tr&gt;&lt;td&gt;Atualizador&lt;/td&gt;&lt;td&gt;Nenhum&lt;/td&gt;&lt;td&gt;Nenhum&lt;/td&gt;&lt;td&gt;Nenhum&lt;/td&gt;&lt;td&gt;Nenhum&lt;/td&gt;&lt;td&gt;Nenhum&lt;/td&gt;&lt;td&gt;Nenhum&lt;/td&gt;&lt;td&gt;Nenhum&lt;/td&gt;&lt;td&gt;Parcial&lt;/td&gt;&lt;/tr&gt;&lt;/table&gt;&lt;br&gt; O administrador de uma região é o usuário que designa o perfil de outros usuários em aquela região.</text:p>
          </table:table-cell>
          <table:table-cell table:number-columns-repeated="3" office:value-type="string">
            <text:p><text:s/></text:p>
          </table:table-cell>
          <table:table-cell table:style-name="ce5" office:value-type="string">
            <text:p>&lt;b&gt;A resolução&lt;/b&gt;&lt;br&gt;Tradicionalmente não existem esforços significativos na definição de níveis de resolução homogêneos em nenhum inventário de desastres. <text:s/>Simplesmente são registrados eventos catastróficos, com resultado total de perdas, que normalmente abrange uma ou mais unidades geográficas ou político-administrativas de diferente tamanho e composição. Isto é conseqüência direta da visão sobre os desastres que durante muitos anos têm dominado no segmento operacional das agências e organizações para o atendimento de emergências.&lt;br&gt; &lt;br&gt;Fala-se de baixo e alto nível de detalhe se referindo ao conjunto de responsabilidades de um órgão de gestão de riscos: para um órgão nacional, este nível de detalhe é menor do que para um órgão que trabalhe na escala urbana.&lt;br&gt; &lt;br&gt;A resolução do inventário é o nível de detalhe e deve ser escolhido com base em critérios práticos. Normalmente sugere-se usar um nível da divisão político-administrativa ou estatística (censo populacional) já estabelecida, embora seja possível, segundo necessidades específicas, utilizar outro zoneamento, por exemplo, o zoneamento postal ou a divisão de bacias hidrográficas.&lt;br&gt; &lt;br&gt;A sugestão de utilizar um zoneamento preestabelecido proporciona uma série de vantagens. De outro lado, normalmente há responsáveis de cada uma das zonas, desde o ponto de vista administrativo, político e/ou de prevenção de desastres. É o caso dos níveis sub-nacional (por exemplo, Estados, Províncias ou Departamentos) e local (por exemplo, distritos, condados ou municípios), cujos governantes dispõem, ou pelo menos deveriam dispor, de planos e recursos para a gestão de riscos.&lt;br&gt; &lt;br&gt;Por sua vez, a disponibilidade de outros tipos de informação associada aos zoneamentos adotados permite ou facilita comparações sócio-econômicas entre desastres observados na mesma resolução. Tal informação pode se referir ao número de habitantes, à densidade populacional, aos usos do solo, a tipologias construtivas, ingresso per capita, variáveis ambientais, etc.&lt;br&gt;&lt;br&gt;Salienta-se que os zoneamentos não tradicionais (por exemplo quadrículas, zonas operacionais), embora podem ser homogêneas ou úteis para muitos propósitos, dificilmente são práticos nas análises de riscos desde a perspectiva de desastres e indicadores sócio-econômicos de vulnerabilidade.&lt;br&gt;&lt;br&gt; &lt;b&gt;A hierarquia&lt;/b&gt;&lt;br&gt;DesInventar trabalha a Geografia através de níveis ou camadas. O nível superior de zoneamento (o de menor resolução) inclui níveis subordinados. Um zoneamento agrupa a um conjunto de áreas segundo algum critério. Nos zoneamentos políticos isto é um conceito comum, por exemplo, um Estado (Província ou Departamento) agrupa um conjunto de municípios; por sua vez um país está conformado por um grupo de Estados. Para escolher os níveis geográficos é conveniente utilizar critérios práticos, semelhantes aos apresentados para escolher o nível de resolução, desde o mais alto até o mais baixo. Outra razão para que os níveis de zoneamento coincidam com regiões administrativas ou políticas é que nestes níveis de decisão a informação do inventário também pode ser útil.&lt;br&gt; &lt;br&gt;Em DesInventar, o maior nível de zoneamento (resolução mais baixa) é conhecido como <text:s/>-Nivel 0-, o seguinte é o -Nivel 1- e assim sucessivamente. Um elemento de nível subordinado somente pode ser parte de um nível superior.&lt;br&gt; &lt;br&gt;São exemplos práticos de níveis ou zoneamentos e de seus elementos geográficos: &lt;br&gt;&lt;br&gt;Na escala nacional: &lt;br&gt;No México: Estados e Municípios; No Peru: Departamentos, Províncias e Distritos; Na Índia: Estados, Distritos e Bloques.&lt;br&gt;&lt;br&gt;Na escala urbana:&lt;br&gt;Em Cali (Colômbia): Comunas e Bairros; Em Lima (Peru): Distritos e Bairros.&lt;br&gt;&lt;br&gt;Nas cidades, poderiam se considerar zoneamentos por Comunas, por Bairros e por Quarteirões, estes últimos determinariam a resolução do inventário e, pelo tanto, o nível de levantamento da informação.</text:p>
          </table:table-cell>
          <table:table-cell table:number-columns-repeated="236"/>
        </table:table-row>
        <table:table-row table:style-name="ro30">
          <table:table-cell office:value-type="string">
            <text:p>DI8Info</text:p>
          </table:table-cell>
          <table:table-cell office:value-type="string">
            <text:p>moddc</text:p>
          </table:table-cell>
          <table:table-cell table:style-name="ce8" office:value-type="float" office:value="3">
            <text:p>3</text:p>
          </table:table-cell>
          <table:table-cell table:number-columns-repeated="2" office:value-type="string">
            <text:p>Módulo DesConsultar</text:p>
          </table:table-cell>
          <table:table-cell table:style-name="ce15" office:value-type="string">
            <text:p>Module DesConsultar</text:p>
          </table:table-cell>
          <table:table-cell table:style-name="ce5" office:value-type="string">
            <text:p>Módulo DesConsultar</text:p>
          </table:table-cell>
          <table:table-cell table:number-columns-repeated="3" office:value-type="string">
            <text:p><text:s/></text:p>
          </table:table-cell>
          <table:table-cell table:style-name="ce5" office:value-type="string">
            <text:p><text:s/></text:p>
          </table:table-cell>
          <table:table-cell table:number-columns-repeated="3" office:value-type="string">
            <text:p>Módulo DesConsultar para consulta de fichas de desastres. Este módulo es para uso público, sin necesidad de autenticarse. Cualquier usuario podrá consultar las regiones que ya se encuentren listas para acceso del público. El proceso para utilizar DesConsultar es:&lt;br&gt;&lt;br&gt; &lt;i&gt;Paso 1. Diseño de consulta&lt;/i&gt;&lt;br&gt; El usuario selecciona los criterios o restricciones para delimitar los resultados de la consulta.Este diseño contiene tres secciones:&lt;br&gt; &lt;ul&gt; 1.Geografía: selección de los elementos geográficos en los que desea se haga la búsqueda. Se pueden marcar mediante un listado tipo árbol o mediante el mapa de la región.&lt;br&gt; 2.Eventos y Causas: selección de los listados de eventos y causas predefinidos y personalizados.&lt;br&gt; 3.Efectos: selección de los listados de efectos DesInventar y listados de efectos adicionales .&lt;br&gt; &lt;/ul&gt; &lt;i&gt;Paso 2. Opciones de visualización&lt;/i&gt;&lt;br&gt; Luego de que el usuario ha definido los límites de la consulta, podrá elegir algunas opciones de visualización de acuerdo al formato de presentación:&lt;br&gt; &lt;ul&gt; 1.Mapas temáticos: colores, rangos de datos, etiquetas en pantalla.&lt;br&gt; 2.Gráficos: colores, tamaño, rango de datos.&lt;br&gt; 3.Listado de datos: paginación, columnas a visualizar, ordenamiento.&lt;br&gt; 4.Estadísticas: columnas a visualizar, ordenamiento.&lt;/ul&gt; &lt;i&gt;Paso 3. Presentación de resultados&lt;/i&gt;&lt;br&gt; Finalmente se despliegan los resultados de la consulta: &lt;br&gt; &lt;ul&gt;1.Mapas temáticos: <text:s/>visualizacion y control del mapa resultante. 2.Gráficos: visualizacion y control del grafico resultante.&lt;br&gt; 3.Listado de datos: presentacion de los datos. Opciones para exportacion.&lt;br&gt; 4.Estadísticas: presentacion de los datos. Opciones para exportacion.&lt;/ul&gt;</text:p>
          </table:table-cell>
          <table:table-cell table:style-name="ce5" office:value-type="string">
            <text:p>Módulo DesConsultar para consulta de formulários de desastres. Este módulo é para uso público, não precisa se registrar. Qualquer usuário poderá consultar as regiões que estejam prontas para acesso ao público. O processo para utilizar DesConsultar é:&lt;br&gt;&lt;br&gt; &lt;i&gt;Passo 1. Estrutura da consulta&lt;/i&gt;&lt;br&gt; O usuário seleciona os critérios ou as restrições para limitar os resultados da consulta. Esta estrutura contém três seções:&lt;br&gt; &lt;ul&gt; 1.Geografia: seleção dos elementos geográficos nos que deseja-se fazer a busca. Podem-se selecionar através de uma lista tipo árvore ou através do mapa da região.&lt;br&gt; 2.Eventos e Causas: seleção das listas de eventos e causas predefinidas e personalizadas.&lt;br&gt; 3.Efeitos: seleção das listas de efeitos DesInventar e listados de efeitos adicionais .&lt;br&gt; &lt;/ul&gt; &lt;i&gt;Passo 2. Opções de visualização&lt;/i&gt;&lt;br&gt; Depois de que o usuário tem definido os limites da consulta, poderá escolher algumas opções de visualização de acordo com o formato de apresentação:&lt;br&gt; &lt;ul&gt; 1.Mapas temáticos: cores, intervalos de dados, etiquetas na tela.&lt;br&gt; 2.Gráficos: cores, tamanho, intervalo de dados.&lt;br&gt; 3.Listas de dados: paginação, colunas para visualizar, ordenamento.&lt;br&gt; 4.Estatísticas: colunas para visualizar, ordenamento.&lt;/ul&gt; &lt;i&gt;Passo 3. Apresentação de resultados&lt;/i&gt;&lt;br&gt; Finalmente seleciona-se os resultados da consulta: &lt;br&gt; &lt;ul&gt;1.Mapas temáticos: <text:s/>visualização e controle do mapa resultante. 2.Gráficos: visualização e controle do gráfico resultante.&lt;br&gt; 3.Listado de dados: apresentação dos dados. Opções para exportação.&lt;br&gt; 4.Estatísticas: apresentação dos dados. Opções para exportação.&lt;/ul&gt;</text:p>
          </table:table-cell>
          <table:table-cell table:number-columns-repeated="3" office:value-type="string">
            <text:p><text:s/></text:p>
          </table:table-cell>
          <table:table-cell table:style-name="ce5" office:value-type="string">
            <text:p>Lembre-se que, em DesInventar, evento é diferente de desastre. Um evento pode disparar múltiplos desastres, tantas quantas unidades geográficas possa afetar. Isto faz com que as estatísticas desenvolvidas com DesInventar sejam diferentes das desenvolvidas com a definição tradicional de desastre, mas somente quanto ao número de registros, não quanto aos efeitos e danos.&lt;br&gt;&lt;br&gt;Diferentemente de instituições especializadas como os serviços meteorológicos e sismológicos, em DesInventar não se incluem todos os eventos (chuvas normais ou sem efeitos adversos; terremotos de baixas magnitudes e intensidades, inundações em regiões não ocupadas nem cultivadas, etc.). DesInventar não pretende fazer inventários de eventos nem (menos ainda) substituir os serviços de informação de variáveis ambientais de nenhum país. Somente são incluídos aqueles eventos que tenham gerado algum tipo de efeito adverso.&lt;br&gt;&lt;br&gt;Observe que em escalas locais os eventos geradores podem ser, por sua vez, disparados por eventos de outro tipo ou de uma escala de ocorrência mais ampla. É o caso, por exemplo, de epidemias geradas por mudanças climáticas, ou dos eventos derivados de furações tais como inundações, enxurradas e escorregamentos, ressacas, tempestades, etc. A atual ferramenta de DesInventar ainda não facilita o agrupamento desses desastres múltiplos para determinadas necessidades de analise.&lt;br&gt;&lt;br&gt;&lt;b&gt;Eventos pré-definidos&lt;/b&gt;&lt;br&gt;Em todos os bancos de dados se dispõe de uma lista de 36 tipos de eventos pré-definidos da metodologia DesInventar. A seleção do vocabulário para nomear os tipos de eventos não é “ortodoxa”, na perspectiva das disciplinas como a geologia, a meteorologia, etc. Os termos pretendem se aproximar às designações mais comuns nos países para os diversos fenômenos. Para sua seleção foi feita uma consulta não exaustiva de dicionários e glossários técnicos juntamente com discussões em oficinas internacionais, das quais participaram pesquisadores das ciências sociais, econômicas e físico-naturais. Trata-se de prover um conjunto de termos, o mais homogêneo possível, de utilidade para projetos onde as fontes de informação nem sempre são especializadas.&lt;br&gt;&lt;br&gt;Para manter a homogeneidade entre os diversos bancos de dados e facilitar sua interoperatividade é importante que os usuários recorram à lista de eventos pré-definidos. Cada um dos eventos possui uma descrição e um conjunto de sinônimos para apoio aos usuários.&lt;br&gt;&lt;br&gt;&lt;b&gt;Eventos personalizados&lt;/b&gt;&lt;br&gt;&lt;br&gt;DesInventar oferece a possibilidade de criar um evento freqüente numa região e que é importante sistematizar se esse evento não está na lista pré-definida de -Eventos- de DesInventar. &lt;br&gt;&lt;br&gt;Se depois de uma revisão das definições dos eventos pré-definidos você tem um evento que não está na lista, pode criar o evento personalizado. Os eventos personalizados poderão ser consultados exclusivamente no banco de dados em que foram criados.</text:p>
          </table:table-cell>
          <table:table-cell table:number-columns-repeated="236"/>
        </table:table-row>
        <table:table-row table:style-name="ro31">
          <table:table-cell office:value-type="string">
            <text:p>DI8Info</text:p>
          </table:table-cell>
          <table:table-cell office:value-type="string">
            <text:p>links</text:p>
          </table:table-cell>
          <table:table-cell table:style-name="ce8" office:value-type="float" office:value="4">
            <text:p>4</text:p>
          </table:table-cell>
          <table:table-cell table:style-name="ce5" office:value-type="string">
            <text:p>Enlaces de Interés</text:p>
          </table:table-cell>
          <table:table-cell table:style-name="ce14" office:value-type="string">
            <text:p>Links of Interest</text:p>
          </table:table-cell>
          <table:table-cell table:style-name="ce15" office:value-type="string">
            <text:p>Liens d'intérêt</text:p>
          </table:table-cell>
          <table:table-cell table:style-name="ce5" office:value-type="string">
            <text:p>Vínculos de interesse</text:p>
          </table:table-cell>
          <table:table-cell table:number-columns-repeated="3" office:value-type="string">
            <text:p><text:s/></text:p>
          </table:table-cell>
          <table:table-cell table:style-name="ce5" office:value-type="string">
            <text:p><text:s/></text:p>
          </table:table-cell>
          <table:table-cell table:number-columns-repeated="3" office:value-type="string">
            <text:p>basic</text:p>
          </table:table-cell>
          <table:table-cell table:style-name="ce5" office:value-type="string">
            <text:p>basic</text:p>
          </table:table-cell>
          <table:table-cell table:number-columns-repeated="3" office:value-type="string">
            <text:p><text:s/></text:p>
          </table:table-cell>
          <table:table-cell table:style-name="ce5" office:value-type="string">
            <text:p>Um dos propósitos da metodologia DesInventar, e justamente uma das motivações do seu desenvolvimento, é validar ou melhorar hipóteses sobre relações entre desastres e condições de vulnerabilidade. Para isto deve-se facilitar a relação entre os inventários e outras variáveis sociais, econômicas e meio-ambientais. &lt;br&gt;&lt;br&gt;Em alguns casos a causa se atribui a fenômenos de maior cobertura espacial e energia (sismos, furações, etc.), caso na qual encobrem- as demais variáveis que obviamente são fundamentais, tais como a planificação e o uso do solo; a superlotação e o deterioração das condições de vida de amplos segmentos da população, etc. Em sentido estrito ao avaliar cada desastre, por mais natural que aparente ser, este ocorre como conseqüência do desajuste entre as complexas variáveis e dinâmicas que construíram um entorno social (infra-estrutura-serviço) e os fatores tanto internos (condições de vulnerabilidade) quanto externos (o evento de origem natural ou antrópica), que evidenciaram o risco e conduziram a que este se materialize.&lt;br&gt;&lt;br&gt;A multi-causalidade dos desastres é um tema ainda em discussão acadêmica e epistemológica que não prende-se esgotar em DesInventar. Por esta razão se deixa aberta a possibilidade de criar novas causas, embora se recomende que os usuários procurem ajustar-se às pré-definidas.&lt;br&gt;&lt;br&gt;Uma vez prontos, os inventários são a matéria prima para a análise e a pesquisa sobre cenários de vulnerabilidade, fatores da ameaça e para a construção–prospecção de cenários de risco, elementos com os quais os analistas, pesquisadores, planejadores e governantes podem tomar as melhores decisões para a gestão de riscos nos âmbitos ou níveis criados com <text:s/>DesInventar.&lt;br&gt;&lt;br&gt;&lt;b&gt;Causas pré-definidas&lt;/b&gt;&lt;br&gt;Tem-se predefinido um conjunto de causas cuja aplicação nem sempre é evidente ou direta e pelo tanto se constitui numa guia geral.&lt;br&gt;&lt;br&gt;&lt;b&gt;Causas personalizadas&lt;/b&gt;&lt;br&gt;Recomendamos evitar o uso da causa -Outra causa-, em vez disto recomenda-se revisar exaustivamente a lista de causas e, dependendo das necessidades e do contexto, criar a que falte.</text:p>
          </table:table-cell>
          <table:table-cell table:number-columns-repeated="236"/>
        </table:table-row>
        <table:table-row table:style-name="ro32">
          <table:table-cell office:value-type="string">
            <text:p>ERR_</text:p>
          </table:table-cell>
          <table:table-cell office:value-type="string">
            <text:p>NO_ERROR</text:p>
          </table:table-cell>
          <table:table-cell office:value-type="string">
            <text:p>1</text:p>
          </table:table-cell>
          <table:table-cell table:style-name="ce5" office:value-type="string">
            <text:p>Operación exitosa</text:p>
          </table:table-cell>
          <table:table-cell table:style-name="ce10" office:value-type="string">
            <text:p>Successful operation</text:p>
          </table:table-cell>
          <table:table-cell table:style-name="ce15" office:value-type="string">
            <text:p>Opération réussie</text:p>
          </table:table-cell>
          <table:table-cell table:style-name="ce5" office:value-type="string">
            <text:p>Operação exitosa</text:p>
          </table:table-cell>
          <table:table-cell office:value-type="string">
            <text:p>1</text:p>
          </table:table-cell>
          <table:table-cell table:style-name="ce13" office:value-type="float" office:value="1">
            <text:p>1</text:p>
          </table:table-cell>
          <table:table-cell table:style-name="ce13" office:value-type="float" office:value="1">
            <text:p>1</text:p>
          </table:table-cell>
          <table:table-cell table:style-name="ce5" office:value-type="float" office:value="1">
            <text:p>1</text:p>
          </table:table-cell>
          <table:table-cell office:value-type="string">
            <text:p>Felicitaciones!</text:p>
          </table:table-cell>
          <table:table-cell table:style-name="ce13" office:value-type="string">
            <text:p>Congratulations!</text:p>
          </table:table-cell>
          <table:table-cell table:style-name="ce13" office:value-type="string">
            <text:p>Congratulations!</text:p>
          </table:table-cell>
          <table:table-cell table:style-name="ce5" office:value-type="string">
            <text:p>Parabéns!</text:p>
          </table:table-cell>
          <table:table-cell office:value-type="string">
            <text:p><text:s/></text:p>
          </table:table-cell>
          <table:table-cell table:style-name="ce13" office:value-type="string">
            <text:p><text:s/></text:p>
          </table:table-cell>
          <table:table-cell table:style-name="ce13" office:value-type="string">
            <text:p><text:s/></text:p>
          </table:table-cell>
          <table:table-cell table:style-name="ce5" office:value-type="string">
            <text:p>O planejamento e a determinação das necessidades de informação adicionais às que DesInventar inclui no Formulário, são dois dos temas mais importantes na fase prévia do desenvolvimento de um inventário de desastres. Nesta fase se deve estruturar, organizar e fundamentar criteriosamente o conjunto de efeitos adicionais.&lt;br&gt;&lt;br&gt;Elabore uma lista de eixos temáticos de informação, tais como: atividades prévias ao desastre em prevenção e mitigação do risco; informação adicional e relevante para a instituição acerca do desastre em si; dados sobre a fase de resposta e atendimento imediato; dados sobre a fase de recuperação pós-desastre; dados sobre a prevenção e mitigação pós-desastre; a função de outras entidades no desastre; entre outras. Elabore eixos temáticos que ampliem os campos incluídos no Formulário, por exemplo, os tipos de pontes (para pedestres, rodoviários), gênero ou idade das pessoas afetadas, ampliação do campo Setor Saúde (Hospitais, centros de saúde, etc.).&lt;br&gt;&lt;br&gt;Leve em consideração avaliar os custos e as conseqüências de assumir a responsabilidade da aquisição, validação e processamento dos dados adicionais, assim como as dificuldades que podem-se apresentar tanto na fase de pesquisa retrospectiva quanto na operação cotidiana do inventário. </text:p>
          </table:table-cell>
          <table:table-cell table:number-columns-repeated="236"/>
        </table:table-row>
        <table:table-row table:style-name="ro33">
          <table:table-cell office:value-type="string">
            <text:p>ERR_</text:p>
          </table:table-cell>
          <table:table-cell office:value-type="string">
            <text:p>UNKNOWN_ERROR</text:p>
          </table:table-cell>
          <table:table-cell office:value-type="string">
            <text:p>2</text:p>
          </table:table-cell>
          <table:table-cell table:style-name="ce5" office:value-type="string">
            <text:p>Desconocido</text:p>
          </table:table-cell>
          <table:table-cell table:style-name="ce10" office:value-type="string">
            <text:p>Unknown</text:p>
          </table:table-cell>
          <table:table-cell table:style-name="ce15" office:value-type="string">
            <text:p>Inconnu</text:p>
          </table:table-cell>
          <table:table-cell table:style-name="ce5" office:value-type="string">
            <text:p>Desconhecido</text:p>
          </table:table-cell>
          <table:table-cell office:value-type="string">
            <text:p>-1</text:p>
          </table:table-cell>
          <table:table-cell table:style-name="ce13" office:value-type="float" office:value="-1">
            <text:p>-1</text:p>
          </table:table-cell>
          <table:table-cell table:style-name="ce13" office:value-type="float" office:value="-1">
            <text:p>-1</text:p>
          </table:table-cell>
          <table:table-cell table:style-name="ce5" office:value-type="float" office:value="-1">
            <text:p>-1</text:p>
          </table:table-cell>
          <table:table-cell office:value-type="string">
            <text:p>Por favor reporte la actividad en la cual se presentó el fallo al administrador del sistema</text:p>
          </table:table-cell>
          <table:table-cell table:style-name="ce12" office:value-type="string">
            <text:p>Please report the activity which produced this error message to the administrator of the system</text:p>
          </table:table-cell>
          <table:table-cell table:style-name="ce12" office:value-type="string">
            <text:p>Please report the activity which produced this error message to the administrator of the system</text:p>
          </table:table-cell>
          <table:table-cell table:style-name="ce5" office:value-type="string">
            <text:p>Por favor, relate a atividade na qual se apresentou a falha ao administrador do sistema.</text:p>
          </table:table-cell>
          <table:table-cell office:value-type="string">
            <text:p><text:s/></text:p>
          </table:table-cell>
          <table:table-cell table:style-name="ce12" office:value-type="string">
            <text:p><text:s/></text:p>
          </table:table-cell>
          <table:table-cell table:style-name="ce12" office:value-type="string">
            <text:p><text:s/></text:p>
          </table:table-cell>
          <table:table-cell table:style-name="ce5" office:value-type="string">
            <text:p>DesInventar maneja um conjunto de variáveis dos efeitos comumente gerados num desastre sobre elementos tais como pessoas, residências, infraestrutura vital, serviços e sectores econômicos.&lt;br&gt; &lt;br&gt;Além da georreferenciação (nível de resolução), data e tipo de evento detonante, os campos de -Efeitos- são fundamentais ("o coração") na metodologia DesInventar. Lembre que não se está construindo séries históricas nem observações do cotidiano, como por exemplo, um serviço meteorológico, mas sim se estão construindo bancos de dados sobre perdas expressas como efeitos adversos.&lt;br&gt;&lt;br&gt;Os efeitos do desastre são classificados em quatro grupos:&lt;br&gt;&lt;br&gt;a) Relacionados com as pessoas&lt;br&gt;b) Relacionados com as residências &lt;br&gt; c) Relacionados com a infra-estrutura &lt;br&gt;d) Perdas econômicas.&lt;br&gt;</text:p>
          </table:table-cell>
          <table:table-cell table:number-columns-repeated="236"/>
        </table:table-row>
        <table:table-row table:style-name="ro1">
          <table:table-cell office:value-type="string">
            <text:p>ERR_</text:p>
          </table:table-cell>
          <table:table-cell office:value-type="string">
            <text:p>INVALID_COMMAND</text:p>
          </table:table-cell>
          <table:table-cell office:value-type="string">
            <text:p>3</text:p>
          </table:table-cell>
          <table:table-cell table:style-name="ce5" office:value-type="string">
            <text:p>Comando inválido</text:p>
          </table:table-cell>
          <table:table-cell table:style-name="ce10" office:value-type="string">
            <text:p>Invalid command</text:p>
          </table:table-cell>
          <table:table-cell table:style-name="ce15" office:value-type="string">
            <text:p>Invalid command</text:p>
          </table:table-cell>
          <table:table-cell table:style-name="ce5" office:value-type="string">
            <text:p>Comando inválido</text:p>
          </table:table-cell>
          <table:table-cell office:value-type="string">
            <text:p>-2</text:p>
          </table:table-cell>
          <table:table-cell table:style-name="ce13" office:value-type="float" office:value="-2">
            <text:p>-2</text:p>
          </table:table-cell>
          <table:table-cell table:style-name="ce13" office:value-type="float" office:value="-2">
            <text:p>-2</text:p>
          </table:table-cell>
          <table:table-cell table:style-name="ce5" office:value-type="float" office:value="-2">
            <text:p>-2</text:p>
          </table:table-cell>
          <table:table-cell office:value-type="string">
            <text:p>El comando introducido es desconocido para el sistema</text:p>
          </table:table-cell>
          <table:table-cell table:style-name="ce12" office:value-type="string">
            <text:p>The command entered is unknown to the system</text:p>
          </table:table-cell>
          <table:table-cell table:style-name="ce12" office:value-type="string">
            <text:p>The command entered is unknown to the system</text:p>
          </table:table-cell>
          <table:table-cell table:style-name="ce5" office:value-type="string">
            <text:p>O comando ingressado é desconhecido pelo sistema.</text:p>
          </table:table-cell>
          <table:table-cell office:value-type="string">
            <text:p><text:s/></text:p>
          </table:table-cell>
          <table:table-cell table:style-name="ce12" office:value-type="string">
            <text:p><text:s/></text:p>
          </table:table-cell>
          <table:table-cell table:style-name="ce12" office:value-type="string">
            <text:p><text:s/></text:p>
          </table:table-cell>
          <table:table-cell table:style-name="ce5" office:value-type="string">
            <text:p><text:s/></text:p>
          </table:table-cell>
          <table:table-cell table:number-columns-repeated="236"/>
        </table:table-row>
        <table:table-row table:style-name="ro3">
          <table:table-cell office:value-type="string">
            <text:p>ERR_</text:p>
          </table:table-cell>
          <table:table-cell office:value-type="string">
            <text:p>OBJECT_EXISTS</text:p>
          </table:table-cell>
          <table:table-cell office:value-type="string">
            <text:p>4</text:p>
          </table:table-cell>
          <table:table-cell table:style-name="ce5" office:value-type="string">
            <text:p>Objeto ya existe</text:p>
          </table:table-cell>
          <table:table-cell table:style-name="ce11" office:value-type="string">
            <text:p>The object already exists</text:p>
          </table:table-cell>
          <table:table-cell table:style-name="ce15" office:value-type="string">
            <text:p>L'objet existe déjà</text:p>
          </table:table-cell>
          <table:table-cell table:style-name="ce5" office:value-type="string">
            <text:p>Objeto já existente</text:p>
          </table:table-cell>
          <table:table-cell office:value-type="string">
            <text:p>-3</text:p>
          </table:table-cell>
          <table:table-cell table:style-name="ce13" office:value-type="float" office:value="-3">
            <text:p>-3</text:p>
          </table:table-cell>
          <table:table-cell table:style-name="ce13" office:value-type="float" office:value="-3">
            <text:p>-3</text:p>
          </table:table-cell>
          <table:table-cell table:style-name="ce5" office:value-type="float" office:value="-3">
            <text:p>-3</text:p>
          </table:table-cell>
          <table:table-cell office:value-type="string">
            <text:p>El objeto que se desea ingresar ya existe. Si considera que esto es un error, envíe la información del caso al administrador del portal.</text:p>
          </table:table-cell>
          <table:table-cell table:style-name="ce13" office:value-type="string">
            <text:p><text:s/></text:p>
          </table:table-cell>
          <table:table-cell table:style-name="ce13" office:value-type="string">
            <text:p><text:s/></text:p>
          </table:table-cell>
          <table:table-cell table:style-name="ce5" office:value-type="string">
            <text:p>O objeto que deseja ingressar já existe. Se considerar que isto é um erro, envie a informação do caso ao administrador do portal.</text:p>
          </table:table-cell>
          <table:table-cell office:value-type="string">
            <text:p><text:s/></text:p>
          </table:table-cell>
          <table:table-cell table:style-name="ce13" office:value-type="string">
            <text:p><text:s/></text:p>
          </table:table-cell>
          <table:table-cell table:style-name="ce13" office:value-type="string">
            <text:p><text:s/></text:p>
          </table:table-cell>
          <table:table-cell table:style-name="ce5" office:value-type="string">
            <text:p><text:s/></text:p>
          </table:table-cell>
          <table:table-cell table:number-columns-repeated="236"/>
        </table:table-row>
        <table:table-row table:style-name="ro3">
          <table:table-cell office:value-type="string">
            <text:p>ERR_</text:p>
          </table:table-cell>
          <table:table-cell office:value-type="string">
            <text:p>NO_DATABASE</text:p>
          </table:table-cell>
          <table:table-cell office:value-type="string">
            <text:p>5</text:p>
          </table:table-cell>
          <table:table-cell table:style-name="ce5" office:value-type="string">
            <text:p>Sin conexión a la BD</text:p>
          </table:table-cell>
          <table:table-cell table:style-name="ce10" office:value-type="string">
            <text:p>No connection to the database</text:p>
          </table:table-cell>
          <table:table-cell table:style-name="ce15" office:value-type="string">
            <text:p>Pas de connexion à la base de données</text:p>
          </table:table-cell>
          <table:table-cell table:style-name="ce5" office:value-type="string">
            <text:p>Sem conexão ao BD</text:p>
          </table:table-cell>
          <table:table-cell office:value-type="string">
            <text:p>-4</text:p>
          </table:table-cell>
          <table:table-cell table:style-name="ce12" office:value-type="float" office:value="-4">
            <text:p>-4</text:p>
          </table:table-cell>
          <table:table-cell table:style-name="ce12" office:value-type="float" office:value="-4">
            <text:p>-4</text:p>
          </table:table-cell>
          <table:table-cell table:style-name="ce5" office:value-type="float" office:value="-4">
            <text:p>-4</text:p>
          </table:table-cell>
          <table:table-cell office:value-type="string">
            <text:p>No hay conexión física entre DesInventar8 y la base de datos. Se notificará automáticamente al Administrador.</text:p>
          </table:table-cell>
          <table:table-cell table:style-name="ce12" office:value-type="string">
            <text:p>There is no physical connection between DesInventar 8 and the database. The Administrator will automatically be notified.</text:p>
          </table:table-cell>
          <table:table-cell table:style-name="ce12" office:value-type="string">
            <text:p>There is no physical connection between DesInventar 8 and the database. The Administrator will automatically be notified.</text:p>
          </table:table-cell>
          <table:table-cell table:style-name="ce5" office:value-type="string">
            <text:p>Não há conexão física entre DesInventar8 e o banco de dados. Será notificado automaticamente ao Administrador.</text:p>
          </table:table-cell>
          <table:table-cell office:value-type="string">
            <text:p><text:s/></text:p>
          </table:table-cell>
          <table:table-cell table:style-name="ce12" office:value-type="string">
            <text:p><text:s/></text:p>
          </table:table-cell>
          <table:table-cell table:style-name="ce12" office:value-type="string">
            <text:p><text:s/></text:p>
          </table:table-cell>
          <table:table-cell table:style-name="ce5" office:value-type="string">
            <text:p><text:s/></text:p>
          </table:table-cell>
          <table:table-cell table:number-columns-repeated="236"/>
        </table:table-row>
        <table:table-row table:style-name="ro2">
          <table:table-cell office:value-type="string">
            <text:p>ERR_</text:p>
          </table:table-cell>
          <table:table-cell office:value-type="string">
            <text:p>INVALID_PASSWD</text:p>
          </table:table-cell>
          <table:table-cell office:value-type="string">
            <text:p>6</text:p>
          </table:table-cell>
          <table:table-cell table:style-name="ce5" office:value-type="string">
            <text:p>Clave inválida</text:p>
          </table:table-cell>
          <table:table-cell table:style-name="ce10" office:value-type="string">
            <text:p>Invalid password</text:p>
          </table:table-cell>
          <table:table-cell table:style-name="ce15" office:value-type="string">
            <text:p>Mot de passe incorrect</text:p>
          </table:table-cell>
          <table:table-cell table:style-name="ce5" office:value-type="string">
            <text:p>Clave inválida</text:p>
          </table:table-cell>
          <table:table-cell office:value-type="string">
            <text:p>-5</text:p>
          </table:table-cell>
          <table:table-cell table:style-name="ce13" office:value-type="float" office:value="-5">
            <text:p>-5</text:p>
          </table:table-cell>
          <table:table-cell table:style-name="ce13" office:value-type="float" office:value="-5">
            <text:p>-5</text:p>
          </table:table-cell>
          <table:table-cell table:style-name="ce5" office:value-type="float" office:value="-5">
            <text:p>-5</text:p>
          </table:table-cell>
          <table:table-cell office:value-type="string">
            <text:p>La clave que ha ingresado no es válida. Intente nuevamente.</text:p>
          </table:table-cell>
          <table:table-cell table:style-name="ce13" office:value-type="string">
            <text:p>The password you have entered is invalid. Try again.</text:p>
          </table:table-cell>
          <table:table-cell table:style-name="ce13" office:value-type="string">
            <text:p>The password you have entered is invalid. Try again.</text:p>
          </table:table-cell>
          <table:table-cell table:style-name="ce5" office:value-type="string">
            <text:p>A chave que ingressou não é válida. Tente de novo.</text:p>
          </table:table-cell>
          <table:table-cell office:value-type="string">
            <text:p><text:s/></text:p>
          </table:table-cell>
          <table:table-cell table:style-name="ce13" office:value-type="string">
            <text:p><text:s/></text:p>
          </table:table-cell>
          <table:table-cell table:style-name="ce13" office:value-type="string">
            <text:p><text:s/></text:p>
          </table:table-cell>
          <table:table-cell table:style-name="ce5" office:value-type="string">
            <text:p><text:s/></text:p>
          </table:table-cell>
          <table:table-cell table:number-columns-repeated="236"/>
        </table:table-row>
        <table:table-row table:style-name="ro3">
          <table:table-cell office:value-type="string">
            <text:p>ERR_</text:p>
          </table:table-cell>
          <table:table-cell office:value-type="string">
            <text:p>ACCESS_DENIED</text:p>
          </table:table-cell>
          <table:table-cell office:value-type="string">
            <text:p>7</text:p>
          </table:table-cell>
          <table:table-cell table:style-name="ce5" office:value-type="string">
            <text:p>Acceso denegado</text:p>
          </table:table-cell>
          <table:table-cell table:style-name="ce10" office:value-type="string">
            <text:p>Access denied</text:p>
          </table:table-cell>
          <table:table-cell table:style-name="ce15" office:value-type="string">
            <text:p>Accès refusé</text:p>
          </table:table-cell>
          <table:table-cell table:style-name="ce5" office:value-type="string">
            <text:p>Acesso denegado</text:p>
          </table:table-cell>
          <table:table-cell office:value-type="string">
            <text:p>-6</text:p>
          </table:table-cell>
          <table:table-cell table:style-name="ce13" office:value-type="float" office:value="-6">
            <text:p>-6</text:p>
          </table:table-cell>
          <table:table-cell table:style-name="ce13" office:value-type="float" office:value="-6">
            <text:p>-6</text:p>
          </table:table-cell>
          <table:table-cell table:style-name="ce5" office:value-type="float" office:value="-6">
            <text:p>-6</text:p>
          </table:table-cell>
          <table:table-cell office:value-type="string">
            <text:p>No tiene permisos de acceso a la sección indicada. Si considera que esto es un error, envíe la información del caso al administrador del portal.</text:p>
          </table:table-cell>
          <table:table-cell table:style-name="ce18" office:value-type="string">
            <text:p><text:span text:style-name="T13">You are not authorised to access the section indicated. </text:span><text:span text:style-name="T4">If </text:span><text:span text:style-name="T4">you believe this is a mistake, send this information to the </text:span><text:span text:style-name="T4">portal administrator.</text:span></text:p>
          </table:table-cell>
          <table:table-cell table:style-name="ce18" office:value-type="string">
            <text:p><text:span text:style-name="T13">You are not authorised to access the section indicated. </text:span><text:span text:style-name="T4">If </text:span><text:span text:style-name="T4">you believe this is a mistake, send this information to the </text:span><text:span text:style-name="T4">portal administrator.</text:span></text:p>
          </table:table-cell>
          <table:table-cell table:style-name="ce5" office:value-type="string">
            <text:p>Não tem permissão de acesso à seção indicada. Se considerar que isto é um erro, envie a informação do caso ao administrador do portal.</text:p>
          </table:table-cell>
          <table:table-cell office:value-type="string">
            <text:p><text:s/></text:p>
          </table:table-cell>
          <table:table-cell table:style-name="ce12" office:value-type="string">
            <text:p><text:s/></text:p>
          </table:table-cell>
          <table:table-cell table:style-name="ce12" office:value-type="string">
            <text:p><text:s/></text:p>
          </table:table-cell>
          <table:table-cell table:style-name="ce5" office:value-type="string">
            <text:p><text:s/></text:p>
          </table:table-cell>
          <table:table-cell table:number-columns-repeated="236"/>
        </table:table-row>
        <table:table-row table:style-name="ro3">
          <table:table-cell office:value-type="string">
            <text:p>ERR_</text:p>
          </table:table-cell>
          <table:table-cell office:value-type="string">
            <text:p>OBJECT_NOT_FOUND</text:p>
          </table:table-cell>
          <table:table-cell office:value-type="string">
            <text:p>8</text:p>
          </table:table-cell>
          <table:table-cell table:style-name="ce5" office:value-type="string">
            <text:p>Objeto no se encuentra</text:p>
          </table:table-cell>
          <table:table-cell table:style-name="ce10" office:value-type="string">
            <text:p>Object not found</text:p>
          </table:table-cell>
          <table:table-cell table:style-name="ce15" office:value-type="string">
            <text:p>Objet introuvable</text:p>
          </table:table-cell>
          <table:table-cell table:style-name="ce5" office:value-type="string">
            <text:p>Objeto não se encontra</text:p>
          </table:table-cell>
          <table:table-cell office:value-type="string">
            <text:p>-7</text:p>
          </table:table-cell>
          <table:table-cell table:style-name="ce13" office:value-type="float" office:value="-7">
            <text:p>-7</text:p>
          </table:table-cell>
          <table:table-cell table:style-name="ce13" office:value-type="float" office:value="-7">
            <text:p>-7</text:p>
          </table:table-cell>
          <table:table-cell table:style-name="ce5" office:value-type="float" office:value="-7">
            <text:p>-7</text:p>
          </table:table-cell>
          <table:table-cell office:value-type="string">
            <text:p>No hay información sobre el objeto relacionado. Si considera que esto es un error, envíe la información del caso al administrador del portal.</text:p>
          </table:table-cell>
          <table:table-cell table:style-name="ce18" office:value-type="string">
            <text:p><text:span text:style-name="T3">There is no information about this object. </text:span><text:span text:style-name="T4">If you believe this </text:span><text:span text:style-name="T4">is a mistake, send this information to the portal </text:span><text:span text:style-name="T4">administrator.</text:span></text:p>
          </table:table-cell>
          <table:table-cell table:style-name="ce18" office:value-type="string">
            <text:p><text:span text:style-name="T3">There is no information about this object. </text:span><text:span text:style-name="T4">If you believe this </text:span><text:span text:style-name="T4">is a mistake, send this information to the portal </text:span><text:span text:style-name="T4">administrator.</text:span></text:p>
          </table:table-cell>
          <table:table-cell table:style-name="ce5" office:value-type="string">
            <text:p>Não há informação sobre o objeto relacionado. Se considerar que isto é um erro, envie a informação do caso ao administrador do portal.</text:p>
          </table:table-cell>
          <table:table-cell office:value-type="string">
            <text:p><text:s/></text:p>
          </table:table-cell>
          <table:table-cell table:style-name="ce12" office:value-type="string">
            <text:p><text:s/></text:p>
          </table:table-cell>
          <table:table-cell table:style-name="ce12" office:value-type="string">
            <text:p><text:s/></text:p>
          </table:table-cell>
          <table:table-cell table:style-name="ce5" office:value-type="string">
            <text:p><text:s/></text:p>
          </table:table-cell>
          <table:table-cell table:number-columns-repeated="236"/>
        </table:table-row>
        <table:table-row table:style-name="ro3">
          <table:table-cell office:value-type="string">
            <text:p>ERR_</text:p>
          </table:table-cell>
          <table:table-cell office:value-type="string">
            <text:p>CONSTRAINT_FAIL</text:p>
          </table:table-cell>
          <table:table-cell office:value-type="string">
            <text:p>9</text:p>
          </table:table-cell>
          <table:table-cell table:style-name="ce5" office:value-type="string">
            <text:p>Permisos insuficientes</text:p>
          </table:table-cell>
          <table:table-cell table:style-name="ce10" office:value-type="string">
            <text:p>Insufficient authorisation</text:p>
          </table:table-cell>
          <table:table-cell table:style-name="ce15" office:value-type="string">
            <text:p>Insuffisance autorisation</text:p>
          </table:table-cell>
          <table:table-cell table:style-name="ce5" office:value-type="string">
            <text:p>Permissão insuficiente</text:p>
          </table:table-cell>
          <table:table-cell office:value-type="string">
            <text:p>-8</text:p>
          </table:table-cell>
          <table:table-cell table:style-name="ce13" office:value-type="float" office:value="-8">
            <text:p>-8</text:p>
          </table:table-cell>
          <table:table-cell table:style-name="ce13" office:value-type="float" office:value="-8">
            <text:p>-8</text:p>
          </table:table-cell>
          <table:table-cell table:style-name="ce5" office:value-type="float" office:value="-8">
            <text:p>-8</text:p>
          </table:table-cell>
          <table:table-cell office:value-type="string">
            <text:p>No tiene privilegio de acceso a la sección indicada. Si considera que esto es un error, envíe la información del caso al administrador del portal.</text:p>
          </table:table-cell>
          <table:table-cell table:style-name="ce12" office:value-type="string">
            <text:p>You are not authorised to access the section indicated. If you believe this is a mistake, send this information to the portal administrator.</text:p>
          </table:table-cell>
          <table:table-cell table:style-name="ce12" office:value-type="string">
            <text:p>You are not authorised to access the section indicated. If you believe this is a mistake, send this information to the portal administrator.</text:p>
          </table:table-cell>
          <table:table-cell table:style-name="ce5" office:value-type="string">
            <text:p>Não tem privilegio de acesso à seção indicada. Se considerar que isto é um erro, envie a informação do caso ao administrador do portal.</text:p>
          </table:table-cell>
          <table:table-cell office:value-type="string">
            <text:p><text:s/></text:p>
          </table:table-cell>
          <table:table-cell table:style-name="ce12" office:value-type="string">
            <text:p><text:s/></text:p>
          </table:table-cell>
          <table:table-cell table:style-name="ce12" office:value-type="string">
            <text:p><text:s/></text:p>
          </table:table-cell>
          <table:table-cell table:style-name="ce5" office:value-type="string">
            <text:p><text:s/></text:p>
          </table:table-cell>
          <table:table-cell table:number-columns-repeated="236"/>
        </table:table-row>
        <table:table-row table:style-name="ro2">
          <table:table-cell office:value-type="string">
            <text:p>ERR_</text:p>
          </table:table-cell>
          <table:table-cell office:value-type="string">
            <text:p>NO_CONNECTION</text:p>
          </table:table-cell>
          <table:table-cell office:value-type="string">
            <text:p>10</text:p>
          </table:table-cell>
          <table:table-cell table:style-name="ce5" office:value-type="string">
            <text:p>Sin conexión al sistema</text:p>
          </table:table-cell>
          <table:table-cell table:style-name="ce10" office:value-type="string">
            <text:p>No connection to the system</text:p>
          </table:table-cell>
          <table:table-cell table:style-name="ce15" office:value-type="string">
            <text:p>Pas de connexion au système</text:p>
          </table:table-cell>
          <table:table-cell table:style-name="ce5" office:value-type="string">
            <text:p>Sem conexão ao sistema</text:p>
          </table:table-cell>
          <table:table-cell office:value-type="string">
            <text:p>-99</text:p>
          </table:table-cell>
          <table:table-cell table:style-name="ce12" office:value-type="float" office:value="-99">
            <text:p>-99</text:p>
          </table:table-cell>
          <table:table-cell table:style-name="ce12" office:value-type="float" office:value="-99">
            <text:p>-99</text:p>
          </table:table-cell>
          <table:table-cell table:style-name="ce5" office:value-type="float" office:value="-99">
            <text:p>-99</text:p>
          </table:table-cell>
          <table:table-cell office:value-type="string">
            <text:p>No hay conexión a DesInventar8. Se notificará automáticamente al Administrador.</text:p>
          </table:table-cell>
          <table:table-cell table:style-name="ce12" office:value-type="string">
            <text:p>There is no connection with DesInventar8. The Administrator will automatically be notified. </text:p>
          </table:table-cell>
          <table:table-cell table:style-name="ce12" office:value-type="string">
            <text:p>There is no connection with DesInventar8. The Administrator will automatically be notified. </text:p>
          </table:table-cell>
          <table:table-cell table:style-name="ce5" office:value-type="string">
            <text:p>Não há conexão a DesInventar8. Será notificado automaticamente ao Administrador.</text:p>
          </table:table-cell>
          <table:table-cell office:value-type="string">
            <text:p><text:s/></text:p>
          </table:table-cell>
          <table:table-cell table:style-name="ce12" office:value-type="string">
            <text:p><text:s/></text:p>
          </table:table-cell>
          <table:table-cell table:style-name="ce12" office:value-type="string">
            <text:p><text:s/></text:p>
          </table:table-cell>
          <table:table-cell table:style-name="ce5" office:value-type="string">
            <text:p><text:s/></text:p>
          </table:table-cell>
          <table:table-cell table:number-columns-repeated="236"/>
        </table:table-row>
        <table:table-row table:style-name="ro2">
          <table:table-cell office:value-type="string">
            <text:p>ERR_</text:p>
          </table:table-cell>
          <table:table-cell office:value-type="string">
            <text:p>EVENT_EXISTS</text:p>
          </table:table-cell>
          <table:table-cell office:value-type="string">
            <text:p>1</text:p>
          </table:table-cell>
          <table:table-cell table:style-name="ce5" office:value-type="string">
            <text:p>Tipo de evento ya existe</text:p>
          </table:table-cell>
          <table:table-cell table:style-name="ce10" office:value-type="string">
            <text:p>Type of event already exists</text:p>
          </table:table-cell>
          <table:table-cell table:style-name="ce15" office:value-type="string">
            <text:p>L'événement existe déjà</text:p>
          </table:table-cell>
          <table:table-cell table:style-name="ce5" office:value-type="string">
            <text:p>Evento já existente</text:p>
          </table:table-cell>
          <table:table-cell office:value-type="string">
            <text:p>-100</text:p>
          </table:table-cell>
          <table:table-cell table:style-name="ce13" office:value-type="float" office:value="-100">
            <text:p>-100</text:p>
          </table:table-cell>
          <table:table-cell table:style-name="ce13" office:value-type="float" office:value="-100">
            <text:p>-100</text:p>
          </table:table-cell>
          <table:table-cell table:style-name="ce5" office:value-type="float" office:value="-100">
            <text:p>-100</text:p>
          </table:table-cell>
          <table:table-cell office:value-type="string">
            <text:p>El nombre de evento que intenta utilizar ya existe o no es válido para uso.</text:p>
          </table:table-cell>
          <table:table-cell table:style-name="ce12" office:value-type="string">
            <text:p>The name of the event you have tried to use already exists or is not valid.</text:p>
          </table:table-cell>
          <table:table-cell table:style-name="ce12" office:value-type="string">
            <text:p>The name of the event you have tried to use already exists or is not valid.</text:p>
          </table:table-cell>
          <table:table-cell table:style-name="ce5" office:value-type="string">
            <text:p>O nome do evento que tenta utilizar já existe ou não é válido para o uso.</text:p>
          </table:table-cell>
          <table:table-cell office:value-type="string">
            <text:p><text:s/></text:p>
          </table:table-cell>
          <table:table-cell table:style-name="ce12" office:value-type="string">
            <text:p><text:s/></text:p>
          </table:table-cell>
          <table:table-cell table:style-name="ce12" office:value-type="string">
            <text:p><text:s/></text:p>
          </table:table-cell>
          <table:table-cell table:style-name="ce5" office:value-type="string">
            <text:p><text:s/></text:p>
          </table:table-cell>
          <table:table-cell table:number-columns-repeated="236"/>
        </table:table-row>
        <table:table-row table:style-name="ro3">
          <table:table-cell office:value-type="string">
            <text:p>ERR_</text:p>
          </table:table-cell>
          <table:table-cell office:value-type="string">
            <text:p>EVENT_IN_USE</text:p>
          </table:table-cell>
          <table:table-cell office:value-type="string">
            <text:p>2</text:p>
          </table:table-cell>
          <table:table-cell office:value-type="string">
            <text:p>Tipo de evento en uso</text:p>
          </table:table-cell>
          <table:table-cell table:style-name="ce10" office:value-type="string">
            <text:p>Type of event in use</text:p>
          </table:table-cell>
          <table:table-cell table:style-name="ce15" office:value-type="string">
            <text:p>L'événement en service</text:p>
          </table:table-cell>
          <table:table-cell table:style-name="ce5" office:value-type="string">
            <text:p>Evento em uso</text:p>
          </table:table-cell>
          <table:table-cell office:value-type="string">
            <text:p>-101</text:p>
          </table:table-cell>
          <table:table-cell table:style-name="ce10" office:value-type="float" office:value="-101">
            <text:p>-101</text:p>
          </table:table-cell>
          <table:table-cell table:style-name="ce10" office:value-type="float" office:value="-101">
            <text:p>-101</text:p>
          </table:table-cell>
          <table:table-cell table:style-name="ce5" office:value-type="float" office:value="-101">
            <text:p>-101</text:p>
          </table:table-cell>
          <table:table-cell office:value-type="string">
            <text:p>El evento que intenta desactivar se encuentra asignado en una o más fichas de desastres. Se podrá desactivar cuando no esté en uso en ninguna ficha.</text:p>
          </table:table-cell>
          <table:table-cell table:style-name="ce10" office:value-type="string">
            <text:p>The event you are trying to deactivate has been used in one or more records of disasters. You may only deactivate this when it is not in use in any record.</text:p>
          </table:table-cell>
          <table:table-cell table:style-name="ce10" office:value-type="string">
            <text:p>The event you are trying to deactivate has been used in one or more records of disasters. You may only deactivate this when it is not in use in any record.</text:p>
          </table:table-cell>
          <table:table-cell table:style-name="ce5" office:value-type="string">
            <text:p>O evento que tenta desativar está atribuído em um ou mais formulários de desastres. Poderá desativar-lo quando não esteja em uso em nenhum formulário.</text:p>
          </table:table-cell>
          <table:table-cell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table:number-columns-repeated="236"/>
        </table:table-row>
        <table:table-row table:style-name="ro1" table:number-rows-repeated="65321">
          <table:table-cell table:number-columns-repeated="255"/>
        </table:table-row>
        <table:table-row table:style-name="ro1">
          <table:table-cell table:number-columns-repeated="255"/>
        </table:table-row>
      </table:table>
      <table:named-expressions>
        <table:named-expression table:name="CONCATENAR" table:base-cell-address="$label.$I$1" table:expression="$#REF!.$L$1"/>
      </table:named-expressions>
      <table:database-ranges>
        <table:database-range table:target-range-address="label.A1:label.S214"/>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face style:name="Arial1" svg:font-family="Arial" style:font-family-generic="swiss"/>
    <style:font-face style:name="Times New Roman1" svg:font-family="'Times New Roman'" style:font-family-generic="roman" style:font-pitch="variable"/>
    <style:font-face style:name="Arial" svg:font-family="Arial" style:font-family-generic="swiss" style:font-pitch="variable"/>
    <style:font-face style:name="Lucidasans1" svg:font-family="Lucidasans"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CO" style:font-name-asian="Arial2" style:language-asian="zxx" style:country-asian="none" style:font-name-complex="Lucidasans" style:language-complex="zxx" style:country-complex="none"/>
    </style:default-style>
    <number:number-style style:name="N0">
      <number:number number:min-integer-digits="1"/>
    </number:number-style>
    <number:currency-style style:name="N104P0" style:volatile="true">
      <number:currency-symbol number:language="es" number:country="CO">$</number:currency-symbol>
      <number:number number:decimal-places="2" number:min-integer-digits="1" number:grouping="true"/>
    </number:currency-style>
    <number:currency-style style:name="N104">
      <style:text-properties fo:color="#ff0000"/>
      <number:text>(</number:text>
      <number:currency-symbol number:language="es" number:country="CO">$</number:currency-symbol>
      <number:number number:decimal-places="2" number:min-integer-digits="1" number:grouping="true"/>
      <number:text>)</number:text>
      <style:map style:condition="value()&gt;=0" style:apply-style-name="N104P0"/>
    </number:currency-style>
    <number:number-style style:name="N107P0" style:volatile="true">
      <number:number number:decimal-places="0" number:min-integer-digits="1" number:grouping="true"/>
    </number:number-style>
    <number:number-style style:name="N107">
      <number:text>-</number:text>
      <number:number number:decimal-places="0" number:min-integer-digits="1" number:grouping="true"/>
      <style:map style:condition="value()&gt;=0" style:apply-style-name="N107P0"/>
    </number:number-style>
    <number:number-style style:name="N108P0" style:volatile="true">
      <number:number number:decimal-places="0" number:min-integer-digits="1" number:grouping="true"/>
    </number:number-style>
    <number:number-style style:name="N108">
      <style:text-properties fo:color="#ff0000"/>
      <number:text>-</number:text>
      <number:number number:decimal-places="0" number:min-integer-digits="1" number:grouping="true"/>
      <style:map style:condition="value()&gt;=0" style:apply-style-name="N108P0"/>
    </number:number-style>
    <number:number-style style:name="N109P0" style:volatile="true">
      <number:number number:decimal-places="2" number:min-integer-digits="1" number:grouping="true"/>
    </number:number-style>
    <number:number-style style:name="N109">
      <number:text>-</number:text>
      <number:number number:decimal-places="2"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style:text-properties fo:color="#ff0000"/>
      <number:text>-</number:text>
      <number:number number:decimal-places="2" number:min-integer-digits="1" number:grouping="true"/>
      <style:map style:condition="value()&gt;=0" style:apply-style-name="N110P0"/>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integer-digits="3" number:min-exponent-digits="1"/>
    </number:number-style>
    <number:number-style style:name="N116P0" style:volatile="true">
      <number:text>R$ </number:text>
      <number:number number:decimal-places="0" number:min-integer-digits="1" number:grouping="true"/>
      <number:text> </number:text>
    </number:number-style>
    <number:number-style style:name="N116">
      <number:text>(R$ </number:text>
      <number:number number:decimal-places="0" number:min-integer-digits="1" number:grouping="true"/>
      <number:text>)</number:text>
      <style:map style:condition="value()&gt;=0" style:apply-style-name="N116P0"/>
    </number:number-style>
    <number:number-style style:name="N117P0" style:volatile="true">
      <number:text>R$ </number:text>
      <number:number number:decimal-places="0" number:min-integer-digits="1" number:grouping="true"/>
      <number:text> </number:text>
    </number:number-style>
    <number:number-style style:name="N117">
      <style:text-properties fo:color="#ff0000"/>
      <number:text>(R$ </number:text>
      <number:number number:decimal-places="0" number:min-integer-digits="1" number:grouping="true"/>
      <number:text>)</number:text>
      <style:map style:condition="value()&gt;=0" style:apply-style-name="N117P0"/>
    </number:number-style>
    <number:number-style style:name="N119P0" style:volatile="true">
      <number:text>R$ </number:text>
      <number:number number:decimal-places="2" number:min-integer-digits="1" number:grouping="true"/>
      <number:text> </number:text>
    </number:number-style>
    <number:number-style style:name="N119">
      <number:text>(R$ </number:text>
      <number:number number:decimal-places="2" number:min-integer-digits="1" number:grouping="true"/>
      <number:text>)</number:text>
      <style:map style:condition="value()&gt;=0" style:apply-style-name="N119P0"/>
    </number:number-style>
    <number:number-style style:name="N120P0" style:volatile="true">
      <number:text>R$ </number:text>
      <number:number number:decimal-places="2" number:min-integer-digits="1" number:grouping="true"/>
      <number:text> </number:text>
    </number:number-style>
    <number:number-style style:name="N120">
      <style:text-properties fo:color="#ff0000"/>
      <number:text>(R$ </number:text>
      <number:number number:decimal-places="2" number:min-integer-digits="1" number:grouping="true"/>
      <number:text>)</number:text>
      <style:map style:condition="value()&gt;=0" style:apply-style-name="N120P0"/>
    </number:number-style>
    <number:number-style style:name="N124P0" style:volatile="true">
      <number:number number:decimal-places="0" number:min-integer-digits="1" number:grouping="true"/>
      <number:text> </number:text>
    </number:number-style>
    <number:number-style style:name="N124P1" style:volatile="true">
      <number:text> (</number:text>
      <number:number number:decimal-places="0" number:min-integer-digits="1" number:grouping="true"/>
      <number:text>)</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R$ </number:text>
      <number:number number:decimal-places="0" number:min-integer-digits="1" number:grouping="true"/>
      <number:text> </number:text>
    </number:number-style>
    <number:number-style style:name="N128P1" style:volatile="true">
      <number:text> R$ (</number:text>
      <number:number number:decimal-places="0" number:min-integer-digits="1" number:grouping="true"/>
      <number:text>)</number:text>
    </number:number-style>
    <number:number-style style:name="N128P2" style:volatile="true">
      <number:text> R$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number number:decimal-places="2" number:min-integer-digits="1" number:grouping="true"/>
      <number:text> </number:text>
    </number:number-style>
    <number:number-style style:name="N132P1" style:volatile="true">
      <number:text> (</number:text>
      <number:number number:decimal-places="2" number:min-integer-digits="1" number:grouping="true"/>
      <number:text>)</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R$ </number:text>
      <number:number number:decimal-places="2" number:min-integer-digits="1" number:grouping="true"/>
      <number:text> </number:text>
    </number:number-style>
    <number:number-style style:name="N136P1" style:volatile="true">
      <number:text> R$ (</number:text>
      <number:number number:decimal-places="2" number:min-integer-digits="1" number:grouping="true"/>
      <number:text>)</number:text>
    </number:number-style>
    <number:number-style style:name="N136P2" style:volatile="true">
      <number:text> R$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2-08">08/02/2010</text:date>, <text:time>17:33:49</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initial-creator>Mario Yandar</meta:initial-creator>
    <meta:creation-date>2007-11-01T14:37:37</meta:creation-date>
    <dc:date>2010-02-08T17:33:48.96</dc:date>
    <meta:editing-cycles>270</meta:editing-cycles>
    <meta:editing-duration>PT92H04M16S</meta:editing-duration>
    <dc:creator>Jhon H. Caicedo</dc:creator>
    <meta:document-statistic meta:table-count="1" meta:cell-count="4046" meta:object-count="0"/>
    <meta:user-defined meta:name="Info 1"/>
    <meta:user-defined meta:name="Info 2"/>
    <meta:user-defined meta:name="Info 3"/>
    <meta:user-defined meta:name="Info 4"/>
  </office:meta>
</office:document-meta>
</file>